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258cm"/>
    </style:style>
    <style:style style:name="co3" style:family="table-column">
      <style:table-column-properties fo:break-before="auto" style:column-width="1.74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data-style-name="N4"/>
    <style:style style:name="ce8" style:family="table-cell" style:parent-style-name="Default" style:data-style-name="N3"/>
    <style:style style:name="ce3" style:family="table-cell" style:parent-style-name="Default" style:data-style-name="N114"/>
  </office:automatic-styles>
  <office:body>
    <office:spreadsheet>
      <table:table table:name="data" table:style-name="ta1" table:print="false">
        <table:table-column table:style-name="co1" table:default-cell-style-name="Default"/>
        <table:table-column table:style-name="co2" table:number-columns-repeated="5" table:default-cell-style-name="Default"/>
        <table:table-column table:style-name="co3" table:number-columns-repeated="8" table:default-cell-style-name="ce8"/>
        <table:table-column table:style-name="co3" table:default-cell-style-name="Default"/>
        <table:table-column table:style-name="co2" table:number-columns-repeated="5" table:default-cell-style-name="Default"/>
        <table:table-row table:style-name="ro1">
          <table:table-cell/>
          <table:table-cell table:style-name="ce1" office:value-type="string" calcext:value-type="string" table:number-columns-spanned="2" table:number-rows-spanned="1">
            <text:p>Outflows</text:p>
          </table:table-cell>
          <table:covered-table-cell/>
          <table:table-cell table:style-name="ce1" office:value-type="string" calcext:value-type="string" table:number-columns-spanned="2" table:number-rows-spanned="1">
            <text:p>Inflows</text:p>
          </table:table-cell>
          <table:covered-table-cell/>
          <table:table-cell/>
          <table:table-cell table:style-name="ce2" office:value-type="string" calcext:value-type="string">
            <text:p>Quantil 1</text:p>
          </table:table-cell>
          <table:table-cell table:style-name="ce2" office:value-type="string" calcext:value-type="string">
            <text:p>Quantil 2</text:p>
          </table:table-cell>
          <table:table-cell table:style-name="ce2" office:value-type="string" calcext:value-type="string">
            <text:p>Quantil 3</text:p>
          </table:table-cell>
          <table:table-cell table:style-name="ce2" office:value-type="string" calcext:value-type="string">
            <text:p>Quantil 4</text:p>
          </table:table-cell>
          <table:table-cell table:style-name="ce2" office:value-type="string" calcext:value-type="string">
            <text:p>Quantil 5</text:p>
          </table:table-cell>
          <table:table-cell table:style-name="ce2" office:value-type="string" calcext:value-type="string">
            <text:p>Quantil 6</text:p>
          </table:table-cell>
          <table:table-cell table:style-name="ce2" office:value-type="string" calcext:value-type="string">
            <text:p>Quantil 7</text:p>
          </table:table-cell>
          <table:table-cell table:style-name="ce2" office:value-type="string" calcext:value-type="string">
            <text:p>Quantil 8</text:p>
          </table:table-cell>
          <table:table-cell office:value-type="string" calcext:value-type="string">
            <text:p>Value</text:p>
          </table:table-cell>
          <table:table-cell table:number-columns-repeated="5"/>
        </table:table-row>
        <table:table-row table:style-name="ro1">
          <table:table-cell office:value-type="string" calcext:value-type="string">
            <text:p>Migrant remittance outflows (US$ million)</text:p>
          </table:table-cell>
          <table:table-cell office:value-type="float" office:value="2015" calcext:value-type="float">
            <text:p>2015</text:p>
          </table:table-cell>
          <table:table-cell office:value-type="float" office:value="2016" calcext:value-type="float">
            <text:p>2016</text:p>
          </table:table-cell>
          <table:table-cell office:value-type="float" office:value="2015" calcext:value-type="float">
            <text:p>2015</text:p>
          </table:table-cell>
          <table:table-cell office:value-type="float" office:value="2016" calcext:value-type="float">
            <text:p>2016</text:p>
          </table:table-cell>
          <table:table-cell table:style-name="ce2" office:value-type="string" calcext:value-type="string">
            <text:p>Ratio</text:p>
          </table:table-cell>
          <table:table-cell table:style-name="ce2" table:formula="of:=PERCENTILE([.$F$3:.$F$216];0.125)" office:value-type="float" office:value="0" calcext:value-type="float">
            <text:p>0.00</text:p>
          </table:table-cell>
          <table:table-cell table:style-name="ce2" table:formula="of:=PERCENTILE([.$F$3:.$F$216];0.25)" office:value-type="float" office:value="0.0336935617410927" calcext:value-type="float">
            <text:p>0.03</text:p>
          </table:table-cell>
          <table:table-cell table:style-name="ce2" table:formula="of:=PERCENTILE([.$F$3:.$F$216];0.375)" office:value-type="float" office:value="0.11848320176638" calcext:value-type="float">
            <text:p>0.12</text:p>
          </table:table-cell>
          <table:table-cell table:style-name="ce2" table:formula="of:=PERCENTILE([.$F$3:.$F$216];0.5)" office:value-type="float" office:value="0.258994072388805" calcext:value-type="float">
            <text:p>0.26</text:p>
          </table:table-cell>
          <table:table-cell table:style-name="ce2" table:formula="of:=PERCENTILE([.$F$3:.$F$216];0.625)" office:value-type="float" office:value="0.522256547920845" calcext:value-type="float">
            <text:p>0.52</text:p>
          </table:table-cell>
          <table:table-cell table:style-name="ce2" table:formula="of:=PERCENTILE([.$F$3:.$F$216];0.75)" office:value-type="float" office:value="1.32622035433325" calcext:value-type="float">
            <text:p>1.33</text:p>
          </table:table-cell>
          <table:table-cell table:style-name="ce2" table:formula="of:=PERCENTILE([.$F$3:.$F$216];0.875)" office:value-type="float" office:value="3.03505572864212" calcext:value-type="float">
            <text:p>3.04</text:p>
          </table:table-cell>
          <table:table-cell table:style-name="ce2" table:formula="of:=PERCENTILE([.$F$3:.$F$216];1)" office:value-type="float" office:value="3829.04413365576" calcext:value-type="float">
            <text:p>3,829.04</text:p>
          </table:table-cell>
          <table:table-cell table:style-name="ce3" table:number-columns-repeated="6"/>
        </table:table-row>
        <table:table-row table:style-name="ro1">
          <table:table-cell office:value-type="string" calcext:value-type="string">
            <text:p>Afghanistan</text:p>
          </table:table-cell>
          <table:table-cell office:value-type="float" office:value="144.052292" calcext:value-type="float">
            <text:p>144.05</text:p>
          </table:table-cell>
          <table:table-cell office:value-type="float" office:value="102.474432" calcext:value-type="float">
            <text:p>102.47</text:p>
          </table:table-cell>
          <table:table-cell office:value-type="float" office:value="301.173792" calcext:value-type="float">
            <text:p>301.17</text:p>
          </table:table-cell>
          <table:table-cell office:value-type="float" office:value="430.839232" calcext:value-type="float">
            <text:p>430.84</text:p>
          </table:table-cell>
          <table:table-cell table:style-name="ce2" table:formula="of:=IFERROR(IF([.C3]&lt;&gt;0;IF([.D3]&lt;&gt;0;[.C3]/[.E3];[.B3]/[.D3]);[.B3]/[.D3]);&quot;&quot;)" office:value-type="float" office:value="0.237848423237371" calcext:value-type="float">
            <text:p>0.24</text:p>
          </table:table-cell>
          <table:table-cell table:formula="of:=IF([.$F3]&gt;=0;IF([.$F3]&lt;[.G$2];1;&quot;&quot;);&quot;&quot;)">
            <text:p/>
          </table:table-cell>
          <table:table-cell table:formula="of:=IF([.$F3]&gt;=[.G$2];IF([.$F3]&lt;[.H$2];2;&quot;&quot;);&quot;&quot;)">
            <text:p/>
          </table:table-cell>
          <table:table-cell table:formula="of:=IF([.$F3]&gt;=[.H$2];IF([.$F3]&lt;[.I$2];3;&quot;&quot;);&quot;&quot;)">
            <text:p/>
          </table:table-cell>
          <table:table-cell table:formula="of:=IF([.$F3]&gt;=[.I$2];IF([.$F3]&lt;[.J$2];4;&quot;&quot;);&quot;&quot;)" office:value-type="float" office:value="4" calcext:value-type="float">
            <text:p>4</text:p>
          </table:table-cell>
          <table:table-cell table:formula="of:=IF([.$F3]&gt;=[.J$2];IF([.$F3]&lt;[.K$2];5;&quot;&quot;);&quot;&quot;)">
            <text:p/>
          </table:table-cell>
          <table:table-cell table:formula="of:=IF([.$F3]&gt;=[.K$2];IF([.$F3]&lt;[.L$2];6;&quot;&quot;);&quot;&quot;)">
            <text:p/>
          </table:table-cell>
          <table:table-cell table:formula="of:=IF([.$F3]&gt;=[.L$2];IF([.$F3]&lt;[.M$2];7;&quot;&quot;);&quot;&quot;)">
            <text:p/>
          </table:table-cell>
          <table:table-cell table:formula="of:=IF([.$F3]&gt;=[.M$2];IF([.$F3]&lt;[.N$2];8;&quot;&quot;);&quot;&quot;)">
            <text:p/>
          </table:table-cell>
          <table:table-cell table:formula="of:=IF(SUM([.G3:.N3])=0;0;VALUE([.G3]&amp;[.H3]&amp;[.I3]&amp;[.J3]&amp;[.K3]&amp;[.L3]&amp;[.M3]&amp;[.N3]))" office:value-type="float" office:value="4" calcext:value-type="float">
            <text:p>4</text:p>
          </table:table-cell>
          <table:table-cell table:number-columns-repeated="5"/>
        </table:table-row>
        <table:table-row table:style-name="ro1">
          <table:table-cell office:value-type="string" calcext:value-type="string">
            <text:p>Albania</text:p>
          </table:table-cell>
          <table:table-cell office:value-type="float" office:value="153.34" calcext:value-type="float">
            <text:p>153.34</text:p>
          </table:table-cell>
          <table:table-cell office:value-type="float" office:value="147.13" calcext:value-type="float">
            <text:p>147.13</text:p>
          </table:table-cell>
          <table:table-cell office:value-type="float" office:value="1046.980032" calcext:value-type="float">
            <text:p>1046.98</text:p>
          </table:table-cell>
          <table:table-cell office:value-type="float" office:value="1051.219968" calcext:value-type="float">
            <text:p>1051.22</text:p>
          </table:table-cell>
          <table:table-cell table:style-name="ce2" table:formula="of:=IFERROR(IF([.C4]&lt;&gt;0;IF([.D4]&lt;&gt;0;[.C4]/[.E4];[.B4]/[.D4]);[.B4]/[.D4]);&quot;&quot;)" office:value-type="float" office:value="0.139961192213579" calcext:value-type="float">
            <text:p>0.14</text:p>
          </table:table-cell>
          <table:table-cell table:formula="of:=IF([.$F4]&gt;=0;IF([.$F4]&lt;[.G$2];1;&quot;&quot;);&quot;&quot;)">
            <text:p/>
          </table:table-cell>
          <table:table-cell table:formula="of:=IF([.$F4]&gt;=[.G$2];IF([.$F4]&lt;[.H$2];2;&quot;&quot;);&quot;&quot;)">
            <text:p/>
          </table:table-cell>
          <table:table-cell table:formula="of:=IF([.$F4]&gt;=[.H$2];IF([.$F4]&lt;[.I$2];3;&quot;&quot;);&quot;&quot;)">
            <text:p/>
          </table:table-cell>
          <table:table-cell table:formula="of:=IF([.$F4]&gt;=[.I$2];IF([.$F4]&lt;[.J$2];4;&quot;&quot;);&quot;&quot;)" office:value-type="float" office:value="4" calcext:value-type="float">
            <text:p>4</text:p>
          </table:table-cell>
          <table:table-cell table:formula="of:=IF([.$F4]&gt;=[.J$2];IF([.$F4]&lt;[.K$2];5;&quot;&quot;);&quot;&quot;)">
            <text:p/>
          </table:table-cell>
          <table:table-cell table:formula="of:=IF([.$F4]&gt;=[.K$2];IF([.$F4]&lt;[.L$2];6;&quot;&quot;);&quot;&quot;)">
            <text:p/>
          </table:table-cell>
          <table:table-cell table:formula="of:=IF([.$F4]&gt;=[.L$2];IF([.$F4]&lt;[.M$2];7;&quot;&quot;);&quot;&quot;)">
            <text:p/>
          </table:table-cell>
          <table:table-cell table:formula="of:=IF([.$F4]&gt;=[.M$2];IF([.$F4]&lt;[.N$2];8;&quot;&quot;);&quot;&quot;)">
            <text:p/>
          </table:table-cell>
          <table:table-cell table:formula="of:=IF(SUM([.G4:.N4])=0;0;VALUE([.G4]&amp;[.H4]&amp;[.I4]&amp;[.J4]&amp;[.K4]&amp;[.L4]&amp;[.M4]&amp;[.N4]))" office:value-type="float" office:value="4" calcext:value-type="float">
            <text:p>4</text:p>
          </table:table-cell>
          <table:table-cell table:number-columns-repeated="5"/>
        </table:table-row>
        <table:table-row table:style-name="ro1">
          <table:table-cell office:value-type="string" calcext:value-type="string">
            <text:p>Algeria</text:p>
          </table:table-cell>
          <table:table-cell office:value-type="float" office:value="74.82592" calcext:value-type="float">
            <text:p>74.83</text:p>
          </table:table-cell>
          <table:table-cell/>
          <table:table-cell table:number-columns-repeated="2" office:value-type="float" office:value="2000" calcext:value-type="float">
            <text:p>2000</text:p>
          </table:table-cell>
          <table:table-cell table:style-name="ce2" table:formula="of:=IFERROR(IF([.C5]&lt;&gt;0;IF([.D5]&lt;&gt;0;[.C5]/[.E5];[.B5]/[.D5]);[.B5]/[.D5]);&quot;&quot;)" office:value-type="float" office:value="0.03741296" calcext:value-type="float">
            <text:p>0.04</text:p>
          </table:table-cell>
          <table:table-cell table:formula="of:=IF([.$F5]&gt;=0;IF([.$F5]&lt;[.G$2];1;&quot;&quot;);&quot;&quot;)">
            <text:p/>
          </table:table-cell>
          <table:table-cell table:formula="of:=IF([.$F5]&gt;=[.G$2];IF([.$F5]&lt;[.H$2];2;&quot;&quot;);&quot;&quot;)">
            <text:p/>
          </table:table-cell>
          <table:table-cell table:formula="of:=IF([.$F5]&gt;=[.H$2];IF([.$F5]&lt;[.I$2];3;&quot;&quot;);&quot;&quot;)" office:value-type="float" office:value="3" calcext:value-type="float">
            <text:p>3</text:p>
          </table:table-cell>
          <table:table-cell table:formula="of:=IF([.$F5]&gt;=[.I$2];IF([.$F5]&lt;[.J$2];4;&quot;&quot;);&quot;&quot;)">
            <text:p/>
          </table:table-cell>
          <table:table-cell table:formula="of:=IF([.$F5]&gt;=[.J$2];IF([.$F5]&lt;[.K$2];5;&quot;&quot;);&quot;&quot;)">
            <text:p/>
          </table:table-cell>
          <table:table-cell table:formula="of:=IF([.$F5]&gt;=[.K$2];IF([.$F5]&lt;[.L$2];6;&quot;&quot;);&quot;&quot;)">
            <text:p/>
          </table:table-cell>
          <table:table-cell table:formula="of:=IF([.$F5]&gt;=[.L$2];IF([.$F5]&lt;[.M$2];7;&quot;&quot;);&quot;&quot;)">
            <text:p/>
          </table:table-cell>
          <table:table-cell table:formula="of:=IF([.$F5]&gt;=[.M$2];IF([.$F5]&lt;[.N$2];8;&quot;&quot;);&quot;&quot;)">
            <text:p/>
          </table:table-cell>
          <table:table-cell table:formula="of:=IF(SUM([.G5:.N5])=0;0;VALUE([.G5]&amp;[.H5]&amp;[.I5]&amp;[.J5]&amp;[.K5]&amp;[.L5]&amp;[.M5]&amp;[.N5]))" office:value-type="float" office:value="3" calcext:value-type="float">
            <text:p>3</text:p>
          </table:table-cell>
          <table:table-cell table:number-columns-repeated="5"/>
        </table:table-row>
        <table:table-row table:style-name="ro1">
          <table:table-cell office:value-type="string" calcext:value-type="string">
            <text:p>American Samoa</text:p>
          </table:table-cell>
          <table:table-cell table:number-columns-repeated="4"/>
          <table:table-cell table:style-name="ce2" table:formula="of:=IFERROR(IF([.C6]&lt;&gt;0;IF([.D6]&lt;&gt;0;[.C6]/[.E6];[.B6]/[.D6]);[.B6]/[.D6]);&quot;&quot;)">
            <text:p/>
          </table:table-cell>
          <table:table-cell table:formula="of:=IF([.$F6]&gt;=0;IF([.$F6]&lt;[.G$2];1;&quot;&quot;);&quot;&quot;)">
            <text:p/>
          </table:table-cell>
          <table:table-cell table:formula="of:=IF([.$F6]&gt;=[.G$2];IF([.$F6]&lt;[.H$2];2;&quot;&quot;);&quot;&quot;)">
            <text:p/>
          </table:table-cell>
          <table:table-cell table:formula="of:=IF([.$F6]&gt;=[.H$2];IF([.$F6]&lt;[.I$2];3;&quot;&quot;);&quot;&quot;)">
            <text:p/>
          </table:table-cell>
          <table:table-cell table:formula="of:=IF([.$F6]&gt;=[.I$2];IF([.$F6]&lt;[.J$2];4;&quot;&quot;);&quot;&quot;)">
            <text:p/>
          </table:table-cell>
          <table:table-cell table:formula="of:=IF([.$F6]&gt;=[.J$2];IF([.$F6]&lt;[.K$2];5;&quot;&quot;);&quot;&quot;)">
            <text:p/>
          </table:table-cell>
          <table:table-cell table:formula="of:=IF([.$F6]&gt;=[.K$2];IF([.$F6]&lt;[.L$2];6;&quot;&quot;);&quot;&quot;)">
            <text:p/>
          </table:table-cell>
          <table:table-cell table:formula="of:=IF([.$F6]&gt;=[.L$2];IF([.$F6]&lt;[.M$2];7;&quot;&quot;);&quot;&quot;)">
            <text:p/>
          </table:table-cell>
          <table:table-cell table:formula="of:=IF([.$F6]&gt;=[.M$2];IF([.$F6]&lt;[.N$2];8;&quot;&quot;);&quot;&quot;)">
            <text:p/>
          </table:table-cell>
          <table:table-cell table:formula="of:=IF(SUM([.G6:.N6])=0;0;VALUE([.G6]&amp;[.H6]&amp;[.I6]&amp;[.J6]&amp;[.K6]&amp;[.L6]&amp;[.M6]&amp;[.N6]))" office:value-type="float" office:value="0" calcext:value-type="float">
            <text:p>0</text:p>
          </table:table-cell>
          <table:table-cell table:number-columns-repeated="5"/>
        </table:table-row>
        <table:table-row table:style-name="ro1">
          <table:table-cell office:value-type="string" calcext:value-type="string">
            <text:p>Andorra</text:p>
          </table:table-cell>
          <table:table-cell table:number-columns-repeated="4"/>
          <table:table-cell table:style-name="ce2" table:formula="of:=IFERROR(IF([.C7]&lt;&gt;0;IF([.D7]&lt;&gt;0;[.C7]/[.E7];[.B7]/[.D7]);[.B7]/[.D7]);&quot;&quot;)">
            <text:p/>
          </table:table-cell>
          <table:table-cell table:formula="of:=IF([.$F7]&gt;=0;IF([.$F7]&lt;[.G$2];1;&quot;&quot;);&quot;&quot;)">
            <text:p/>
          </table:table-cell>
          <table:table-cell table:formula="of:=IF([.$F7]&gt;=[.G$2];IF([.$F7]&lt;[.H$2];2;&quot;&quot;);&quot;&quot;)">
            <text:p/>
          </table:table-cell>
          <table:table-cell table:formula="of:=IF([.$F7]&gt;=[.H$2];IF([.$F7]&lt;[.I$2];3;&quot;&quot;);&quot;&quot;)">
            <text:p/>
          </table:table-cell>
          <table:table-cell table:formula="of:=IF([.$F7]&gt;=[.I$2];IF([.$F7]&lt;[.J$2];4;&quot;&quot;);&quot;&quot;)">
            <text:p/>
          </table:table-cell>
          <table:table-cell table:formula="of:=IF([.$F7]&gt;=[.J$2];IF([.$F7]&lt;[.K$2];5;&quot;&quot;);&quot;&quot;)">
            <text:p/>
          </table:table-cell>
          <table:table-cell table:formula="of:=IF([.$F7]&gt;=[.K$2];IF([.$F7]&lt;[.L$2];6;&quot;&quot;);&quot;&quot;)">
            <text:p/>
          </table:table-cell>
          <table:table-cell table:formula="of:=IF([.$F7]&gt;=[.L$2];IF([.$F7]&lt;[.M$2];7;&quot;&quot;);&quot;&quot;)">
            <text:p/>
          </table:table-cell>
          <table:table-cell table:formula="of:=IF([.$F7]&gt;=[.M$2];IF([.$F7]&lt;[.N$2];8;&quot;&quot;);&quot;&quot;)">
            <text:p/>
          </table:table-cell>
          <table:table-cell table:formula="of:=IF(SUM([.G7:.N7])=0;0;VALUE([.G7]&amp;[.H7]&amp;[.I7]&amp;[.J7]&amp;[.K7]&amp;[.L7]&amp;[.M7]&amp;[.N7]))" office:value-type="float" office:value="0" calcext:value-type="float">
            <text:p>0</text:p>
          </table:table-cell>
          <table:table-cell table:number-columns-repeated="5"/>
        </table:table-row>
        <table:table-row table:style-name="ro1">
          <table:table-cell office:value-type="string" calcext:value-type="string">
            <text:p>Angola</text:p>
          </table:table-cell>
          <table:table-cell office:value-type="float" office:value="1252.908992" calcext:value-type="float">
            <text:p>1252.91</text:p>
          </table:table-cell>
          <table:table-cell/>
          <table:table-cell table:number-columns-repeated="2" office:value-type="float" office:value="11.114712" calcext:value-type="float">
            <text:p>11.11</text:p>
          </table:table-cell>
          <table:table-cell table:style-name="ce2" table:formula="of:=IFERROR(IF([.C8]&lt;&gt;0;IF([.D8]&lt;&gt;0;[.C8]/[.E8];[.B8]/[.D8]);[.B8]/[.D8]);&quot;&quot;)" office:value-type="float" office:value="112.725277272142" calcext:value-type="float">
            <text:p>112.73</text:p>
          </table:table-cell>
          <table:table-cell table:formula="of:=IF([.$F8]&gt;=0;IF([.$F8]&lt;[.G$2];1;&quot;&quot;);&quot;&quot;)">
            <text:p/>
          </table:table-cell>
          <table:table-cell table:formula="of:=IF([.$F8]&gt;=[.G$2];IF([.$F8]&lt;[.H$2];2;&quot;&quot;);&quot;&quot;)">
            <text:p/>
          </table:table-cell>
          <table:table-cell table:formula="of:=IF([.$F8]&gt;=[.H$2];IF([.$F8]&lt;[.I$2];3;&quot;&quot;);&quot;&quot;)">
            <text:p/>
          </table:table-cell>
          <table:table-cell table:formula="of:=IF([.$F8]&gt;=[.I$2];IF([.$F8]&lt;[.J$2];4;&quot;&quot;);&quot;&quot;)">
            <text:p/>
          </table:table-cell>
          <table:table-cell table:formula="of:=IF([.$F8]&gt;=[.J$2];IF([.$F8]&lt;[.K$2];5;&quot;&quot;);&quot;&quot;)">
            <text:p/>
          </table:table-cell>
          <table:table-cell table:formula="of:=IF([.$F8]&gt;=[.K$2];IF([.$F8]&lt;[.L$2];6;&quot;&quot;);&quot;&quot;)">
            <text:p/>
          </table:table-cell>
          <table:table-cell table:formula="of:=IF([.$F8]&gt;=[.L$2];IF([.$F8]&lt;[.M$2];7;&quot;&quot;);&quot;&quot;)">
            <text:p/>
          </table:table-cell>
          <table:table-cell table:formula="of:=IF([.$F8]&gt;=[.M$2];IF([.$F8]&lt;[.N$2];8;&quot;&quot;);&quot;&quot;)" office:value-type="float" office:value="8" calcext:value-type="float">
            <text:p>8</text:p>
          </table:table-cell>
          <table:table-cell table:formula="of:=IF(SUM([.G8:.N8])=0;0;VALUE([.G8]&amp;[.H8]&amp;[.I8]&amp;[.J8]&amp;[.K8]&amp;[.L8]&amp;[.M8]&amp;[.N8]))" office:value-type="float" office:value="8" calcext:value-type="float">
            <text:p>8</text:p>
          </table:table-cell>
          <table:table-cell table:number-columns-repeated="5"/>
        </table:table-row>
        <table:table-row table:style-name="ro1">
          <table:table-cell office:value-type="string" calcext:value-type="string">
            <text:p>Antigua and Barbuda</text:p>
          </table:table-cell>
          <table:table-cell table:number-columns-repeated="2"/>
          <table:table-cell table:number-columns-repeated="2" office:value-type="float" office:value="21.127350738" calcext:value-type="float">
            <text:p>21.13</text:p>
          </table:table-cell>
          <table:table-cell table:style-name="ce2" table:formula="of:=IFERROR(IF([.C9]&lt;&gt;0;IF([.D9]&lt;&gt;0;[.C9]/[.E9];[.B9]/[.D9]);[.B9]/[.D9]);&quot;&quot;)" office:value-type="float" office:value="0" calcext:value-type="float">
            <text:p>0.00</text:p>
          </table:table-cell>
          <table:table-cell table:formula="of:=IF([.$F9]&gt;=0;IF([.$F9]&lt;[.G$2];1;&quot;&quot;);&quot;&quot;)">
            <text:p/>
          </table:table-cell>
          <table:table-cell table:formula="of:=IF([.$F9]&gt;=[.G$2];IF([.$F9]&lt;[.H$2];2;&quot;&quot;);&quot;&quot;)" office:value-type="float" office:value="2" calcext:value-type="float">
            <text:p>2</text:p>
          </table:table-cell>
          <table:table-cell table:formula="of:=IF([.$F9]&gt;=[.H$2];IF([.$F9]&lt;[.I$2];3;&quot;&quot;);&quot;&quot;)">
            <text:p/>
          </table:table-cell>
          <table:table-cell table:formula="of:=IF([.$F9]&gt;=[.I$2];IF([.$F9]&lt;[.J$2];4;&quot;&quot;);&quot;&quot;)">
            <text:p/>
          </table:table-cell>
          <table:table-cell table:formula="of:=IF([.$F9]&gt;=[.J$2];IF([.$F9]&lt;[.K$2];5;&quot;&quot;);&quot;&quot;)">
            <text:p/>
          </table:table-cell>
          <table:table-cell table:formula="of:=IF([.$F9]&gt;=[.K$2];IF([.$F9]&lt;[.L$2];6;&quot;&quot;);&quot;&quot;)">
            <text:p/>
          </table:table-cell>
          <table:table-cell table:formula="of:=IF([.$F9]&gt;=[.L$2];IF([.$F9]&lt;[.M$2];7;&quot;&quot;);&quot;&quot;)">
            <text:p/>
          </table:table-cell>
          <table:table-cell table:formula="of:=IF([.$F9]&gt;=[.M$2];IF([.$F9]&lt;[.N$2];8;&quot;&quot;);&quot;&quot;)">
            <text:p/>
          </table:table-cell>
          <table:table-cell table:formula="of:=IF(SUM([.G9:.N9])=0;0;VALUE([.G9]&amp;[.H9]&amp;[.I9]&amp;[.J9]&amp;[.K9]&amp;[.L9]&amp;[.M9]&amp;[.N9]))" office:value-type="float" office:value="2" calcext:value-type="float">
            <text:p>2</text:p>
          </table:table-cell>
          <table:table-cell table:number-columns-repeated="5"/>
        </table:table-row>
        <table:table-row table:style-name="ro1">
          <table:table-cell office:value-type="string" calcext:value-type="string">
            <text:p>Argentina</text:p>
          </table:table-cell>
          <table:table-cell office:value-type="float" office:value="685.001376" calcext:value-type="float">
            <text:p>685</text:p>
          </table:table-cell>
          <table:table-cell office:value-type="float" office:value="833.445536" calcext:value-type="float">
            <text:p>833.45</text:p>
          </table:table-cell>
          <table:table-cell office:value-type="float" office:value="494.433536" calcext:value-type="float">
            <text:p>494.43</text:p>
          </table:table-cell>
          <table:table-cell office:value-type="float" office:value="541.726864" calcext:value-type="float">
            <text:p>541.73</text:p>
          </table:table-cell>
          <table:table-cell table:style-name="ce2" table:formula="of:=IFERROR(IF([.C10]&lt;&gt;0;IF([.D10]&lt;&gt;0;[.C10]/[.E10];[.B10]/[.D10]);[.B10]/[.D10]);&quot;&quot;)" office:value-type="float" office:value="1.53849770315249" calcext:value-type="float">
            <text:p>1.54</text:p>
          </table:table-cell>
          <table:table-cell table:formula="of:=IF([.$F10]&gt;=0;IF([.$F10]&lt;[.G$2];1;&quot;&quot;);&quot;&quot;)">
            <text:p/>
          </table:table-cell>
          <table:table-cell table:formula="of:=IF([.$F10]&gt;=[.G$2];IF([.$F10]&lt;[.H$2];2;&quot;&quot;);&quot;&quot;)">
            <text:p/>
          </table:table-cell>
          <table:table-cell table:formula="of:=IF([.$F10]&gt;=[.H$2];IF([.$F10]&lt;[.I$2];3;&quot;&quot;);&quot;&quot;)">
            <text:p/>
          </table:table-cell>
          <table:table-cell table:formula="of:=IF([.$F10]&gt;=[.I$2];IF([.$F10]&lt;[.J$2];4;&quot;&quot;);&quot;&quot;)">
            <text:p/>
          </table:table-cell>
          <table:table-cell table:formula="of:=IF([.$F10]&gt;=[.J$2];IF([.$F10]&lt;[.K$2];5;&quot;&quot;);&quot;&quot;)">
            <text:p/>
          </table:table-cell>
          <table:table-cell table:formula="of:=IF([.$F10]&gt;=[.K$2];IF([.$F10]&lt;[.L$2];6;&quot;&quot;);&quot;&quot;)">
            <text:p/>
          </table:table-cell>
          <table:table-cell table:formula="of:=IF([.$F10]&gt;=[.L$2];IF([.$F10]&lt;[.M$2];7;&quot;&quot;);&quot;&quot;)" office:value-type="float" office:value="7" calcext:value-type="float">
            <text:p>7</text:p>
          </table:table-cell>
          <table:table-cell table:formula="of:=IF([.$F10]&gt;=[.M$2];IF([.$F10]&lt;[.N$2];8;&quot;&quot;);&quot;&quot;)">
            <text:p/>
          </table:table-cell>
          <table:table-cell table:formula="of:=IF(SUM([.G10:.N10])=0;0;VALUE([.G10]&amp;[.H10]&amp;[.I10]&amp;[.J10]&amp;[.K10]&amp;[.L10]&amp;[.M10]&amp;[.N10]))" office:value-type="float" office:value="7" calcext:value-type="float">
            <text:p>7</text:p>
          </table:table-cell>
          <table:table-cell table:number-columns-repeated="5"/>
        </table:table-row>
        <table:table-row table:style-name="ro1">
          <table:table-cell office:value-type="string" calcext:value-type="string">
            <text:p>Armenia</text:p>
          </table:table-cell>
          <table:table-cell office:value-type="float" office:value="363.78848" calcext:value-type="float">
            <text:p>363.79</text:p>
          </table:table-cell>
          <table:table-cell office:value-type="float" office:value="358.015504" calcext:value-type="float">
            <text:p>358.02</text:p>
          </table:table-cell>
          <table:table-cell office:value-type="float" office:value="1491.475904" calcext:value-type="float">
            <text:p>1491.48</text:p>
          </table:table-cell>
          <table:table-cell office:value-type="float" office:value="1382.33088" calcext:value-type="float">
            <text:p>1382.33</text:p>
          </table:table-cell>
          <table:table-cell table:style-name="ce2" table:formula="of:=IFERROR(IF([.C11]&lt;&gt;0;IF([.D11]&lt;&gt;0;[.C11]/[.E11];[.B11]/[.D11]);[.B11]/[.D11]);&quot;&quot;)" office:value-type="float" office:value="0.258994072388805" calcext:value-type="float">
            <text:p>0.26</text:p>
          </table:table-cell>
          <table:table-cell table:formula="of:=IF([.$F11]&gt;=0;IF([.$F11]&lt;[.G$2];1;&quot;&quot;);&quot;&quot;)">
            <text:p/>
          </table:table-cell>
          <table:table-cell table:formula="of:=IF([.$F11]&gt;=[.G$2];IF([.$F11]&lt;[.H$2];2;&quot;&quot;);&quot;&quot;)">
            <text:p/>
          </table:table-cell>
          <table:table-cell table:formula="of:=IF([.$F11]&gt;=[.H$2];IF([.$F11]&lt;[.I$2];3;&quot;&quot;);&quot;&quot;)">
            <text:p/>
          </table:table-cell>
          <table:table-cell table:formula="of:=IF([.$F11]&gt;=[.I$2];IF([.$F11]&lt;[.J$2];4;&quot;&quot;);&quot;&quot;)">
            <text:p/>
          </table:table-cell>
          <table:table-cell table:formula="of:=IF([.$F11]&gt;=[.J$2];IF([.$F11]&lt;[.K$2];5;&quot;&quot;);&quot;&quot;)" office:value-type="float" office:value="5" calcext:value-type="float">
            <text:p>5</text:p>
          </table:table-cell>
          <table:table-cell table:formula="of:=IF([.$F11]&gt;=[.K$2];IF([.$F11]&lt;[.L$2];6;&quot;&quot;);&quot;&quot;)">
            <text:p/>
          </table:table-cell>
          <table:table-cell table:formula="of:=IF([.$F11]&gt;=[.L$2];IF([.$F11]&lt;[.M$2];7;&quot;&quot;);&quot;&quot;)">
            <text:p/>
          </table:table-cell>
          <table:table-cell table:formula="of:=IF([.$F11]&gt;=[.M$2];IF([.$F11]&lt;[.N$2];8;&quot;&quot;);&quot;&quot;)">
            <text:p/>
          </table:table-cell>
          <table:table-cell table:formula="of:=IF(SUM([.G11:.N11])=0;0;VALUE([.G11]&amp;[.H11]&amp;[.I11]&amp;[.J11]&amp;[.K11]&amp;[.L11]&amp;[.M11]&amp;[.N11]))" office:value-type="float" office:value="5" calcext:value-type="float">
            <text:p>5</text:p>
          </table:table-cell>
          <table:table-cell table:number-columns-repeated="5"/>
        </table:table-row>
        <table:table-row table:style-name="ro1">
          <table:table-cell office:value-type="string" calcext:value-type="string">
            <text:p>Aruba</text:p>
          </table:table-cell>
          <table:table-cell office:value-type="float" office:value="74.9720685" calcext:value-type="float">
            <text:p>74.97</text:p>
          </table:table-cell>
          <table:table-cell/>
          <table:table-cell office:value-type="float" office:value="7.765363125" calcext:value-type="float">
            <text:p>7.77</text:p>
          </table:table-cell>
          <table:table-cell office:value-type="float" office:value="7.37709487617966" calcext:value-type="float">
            <text:p>7.38</text:p>
          </table:table-cell>
          <table:table-cell table:style-name="ce2" table:formula="of:=IFERROR(IF([.C12]&lt;&gt;0;IF([.D12]&lt;&gt;0;[.C12]/[.E12];[.B12]/[.D12]);[.B12]/[.D12]);&quot;&quot;)" office:value-type="float" office:value="9.65467645146343" calcext:value-type="float">
            <text:p>9.65</text:p>
          </table:table-cell>
          <table:table-cell table:formula="of:=IF([.$F12]&gt;=0;IF([.$F12]&lt;[.G$2];1;&quot;&quot;);&quot;&quot;)">
            <text:p/>
          </table:table-cell>
          <table:table-cell table:formula="of:=IF([.$F12]&gt;=[.G$2];IF([.$F12]&lt;[.H$2];2;&quot;&quot;);&quot;&quot;)">
            <text:p/>
          </table:table-cell>
          <table:table-cell table:formula="of:=IF([.$F12]&gt;=[.H$2];IF([.$F12]&lt;[.I$2];3;&quot;&quot;);&quot;&quot;)">
            <text:p/>
          </table:table-cell>
          <table:table-cell table:formula="of:=IF([.$F12]&gt;=[.I$2];IF([.$F12]&lt;[.J$2];4;&quot;&quot;);&quot;&quot;)">
            <text:p/>
          </table:table-cell>
          <table:table-cell table:formula="of:=IF([.$F12]&gt;=[.J$2];IF([.$F12]&lt;[.K$2];5;&quot;&quot;);&quot;&quot;)">
            <text:p/>
          </table:table-cell>
          <table:table-cell table:formula="of:=IF([.$F12]&gt;=[.K$2];IF([.$F12]&lt;[.L$2];6;&quot;&quot;);&quot;&quot;)">
            <text:p/>
          </table:table-cell>
          <table:table-cell table:formula="of:=IF([.$F12]&gt;=[.L$2];IF([.$F12]&lt;[.M$2];7;&quot;&quot;);&quot;&quot;)">
            <text:p/>
          </table:table-cell>
          <table:table-cell table:formula="of:=IF([.$F12]&gt;=[.M$2];IF([.$F12]&lt;[.N$2];8;&quot;&quot;);&quot;&quot;)" office:value-type="float" office:value="8" calcext:value-type="float">
            <text:p>8</text:p>
          </table:table-cell>
          <table:table-cell table:formula="of:=IF(SUM([.G12:.N12])=0;0;VALUE([.G12]&amp;[.H12]&amp;[.I12]&amp;[.J12]&amp;[.K12]&amp;[.L12]&amp;[.M12]&amp;[.N12]))" office:value-type="float" office:value="8" calcext:value-type="float">
            <text:p>8</text:p>
          </table:table-cell>
          <table:table-cell table:number-columns-repeated="5"/>
        </table:table-row>
        <table:table-row table:style-name="ro1">
          <table:table-cell office:value-type="string" calcext:value-type="string">
            <text:p>Australia</text:p>
          </table:table-cell>
          <table:table-cell office:value-type="float" office:value="6013.698752" calcext:value-type="float">
            <text:p>6013.7</text:p>
          </table:table-cell>
          <table:table-cell office:value-type="float" office:value="6376.759104" calcext:value-type="float">
            <text:p>6376.76</text:p>
          </table:table-cell>
          <table:table-cell office:value-type="float" office:value="2141.153792" calcext:value-type="float">
            <text:p>2141.15</text:p>
          </table:table-cell>
          <table:table-cell office:value-type="float" office:value="2050.854272" calcext:value-type="float">
            <text:p>2050.85</text:p>
          </table:table-cell>
          <table:table-cell table:style-name="ce2" table:formula="of:=IFERROR(IF([.C13]&lt;&gt;0;IF([.D13]&lt;&gt;0;[.C13]/[.E13];[.B13]/[.D13]);[.B13]/[.D13]);&quot;&quot;)" office:value-type="float" office:value="3.10931848793984" calcext:value-type="float">
            <text:p>3.11</text:p>
          </table:table-cell>
          <table:table-cell table:formula="of:=IF([.$F13]&gt;=0;IF([.$F13]&lt;[.G$2];1;&quot;&quot;);&quot;&quot;)">
            <text:p/>
          </table:table-cell>
          <table:table-cell table:formula="of:=IF([.$F13]&gt;=[.G$2];IF([.$F13]&lt;[.H$2];2;&quot;&quot;);&quot;&quot;)">
            <text:p/>
          </table:table-cell>
          <table:table-cell table:formula="of:=IF([.$F13]&gt;=[.H$2];IF([.$F13]&lt;[.I$2];3;&quot;&quot;);&quot;&quot;)">
            <text:p/>
          </table:table-cell>
          <table:table-cell table:formula="of:=IF([.$F13]&gt;=[.I$2];IF([.$F13]&lt;[.J$2];4;&quot;&quot;);&quot;&quot;)">
            <text:p/>
          </table:table-cell>
          <table:table-cell table:formula="of:=IF([.$F13]&gt;=[.J$2];IF([.$F13]&lt;[.K$2];5;&quot;&quot;);&quot;&quot;)">
            <text:p/>
          </table:table-cell>
          <table:table-cell table:formula="of:=IF([.$F13]&gt;=[.K$2];IF([.$F13]&lt;[.L$2];6;&quot;&quot;);&quot;&quot;)">
            <text:p/>
          </table:table-cell>
          <table:table-cell table:formula="of:=IF([.$F13]&gt;=[.L$2];IF([.$F13]&lt;[.M$2];7;&quot;&quot;);&quot;&quot;)">
            <text:p/>
          </table:table-cell>
          <table:table-cell table:formula="of:=IF([.$F13]&gt;=[.M$2];IF([.$F13]&lt;[.N$2];8;&quot;&quot;);&quot;&quot;)" office:value-type="float" office:value="8" calcext:value-type="float">
            <text:p>8</text:p>
          </table:table-cell>
          <table:table-cell table:formula="of:=IF(SUM([.G13:.N13])=0;0;VALUE([.G13]&amp;[.H13]&amp;[.I13]&amp;[.J13]&amp;[.K13]&amp;[.L13]&amp;[.M13]&amp;[.N13]))" office:value-type="float" office:value="8" calcext:value-type="float">
            <text:p>8</text:p>
          </table:table-cell>
          <table:table-cell table:number-columns-repeated="5"/>
        </table:table-row>
        <table:table-row table:style-name="ro1">
          <table:table-cell office:value-type="string" calcext:value-type="string">
            <text:p>Austria</text:p>
          </table:table-cell>
          <table:table-cell office:value-type="float" office:value="3885.593728" calcext:value-type="float">
            <text:p>3885.59</text:p>
          </table:table-cell>
          <table:table-cell office:value-type="float" office:value="4128.131712" calcext:value-type="float">
            <text:p>4128.13</text:p>
          </table:table-cell>
          <table:table-cell office:value-type="float" office:value="2846.099808" calcext:value-type="float">
            <text:p>2846.1</text:p>
          </table:table-cell>
          <table:table-cell office:value-type="float" office:value="2880.629696" calcext:value-type="float">
            <text:p>2880.63</text:p>
          </table:table-cell>
          <table:table-cell table:style-name="ce2" table:formula="of:=IFERROR(IF([.C14]&lt;&gt;0;IF([.D14]&lt;&gt;0;[.C14]/[.E14];[.B14]/[.D14]);[.B14]/[.D14]);&quot;&quot;)" office:value-type="float" office:value="1.43306573480523" calcext:value-type="float">
            <text:p>1.43</text:p>
          </table:table-cell>
          <table:table-cell table:formula="of:=IF([.$F14]&gt;=0;IF([.$F14]&lt;[.G$2];1;&quot;&quot;);&quot;&quot;)">
            <text:p/>
          </table:table-cell>
          <table:table-cell table:formula="of:=IF([.$F14]&gt;=[.G$2];IF([.$F14]&lt;[.H$2];2;&quot;&quot;);&quot;&quot;)">
            <text:p/>
          </table:table-cell>
          <table:table-cell table:formula="of:=IF([.$F14]&gt;=[.H$2];IF([.$F14]&lt;[.I$2];3;&quot;&quot;);&quot;&quot;)">
            <text:p/>
          </table:table-cell>
          <table:table-cell table:formula="of:=IF([.$F14]&gt;=[.I$2];IF([.$F14]&lt;[.J$2];4;&quot;&quot;);&quot;&quot;)">
            <text:p/>
          </table:table-cell>
          <table:table-cell table:formula="of:=IF([.$F14]&gt;=[.J$2];IF([.$F14]&lt;[.K$2];5;&quot;&quot;);&quot;&quot;)">
            <text:p/>
          </table:table-cell>
          <table:table-cell table:formula="of:=IF([.$F14]&gt;=[.K$2];IF([.$F14]&lt;[.L$2];6;&quot;&quot;);&quot;&quot;)">
            <text:p/>
          </table:table-cell>
          <table:table-cell table:formula="of:=IF([.$F14]&gt;=[.L$2];IF([.$F14]&lt;[.M$2];7;&quot;&quot;);&quot;&quot;)" office:value-type="float" office:value="7" calcext:value-type="float">
            <text:p>7</text:p>
          </table:table-cell>
          <table:table-cell table:formula="of:=IF([.$F14]&gt;=[.M$2];IF([.$F14]&lt;[.N$2];8;&quot;&quot;);&quot;&quot;)">
            <text:p/>
          </table:table-cell>
          <table:table-cell table:formula="of:=IF(SUM([.G14:.N14])=0;0;VALUE([.G14]&amp;[.H14]&amp;[.I14]&amp;[.J14]&amp;[.K14]&amp;[.L14]&amp;[.M14]&amp;[.N14]))" office:value-type="float" office:value="7" calcext:value-type="float">
            <text:p>7</text:p>
          </table:table-cell>
          <table:table-cell table:number-columns-repeated="5"/>
        </table:table-row>
        <table:table-row table:style-name="ro1">
          <table:table-cell office:value-type="string" calcext:value-type="string">
            <text:p>Azerbaijan</text:p>
          </table:table-cell>
          <table:table-cell office:value-type="float" office:value="1293.019008" calcext:value-type="float">
            <text:p>1293.02</text:p>
          </table:table-cell>
          <table:table-cell office:value-type="float" office:value="740.236016" calcext:value-type="float">
            <text:p>740.24</text:p>
          </table:table-cell>
          <table:table-cell office:value-type="float" office:value="1269.964" calcext:value-type="float">
            <text:p>1269.96</text:p>
          </table:table-cell>
          <table:table-cell office:value-type="float" office:value="643.147984" calcext:value-type="float">
            <text:p>643.15</text:p>
          </table:table-cell>
          <table:table-cell table:style-name="ce2" table:formula="of:=IFERROR(IF([.C15]&lt;&gt;0;IF([.D15]&lt;&gt;0;[.C15]/[.E15];[.B15]/[.D15]);[.B15]/[.D15]);&quot;&quot;)" office:value-type="float" office:value="1.15095753141628" calcext:value-type="float">
            <text:p>1.15</text:p>
          </table:table-cell>
          <table:table-cell table:formula="of:=IF([.$F15]&gt;=0;IF([.$F15]&lt;[.G$2];1;&quot;&quot;);&quot;&quot;)">
            <text:p/>
          </table:table-cell>
          <table:table-cell table:formula="of:=IF([.$F15]&gt;=[.G$2];IF([.$F15]&lt;[.H$2];2;&quot;&quot;);&quot;&quot;)">
            <text:p/>
          </table:table-cell>
          <table:table-cell table:formula="of:=IF([.$F15]&gt;=[.H$2];IF([.$F15]&lt;[.I$2];3;&quot;&quot;);&quot;&quot;)">
            <text:p/>
          </table:table-cell>
          <table:table-cell table:formula="of:=IF([.$F15]&gt;=[.I$2];IF([.$F15]&lt;[.J$2];4;&quot;&quot;);&quot;&quot;)">
            <text:p/>
          </table:table-cell>
          <table:table-cell table:formula="of:=IF([.$F15]&gt;=[.J$2];IF([.$F15]&lt;[.K$2];5;&quot;&quot;);&quot;&quot;)">
            <text:p/>
          </table:table-cell>
          <table:table-cell table:formula="of:=IF([.$F15]&gt;=[.K$2];IF([.$F15]&lt;[.L$2];6;&quot;&quot;);&quot;&quot;)" office:value-type="float" office:value="6" calcext:value-type="float">
            <text:p>6</text:p>
          </table:table-cell>
          <table:table-cell table:formula="of:=IF([.$F15]&gt;=[.L$2];IF([.$F15]&lt;[.M$2];7;&quot;&quot;);&quot;&quot;)">
            <text:p/>
          </table:table-cell>
          <table:table-cell table:formula="of:=IF([.$F15]&gt;=[.M$2];IF([.$F15]&lt;[.N$2];8;&quot;&quot;);&quot;&quot;)">
            <text:p/>
          </table:table-cell>
          <table:table-cell table:formula="of:=IF(SUM([.G15:.N15])=0;0;VALUE([.G15]&amp;[.H15]&amp;[.I15]&amp;[.J15]&amp;[.K15]&amp;[.L15]&amp;[.M15]&amp;[.N15]))" office:value-type="float" office:value="6" calcext:value-type="float">
            <text:p>6</text:p>
          </table:table-cell>
          <table:table-cell table:number-columns-repeated="5"/>
        </table:table-row>
        <table:table-row table:style-name="ro1">
          <table:table-cell office:value-type="string" calcext:value-type="string">
            <text:p>Bahamas</text:p>
          </table:table-cell>
          <table:table-cell office:value-type="float" office:value="178.800144" calcext:value-type="float">
            <text:p>178.8</text:p>
          </table:table-cell>
          <table:table-cell office:value-type="float" office:value="193.848524" calcext:value-type="float">
            <text:p>193.85</text:p>
          </table:table-cell>
          <table:table-cell table:number-columns-repeated="2"/>
          <table:table-cell table:style-name="ce2" table:formula="of:=IFERROR(IF([.C16]&lt;&gt;0;IF([.D16]&lt;&gt;0;[.C16]/[.E16];[.B16]/[.D16]);[.B16]/[.D16]);&quot;&quot;)">
            <text:p/>
          </table:table-cell>
          <table:table-cell table:formula="of:=IF([.$F16]&gt;=0;IF([.$F16]&lt;[.G$2];1;&quot;&quot;);&quot;&quot;)">
            <text:p/>
          </table:table-cell>
          <table:table-cell table:formula="of:=IF([.$F16]&gt;=[.G$2];IF([.$F16]&lt;[.H$2];2;&quot;&quot;);&quot;&quot;)">
            <text:p/>
          </table:table-cell>
          <table:table-cell table:formula="of:=IF([.$F16]&gt;=[.H$2];IF([.$F16]&lt;[.I$2];3;&quot;&quot;);&quot;&quot;)">
            <text:p/>
          </table:table-cell>
          <table:table-cell table:formula="of:=IF([.$F16]&gt;=[.I$2];IF([.$F16]&lt;[.J$2];4;&quot;&quot;);&quot;&quot;)">
            <text:p/>
          </table:table-cell>
          <table:table-cell table:formula="of:=IF([.$F16]&gt;=[.J$2];IF([.$F16]&lt;[.K$2];5;&quot;&quot;);&quot;&quot;)">
            <text:p/>
          </table:table-cell>
          <table:table-cell table:formula="of:=IF([.$F16]&gt;=[.K$2];IF([.$F16]&lt;[.L$2];6;&quot;&quot;);&quot;&quot;)">
            <text:p/>
          </table:table-cell>
          <table:table-cell table:formula="of:=IF([.$F16]&gt;=[.L$2];IF([.$F16]&lt;[.M$2];7;&quot;&quot;);&quot;&quot;)">
            <text:p/>
          </table:table-cell>
          <table:table-cell table:formula="of:=IF([.$F16]&gt;=[.M$2];IF([.$F16]&lt;[.N$2];8;&quot;&quot;);&quot;&quot;)">
            <text:p/>
          </table:table-cell>
          <table:table-cell table:formula="of:=IF(SUM([.G16:.N16])=0;0;VALUE([.G16]&amp;[.H16]&amp;[.I16]&amp;[.J16]&amp;[.K16]&amp;[.L16]&amp;[.M16]&amp;[.N16]))" office:value-type="float" office:value="0" calcext:value-type="float">
            <text:p>0</text:p>
          </table:table-cell>
          <table:table-cell table:number-columns-repeated="5"/>
        </table:table-row>
        <table:table-row table:style-name="ro1">
          <table:table-cell office:value-type="string" calcext:value-type="string">
            <text:p>Bahrain</text:p>
          </table:table-cell>
          <table:table-cell table:number-columns-repeated="4"/>
          <table:table-cell table:style-name="ce2" table:formula="of:=IFERROR(IF([.C17]&lt;&gt;0;IF([.D17]&lt;&gt;0;[.C17]/[.E17];[.B17]/[.D17]);[.B17]/[.D17]);&quot;&quot;)">
            <text:p/>
          </table:table-cell>
          <table:table-cell table:formula="of:=IF([.$F17]&gt;=0;IF([.$F17]&lt;[.G$2];1;&quot;&quot;);&quot;&quot;)">
            <text:p/>
          </table:table-cell>
          <table:table-cell table:formula="of:=IF([.$F17]&gt;=[.G$2];IF([.$F17]&lt;[.H$2];2;&quot;&quot;);&quot;&quot;)">
            <text:p/>
          </table:table-cell>
          <table:table-cell table:formula="of:=IF([.$F17]&gt;=[.H$2];IF([.$F17]&lt;[.I$2];3;&quot;&quot;);&quot;&quot;)">
            <text:p/>
          </table:table-cell>
          <table:table-cell table:formula="of:=IF([.$F17]&gt;=[.I$2];IF([.$F17]&lt;[.J$2];4;&quot;&quot;);&quot;&quot;)">
            <text:p/>
          </table:table-cell>
          <table:table-cell table:formula="of:=IF([.$F17]&gt;=[.J$2];IF([.$F17]&lt;[.K$2];5;&quot;&quot;);&quot;&quot;)">
            <text:p/>
          </table:table-cell>
          <table:table-cell table:formula="of:=IF([.$F17]&gt;=[.K$2];IF([.$F17]&lt;[.L$2];6;&quot;&quot;);&quot;&quot;)">
            <text:p/>
          </table:table-cell>
          <table:table-cell table:formula="of:=IF([.$F17]&gt;=[.L$2];IF([.$F17]&lt;[.M$2];7;&quot;&quot;);&quot;&quot;)">
            <text:p/>
          </table:table-cell>
          <table:table-cell table:formula="of:=IF([.$F17]&gt;=[.M$2];IF([.$F17]&lt;[.N$2];8;&quot;&quot;);&quot;&quot;)">
            <text:p/>
          </table:table-cell>
          <table:table-cell table:formula="of:=IF(SUM([.G17:.N17])=0;0;VALUE([.G17]&amp;[.H17]&amp;[.I17]&amp;[.J17]&amp;[.K17]&amp;[.L17]&amp;[.M17]&amp;[.N17]))" office:value-type="float" office:value="0" calcext:value-type="float">
            <text:p>0</text:p>
          </table:table-cell>
          <table:table-cell table:number-columns-repeated="5"/>
        </table:table-row>
        <table:table-row table:style-name="ro1">
          <table:table-cell office:value-type="string" calcext:value-type="string">
            <text:p>Bangladesh</text:p>
          </table:table-cell>
          <table:table-cell office:value-type="float" office:value="32.102747" calcext:value-type="float">
            <text:p>32.1</text:p>
          </table:table-cell>
          <table:table-cell office:value-type="float" office:value="41.76129325" calcext:value-type="float">
            <text:p>41.76</text:p>
          </table:table-cell>
          <table:table-cell office:value-type="float" office:value="15295.535632" calcext:value-type="float">
            <text:p>15295.54</text:p>
          </table:table-cell>
          <table:table-cell office:value-type="float" office:value="13559.36427" calcext:value-type="float">
            <text:p>13559.36</text:p>
          </table:table-cell>
          <table:table-cell table:style-name="ce2" table:formula="of:=IFERROR(IF([.C18]&lt;&gt;0;IF([.D18]&lt;&gt;0;[.C18]/[.E18];[.B18]/[.D18]);[.B18]/[.D18]);&quot;&quot;)" office:value-type="float" office:value="0.00307988578361277" calcext:value-type="float">
            <text:p>0.00</text:p>
          </table:table-cell>
          <table:table-cell table:formula="of:=IF([.$F18]&gt;=0;IF([.$F18]&lt;[.G$2];1;&quot;&quot;);&quot;&quot;)">
            <text:p/>
          </table:table-cell>
          <table:table-cell table:formula="of:=IF([.$F18]&gt;=[.G$2];IF([.$F18]&lt;[.H$2];2;&quot;&quot;);&quot;&quot;)" office:value-type="float" office:value="2" calcext:value-type="float">
            <text:p>2</text:p>
          </table:table-cell>
          <table:table-cell table:formula="of:=IF([.$F18]&gt;=[.H$2];IF([.$F18]&lt;[.I$2];3;&quot;&quot;);&quot;&quot;)">
            <text:p/>
          </table:table-cell>
          <table:table-cell table:formula="of:=IF([.$F18]&gt;=[.I$2];IF([.$F18]&lt;[.J$2];4;&quot;&quot;);&quot;&quot;)">
            <text:p/>
          </table:table-cell>
          <table:table-cell table:formula="of:=IF([.$F18]&gt;=[.J$2];IF([.$F18]&lt;[.K$2];5;&quot;&quot;);&quot;&quot;)">
            <text:p/>
          </table:table-cell>
          <table:table-cell table:formula="of:=IF([.$F18]&gt;=[.K$2];IF([.$F18]&lt;[.L$2];6;&quot;&quot;);&quot;&quot;)">
            <text:p/>
          </table:table-cell>
          <table:table-cell table:formula="of:=IF([.$F18]&gt;=[.L$2];IF([.$F18]&lt;[.M$2];7;&quot;&quot;);&quot;&quot;)">
            <text:p/>
          </table:table-cell>
          <table:table-cell table:formula="of:=IF([.$F18]&gt;=[.M$2];IF([.$F18]&lt;[.N$2];8;&quot;&quot;);&quot;&quot;)">
            <text:p/>
          </table:table-cell>
          <table:table-cell table:formula="of:=IF(SUM([.G18:.N18])=0;0;VALUE([.G18]&amp;[.H18]&amp;[.I18]&amp;[.J18]&amp;[.K18]&amp;[.L18]&amp;[.M18]&amp;[.N18]))" office:value-type="float" office:value="2" calcext:value-type="float">
            <text:p>2</text:p>
          </table:table-cell>
          <table:table-cell table:number-columns-repeated="5"/>
        </table:table-row>
        <table:table-row table:style-name="ro1">
          <table:table-cell office:value-type="string" calcext:value-type="string">
            <text:p>Barbados</text:p>
          </table:table-cell>
          <table:table-cell table:number-columns-repeated="2"/>
          <table:table-cell table:number-columns-repeated="2" office:value-type="float" office:value="108.31719029" calcext:value-type="float">
            <text:p>108.32</text:p>
          </table:table-cell>
          <table:table-cell table:style-name="ce2" table:formula="of:=IFERROR(IF([.C19]&lt;&gt;0;IF([.D19]&lt;&gt;0;[.C19]/[.E19];[.B19]/[.D19]);[.B19]/[.D19]);&quot;&quot;)" office:value-type="float" office:value="0" calcext:value-type="float">
            <text:p>0.00</text:p>
          </table:table-cell>
          <table:table-cell table:formula="of:=IF([.$F19]&gt;=0;IF([.$F19]&lt;[.G$2];1;&quot;&quot;);&quot;&quot;)">
            <text:p/>
          </table:table-cell>
          <table:table-cell table:formula="of:=IF([.$F19]&gt;=[.G$2];IF([.$F19]&lt;[.H$2];2;&quot;&quot;);&quot;&quot;)" office:value-type="float" office:value="2" calcext:value-type="float">
            <text:p>2</text:p>
          </table:table-cell>
          <table:table-cell table:formula="of:=IF([.$F19]&gt;=[.H$2];IF([.$F19]&lt;[.I$2];3;&quot;&quot;);&quot;&quot;)">
            <text:p/>
          </table:table-cell>
          <table:table-cell table:formula="of:=IF([.$F19]&gt;=[.I$2];IF([.$F19]&lt;[.J$2];4;&quot;&quot;);&quot;&quot;)">
            <text:p/>
          </table:table-cell>
          <table:table-cell table:formula="of:=IF([.$F19]&gt;=[.J$2];IF([.$F19]&lt;[.K$2];5;&quot;&quot;);&quot;&quot;)">
            <text:p/>
          </table:table-cell>
          <table:table-cell table:formula="of:=IF([.$F19]&gt;=[.K$2];IF([.$F19]&lt;[.L$2];6;&quot;&quot;);&quot;&quot;)">
            <text:p/>
          </table:table-cell>
          <table:table-cell table:formula="of:=IF([.$F19]&gt;=[.L$2];IF([.$F19]&lt;[.M$2];7;&quot;&quot;);&quot;&quot;)">
            <text:p/>
          </table:table-cell>
          <table:table-cell table:formula="of:=IF([.$F19]&gt;=[.M$2];IF([.$F19]&lt;[.N$2];8;&quot;&quot;);&quot;&quot;)">
            <text:p/>
          </table:table-cell>
          <table:table-cell table:formula="of:=IF(SUM([.G19:.N19])=0;0;VALUE([.G19]&amp;[.H19]&amp;[.I19]&amp;[.J19]&amp;[.K19]&amp;[.L19]&amp;[.M19]&amp;[.N19]))" office:value-type="float" office:value="2" calcext:value-type="float">
            <text:p>2</text:p>
          </table:table-cell>
          <table:table-cell table:number-columns-repeated="5"/>
        </table:table-row>
        <table:table-row table:style-name="ro1">
          <table:table-cell office:value-type="string" calcext:value-type="string">
            <text:p>Belarus</text:p>
          </table:table-cell>
          <table:table-cell office:value-type="float" office:value="162.3" calcext:value-type="float">
            <text:p>162.3</text:p>
          </table:table-cell>
          <table:table-cell office:value-type="float" office:value="120" calcext:value-type="float">
            <text:p>120</text:p>
          </table:table-cell>
          <table:table-cell office:value-type="float" office:value="927.2" calcext:value-type="float">
            <text:p>927.2</text:p>
          </table:table-cell>
          <table:table-cell office:value-type="float" office:value="920.4" calcext:value-type="float">
            <text:p>920.4</text:p>
          </table:table-cell>
          <table:table-cell table:style-name="ce2" table:formula="of:=IFERROR(IF([.C20]&lt;&gt;0;IF([.D20]&lt;&gt;0;[.C20]/[.E20];[.B20]/[.D20]);[.B20]/[.D20]);&quot;&quot;)" office:value-type="float" office:value="0.130378096479791" calcext:value-type="float">
            <text:p>0.13</text:p>
          </table:table-cell>
          <table:table-cell table:formula="of:=IF([.$F20]&gt;=0;IF([.$F20]&lt;[.G$2];1;&quot;&quot;);&quot;&quot;)">
            <text:p/>
          </table:table-cell>
          <table:table-cell table:formula="of:=IF([.$F20]&gt;=[.G$2];IF([.$F20]&lt;[.H$2];2;&quot;&quot;);&quot;&quot;)">
            <text:p/>
          </table:table-cell>
          <table:table-cell table:formula="of:=IF([.$F20]&gt;=[.H$2];IF([.$F20]&lt;[.I$2];3;&quot;&quot;);&quot;&quot;)">
            <text:p/>
          </table:table-cell>
          <table:table-cell table:formula="of:=IF([.$F20]&gt;=[.I$2];IF([.$F20]&lt;[.J$2];4;&quot;&quot;);&quot;&quot;)" office:value-type="float" office:value="4" calcext:value-type="float">
            <text:p>4</text:p>
          </table:table-cell>
          <table:table-cell table:formula="of:=IF([.$F20]&gt;=[.J$2];IF([.$F20]&lt;[.K$2];5;&quot;&quot;);&quot;&quot;)">
            <text:p/>
          </table:table-cell>
          <table:table-cell table:formula="of:=IF([.$F20]&gt;=[.K$2];IF([.$F20]&lt;[.L$2];6;&quot;&quot;);&quot;&quot;)">
            <text:p/>
          </table:table-cell>
          <table:table-cell table:formula="of:=IF([.$F20]&gt;=[.L$2];IF([.$F20]&lt;[.M$2];7;&quot;&quot;);&quot;&quot;)">
            <text:p/>
          </table:table-cell>
          <table:table-cell table:formula="of:=IF([.$F20]&gt;=[.M$2];IF([.$F20]&lt;[.N$2];8;&quot;&quot;);&quot;&quot;)">
            <text:p/>
          </table:table-cell>
          <table:table-cell table:formula="of:=IF(SUM([.G20:.N20])=0;0;VALUE([.G20]&amp;[.H20]&amp;[.I20]&amp;[.J20]&amp;[.K20]&amp;[.L20]&amp;[.M20]&amp;[.N20]))" office:value-type="float" office:value="4" calcext:value-type="float">
            <text:p>4</text:p>
          </table:table-cell>
          <table:table-cell table:number-columns-repeated="5"/>
        </table:table-row>
        <table:table-row table:style-name="ro1">
          <table:table-cell office:value-type="string" calcext:value-type="string">
            <text:p>Belgium</text:p>
          </table:table-cell>
          <table:table-cell office:value-type="float" office:value="3791.32448" calcext:value-type="float">
            <text:p>3791.32</text:p>
          </table:table-cell>
          <table:table-cell office:value-type="float" office:value="3857.847936" calcext:value-type="float">
            <text:p>3857.85</text:p>
          </table:table-cell>
          <table:table-cell office:value-type="float" office:value="9789.574264" calcext:value-type="float">
            <text:p>9789.57</text:p>
          </table:table-cell>
          <table:table-cell office:value-type="float" office:value="9867.25428" calcext:value-type="float">
            <text:p>9867.25</text:p>
          </table:table-cell>
          <table:table-cell table:style-name="ce2" table:formula="of:=IFERROR(IF([.C21]&lt;&gt;0;IF([.D21]&lt;&gt;0;[.C21]/[.E21];[.B21]/[.D21]);[.B21]/[.D21]);&quot;&quot;)" office:value-type="float" office:value="0.390974816957894" calcext:value-type="float">
            <text:p>0.39</text:p>
          </table:table-cell>
          <table:table-cell table:formula="of:=IF([.$F21]&gt;=0;IF([.$F21]&lt;[.G$2];1;&quot;&quot;);&quot;&quot;)">
            <text:p/>
          </table:table-cell>
          <table:table-cell table:formula="of:=IF([.$F21]&gt;=[.G$2];IF([.$F21]&lt;[.H$2];2;&quot;&quot;);&quot;&quot;)">
            <text:p/>
          </table:table-cell>
          <table:table-cell table:formula="of:=IF([.$F21]&gt;=[.H$2];IF([.$F21]&lt;[.I$2];3;&quot;&quot;);&quot;&quot;)">
            <text:p/>
          </table:table-cell>
          <table:table-cell table:formula="of:=IF([.$F21]&gt;=[.I$2];IF([.$F21]&lt;[.J$2];4;&quot;&quot;);&quot;&quot;)">
            <text:p/>
          </table:table-cell>
          <table:table-cell table:formula="of:=IF([.$F21]&gt;=[.J$2];IF([.$F21]&lt;[.K$2];5;&quot;&quot;);&quot;&quot;)" office:value-type="float" office:value="5" calcext:value-type="float">
            <text:p>5</text:p>
          </table:table-cell>
          <table:table-cell table:formula="of:=IF([.$F21]&gt;=[.K$2];IF([.$F21]&lt;[.L$2];6;&quot;&quot;);&quot;&quot;)">
            <text:p/>
          </table:table-cell>
          <table:table-cell table:formula="of:=IF([.$F21]&gt;=[.L$2];IF([.$F21]&lt;[.M$2];7;&quot;&quot;);&quot;&quot;)">
            <text:p/>
          </table:table-cell>
          <table:table-cell table:formula="of:=IF([.$F21]&gt;=[.M$2];IF([.$F21]&lt;[.N$2];8;&quot;&quot;);&quot;&quot;)">
            <text:p/>
          </table:table-cell>
          <table:table-cell table:formula="of:=IF(SUM([.G21:.N21])=0;0;VALUE([.G21]&amp;[.H21]&amp;[.I21]&amp;[.J21]&amp;[.K21]&amp;[.L21]&amp;[.M21]&amp;[.N21]))" office:value-type="float" office:value="5" calcext:value-type="float">
            <text:p>5</text:p>
          </table:table-cell>
          <table:table-cell table:number-columns-repeated="5"/>
        </table:table-row>
        <table:table-row table:style-name="ro1">
          <table:table-cell office:value-type="string" calcext:value-type="string">
            <text:p>Belize</text:p>
          </table:table-cell>
          <table:table-cell office:value-type="float" office:value="41.161362" calcext:value-type="float">
            <text:p>41.16</text:p>
          </table:table-cell>
          <table:table-cell office:value-type="float" office:value="45.202219" calcext:value-type="float">
            <text:p>45.2</text:p>
          </table:table-cell>
          <table:table-cell office:value-type="float" office:value="84.7440775" calcext:value-type="float">
            <text:p>84.74</text:p>
          </table:table-cell>
          <table:table-cell office:value-type="float" office:value="96.6710055" calcext:value-type="float">
            <text:p>96.67</text:p>
          </table:table-cell>
          <table:table-cell table:style-name="ce2" table:formula="of:=IFERROR(IF([.C22]&lt;&gt;0;IF([.D22]&lt;&gt;0;[.C22]/[.E22];[.B22]/[.D22]);[.B22]/[.D22]);&quot;&quot;)" office:value-type="float" office:value="0.467588174615604" calcext:value-type="float">
            <text:p>0.47</text:p>
          </table:table-cell>
          <table:table-cell table:formula="of:=IF([.$F22]&gt;=0;IF([.$F22]&lt;[.G$2];1;&quot;&quot;);&quot;&quot;)">
            <text:p/>
          </table:table-cell>
          <table:table-cell table:formula="of:=IF([.$F22]&gt;=[.G$2];IF([.$F22]&lt;[.H$2];2;&quot;&quot;);&quot;&quot;)">
            <text:p/>
          </table:table-cell>
          <table:table-cell table:formula="of:=IF([.$F22]&gt;=[.H$2];IF([.$F22]&lt;[.I$2];3;&quot;&quot;);&quot;&quot;)">
            <text:p/>
          </table:table-cell>
          <table:table-cell table:formula="of:=IF([.$F22]&gt;=[.I$2];IF([.$F22]&lt;[.J$2];4;&quot;&quot;);&quot;&quot;)">
            <text:p/>
          </table:table-cell>
          <table:table-cell table:formula="of:=IF([.$F22]&gt;=[.J$2];IF([.$F22]&lt;[.K$2];5;&quot;&quot;);&quot;&quot;)" office:value-type="float" office:value="5" calcext:value-type="float">
            <text:p>5</text:p>
          </table:table-cell>
          <table:table-cell table:formula="of:=IF([.$F22]&gt;=[.K$2];IF([.$F22]&lt;[.L$2];6;&quot;&quot;);&quot;&quot;)">
            <text:p/>
          </table:table-cell>
          <table:table-cell table:formula="of:=IF([.$F22]&gt;=[.L$2];IF([.$F22]&lt;[.M$2];7;&quot;&quot;);&quot;&quot;)">
            <text:p/>
          </table:table-cell>
          <table:table-cell table:formula="of:=IF([.$F22]&gt;=[.M$2];IF([.$F22]&lt;[.N$2];8;&quot;&quot;);&quot;&quot;)">
            <text:p/>
          </table:table-cell>
          <table:table-cell table:formula="of:=IF(SUM([.G22:.N22])=0;0;VALUE([.G22]&amp;[.H22]&amp;[.I22]&amp;[.J22]&amp;[.K22]&amp;[.L22]&amp;[.M22]&amp;[.N22]))" office:value-type="float" office:value="5" calcext:value-type="float">
            <text:p>5</text:p>
          </table:table-cell>
          <table:table-cell table:number-columns-repeated="5"/>
        </table:table-row>
        <table:table-row table:style-name="ro1">
          <table:table-cell office:value-type="string" calcext:value-type="string">
            <text:p>Benin</text:p>
          </table:table-cell>
          <table:table-cell office:value-type="float" office:value="98.177445" calcext:value-type="float">
            <text:p>98.18</text:p>
          </table:table-cell>
          <table:table-cell/>
          <table:table-cell office:value-type="float" office:value="214.36342" calcext:value-type="float">
            <text:p>214.36</text:p>
          </table:table-cell>
          <table:table-cell office:value-type="float" office:value="207.07506372" calcext:value-type="float">
            <text:p>207.08</text:p>
          </table:table-cell>
          <table:table-cell table:style-name="ce2" table:formula="of:=IFERROR(IF([.C23]&lt;&gt;0;IF([.D23]&lt;&gt;0;[.C23]/[.E23];[.B23]/[.D23]);[.B23]/[.D23]);&quot;&quot;)" office:value-type="float" office:value="0.457995328680612" calcext:value-type="float">
            <text:p>0.46</text:p>
          </table:table-cell>
          <table:table-cell table:formula="of:=IF([.$F23]&gt;=0;IF([.$F23]&lt;[.G$2];1;&quot;&quot;);&quot;&quot;)">
            <text:p/>
          </table:table-cell>
          <table:table-cell table:formula="of:=IF([.$F23]&gt;=[.G$2];IF([.$F23]&lt;[.H$2];2;&quot;&quot;);&quot;&quot;)">
            <text:p/>
          </table:table-cell>
          <table:table-cell table:formula="of:=IF([.$F23]&gt;=[.H$2];IF([.$F23]&lt;[.I$2];3;&quot;&quot;);&quot;&quot;)">
            <text:p/>
          </table:table-cell>
          <table:table-cell table:formula="of:=IF([.$F23]&gt;=[.I$2];IF([.$F23]&lt;[.J$2];4;&quot;&quot;);&quot;&quot;)">
            <text:p/>
          </table:table-cell>
          <table:table-cell table:formula="of:=IF([.$F23]&gt;=[.J$2];IF([.$F23]&lt;[.K$2];5;&quot;&quot;);&quot;&quot;)" office:value-type="float" office:value="5" calcext:value-type="float">
            <text:p>5</text:p>
          </table:table-cell>
          <table:table-cell table:formula="of:=IF([.$F23]&gt;=[.K$2];IF([.$F23]&lt;[.L$2];6;&quot;&quot;);&quot;&quot;)">
            <text:p/>
          </table:table-cell>
          <table:table-cell table:formula="of:=IF([.$F23]&gt;=[.L$2];IF([.$F23]&lt;[.M$2];7;&quot;&quot;);&quot;&quot;)">
            <text:p/>
          </table:table-cell>
          <table:table-cell table:formula="of:=IF([.$F23]&gt;=[.M$2];IF([.$F23]&lt;[.N$2];8;&quot;&quot;);&quot;&quot;)">
            <text:p/>
          </table:table-cell>
          <table:table-cell table:formula="of:=IF(SUM([.G23:.N23])=0;0;VALUE([.G23]&amp;[.H23]&amp;[.I23]&amp;[.J23]&amp;[.K23]&amp;[.L23]&amp;[.M23]&amp;[.N23]))" office:value-type="float" office:value="5" calcext:value-type="float">
            <text:p>5</text:p>
          </table:table-cell>
          <table:table-cell table:number-columns-repeated="5"/>
        </table:table-row>
        <table:table-row table:style-name="ro1">
          <table:table-cell office:value-type="string" calcext:value-type="string">
            <text:p>Bermuda</text:p>
          </table:table-cell>
          <table:table-cell office:value-type="float" office:value="224.359804" calcext:value-type="float">
            <text:p>224.36</text:p>
          </table:table-cell>
          <table:table-cell office:value-type="float" office:value="229.855048" calcext:value-type="float">
            <text:p>229.86</text:p>
          </table:table-cell>
          <table:table-cell office:value-type="float" office:value="1445.391610375" calcext:value-type="float">
            <text:p>1445.39</text:p>
          </table:table-cell>
          <table:table-cell office:value-type="float" office:value="1430.010224" calcext:value-type="float">
            <text:p>1430.01</text:p>
          </table:table-cell>
          <table:table-cell table:style-name="ce2" table:formula="of:=IFERROR(IF([.C24]&lt;&gt;0;IF([.D24]&lt;&gt;0;[.C24]/[.E24];[.B24]/[.D24]);[.B24]/[.D24]);&quot;&quot;)" office:value-type="float" office:value="0.160736646593374" calcext:value-type="float">
            <text:p>0.16</text:p>
          </table:table-cell>
          <table:table-cell table:formula="of:=IF([.$F24]&gt;=0;IF([.$F24]&lt;[.G$2];1;&quot;&quot;);&quot;&quot;)">
            <text:p/>
          </table:table-cell>
          <table:table-cell table:formula="of:=IF([.$F24]&gt;=[.G$2];IF([.$F24]&lt;[.H$2];2;&quot;&quot;);&quot;&quot;)">
            <text:p/>
          </table:table-cell>
          <table:table-cell table:formula="of:=IF([.$F24]&gt;=[.H$2];IF([.$F24]&lt;[.I$2];3;&quot;&quot;);&quot;&quot;)">
            <text:p/>
          </table:table-cell>
          <table:table-cell table:formula="of:=IF([.$F24]&gt;=[.I$2];IF([.$F24]&lt;[.J$2];4;&quot;&quot;);&quot;&quot;)" office:value-type="float" office:value="4" calcext:value-type="float">
            <text:p>4</text:p>
          </table:table-cell>
          <table:table-cell table:formula="of:=IF([.$F24]&gt;=[.J$2];IF([.$F24]&lt;[.K$2];5;&quot;&quot;);&quot;&quot;)">
            <text:p/>
          </table:table-cell>
          <table:table-cell table:formula="of:=IF([.$F24]&gt;=[.K$2];IF([.$F24]&lt;[.L$2];6;&quot;&quot;);&quot;&quot;)">
            <text:p/>
          </table:table-cell>
          <table:table-cell table:formula="of:=IF([.$F24]&gt;=[.L$2];IF([.$F24]&lt;[.M$2];7;&quot;&quot;);&quot;&quot;)">
            <text:p/>
          </table:table-cell>
          <table:table-cell table:formula="of:=IF([.$F24]&gt;=[.M$2];IF([.$F24]&lt;[.N$2];8;&quot;&quot;);&quot;&quot;)">
            <text:p/>
          </table:table-cell>
          <table:table-cell table:formula="of:=IF(SUM([.G24:.N24])=0;0;VALUE([.G24]&amp;[.H24]&amp;[.I24]&amp;[.J24]&amp;[.K24]&amp;[.L24]&amp;[.M24]&amp;[.N24]))" office:value-type="float" office:value="4" calcext:value-type="float">
            <text:p>4</text:p>
          </table:table-cell>
          <table:table-cell table:number-columns-repeated="5"/>
        </table:table-row>
        <table:table-row table:style-name="ro1">
          <table:table-cell office:value-type="string" calcext:value-type="string">
            <text:p>Bhutan</text:p>
          </table:table-cell>
          <table:table-cell office:value-type="float" office:value="54.958722" calcext:value-type="float">
            <text:p>54.96</text:p>
          </table:table-cell>
          <table:table-cell office:value-type="float" office:value="52.52625" calcext:value-type="float">
            <text:p>52.53</text:p>
          </table:table-cell>
          <table:table-cell office:value-type="float" office:value="19.65650825" calcext:value-type="float">
            <text:p>19.66</text:p>
          </table:table-cell>
          <table:table-cell office:value-type="float" office:value="34.34345675" calcext:value-type="float">
            <text:p>34.34</text:p>
          </table:table-cell>
          <table:table-cell table:style-name="ce2" table:formula="of:=IFERROR(IF([.C25]&lt;&gt;0;IF([.D25]&lt;&gt;0;[.C25]/[.E25];[.B25]/[.D25]);[.B25]/[.D25]);&quot;&quot;)" office:value-type="float" office:value="1.52943981097651" calcext:value-type="float">
            <text:p>1.53</text:p>
          </table:table-cell>
          <table:table-cell table:formula="of:=IF([.$F25]&gt;=0;IF([.$F25]&lt;[.G$2];1;&quot;&quot;);&quot;&quot;)">
            <text:p/>
          </table:table-cell>
          <table:table-cell table:formula="of:=IF([.$F25]&gt;=[.G$2];IF([.$F25]&lt;[.H$2];2;&quot;&quot;);&quot;&quot;)">
            <text:p/>
          </table:table-cell>
          <table:table-cell table:formula="of:=IF([.$F25]&gt;=[.H$2];IF([.$F25]&lt;[.I$2];3;&quot;&quot;);&quot;&quot;)">
            <text:p/>
          </table:table-cell>
          <table:table-cell table:formula="of:=IF([.$F25]&gt;=[.I$2];IF([.$F25]&lt;[.J$2];4;&quot;&quot;);&quot;&quot;)">
            <text:p/>
          </table:table-cell>
          <table:table-cell table:formula="of:=IF([.$F25]&gt;=[.J$2];IF([.$F25]&lt;[.K$2];5;&quot;&quot;);&quot;&quot;)">
            <text:p/>
          </table:table-cell>
          <table:table-cell table:formula="of:=IF([.$F25]&gt;=[.K$2];IF([.$F25]&lt;[.L$2];6;&quot;&quot;);&quot;&quot;)">
            <text:p/>
          </table:table-cell>
          <table:table-cell table:formula="of:=IF([.$F25]&gt;=[.L$2];IF([.$F25]&lt;[.M$2];7;&quot;&quot;);&quot;&quot;)" office:value-type="float" office:value="7" calcext:value-type="float">
            <text:p>7</text:p>
          </table:table-cell>
          <table:table-cell table:formula="of:=IF([.$F25]&gt;=[.M$2];IF([.$F25]&lt;[.N$2];8;&quot;&quot;);&quot;&quot;)">
            <text:p/>
          </table:table-cell>
          <table:table-cell table:formula="of:=IF(SUM([.G25:.N25])=0;0;VALUE([.G25]&amp;[.H25]&amp;[.I25]&amp;[.J25]&amp;[.K25]&amp;[.L25]&amp;[.M25]&amp;[.N25]))" office:value-type="float" office:value="7" calcext:value-type="float">
            <text:p>7</text:p>
          </table:table-cell>
          <table:table-cell table:number-columns-repeated="5"/>
        </table:table-row>
        <table:table-row table:style-name="ro1">
          <table:table-cell office:value-type="string" calcext:value-type="string">
            <text:p>Bolivia</text:p>
          </table:table-cell>
          <table:table-cell office:value-type="float" office:value="210.175748" calcext:value-type="float">
            <text:p>210.18</text:p>
          </table:table-cell>
          <table:table-cell office:value-type="float" office:value="229.3823975" calcext:value-type="float">
            <text:p>229.38</text:p>
          </table:table-cell>
          <table:table-cell office:value-type="float" office:value="1190.958174" calcext:value-type="float">
            <text:p>1190.96</text:p>
          </table:table-cell>
          <table:table-cell office:value-type="float" office:value="1217.183691" calcext:value-type="float">
            <text:p>1217.18</text:p>
          </table:table-cell>
          <table:table-cell table:style-name="ce2" table:formula="of:=IFERROR(IF([.C26]&lt;&gt;0;IF([.D26]&lt;&gt;0;[.C26]/[.E26];[.B26]/[.D26]);[.B26]/[.D26]);&quot;&quot;)" office:value-type="float" office:value="0.188453393843576" calcext:value-type="float">
            <text:p>0.19</text:p>
          </table:table-cell>
          <table:table-cell table:formula="of:=IF([.$F26]&gt;=0;IF([.$F26]&lt;[.G$2];1;&quot;&quot;);&quot;&quot;)">
            <text:p/>
          </table:table-cell>
          <table:table-cell table:formula="of:=IF([.$F26]&gt;=[.G$2];IF([.$F26]&lt;[.H$2];2;&quot;&quot;);&quot;&quot;)">
            <text:p/>
          </table:table-cell>
          <table:table-cell table:formula="of:=IF([.$F26]&gt;=[.H$2];IF([.$F26]&lt;[.I$2];3;&quot;&quot;);&quot;&quot;)">
            <text:p/>
          </table:table-cell>
          <table:table-cell table:formula="of:=IF([.$F26]&gt;=[.I$2];IF([.$F26]&lt;[.J$2];4;&quot;&quot;);&quot;&quot;)" office:value-type="float" office:value="4" calcext:value-type="float">
            <text:p>4</text:p>
          </table:table-cell>
          <table:table-cell table:formula="of:=IF([.$F26]&gt;=[.J$2];IF([.$F26]&lt;[.K$2];5;&quot;&quot;);&quot;&quot;)">
            <text:p/>
          </table:table-cell>
          <table:table-cell table:formula="of:=IF([.$F26]&gt;=[.K$2];IF([.$F26]&lt;[.L$2];6;&quot;&quot;);&quot;&quot;)">
            <text:p/>
          </table:table-cell>
          <table:table-cell table:formula="of:=IF([.$F26]&gt;=[.L$2];IF([.$F26]&lt;[.M$2];7;&quot;&quot;);&quot;&quot;)">
            <text:p/>
          </table:table-cell>
          <table:table-cell table:formula="of:=IF([.$F26]&gt;=[.M$2];IF([.$F26]&lt;[.N$2];8;&quot;&quot;);&quot;&quot;)">
            <text:p/>
          </table:table-cell>
          <table:table-cell table:formula="of:=IF(SUM([.G26:.N26])=0;0;VALUE([.G26]&amp;[.H26]&amp;[.I26]&amp;[.J26]&amp;[.K26]&amp;[.L26]&amp;[.M26]&amp;[.N26]))" office:value-type="float" office:value="4" calcext:value-type="float">
            <text:p>4</text:p>
          </table:table-cell>
          <table:table-cell table:number-columns-repeated="5"/>
        </table:table-row>
        <table:table-row table:style-name="ro1">
          <table:table-cell office:value-type="string" calcext:value-type="string">
            <text:p>Bosnia and Herzegovina</text:p>
          </table:table-cell>
          <table:table-cell office:value-type="float" office:value="59.953622" calcext:value-type="float">
            <text:p>59.95</text:p>
          </table:table-cell>
          <table:table-cell office:value-type="float" office:value="61.705107" calcext:value-type="float">
            <text:p>61.71</text:p>
          </table:table-cell>
          <table:table-cell office:value-type="float" office:value="1801.112" calcext:value-type="float">
            <text:p>1801.11</text:p>
          </table:table-cell>
          <table:table-cell office:value-type="float" office:value="1831.361952" calcext:value-type="float">
            <text:p>1831.36</text:p>
          </table:table-cell>
          <table:table-cell table:style-name="ce2" table:formula="of:=IFERROR(IF([.C27]&lt;&gt;0;IF([.D27]&lt;&gt;0;[.C27]/[.E27];[.B27]/[.D27]);[.B27]/[.D27]);&quot;&quot;)" office:value-type="float" office:value="0.0336935617410927" calcext:value-type="float">
            <text:p>0.03</text:p>
          </table:table-cell>
          <table:table-cell table:formula="of:=IF([.$F27]&gt;=0;IF([.$F27]&lt;[.G$2];1;&quot;&quot;);&quot;&quot;)">
            <text:p/>
          </table:table-cell>
          <table:table-cell table:formula="of:=IF([.$F27]&gt;=[.G$2];IF([.$F27]&lt;[.H$2];2;&quot;&quot;);&quot;&quot;)">
            <text:p/>
          </table:table-cell>
          <table:table-cell table:formula="of:=IF([.$F27]&gt;=[.H$2];IF([.$F27]&lt;[.I$2];3;&quot;&quot;);&quot;&quot;)" office:value-type="float" office:value="3" calcext:value-type="float">
            <text:p>3</text:p>
          </table:table-cell>
          <table:table-cell table:formula="of:=IF([.$F27]&gt;=[.I$2];IF([.$F27]&lt;[.J$2];4;&quot;&quot;);&quot;&quot;)">
            <text:p/>
          </table:table-cell>
          <table:table-cell table:formula="of:=IF([.$F27]&gt;=[.J$2];IF([.$F27]&lt;[.K$2];5;&quot;&quot;);&quot;&quot;)">
            <text:p/>
          </table:table-cell>
          <table:table-cell table:formula="of:=IF([.$F27]&gt;=[.K$2];IF([.$F27]&lt;[.L$2];6;&quot;&quot;);&quot;&quot;)">
            <text:p/>
          </table:table-cell>
          <table:table-cell table:formula="of:=IF([.$F27]&gt;=[.L$2];IF([.$F27]&lt;[.M$2];7;&quot;&quot;);&quot;&quot;)">
            <text:p/>
          </table:table-cell>
          <table:table-cell table:formula="of:=IF([.$F27]&gt;=[.M$2];IF([.$F27]&lt;[.N$2];8;&quot;&quot;);&quot;&quot;)">
            <text:p/>
          </table:table-cell>
          <table:table-cell table:formula="of:=IF(SUM([.G27:.N27])=0;0;VALUE([.G27]&amp;[.H27]&amp;[.I27]&amp;[.J27]&amp;[.K27]&amp;[.L27]&amp;[.M27]&amp;[.N27]))" office:value-type="float" office:value="3" calcext:value-type="float">
            <text:p>3</text:p>
          </table:table-cell>
          <table:table-cell table:number-columns-repeated="5"/>
        </table:table-row>
        <table:table-row table:style-name="ro1">
          <table:table-cell office:value-type="string" calcext:value-type="string">
            <text:p>Botswana</text:p>
          </table:table-cell>
          <table:table-cell office:value-type="float" office:value="78.532494" calcext:value-type="float">
            <text:p>78.53</text:p>
          </table:table-cell>
          <table:table-cell office:value-type="float" office:value="69.991496" calcext:value-type="float">
            <text:p>69.99</text:p>
          </table:table-cell>
          <table:table-cell office:value-type="float" office:value="30.0455885" calcext:value-type="float">
            <text:p>30.05</text:p>
          </table:table-cell>
          <table:table-cell office:value-type="float" office:value="28.856317" calcext:value-type="float">
            <text:p>28.86</text:p>
          </table:table-cell>
          <table:table-cell table:style-name="ce2" table:formula="of:=IFERROR(IF([.C28]&lt;&gt;0;IF([.D28]&lt;&gt;0;[.C28]/[.E28];[.B28]/[.D28]);[.B28]/[.D28]);&quot;&quot;)" office:value-type="float" office:value="2.42551729661134" calcext:value-type="float">
            <text:p>2.43</text:p>
          </table:table-cell>
          <table:table-cell table:formula="of:=IF([.$F28]&gt;=0;IF([.$F28]&lt;[.G$2];1;&quot;&quot;);&quot;&quot;)">
            <text:p/>
          </table:table-cell>
          <table:table-cell table:formula="of:=IF([.$F28]&gt;=[.G$2];IF([.$F28]&lt;[.H$2];2;&quot;&quot;);&quot;&quot;)">
            <text:p/>
          </table:table-cell>
          <table:table-cell table:formula="of:=IF([.$F28]&gt;=[.H$2];IF([.$F28]&lt;[.I$2];3;&quot;&quot;);&quot;&quot;)">
            <text:p/>
          </table:table-cell>
          <table:table-cell table:formula="of:=IF([.$F28]&gt;=[.I$2];IF([.$F28]&lt;[.J$2];4;&quot;&quot;);&quot;&quot;)">
            <text:p/>
          </table:table-cell>
          <table:table-cell table:formula="of:=IF([.$F28]&gt;=[.J$2];IF([.$F28]&lt;[.K$2];5;&quot;&quot;);&quot;&quot;)">
            <text:p/>
          </table:table-cell>
          <table:table-cell table:formula="of:=IF([.$F28]&gt;=[.K$2];IF([.$F28]&lt;[.L$2];6;&quot;&quot;);&quot;&quot;)">
            <text:p/>
          </table:table-cell>
          <table:table-cell table:formula="of:=IF([.$F28]&gt;=[.L$2];IF([.$F28]&lt;[.M$2];7;&quot;&quot;);&quot;&quot;)" office:value-type="float" office:value="7" calcext:value-type="float">
            <text:p>7</text:p>
          </table:table-cell>
          <table:table-cell table:formula="of:=IF([.$F28]&gt;=[.M$2];IF([.$F28]&lt;[.N$2];8;&quot;&quot;);&quot;&quot;)">
            <text:p/>
          </table:table-cell>
          <table:table-cell table:formula="of:=IF(SUM([.G28:.N28])=0;0;VALUE([.G28]&amp;[.H28]&amp;[.I28]&amp;[.J28]&amp;[.K28]&amp;[.L28]&amp;[.M28]&amp;[.N28]))" office:value-type="float" office:value="7" calcext:value-type="float">
            <text:p>7</text:p>
          </table:table-cell>
          <table:table-cell table:number-columns-repeated="5"/>
        </table:table-row>
        <table:table-row table:style-name="ro1">
          <table:table-cell office:value-type="string" calcext:value-type="string">
            <text:p>Brazil</text:p>
          </table:table-cell>
          <table:table-cell office:value-type="float" office:value="1339.086904" calcext:value-type="float">
            <text:p>1339.09</text:p>
          </table:table-cell>
          <table:table-cell office:value-type="float" office:value="1385.076056" calcext:value-type="float">
            <text:p>1385.08</text:p>
          </table:table-cell>
          <table:table-cell office:value-type="float" office:value="2896.909952" calcext:value-type="float">
            <text:p>2896.91</text:p>
          </table:table-cell>
          <table:table-cell office:value-type="float" office:value="2739.786624" calcext:value-type="float">
            <text:p>2739.79</text:p>
          </table:table-cell>
          <table:table-cell table:style-name="ce2" table:formula="of:=IFERROR(IF([.C29]&lt;&gt;0;IF([.D29]&lt;&gt;0;[.C29]/[.E29];[.B29]/[.D29]);[.B29]/[.D29]);&quot;&quot;)" office:value-type="float" office:value="0.505541578992686" calcext:value-type="float">
            <text:p>0.51</text:p>
          </table:table-cell>
          <table:table-cell table:formula="of:=IF([.$F29]&gt;=0;IF([.$F29]&lt;[.G$2];1;&quot;&quot;);&quot;&quot;)">
            <text:p/>
          </table:table-cell>
          <table:table-cell table:formula="of:=IF([.$F29]&gt;=[.G$2];IF([.$F29]&lt;[.H$2];2;&quot;&quot;);&quot;&quot;)">
            <text:p/>
          </table:table-cell>
          <table:table-cell table:formula="of:=IF([.$F29]&gt;=[.H$2];IF([.$F29]&lt;[.I$2];3;&quot;&quot;);&quot;&quot;)">
            <text:p/>
          </table:table-cell>
          <table:table-cell table:formula="of:=IF([.$F29]&gt;=[.I$2];IF([.$F29]&lt;[.J$2];4;&quot;&quot;);&quot;&quot;)">
            <text:p/>
          </table:table-cell>
          <table:table-cell table:formula="of:=IF([.$F29]&gt;=[.J$2];IF([.$F29]&lt;[.K$2];5;&quot;&quot;);&quot;&quot;)" office:value-type="float" office:value="5" calcext:value-type="float">
            <text:p>5</text:p>
          </table:table-cell>
          <table:table-cell table:formula="of:=IF([.$F29]&gt;=[.K$2];IF([.$F29]&lt;[.L$2];6;&quot;&quot;);&quot;&quot;)">
            <text:p/>
          </table:table-cell>
          <table:table-cell table:formula="of:=IF([.$F29]&gt;=[.L$2];IF([.$F29]&lt;[.M$2];7;&quot;&quot;);&quot;&quot;)">
            <text:p/>
          </table:table-cell>
          <table:table-cell table:formula="of:=IF([.$F29]&gt;=[.M$2];IF([.$F29]&lt;[.N$2];8;&quot;&quot;);&quot;&quot;)">
            <text:p/>
          </table:table-cell>
          <table:table-cell table:formula="of:=IF(SUM([.G29:.N29])=0;0;VALUE([.G29]&amp;[.H29]&amp;[.I29]&amp;[.J29]&amp;[.K29]&amp;[.L29]&amp;[.M29]&amp;[.N29]))" office:value-type="float" office:value="5" calcext:value-type="float">
            <text:p>5</text:p>
          </table:table-cell>
          <table:table-cell table:number-columns-repeated="5"/>
        </table:table-row>
        <table:table-row table:style-name="ro1">
          <table:table-cell office:value-type="string" calcext:value-type="string">
            <text:p>Brunei Darussalam</text:p>
          </table:table-cell>
          <table:table-cell table:number-columns-repeated="4"/>
          <table:table-cell table:style-name="ce2" table:formula="of:=IFERROR(IF([.C30]&lt;&gt;0;IF([.D30]&lt;&gt;0;[.C30]/[.E30];[.B30]/[.D30]);[.B30]/[.D30]);&quot;&quot;)">
            <text:p/>
          </table:table-cell>
          <table:table-cell table:formula="of:=IF([.$F30]&gt;=0;IF([.$F30]&lt;[.G$2];1;&quot;&quot;);&quot;&quot;)">
            <text:p/>
          </table:table-cell>
          <table:table-cell table:formula="of:=IF([.$F30]&gt;=[.G$2];IF([.$F30]&lt;[.H$2];2;&quot;&quot;);&quot;&quot;)">
            <text:p/>
          </table:table-cell>
          <table:table-cell table:formula="of:=IF([.$F30]&gt;=[.H$2];IF([.$F30]&lt;[.I$2];3;&quot;&quot;);&quot;&quot;)">
            <text:p/>
          </table:table-cell>
          <table:table-cell table:formula="of:=IF([.$F30]&gt;=[.I$2];IF([.$F30]&lt;[.J$2];4;&quot;&quot;);&quot;&quot;)">
            <text:p/>
          </table:table-cell>
          <table:table-cell table:formula="of:=IF([.$F30]&gt;=[.J$2];IF([.$F30]&lt;[.K$2];5;&quot;&quot;);&quot;&quot;)">
            <text:p/>
          </table:table-cell>
          <table:table-cell table:formula="of:=IF([.$F30]&gt;=[.K$2];IF([.$F30]&lt;[.L$2];6;&quot;&quot;);&quot;&quot;)">
            <text:p/>
          </table:table-cell>
          <table:table-cell table:formula="of:=IF([.$F30]&gt;=[.L$2];IF([.$F30]&lt;[.M$2];7;&quot;&quot;);&quot;&quot;)">
            <text:p/>
          </table:table-cell>
          <table:table-cell table:formula="of:=IF([.$F30]&gt;=[.M$2];IF([.$F30]&lt;[.N$2];8;&quot;&quot;);&quot;&quot;)">
            <text:p/>
          </table:table-cell>
          <table:table-cell table:formula="of:=IF(SUM([.G30:.N30])=0;0;VALUE([.G30]&amp;[.H30]&amp;[.I30]&amp;[.J30]&amp;[.K30]&amp;[.L30]&amp;[.M30]&amp;[.N30]))" office:value-type="float" office:value="0" calcext:value-type="float">
            <text:p>0</text:p>
          </table:table-cell>
          <table:table-cell table:number-columns-repeated="5"/>
        </table:table-row>
        <table:table-row table:style-name="ro1">
          <table:table-cell office:value-type="string" calcext:value-type="string">
            <text:p>Bulgaria</text:p>
          </table:table-cell>
          <table:table-cell office:value-type="float" office:value="150.83" calcext:value-type="float">
            <text:p>150.83</text:p>
          </table:table-cell>
          <table:table-cell office:value-type="float" office:value="166.7" calcext:value-type="float">
            <text:p>166.7</text:p>
          </table:table-cell>
          <table:table-cell office:value-type="float" office:value="1494.740032" calcext:value-type="float">
            <text:p>1494.74</text:p>
          </table:table-cell>
          <table:table-cell office:value-type="float" office:value="1665.569984" calcext:value-type="float">
            <text:p>1665.57</text:p>
          </table:table-cell>
          <table:table-cell table:style-name="ce2" table:formula="of:=IFERROR(IF([.C31]&lt;&gt;0;IF([.D31]&lt;&gt;0;[.C31]/[.E31];[.B31]/[.D31]);[.B31]/[.D31]);&quot;&quot;)" office:value-type="float" office:value="0.10008585745503" calcext:value-type="float">
            <text:p>0.10</text:p>
          </table:table-cell>
          <table:table-cell table:formula="of:=IF([.$F31]&gt;=0;IF([.$F31]&lt;[.G$2];1;&quot;&quot;);&quot;&quot;)">
            <text:p/>
          </table:table-cell>
          <table:table-cell table:formula="of:=IF([.$F31]&gt;=[.G$2];IF([.$F31]&lt;[.H$2];2;&quot;&quot;);&quot;&quot;)">
            <text:p/>
          </table:table-cell>
          <table:table-cell table:formula="of:=IF([.$F31]&gt;=[.H$2];IF([.$F31]&lt;[.I$2];3;&quot;&quot;);&quot;&quot;)" office:value-type="float" office:value="3" calcext:value-type="float">
            <text:p>3</text:p>
          </table:table-cell>
          <table:table-cell table:formula="of:=IF([.$F31]&gt;=[.I$2];IF([.$F31]&lt;[.J$2];4;&quot;&quot;);&quot;&quot;)">
            <text:p/>
          </table:table-cell>
          <table:table-cell table:formula="of:=IF([.$F31]&gt;=[.J$2];IF([.$F31]&lt;[.K$2];5;&quot;&quot;);&quot;&quot;)">
            <text:p/>
          </table:table-cell>
          <table:table-cell table:formula="of:=IF([.$F31]&gt;=[.K$2];IF([.$F31]&lt;[.L$2];6;&quot;&quot;);&quot;&quot;)">
            <text:p/>
          </table:table-cell>
          <table:table-cell table:formula="of:=IF([.$F31]&gt;=[.L$2];IF([.$F31]&lt;[.M$2];7;&quot;&quot;);&quot;&quot;)">
            <text:p/>
          </table:table-cell>
          <table:table-cell table:formula="of:=IF([.$F31]&gt;=[.M$2];IF([.$F31]&lt;[.N$2];8;&quot;&quot;);&quot;&quot;)">
            <text:p/>
          </table:table-cell>
          <table:table-cell table:formula="of:=IF(SUM([.G31:.N31])=0;0;VALUE([.G31]&amp;[.H31]&amp;[.I31]&amp;[.J31]&amp;[.K31]&amp;[.L31]&amp;[.M31]&amp;[.N31]))" office:value-type="float" office:value="3" calcext:value-type="float">
            <text:p>3</text:p>
          </table:table-cell>
          <table:table-cell table:number-columns-repeated="5"/>
        </table:table-row>
        <table:table-row table:style-name="ro1">
          <table:table-cell office:value-type="string" calcext:value-type="string">
            <text:p>Burkina Faso</text:p>
          </table:table-cell>
          <table:table-cell table:number-columns-repeated="2"/>
          <table:table-cell office:value-type="float" office:value="395.78091003" calcext:value-type="float">
            <text:p>395.78</text:p>
          </table:table-cell>
          <table:table-cell office:value-type="float" office:value="405.67543278075" calcext:value-type="float">
            <text:p>405.68</text:p>
          </table:table-cell>
          <table:table-cell table:style-name="ce2" table:formula="of:=IFERROR(IF([.C32]&lt;&gt;0;IF([.D32]&lt;&gt;0;[.C32]/[.E32];[.B32]/[.D32]);[.B32]/[.D32]);&quot;&quot;)" office:value-type="float" office:value="0" calcext:value-type="float">
            <text:p>0.00</text:p>
          </table:table-cell>
          <table:table-cell table:formula="of:=IF([.$F32]&gt;=0;IF([.$F32]&lt;[.G$2];1;&quot;&quot;);&quot;&quot;)">
            <text:p/>
          </table:table-cell>
          <table:table-cell table:formula="of:=IF([.$F32]&gt;=[.G$2];IF([.$F32]&lt;[.H$2];2;&quot;&quot;);&quot;&quot;)" office:value-type="float" office:value="2" calcext:value-type="float">
            <text:p>2</text:p>
          </table:table-cell>
          <table:table-cell table:formula="of:=IF([.$F32]&gt;=[.H$2];IF([.$F32]&lt;[.I$2];3;&quot;&quot;);&quot;&quot;)">
            <text:p/>
          </table:table-cell>
          <table:table-cell table:formula="of:=IF([.$F32]&gt;=[.I$2];IF([.$F32]&lt;[.J$2];4;&quot;&quot;);&quot;&quot;)">
            <text:p/>
          </table:table-cell>
          <table:table-cell table:formula="of:=IF([.$F32]&gt;=[.J$2];IF([.$F32]&lt;[.K$2];5;&quot;&quot;);&quot;&quot;)">
            <text:p/>
          </table:table-cell>
          <table:table-cell table:formula="of:=IF([.$F32]&gt;=[.K$2];IF([.$F32]&lt;[.L$2];6;&quot;&quot;);&quot;&quot;)">
            <text:p/>
          </table:table-cell>
          <table:table-cell table:formula="of:=IF([.$F32]&gt;=[.L$2];IF([.$F32]&lt;[.M$2];7;&quot;&quot;);&quot;&quot;)">
            <text:p/>
          </table:table-cell>
          <table:table-cell table:formula="of:=IF([.$F32]&gt;=[.M$2];IF([.$F32]&lt;[.N$2];8;&quot;&quot;);&quot;&quot;)">
            <text:p/>
          </table:table-cell>
          <table:table-cell table:formula="of:=IF(SUM([.G32:.N32])=0;0;VALUE([.G32]&amp;[.H32]&amp;[.I32]&amp;[.J32]&amp;[.K32]&amp;[.L32]&amp;[.M32]&amp;[.N32]))" office:value-type="float" office:value="2" calcext:value-type="float">
            <text:p>2</text:p>
          </table:table-cell>
          <table:table-cell table:number-columns-repeated="5"/>
        </table:table-row>
        <table:table-row table:style-name="ro1">
          <table:table-cell office:value-type="string" calcext:value-type="string">
            <text:p>Burundi</text:p>
          </table:table-cell>
          <table:table-cell office:value-type="float" office:value="21.031068" calcext:value-type="float">
            <text:p>21.03</text:p>
          </table:table-cell>
          <table:table-cell/>
          <table:table-cell table:number-columns-repeated="2" office:value-type="float" office:value="51.034026" calcext:value-type="float">
            <text:p>51.03</text:p>
          </table:table-cell>
          <table:table-cell table:style-name="ce2" table:formula="of:=IFERROR(IF([.C33]&lt;&gt;0;IF([.D33]&lt;&gt;0;[.C33]/[.E33];[.B33]/[.D33]);[.B33]/[.D33]);&quot;&quot;)" office:value-type="float" office:value="0.412098939636861" calcext:value-type="float">
            <text:p>0.41</text:p>
          </table:table-cell>
          <table:table-cell table:formula="of:=IF([.$F33]&gt;=0;IF([.$F33]&lt;[.G$2];1;&quot;&quot;);&quot;&quot;)">
            <text:p/>
          </table:table-cell>
          <table:table-cell table:formula="of:=IF([.$F33]&gt;=[.G$2];IF([.$F33]&lt;[.H$2];2;&quot;&quot;);&quot;&quot;)">
            <text:p/>
          </table:table-cell>
          <table:table-cell table:formula="of:=IF([.$F33]&gt;=[.H$2];IF([.$F33]&lt;[.I$2];3;&quot;&quot;);&quot;&quot;)">
            <text:p/>
          </table:table-cell>
          <table:table-cell table:formula="of:=IF([.$F33]&gt;=[.I$2];IF([.$F33]&lt;[.J$2];4;&quot;&quot;);&quot;&quot;)">
            <text:p/>
          </table:table-cell>
          <table:table-cell table:formula="of:=IF([.$F33]&gt;=[.J$2];IF([.$F33]&lt;[.K$2];5;&quot;&quot;);&quot;&quot;)" office:value-type="float" office:value="5" calcext:value-type="float">
            <text:p>5</text:p>
          </table:table-cell>
          <table:table-cell table:formula="of:=IF([.$F33]&gt;=[.K$2];IF([.$F33]&lt;[.L$2];6;&quot;&quot;);&quot;&quot;)">
            <text:p/>
          </table:table-cell>
          <table:table-cell table:formula="of:=IF([.$F33]&gt;=[.L$2];IF([.$F33]&lt;[.M$2];7;&quot;&quot;);&quot;&quot;)">
            <text:p/>
          </table:table-cell>
          <table:table-cell table:formula="of:=IF([.$F33]&gt;=[.M$2];IF([.$F33]&lt;[.N$2];8;&quot;&quot;);&quot;&quot;)">
            <text:p/>
          </table:table-cell>
          <table:table-cell table:formula="of:=IF(SUM([.G33:.N33])=0;0;VALUE([.G33]&amp;[.H33]&amp;[.I33]&amp;[.J33]&amp;[.K33]&amp;[.L33]&amp;[.M33]&amp;[.N33]))" office:value-type="float" office:value="5" calcext:value-type="float">
            <text:p>5</text:p>
          </table:table-cell>
          <table:table-cell table:number-columns-repeated="5"/>
        </table:table-row>
        <table:table-row table:style-name="ro1">
          <table:table-cell office:value-type="string" calcext:value-type="string">
            <text:p>Cape Verde</text:p>
          </table:table-cell>
          <table:table-cell office:value-type="float" office:value="14.20480975" calcext:value-type="float">
            <text:p>14.2</text:p>
          </table:table-cell>
          <table:table-cell office:value-type="float" office:value="26.89089" calcext:value-type="float">
            <text:p>26.89</text:p>
          </table:table-cell>
          <table:table-cell office:value-type="float" office:value="200.826434" calcext:value-type="float">
            <text:p>200.83</text:p>
          </table:table-cell>
          <table:table-cell office:value-type="float" office:value="220.7172" calcext:value-type="float">
            <text:p>220.72</text:p>
          </table:table-cell>
          <table:table-cell table:style-name="ce2" table:formula="of:=IFERROR(IF([.C34]&lt;&gt;0;IF([.D34]&lt;&gt;0;[.C34]/[.E34];[.B34]/[.D34]);[.B34]/[.D34]);&quot;&quot;)" office:value-type="float" office:value="0.12183413888904" calcext:value-type="float">
            <text:p>0.12</text:p>
          </table:table-cell>
          <table:table-cell table:formula="of:=IF([.$F34]&gt;=0;IF([.$F34]&lt;[.G$2];1;&quot;&quot;);&quot;&quot;)">
            <text:p/>
          </table:table-cell>
          <table:table-cell table:formula="of:=IF([.$F34]&gt;=[.G$2];IF([.$F34]&lt;[.H$2];2;&quot;&quot;);&quot;&quot;)">
            <text:p/>
          </table:table-cell>
          <table:table-cell table:formula="of:=IF([.$F34]&gt;=[.H$2];IF([.$F34]&lt;[.I$2];3;&quot;&quot;);&quot;&quot;)">
            <text:p/>
          </table:table-cell>
          <table:table-cell table:formula="of:=IF([.$F34]&gt;=[.I$2];IF([.$F34]&lt;[.J$2];4;&quot;&quot;);&quot;&quot;)" office:value-type="float" office:value="4" calcext:value-type="float">
            <text:p>4</text:p>
          </table:table-cell>
          <table:table-cell table:formula="of:=IF([.$F34]&gt;=[.J$2];IF([.$F34]&lt;[.K$2];5;&quot;&quot;);&quot;&quot;)">
            <text:p/>
          </table:table-cell>
          <table:table-cell table:formula="of:=IF([.$F34]&gt;=[.K$2];IF([.$F34]&lt;[.L$2];6;&quot;&quot;);&quot;&quot;)">
            <text:p/>
          </table:table-cell>
          <table:table-cell table:formula="of:=IF([.$F34]&gt;=[.L$2];IF([.$F34]&lt;[.M$2];7;&quot;&quot;);&quot;&quot;)">
            <text:p/>
          </table:table-cell>
          <table:table-cell table:formula="of:=IF([.$F34]&gt;=[.M$2];IF([.$F34]&lt;[.N$2];8;&quot;&quot;);&quot;&quot;)">
            <text:p/>
          </table:table-cell>
          <table:table-cell table:formula="of:=IF(SUM([.G34:.N34])=0;0;VALUE([.G34]&amp;[.H34]&amp;[.I34]&amp;[.J34]&amp;[.K34]&amp;[.L34]&amp;[.M34]&amp;[.N34]))" office:value-type="float" office:value="4" calcext:value-type="float">
            <text:p>4</text:p>
          </table:table-cell>
          <table:table-cell table:number-columns-repeated="5"/>
        </table:table-row>
        <table:table-row table:style-name="ro1">
          <table:table-cell office:value-type="string" calcext:value-type="string">
            <text:p>Cambodia</text:p>
          </table:table-cell>
          <table:table-cell office:value-type="float" office:value="251.464152" calcext:value-type="float">
            <text:p>251.46</text:p>
          </table:table-cell>
          <table:table-cell office:value-type="float" office:value="252.466904" calcext:value-type="float">
            <text:p>252.47</text:p>
          </table:table-cell>
          <table:table-cell office:value-type="float" office:value="400.019008" calcext:value-type="float">
            <text:p>400.02</text:p>
          </table:table-cell>
          <table:table-cell office:value-type="float" office:value="370.593216" calcext:value-type="float">
            <text:p>370.59</text:p>
          </table:table-cell>
          <table:table-cell table:style-name="ce2" table:formula="of:=IFERROR(IF([.C35]&lt;&gt;0;IF([.D35]&lt;&gt;0;[.C35]/[.E35];[.B35]/[.D35]);[.B35]/[.D35]);&quot;&quot;)" office:value-type="float" office:value="0.681250743672545" calcext:value-type="float">
            <text:p>0.68</text:p>
          </table:table-cell>
          <table:table-cell table:formula="of:=IF([.$F35]&gt;=0;IF([.$F35]&lt;[.G$2];1;&quot;&quot;);&quot;&quot;)">
            <text:p/>
          </table:table-cell>
          <table:table-cell table:formula="of:=IF([.$F35]&gt;=[.G$2];IF([.$F35]&lt;[.H$2];2;&quot;&quot;);&quot;&quot;)">
            <text:p/>
          </table:table-cell>
          <table:table-cell table:formula="of:=IF([.$F35]&gt;=[.H$2];IF([.$F35]&lt;[.I$2];3;&quot;&quot;);&quot;&quot;)">
            <text:p/>
          </table:table-cell>
          <table:table-cell table:formula="of:=IF([.$F35]&gt;=[.I$2];IF([.$F35]&lt;[.J$2];4;&quot;&quot;);&quot;&quot;)">
            <text:p/>
          </table:table-cell>
          <table:table-cell table:formula="of:=IF([.$F35]&gt;=[.J$2];IF([.$F35]&lt;[.K$2];5;&quot;&quot;);&quot;&quot;)">
            <text:p/>
          </table:table-cell>
          <table:table-cell table:formula="of:=IF([.$F35]&gt;=[.K$2];IF([.$F35]&lt;[.L$2];6;&quot;&quot;);&quot;&quot;)" office:value-type="float" office:value="6" calcext:value-type="float">
            <text:p>6</text:p>
          </table:table-cell>
          <table:table-cell table:formula="of:=IF([.$F35]&gt;=[.L$2];IF([.$F35]&lt;[.M$2];7;&quot;&quot;);&quot;&quot;)">
            <text:p/>
          </table:table-cell>
          <table:table-cell table:formula="of:=IF([.$F35]&gt;=[.M$2];IF([.$F35]&lt;[.N$2];8;&quot;&quot;);&quot;&quot;)">
            <text:p/>
          </table:table-cell>
          <table:table-cell table:formula="of:=IF(SUM([.G35:.N35])=0;0;VALUE([.G35]&amp;[.H35]&amp;[.I35]&amp;[.J35]&amp;[.K35]&amp;[.L35]&amp;[.M35]&amp;[.N35]))" office:value-type="float" office:value="6" calcext:value-type="float">
            <text:p>6</text:p>
          </table:table-cell>
          <table:table-cell table:number-columns-repeated="5"/>
        </table:table-row>
        <table:table-row table:style-name="ro1">
          <table:table-cell office:value-type="string" calcext:value-type="string">
            <text:p>Cameroon</text:p>
          </table:table-cell>
          <table:table-cell office:value-type="float" office:value="75.577036" calcext:value-type="float">
            <text:p>75.58</text:p>
          </table:table-cell>
          <table:table-cell/>
          <table:table-cell table:number-columns-repeated="2" office:value-type="float" office:value="241.609808" calcext:value-type="float">
            <text:p>241.61</text:p>
          </table:table-cell>
          <table:table-cell table:style-name="ce2" table:formula="of:=IFERROR(IF([.C36]&lt;&gt;0;IF([.D36]&lt;&gt;0;[.C36]/[.E36];[.B36]/[.D36]);[.B36]/[.D36]);&quot;&quot;)" office:value-type="float" office:value="0.31280615892878" calcext:value-type="float">
            <text:p>0.31</text:p>
          </table:table-cell>
          <table:table-cell table:formula="of:=IF([.$F36]&gt;=0;IF([.$F36]&lt;[.G$2];1;&quot;&quot;);&quot;&quot;)">
            <text:p/>
          </table:table-cell>
          <table:table-cell table:formula="of:=IF([.$F36]&gt;=[.G$2];IF([.$F36]&lt;[.H$2];2;&quot;&quot;);&quot;&quot;)">
            <text:p/>
          </table:table-cell>
          <table:table-cell table:formula="of:=IF([.$F36]&gt;=[.H$2];IF([.$F36]&lt;[.I$2];3;&quot;&quot;);&quot;&quot;)">
            <text:p/>
          </table:table-cell>
          <table:table-cell table:formula="of:=IF([.$F36]&gt;=[.I$2];IF([.$F36]&lt;[.J$2];4;&quot;&quot;);&quot;&quot;)">
            <text:p/>
          </table:table-cell>
          <table:table-cell table:formula="of:=IF([.$F36]&gt;=[.J$2];IF([.$F36]&lt;[.K$2];5;&quot;&quot;);&quot;&quot;)" office:value-type="float" office:value="5" calcext:value-type="float">
            <text:p>5</text:p>
          </table:table-cell>
          <table:table-cell table:formula="of:=IF([.$F36]&gt;=[.K$2];IF([.$F36]&lt;[.L$2];6;&quot;&quot;);&quot;&quot;)">
            <text:p/>
          </table:table-cell>
          <table:table-cell table:formula="of:=IF([.$F36]&gt;=[.L$2];IF([.$F36]&lt;[.M$2];7;&quot;&quot;);&quot;&quot;)">
            <text:p/>
          </table:table-cell>
          <table:table-cell table:formula="of:=IF([.$F36]&gt;=[.M$2];IF([.$F36]&lt;[.N$2];8;&quot;&quot;);&quot;&quot;)">
            <text:p/>
          </table:table-cell>
          <table:table-cell table:formula="of:=IF(SUM([.G36:.N36])=0;0;VALUE([.G36]&amp;[.H36]&amp;[.I36]&amp;[.J36]&amp;[.K36]&amp;[.L36]&amp;[.M36]&amp;[.N36]))" office:value-type="float" office:value="5" calcext:value-type="float">
            <text:p>5</text:p>
          </table:table-cell>
          <table:table-cell table:number-columns-repeated="5"/>
        </table:table-row>
        <table:table-row table:style-name="ro1">
          <table:table-cell office:value-type="string" calcext:value-type="string">
            <text:p>Canada</text:p>
          </table:table-cell>
          <table:table-cell office:value-type="float" office:value="4867.037696" calcext:value-type="float">
            <text:p>4867.04</text:p>
          </table:table-cell>
          <table:table-cell office:value-type="float" office:value="4738.534784" calcext:value-type="float">
            <text:p>4738.53</text:p>
          </table:table-cell>
          <table:table-cell office:value-type="float" office:value="1323.335296" calcext:value-type="float">
            <text:p>1323.34</text:p>
          </table:table-cell>
          <table:table-cell office:value-type="float" office:value="1343.332992" calcext:value-type="float">
            <text:p>1343.33</text:p>
          </table:table-cell>
          <table:table-cell table:style-name="ce2" table:formula="of:=IFERROR(IF([.C37]&lt;&gt;0;IF([.D37]&lt;&gt;0;[.C37]/[.E37];[.B37]/[.D37]);[.B37]/[.D37]);&quot;&quot;)" office:value-type="float" office:value="3.52744614493917" calcext:value-type="float">
            <text:p>3.53</text:p>
          </table:table-cell>
          <table:table-cell table:formula="of:=IF([.$F37]&gt;=0;IF([.$F37]&lt;[.G$2];1;&quot;&quot;);&quot;&quot;)">
            <text:p/>
          </table:table-cell>
          <table:table-cell table:formula="of:=IF([.$F37]&gt;=[.G$2];IF([.$F37]&lt;[.H$2];2;&quot;&quot;);&quot;&quot;)">
            <text:p/>
          </table:table-cell>
          <table:table-cell table:formula="of:=IF([.$F37]&gt;=[.H$2];IF([.$F37]&lt;[.I$2];3;&quot;&quot;);&quot;&quot;)">
            <text:p/>
          </table:table-cell>
          <table:table-cell table:formula="of:=IF([.$F37]&gt;=[.I$2];IF([.$F37]&lt;[.J$2];4;&quot;&quot;);&quot;&quot;)">
            <text:p/>
          </table:table-cell>
          <table:table-cell table:formula="of:=IF([.$F37]&gt;=[.J$2];IF([.$F37]&lt;[.K$2];5;&quot;&quot;);&quot;&quot;)">
            <text:p/>
          </table:table-cell>
          <table:table-cell table:formula="of:=IF([.$F37]&gt;=[.K$2];IF([.$F37]&lt;[.L$2];6;&quot;&quot;);&quot;&quot;)">
            <text:p/>
          </table:table-cell>
          <table:table-cell table:formula="of:=IF([.$F37]&gt;=[.L$2];IF([.$F37]&lt;[.M$2];7;&quot;&quot;);&quot;&quot;)">
            <text:p/>
          </table:table-cell>
          <table:table-cell table:formula="of:=IF([.$F37]&gt;=[.M$2];IF([.$F37]&lt;[.N$2];8;&quot;&quot;);&quot;&quot;)" office:value-type="float" office:value="8" calcext:value-type="float">
            <text:p>8</text:p>
          </table:table-cell>
          <table:table-cell table:formula="of:=IF(SUM([.G37:.N37])=0;0;VALUE([.G37]&amp;[.H37]&amp;[.I37]&amp;[.J37]&amp;[.K37]&amp;[.L37]&amp;[.M37]&amp;[.N37]))" office:value-type="float" office:value="8" calcext:value-type="float">
            <text:p>8</text:p>
          </table:table-cell>
          <table:table-cell table:number-columns-repeated="5"/>
        </table:table-row>
        <table:table-row table:style-name="ro1">
          <table:table-cell office:value-type="string" calcext:value-type="string">
            <text:p>Cayman Islands</text:p>
          </table:table-cell>
          <table:table-cell table:number-columns-repeated="4"/>
          <table:table-cell table:style-name="ce2" table:formula="of:=IFERROR(IF([.C38]&lt;&gt;0;IF([.D38]&lt;&gt;0;[.C38]/[.E38];[.B38]/[.D38]);[.B38]/[.D38]);&quot;&quot;)">
            <text:p/>
          </table:table-cell>
          <table:table-cell table:formula="of:=IF([.$F38]&gt;=0;IF([.$F38]&lt;[.G$2];1;&quot;&quot;);&quot;&quot;)">
            <text:p/>
          </table:table-cell>
          <table:table-cell table:formula="of:=IF([.$F38]&gt;=[.G$2];IF([.$F38]&lt;[.H$2];2;&quot;&quot;);&quot;&quot;)">
            <text:p/>
          </table:table-cell>
          <table:table-cell table:formula="of:=IF([.$F38]&gt;=[.H$2];IF([.$F38]&lt;[.I$2];3;&quot;&quot;);&quot;&quot;)">
            <text:p/>
          </table:table-cell>
          <table:table-cell table:formula="of:=IF([.$F38]&gt;=[.I$2];IF([.$F38]&lt;[.J$2];4;&quot;&quot;);&quot;&quot;)">
            <text:p/>
          </table:table-cell>
          <table:table-cell table:formula="of:=IF([.$F38]&gt;=[.J$2];IF([.$F38]&lt;[.K$2];5;&quot;&quot;);&quot;&quot;)">
            <text:p/>
          </table:table-cell>
          <table:table-cell table:formula="of:=IF([.$F38]&gt;=[.K$2];IF([.$F38]&lt;[.L$2];6;&quot;&quot;);&quot;&quot;)">
            <text:p/>
          </table:table-cell>
          <table:table-cell table:formula="of:=IF([.$F38]&gt;=[.L$2];IF([.$F38]&lt;[.M$2];7;&quot;&quot;);&quot;&quot;)">
            <text:p/>
          </table:table-cell>
          <table:table-cell table:formula="of:=IF([.$F38]&gt;=[.M$2];IF([.$F38]&lt;[.N$2];8;&quot;&quot;);&quot;&quot;)">
            <text:p/>
          </table:table-cell>
          <table:table-cell table:formula="of:=IF(SUM([.G38:.N38])=0;0;VALUE([.G38]&amp;[.H38]&amp;[.I38]&amp;[.J38]&amp;[.K38]&amp;[.L38]&amp;[.M38]&amp;[.N38]))" office:value-type="float" office:value="0" calcext:value-type="float">
            <text:p>0</text:p>
          </table:table-cell>
          <table:table-cell table:number-columns-repeated="5"/>
        </table:table-row>
        <table:table-row table:style-name="ro1">
          <table:table-cell office:value-type="string" calcext:value-type="string">
            <text:p>Central African Republic</text:p>
          </table:table-cell>
          <table:table-cell table:number-columns-repeated="4"/>
          <table:table-cell table:style-name="ce2" table:formula="of:=IFERROR(IF([.C39]&lt;&gt;0;IF([.D39]&lt;&gt;0;[.C39]/[.E39];[.B39]/[.D39]);[.B39]/[.D39]);&quot;&quot;)">
            <text:p/>
          </table:table-cell>
          <table:table-cell table:formula="of:=IF([.$F39]&gt;=0;IF([.$F39]&lt;[.G$2];1;&quot;&quot;);&quot;&quot;)">
            <text:p/>
          </table:table-cell>
          <table:table-cell table:formula="of:=IF([.$F39]&gt;=[.G$2];IF([.$F39]&lt;[.H$2];2;&quot;&quot;);&quot;&quot;)">
            <text:p/>
          </table:table-cell>
          <table:table-cell table:formula="of:=IF([.$F39]&gt;=[.H$2];IF([.$F39]&lt;[.I$2];3;&quot;&quot;);&quot;&quot;)">
            <text:p/>
          </table:table-cell>
          <table:table-cell table:formula="of:=IF([.$F39]&gt;=[.I$2];IF([.$F39]&lt;[.J$2];4;&quot;&quot;);&quot;&quot;)">
            <text:p/>
          </table:table-cell>
          <table:table-cell table:formula="of:=IF([.$F39]&gt;=[.J$2];IF([.$F39]&lt;[.K$2];5;&quot;&quot;);&quot;&quot;)">
            <text:p/>
          </table:table-cell>
          <table:table-cell table:formula="of:=IF([.$F39]&gt;=[.K$2];IF([.$F39]&lt;[.L$2];6;&quot;&quot;);&quot;&quot;)">
            <text:p/>
          </table:table-cell>
          <table:table-cell table:formula="of:=IF([.$F39]&gt;=[.L$2];IF([.$F39]&lt;[.M$2];7;&quot;&quot;);&quot;&quot;)">
            <text:p/>
          </table:table-cell>
          <table:table-cell table:formula="of:=IF([.$F39]&gt;=[.M$2];IF([.$F39]&lt;[.N$2];8;&quot;&quot;);&quot;&quot;)">
            <text:p/>
          </table:table-cell>
          <table:table-cell table:formula="of:=IF(SUM([.G39:.N39])=0;0;VALUE([.G39]&amp;[.H39]&amp;[.I39]&amp;[.J39]&amp;[.K39]&amp;[.L39]&amp;[.M39]&amp;[.N39]))" office:value-type="float" office:value="0" calcext:value-type="float">
            <text:p>0</text:p>
          </table:table-cell>
          <table:table-cell table:number-columns-repeated="5"/>
        </table:table-row>
        <table:table-row table:style-name="ro1">
          <table:table-cell office:value-type="string" calcext:value-type="string">
            <text:p>Chad</text:p>
          </table:table-cell>
          <table:table-cell table:number-columns-repeated="4"/>
          <table:table-cell table:style-name="ce2" table:formula="of:=IFERROR(IF([.C40]&lt;&gt;0;IF([.D40]&lt;&gt;0;[.C40]/[.E40];[.B40]/[.D40]);[.B40]/[.D40]);&quot;&quot;)">
            <text:p/>
          </table:table-cell>
          <table:table-cell table:formula="of:=IF([.$F40]&gt;=0;IF([.$F40]&lt;[.G$2];1;&quot;&quot;);&quot;&quot;)">
            <text:p/>
          </table:table-cell>
          <table:table-cell table:formula="of:=IF([.$F40]&gt;=[.G$2];IF([.$F40]&lt;[.H$2];2;&quot;&quot;);&quot;&quot;)">
            <text:p/>
          </table:table-cell>
          <table:table-cell table:formula="of:=IF([.$F40]&gt;=[.H$2];IF([.$F40]&lt;[.I$2];3;&quot;&quot;);&quot;&quot;)">
            <text:p/>
          </table:table-cell>
          <table:table-cell table:formula="of:=IF([.$F40]&gt;=[.I$2];IF([.$F40]&lt;[.J$2];4;&quot;&quot;);&quot;&quot;)">
            <text:p/>
          </table:table-cell>
          <table:table-cell table:formula="of:=IF([.$F40]&gt;=[.J$2];IF([.$F40]&lt;[.K$2];5;&quot;&quot;);&quot;&quot;)">
            <text:p/>
          </table:table-cell>
          <table:table-cell table:formula="of:=IF([.$F40]&gt;=[.K$2];IF([.$F40]&lt;[.L$2];6;&quot;&quot;);&quot;&quot;)">
            <text:p/>
          </table:table-cell>
          <table:table-cell table:formula="of:=IF([.$F40]&gt;=[.L$2];IF([.$F40]&lt;[.M$2];7;&quot;&quot;);&quot;&quot;)">
            <text:p/>
          </table:table-cell>
          <table:table-cell table:formula="of:=IF([.$F40]&gt;=[.M$2];IF([.$F40]&lt;[.N$2];8;&quot;&quot;);&quot;&quot;)">
            <text:p/>
          </table:table-cell>
          <table:table-cell table:formula="of:=IF(SUM([.G40:.N40])=0;0;VALUE([.G40]&amp;[.H40]&amp;[.I40]&amp;[.J40]&amp;[.K40]&amp;[.L40]&amp;[.M40]&amp;[.N40]))" office:value-type="float" office:value="0" calcext:value-type="float">
            <text:p>0</text:p>
          </table:table-cell>
          <table:table-cell table:number-columns-repeated="5"/>
        </table:table-row>
        <table:table-row table:style-name="ro1">
          <table:table-cell office:value-type="string" calcext:value-type="string">
            <text:p>Channel Islands</text:p>
          </table:table-cell>
          <table:table-cell table:number-columns-repeated="4"/>
          <table:table-cell table:style-name="ce2" table:formula="of:=IFERROR(IF([.C41]&lt;&gt;0;IF([.D41]&lt;&gt;0;[.C41]/[.E41];[.B41]/[.D41]);[.B41]/[.D41]);&quot;&quot;)">
            <text:p/>
          </table:table-cell>
          <table:table-cell table:formula="of:=IF([.$F41]&gt;=0;IF([.$F41]&lt;[.G$2];1;&quot;&quot;);&quot;&quot;)">
            <text:p/>
          </table:table-cell>
          <table:table-cell table:formula="of:=IF([.$F41]&gt;=[.G$2];IF([.$F41]&lt;[.H$2];2;&quot;&quot;);&quot;&quot;)">
            <text:p/>
          </table:table-cell>
          <table:table-cell table:formula="of:=IF([.$F41]&gt;=[.H$2];IF([.$F41]&lt;[.I$2];3;&quot;&quot;);&quot;&quot;)">
            <text:p/>
          </table:table-cell>
          <table:table-cell table:formula="of:=IF([.$F41]&gt;=[.I$2];IF([.$F41]&lt;[.J$2];4;&quot;&quot;);&quot;&quot;)">
            <text:p/>
          </table:table-cell>
          <table:table-cell table:formula="of:=IF([.$F41]&gt;=[.J$2];IF([.$F41]&lt;[.K$2];5;&quot;&quot;);&quot;&quot;)">
            <text:p/>
          </table:table-cell>
          <table:table-cell table:formula="of:=IF([.$F41]&gt;=[.K$2];IF([.$F41]&lt;[.L$2];6;&quot;&quot;);&quot;&quot;)">
            <text:p/>
          </table:table-cell>
          <table:table-cell table:formula="of:=IF([.$F41]&gt;=[.L$2];IF([.$F41]&lt;[.M$2];7;&quot;&quot;);&quot;&quot;)">
            <text:p/>
          </table:table-cell>
          <table:table-cell table:formula="of:=IF([.$F41]&gt;=[.M$2];IF([.$F41]&lt;[.N$2];8;&quot;&quot;);&quot;&quot;)">
            <text:p/>
          </table:table-cell>
          <table:table-cell table:formula="of:=IF(SUM([.G41:.N41])=0;0;VALUE([.G41]&amp;[.H41]&amp;[.I41]&amp;[.J41]&amp;[.K41]&amp;[.L41]&amp;[.M41]&amp;[.N41]))" office:value-type="float" office:value="0" calcext:value-type="float">
            <text:p>0</text:p>
          </table:table-cell>
          <table:table-cell table:number-columns-repeated="5"/>
        </table:table-row>
        <table:table-row table:style-name="ro1">
          <table:table-cell office:value-type="string" calcext:value-type="string">
            <text:p>Chile</text:p>
          </table:table-cell>
          <table:table-cell office:value-type="float" office:value="295.156" calcext:value-type="float">
            <text:p>295.16</text:p>
          </table:table-cell>
          <table:table-cell office:value-type="float" office:value="296.11136" calcext:value-type="float">
            <text:p>296.11</text:p>
          </table:table-cell>
          <table:table-cell office:value-type="float" office:value="104.184872" calcext:value-type="float">
            <text:p>104.18</text:p>
          </table:table-cell>
          <table:table-cell office:value-type="float" office:value="103.90216" calcext:value-type="float">
            <text:p>103.9</text:p>
          </table:table-cell>
          <table:table-cell table:style-name="ce2" table:formula="of:=IFERROR(IF([.C42]&lt;&gt;0;IF([.D42]&lt;&gt;0;[.C42]/[.E42];[.B42]/[.D42]);[.B42]/[.D42]);&quot;&quot;)" office:value-type="float" office:value="2.84990571899564" calcext:value-type="float">
            <text:p>2.85</text:p>
          </table:table-cell>
          <table:table-cell table:formula="of:=IF([.$F42]&gt;=0;IF([.$F42]&lt;[.G$2];1;&quot;&quot;);&quot;&quot;)">
            <text:p/>
          </table:table-cell>
          <table:table-cell table:formula="of:=IF([.$F42]&gt;=[.G$2];IF([.$F42]&lt;[.H$2];2;&quot;&quot;);&quot;&quot;)">
            <text:p/>
          </table:table-cell>
          <table:table-cell table:formula="of:=IF([.$F42]&gt;=[.H$2];IF([.$F42]&lt;[.I$2];3;&quot;&quot;);&quot;&quot;)">
            <text:p/>
          </table:table-cell>
          <table:table-cell table:formula="of:=IF([.$F42]&gt;=[.I$2];IF([.$F42]&lt;[.J$2];4;&quot;&quot;);&quot;&quot;)">
            <text:p/>
          </table:table-cell>
          <table:table-cell table:formula="of:=IF([.$F42]&gt;=[.J$2];IF([.$F42]&lt;[.K$2];5;&quot;&quot;);&quot;&quot;)">
            <text:p/>
          </table:table-cell>
          <table:table-cell table:formula="of:=IF([.$F42]&gt;=[.K$2];IF([.$F42]&lt;[.L$2];6;&quot;&quot;);&quot;&quot;)">
            <text:p/>
          </table:table-cell>
          <table:table-cell table:formula="of:=IF([.$F42]&gt;=[.L$2];IF([.$F42]&lt;[.M$2];7;&quot;&quot;);&quot;&quot;)" office:value-type="float" office:value="7" calcext:value-type="float">
            <text:p>7</text:p>
          </table:table-cell>
          <table:table-cell table:formula="of:=IF([.$F42]&gt;=[.M$2];IF([.$F42]&lt;[.N$2];8;&quot;&quot;);&quot;&quot;)">
            <text:p/>
          </table:table-cell>
          <table:table-cell table:formula="of:=IF(SUM([.G42:.N42])=0;0;VALUE([.G42]&amp;[.H42]&amp;[.I42]&amp;[.J42]&amp;[.K42]&amp;[.L42]&amp;[.M42]&amp;[.N42]))" office:value-type="float" office:value="7" calcext:value-type="float">
            <text:p>7</text:p>
          </table:table-cell>
          <table:table-cell table:number-columns-repeated="5"/>
        </table:table-row>
        <table:table-row table:style-name="ro1">
          <table:table-cell office:value-type="string" calcext:value-type="string">
            <text:p>China</text:p>
          </table:table-cell>
          <table:table-cell office:value-type="float" office:value="20421.778432" calcext:value-type="float">
            <text:p>20421.78</text:p>
          </table:table-cell>
          <table:table-cell office:value-type="float" office:value="20285.995008" calcext:value-type="float">
            <text:p>20286</text:p>
          </table:table-cell>
          <table:table-cell office:value-type="float" office:value="63937.646592" calcext:value-type="float">
            <text:p>63937.65</text:p>
          </table:table-cell>
          <table:table-cell office:value-type="float" office:value="60999.999488" calcext:value-type="float">
            <text:p>61000</text:p>
          </table:table-cell>
          <table:table-cell table:style-name="ce2" table:formula="of:=IFERROR(IF([.C43]&lt;&gt;0;IF([.D43]&lt;&gt;0;[.C43]/[.E43];[.B43]/[.D43]);[.B43]/[.D43]);&quot;&quot;)" office:value-type="float" office:value="0.332557298004415" calcext:value-type="float">
            <text:p>0.33</text:p>
          </table:table-cell>
          <table:table-cell table:formula="of:=IF([.$F43]&gt;=0;IF([.$F43]&lt;[.G$2];1;&quot;&quot;);&quot;&quot;)">
            <text:p/>
          </table:table-cell>
          <table:table-cell table:formula="of:=IF([.$F43]&gt;=[.G$2];IF([.$F43]&lt;[.H$2];2;&quot;&quot;);&quot;&quot;)">
            <text:p/>
          </table:table-cell>
          <table:table-cell table:formula="of:=IF([.$F43]&gt;=[.H$2];IF([.$F43]&lt;[.I$2];3;&quot;&quot;);&quot;&quot;)">
            <text:p/>
          </table:table-cell>
          <table:table-cell table:formula="of:=IF([.$F43]&gt;=[.I$2];IF([.$F43]&lt;[.J$2];4;&quot;&quot;);&quot;&quot;)">
            <text:p/>
          </table:table-cell>
          <table:table-cell table:formula="of:=IF([.$F43]&gt;=[.J$2];IF([.$F43]&lt;[.K$2];5;&quot;&quot;);&quot;&quot;)" office:value-type="float" office:value="5" calcext:value-type="float">
            <text:p>5</text:p>
          </table:table-cell>
          <table:table-cell table:formula="of:=IF([.$F43]&gt;=[.K$2];IF([.$F43]&lt;[.L$2];6;&quot;&quot;);&quot;&quot;)">
            <text:p/>
          </table:table-cell>
          <table:table-cell table:formula="of:=IF([.$F43]&gt;=[.L$2];IF([.$F43]&lt;[.M$2];7;&quot;&quot;);&quot;&quot;)">
            <text:p/>
          </table:table-cell>
          <table:table-cell table:formula="of:=IF([.$F43]&gt;=[.M$2];IF([.$F43]&lt;[.N$2];8;&quot;&quot;);&quot;&quot;)">
            <text:p/>
          </table:table-cell>
          <table:table-cell table:formula="of:=IF(SUM([.G43:.N43])=0;0;VALUE([.G43]&amp;[.H43]&amp;[.I43]&amp;[.J43]&amp;[.K43]&amp;[.L43]&amp;[.M43]&amp;[.N43]))" office:value-type="float" office:value="5" calcext:value-type="float">
            <text:p>5</text:p>
          </table:table-cell>
          <table:table-cell table:number-columns-repeated="5"/>
        </table:table-row>
        <table:table-row table:style-name="ro1">
          <table:table-cell office:value-type="string" calcext:value-type="string">
            <text:p>Colombia</text:p>
          </table:table-cell>
          <table:table-cell office:value-type="float" office:value="109.869632" calcext:value-type="float">
            <text:p>109.87</text:p>
          </table:table-cell>
          <table:table-cell office:value-type="float" office:value="45.526214" calcext:value-type="float">
            <text:p>45.53</text:p>
          </table:table-cell>
          <table:table-cell office:value-type="float" office:value="4679.692776" calcext:value-type="float">
            <text:p>4679.69</text:p>
          </table:table-cell>
          <table:table-cell office:value-type="float" office:value="4902.694056" calcext:value-type="float">
            <text:p>4902.69</text:p>
          </table:table-cell>
          <table:table-cell table:style-name="ce2" table:formula="of:=IFERROR(IF([.C44]&lt;&gt;0;IF([.D44]&lt;&gt;0;[.C44]/[.E44];[.B44]/[.D44]);[.B44]/[.D44]);&quot;&quot;)" office:value-type="float" office:value="0.00928595859337465" calcext:value-type="float">
            <text:p>0.01</text:p>
          </table:table-cell>
          <table:table-cell table:formula="of:=IF([.$F44]&gt;=0;IF([.$F44]&lt;[.G$2];1;&quot;&quot;);&quot;&quot;)">
            <text:p/>
          </table:table-cell>
          <table:table-cell table:formula="of:=IF([.$F44]&gt;=[.G$2];IF([.$F44]&lt;[.H$2];2;&quot;&quot;);&quot;&quot;)" office:value-type="float" office:value="2" calcext:value-type="float">
            <text:p>2</text:p>
          </table:table-cell>
          <table:table-cell table:formula="of:=IF([.$F44]&gt;=[.H$2];IF([.$F44]&lt;[.I$2];3;&quot;&quot;);&quot;&quot;)">
            <text:p/>
          </table:table-cell>
          <table:table-cell table:formula="of:=IF([.$F44]&gt;=[.I$2];IF([.$F44]&lt;[.J$2];4;&quot;&quot;);&quot;&quot;)">
            <text:p/>
          </table:table-cell>
          <table:table-cell table:formula="of:=IF([.$F44]&gt;=[.J$2];IF([.$F44]&lt;[.K$2];5;&quot;&quot;);&quot;&quot;)">
            <text:p/>
          </table:table-cell>
          <table:table-cell table:formula="of:=IF([.$F44]&gt;=[.K$2];IF([.$F44]&lt;[.L$2];6;&quot;&quot;);&quot;&quot;)">
            <text:p/>
          </table:table-cell>
          <table:table-cell table:formula="of:=IF([.$F44]&gt;=[.L$2];IF([.$F44]&lt;[.M$2];7;&quot;&quot;);&quot;&quot;)">
            <text:p/>
          </table:table-cell>
          <table:table-cell table:formula="of:=IF([.$F44]&gt;=[.M$2];IF([.$F44]&lt;[.N$2];8;&quot;&quot;);&quot;&quot;)">
            <text:p/>
          </table:table-cell>
          <table:table-cell table:formula="of:=IF(SUM([.G44:.N44])=0;0;VALUE([.G44]&amp;[.H44]&amp;[.I44]&amp;[.J44]&amp;[.K44]&amp;[.L44]&amp;[.M44]&amp;[.N44]))" office:value-type="float" office:value="2" calcext:value-type="float">
            <text:p>2</text:p>
          </table:table-cell>
          <table:table-cell table:number-columns-repeated="5"/>
        </table:table-row>
        <table:table-row table:style-name="ro1">
          <table:table-cell office:value-type="string" calcext:value-type="string">
            <text:p>Comoros</text:p>
          </table:table-cell>
          <table:table-cell table:number-columns-repeated="2"/>
          <table:table-cell office:value-type="float" office:value="128.792805981941" calcext:value-type="float">
            <text:p>128.79</text:p>
          </table:table-cell>
          <table:table-cell office:value-type="float" office:value="130.560200984856" calcext:value-type="float">
            <text:p>130.56</text:p>
          </table:table-cell>
          <table:table-cell table:style-name="ce2" table:formula="of:=IFERROR(IF([.C45]&lt;&gt;0;IF([.D45]&lt;&gt;0;[.C45]/[.E45];[.B45]/[.D45]);[.B45]/[.D45]);&quot;&quot;)" office:value-type="float" office:value="0" calcext:value-type="float">
            <text:p>0.00</text:p>
          </table:table-cell>
          <table:table-cell table:formula="of:=IF([.$F45]&gt;=0;IF([.$F45]&lt;[.G$2];1;&quot;&quot;);&quot;&quot;)">
            <text:p/>
          </table:table-cell>
          <table:table-cell table:formula="of:=IF([.$F45]&gt;=[.G$2];IF([.$F45]&lt;[.H$2];2;&quot;&quot;);&quot;&quot;)" office:value-type="float" office:value="2" calcext:value-type="float">
            <text:p>2</text:p>
          </table:table-cell>
          <table:table-cell table:formula="of:=IF([.$F45]&gt;=[.H$2];IF([.$F45]&lt;[.I$2];3;&quot;&quot;);&quot;&quot;)">
            <text:p/>
          </table:table-cell>
          <table:table-cell table:formula="of:=IF([.$F45]&gt;=[.I$2];IF([.$F45]&lt;[.J$2];4;&quot;&quot;);&quot;&quot;)">
            <text:p/>
          </table:table-cell>
          <table:table-cell table:formula="of:=IF([.$F45]&gt;=[.J$2];IF([.$F45]&lt;[.K$2];5;&quot;&quot;);&quot;&quot;)">
            <text:p/>
          </table:table-cell>
          <table:table-cell table:formula="of:=IF([.$F45]&gt;=[.K$2];IF([.$F45]&lt;[.L$2];6;&quot;&quot;);&quot;&quot;)">
            <text:p/>
          </table:table-cell>
          <table:table-cell table:formula="of:=IF([.$F45]&gt;=[.L$2];IF([.$F45]&lt;[.M$2];7;&quot;&quot;);&quot;&quot;)">
            <text:p/>
          </table:table-cell>
          <table:table-cell table:formula="of:=IF([.$F45]&gt;=[.M$2];IF([.$F45]&lt;[.N$2];8;&quot;&quot;);&quot;&quot;)">
            <text:p/>
          </table:table-cell>
          <table:table-cell table:formula="of:=IF(SUM([.G45:.N45])=0;0;VALUE([.G45]&amp;[.H45]&amp;[.I45]&amp;[.J45]&amp;[.K45]&amp;[.L45]&amp;[.M45]&amp;[.N45]))" office:value-type="float" office:value="2" calcext:value-type="float">
            <text:p>2</text:p>
          </table:table-cell>
          <table:table-cell table:number-columns-repeated="5"/>
        </table:table-row>
        <table:table-row table:style-name="ro1">
          <table:table-cell office:value-type="string" calcext:value-type="string">
            <text:p>Democratic Republic of the Congo</text:p>
          </table:table-cell>
          <table:table-cell office:value-type="float" office:value="17.422244" calcext:value-type="float">
            <text:p>17.42</text:p>
          </table:table-cell>
          <table:table-cell/>
          <table:table-cell table:number-columns-repeated="2" office:value-type="float" office:value="4.7173845" calcext:value-type="float">
            <text:p>4.72</text:p>
          </table:table-cell>
          <table:table-cell table:style-name="ce2" table:formula="of:=IFERROR(IF([.C46]&lt;&gt;0;IF([.D46]&lt;&gt;0;[.C46]/[.E46];[.B46]/[.D46]);[.B46]/[.D46]);&quot;&quot;)" office:value-type="float" office:value="3.69319990770309" calcext:value-type="float">
            <text:p>3.69</text:p>
          </table:table-cell>
          <table:table-cell table:formula="of:=IF([.$F46]&gt;=0;IF([.$F46]&lt;[.G$2];1;&quot;&quot;);&quot;&quot;)">
            <text:p/>
          </table:table-cell>
          <table:table-cell table:formula="of:=IF([.$F46]&gt;=[.G$2];IF([.$F46]&lt;[.H$2];2;&quot;&quot;);&quot;&quot;)">
            <text:p/>
          </table:table-cell>
          <table:table-cell table:formula="of:=IF([.$F46]&gt;=[.H$2];IF([.$F46]&lt;[.I$2];3;&quot;&quot;);&quot;&quot;)">
            <text:p/>
          </table:table-cell>
          <table:table-cell table:formula="of:=IF([.$F46]&gt;=[.I$2];IF([.$F46]&lt;[.J$2];4;&quot;&quot;);&quot;&quot;)">
            <text:p/>
          </table:table-cell>
          <table:table-cell table:formula="of:=IF([.$F46]&gt;=[.J$2];IF([.$F46]&lt;[.K$2];5;&quot;&quot;);&quot;&quot;)">
            <text:p/>
          </table:table-cell>
          <table:table-cell table:formula="of:=IF([.$F46]&gt;=[.K$2];IF([.$F46]&lt;[.L$2];6;&quot;&quot;);&quot;&quot;)">
            <text:p/>
          </table:table-cell>
          <table:table-cell table:formula="of:=IF([.$F46]&gt;=[.L$2];IF([.$F46]&lt;[.M$2];7;&quot;&quot;);&quot;&quot;)">
            <text:p/>
          </table:table-cell>
          <table:table-cell table:formula="of:=IF([.$F46]&gt;=[.M$2];IF([.$F46]&lt;[.N$2];8;&quot;&quot;);&quot;&quot;)" office:value-type="float" office:value="8" calcext:value-type="float">
            <text:p>8</text:p>
          </table:table-cell>
          <table:table-cell table:formula="of:=IF(SUM([.G46:.N46])=0;0;VALUE([.G46]&amp;[.H46]&amp;[.I46]&amp;[.J46]&amp;[.K46]&amp;[.L46]&amp;[.M46]&amp;[.N46]))" office:value-type="float" office:value="8" calcext:value-type="float">
            <text:p>8</text:p>
          </table:table-cell>
          <table:table-cell table:number-columns-repeated="5"/>
        </table:table-row>
        <table:table-row table:style-name="ro1">
          <table:table-cell office:value-type="string" calcext:value-type="string">
            <text:p>Congo</text:p>
          </table:table-cell>
          <table:table-cell table:number-columns-repeated="4"/>
          <table:table-cell table:style-name="ce2" table:formula="of:=IFERROR(IF([.C47]&lt;&gt;0;IF([.D47]&lt;&gt;0;[.C47]/[.E47];[.B47]/[.D47]);[.B47]/[.D47]);&quot;&quot;)">
            <text:p/>
          </table:table-cell>
          <table:table-cell table:formula="of:=IF([.$F47]&gt;=0;IF([.$F47]&lt;[.G$2];1;&quot;&quot;);&quot;&quot;)">
            <text:p/>
          </table:table-cell>
          <table:table-cell table:formula="of:=IF([.$F47]&gt;=[.G$2];IF([.$F47]&lt;[.H$2];2;&quot;&quot;);&quot;&quot;)">
            <text:p/>
          </table:table-cell>
          <table:table-cell table:formula="of:=IF([.$F47]&gt;=[.H$2];IF([.$F47]&lt;[.I$2];3;&quot;&quot;);&quot;&quot;)">
            <text:p/>
          </table:table-cell>
          <table:table-cell table:formula="of:=IF([.$F47]&gt;=[.I$2];IF([.$F47]&lt;[.J$2];4;&quot;&quot;);&quot;&quot;)">
            <text:p/>
          </table:table-cell>
          <table:table-cell table:formula="of:=IF([.$F47]&gt;=[.J$2];IF([.$F47]&lt;[.K$2];5;&quot;&quot;);&quot;&quot;)">
            <text:p/>
          </table:table-cell>
          <table:table-cell table:formula="of:=IF([.$F47]&gt;=[.K$2];IF([.$F47]&lt;[.L$2];6;&quot;&quot;);&quot;&quot;)">
            <text:p/>
          </table:table-cell>
          <table:table-cell table:formula="of:=IF([.$F47]&gt;=[.L$2];IF([.$F47]&lt;[.M$2];7;&quot;&quot;);&quot;&quot;)">
            <text:p/>
          </table:table-cell>
          <table:table-cell table:formula="of:=IF([.$F47]&gt;=[.M$2];IF([.$F47]&lt;[.N$2];8;&quot;&quot;);&quot;&quot;)">
            <text:p/>
          </table:table-cell>
          <table:table-cell table:formula="of:=IF(SUM([.G47:.N47])=0;0;VALUE([.G47]&amp;[.H47]&amp;[.I47]&amp;[.J47]&amp;[.K47]&amp;[.L47]&amp;[.M47]&amp;[.N47]))" office:value-type="float" office:value="0" calcext:value-type="float">
            <text:p>0</text:p>
          </table:table-cell>
          <table:table-cell table:number-columns-repeated="5"/>
        </table:table-row>
        <table:table-row table:style-name="ro1">
          <table:table-cell office:value-type="string" calcext:value-type="string">
            <text:p>Costa Rica</text:p>
          </table:table-cell>
          <table:table-cell office:value-type="float" office:value="407.784064" calcext:value-type="float">
            <text:p>407.78</text:p>
          </table:table-cell>
          <table:table-cell office:value-type="float" office:value="416.129208" calcext:value-type="float">
            <text:p>416.13</text:p>
          </table:table-cell>
          <table:table-cell office:value-type="float" office:value="551.988512" calcext:value-type="float">
            <text:p>551.99</text:p>
          </table:table-cell>
          <table:table-cell office:value-type="float" office:value="551.423776" calcext:value-type="float">
            <text:p>551.42</text:p>
          </table:table-cell>
          <table:table-cell table:style-name="ce2" table:formula="of:=IFERROR(IF([.C48]&lt;&gt;0;IF([.D48]&lt;&gt;0;[.C48]/[.E48];[.B48]/[.D48]);[.B48]/[.D48]);&quot;&quot;)" office:value-type="float" office:value="0.754645022778271" calcext:value-type="float">
            <text:p>0.75</text:p>
          </table:table-cell>
          <table:table-cell table:formula="of:=IF([.$F48]&gt;=0;IF([.$F48]&lt;[.G$2];1;&quot;&quot;);&quot;&quot;)">
            <text:p/>
          </table:table-cell>
          <table:table-cell table:formula="of:=IF([.$F48]&gt;=[.G$2];IF([.$F48]&lt;[.H$2];2;&quot;&quot;);&quot;&quot;)">
            <text:p/>
          </table:table-cell>
          <table:table-cell table:formula="of:=IF([.$F48]&gt;=[.H$2];IF([.$F48]&lt;[.I$2];3;&quot;&quot;);&quot;&quot;)">
            <text:p/>
          </table:table-cell>
          <table:table-cell table:formula="of:=IF([.$F48]&gt;=[.I$2];IF([.$F48]&lt;[.J$2];4;&quot;&quot;);&quot;&quot;)">
            <text:p/>
          </table:table-cell>
          <table:table-cell table:formula="of:=IF([.$F48]&gt;=[.J$2];IF([.$F48]&lt;[.K$2];5;&quot;&quot;);&quot;&quot;)">
            <text:p/>
          </table:table-cell>
          <table:table-cell table:formula="of:=IF([.$F48]&gt;=[.K$2];IF([.$F48]&lt;[.L$2];6;&quot;&quot;);&quot;&quot;)" office:value-type="float" office:value="6" calcext:value-type="float">
            <text:p>6</text:p>
          </table:table-cell>
          <table:table-cell table:formula="of:=IF([.$F48]&gt;=[.L$2];IF([.$F48]&lt;[.M$2];7;&quot;&quot;);&quot;&quot;)">
            <text:p/>
          </table:table-cell>
          <table:table-cell table:formula="of:=IF([.$F48]&gt;=[.M$2];IF([.$F48]&lt;[.N$2];8;&quot;&quot;);&quot;&quot;)">
            <text:p/>
          </table:table-cell>
          <table:table-cell table:formula="of:=IF(SUM([.G48:.N48])=0;0;VALUE([.G48]&amp;[.H48]&amp;[.I48]&amp;[.J48]&amp;[.K48]&amp;[.L48]&amp;[.M48]&amp;[.N48]))" office:value-type="float" office:value="6" calcext:value-type="float">
            <text:p>6</text:p>
          </table:table-cell>
          <table:table-cell table:number-columns-repeated="5"/>
        </table:table-row>
        <table:table-row table:style-name="ro1">
          <table:table-cell office:value-type="string" calcext:value-type="string">
            <text:p>Cote d'Ivoire</text:p>
          </table:table-cell>
          <table:table-cell office:value-type="float" office:value="649.507976" calcext:value-type="float">
            <text:p>649.51</text:p>
          </table:table-cell>
          <table:table-cell/>
          <table:table-cell office:value-type="float" office:value="336.246816" calcext:value-type="float">
            <text:p>336.25</text:p>
          </table:table-cell>
          <table:table-cell office:value-type="float" office:value="341.963011872" calcext:value-type="float">
            <text:p>341.96</text:p>
          </table:table-cell>
          <table:table-cell table:style-name="ce2" table:formula="of:=IFERROR(IF([.C49]&lt;&gt;0;IF([.D49]&lt;&gt;0;[.C49]/[.E49];[.B49]/[.D49]);[.B49]/[.D49]);&quot;&quot;)" office:value-type="float" office:value="1.93164052444143" calcext:value-type="float">
            <text:p>1.93</text:p>
          </table:table-cell>
          <table:table-cell table:formula="of:=IF([.$F49]&gt;=0;IF([.$F49]&lt;[.G$2];1;&quot;&quot;);&quot;&quot;)">
            <text:p/>
          </table:table-cell>
          <table:table-cell table:formula="of:=IF([.$F49]&gt;=[.G$2];IF([.$F49]&lt;[.H$2];2;&quot;&quot;);&quot;&quot;)">
            <text:p/>
          </table:table-cell>
          <table:table-cell table:formula="of:=IF([.$F49]&gt;=[.H$2];IF([.$F49]&lt;[.I$2];3;&quot;&quot;);&quot;&quot;)">
            <text:p/>
          </table:table-cell>
          <table:table-cell table:formula="of:=IF([.$F49]&gt;=[.I$2];IF([.$F49]&lt;[.J$2];4;&quot;&quot;);&quot;&quot;)">
            <text:p/>
          </table:table-cell>
          <table:table-cell table:formula="of:=IF([.$F49]&gt;=[.J$2];IF([.$F49]&lt;[.K$2];5;&quot;&quot;);&quot;&quot;)">
            <text:p/>
          </table:table-cell>
          <table:table-cell table:formula="of:=IF([.$F49]&gt;=[.K$2];IF([.$F49]&lt;[.L$2];6;&quot;&quot;);&quot;&quot;)">
            <text:p/>
          </table:table-cell>
          <table:table-cell table:formula="of:=IF([.$F49]&gt;=[.L$2];IF([.$F49]&lt;[.M$2];7;&quot;&quot;);&quot;&quot;)" office:value-type="float" office:value="7" calcext:value-type="float">
            <text:p>7</text:p>
          </table:table-cell>
          <table:table-cell table:formula="of:=IF([.$F49]&gt;=[.M$2];IF([.$F49]&lt;[.N$2];8;&quot;&quot;);&quot;&quot;)">
            <text:p/>
          </table:table-cell>
          <table:table-cell table:formula="of:=IF(SUM([.G49:.N49])=0;0;VALUE([.G49]&amp;[.H49]&amp;[.I49]&amp;[.J49]&amp;[.K49]&amp;[.L49]&amp;[.M49]&amp;[.N49]))" office:value-type="float" office:value="7" calcext:value-type="float">
            <text:p>7</text:p>
          </table:table-cell>
          <table:table-cell table:number-columns-repeated="5"/>
        </table:table-row>
        <table:table-row table:style-name="ro1">
          <table:table-cell office:value-type="string" calcext:value-type="string">
            <text:p>Croatia</text:p>
          </table:table-cell>
          <table:table-cell office:value-type="float" office:value="275.480862" calcext:value-type="float">
            <text:p>275.48</text:p>
          </table:table-cell>
          <table:table-cell office:value-type="float" office:value="278.36752" calcext:value-type="float">
            <text:p>278.37</text:p>
          </table:table-cell>
          <table:table-cell office:value-type="float" office:value="2103.620416" calcext:value-type="float">
            <text:p>2103.62</text:p>
          </table:table-cell>
          <table:table-cell office:value-type="float" office:value="2189.504896" calcext:value-type="float">
            <text:p>2189.5</text:p>
          </table:table-cell>
          <table:table-cell table:style-name="ce2" table:formula="of:=IFERROR(IF([.C50]&lt;&gt;0;IF([.D50]&lt;&gt;0;[.C50]/[.E50];[.B50]/[.D50]);[.B50]/[.D50]);&quot;&quot;)" office:value-type="float" office:value="0.127137199148789" calcext:value-type="float">
            <text:p>0.13</text:p>
          </table:table-cell>
          <table:table-cell table:formula="of:=IF([.$F50]&gt;=0;IF([.$F50]&lt;[.G$2];1;&quot;&quot;);&quot;&quot;)">
            <text:p/>
          </table:table-cell>
          <table:table-cell table:formula="of:=IF([.$F50]&gt;=[.G$2];IF([.$F50]&lt;[.H$2];2;&quot;&quot;);&quot;&quot;)">
            <text:p/>
          </table:table-cell>
          <table:table-cell table:formula="of:=IF([.$F50]&gt;=[.H$2];IF([.$F50]&lt;[.I$2];3;&quot;&quot;);&quot;&quot;)">
            <text:p/>
          </table:table-cell>
          <table:table-cell table:formula="of:=IF([.$F50]&gt;=[.I$2];IF([.$F50]&lt;[.J$2];4;&quot;&quot;);&quot;&quot;)" office:value-type="float" office:value="4" calcext:value-type="float">
            <text:p>4</text:p>
          </table:table-cell>
          <table:table-cell table:formula="of:=IF([.$F50]&gt;=[.J$2];IF([.$F50]&lt;[.K$2];5;&quot;&quot;);&quot;&quot;)">
            <text:p/>
          </table:table-cell>
          <table:table-cell table:formula="of:=IF([.$F50]&gt;=[.K$2];IF([.$F50]&lt;[.L$2];6;&quot;&quot;);&quot;&quot;)">
            <text:p/>
          </table:table-cell>
          <table:table-cell table:formula="of:=IF([.$F50]&gt;=[.L$2];IF([.$F50]&lt;[.M$2];7;&quot;&quot;);&quot;&quot;)">
            <text:p/>
          </table:table-cell>
          <table:table-cell table:formula="of:=IF([.$F50]&gt;=[.M$2];IF([.$F50]&lt;[.N$2];8;&quot;&quot;);&quot;&quot;)">
            <text:p/>
          </table:table-cell>
          <table:table-cell table:formula="of:=IF(SUM([.G50:.N50])=0;0;VALUE([.G50]&amp;[.H50]&amp;[.I50]&amp;[.J50]&amp;[.K50]&amp;[.L50]&amp;[.M50]&amp;[.N50]))" office:value-type="float" office:value="4" calcext:value-type="float">
            <text:p>4</text:p>
          </table:table-cell>
          <table:table-cell table:number-columns-repeated="5"/>
        </table:table-row>
        <table:table-row table:style-name="ro1">
          <table:table-cell office:value-type="string" calcext:value-type="string">
            <text:p>Cuba</text:p>
          </table:table-cell>
          <table:table-cell table:number-columns-repeated="4"/>
          <table:table-cell table:style-name="ce2" table:formula="of:=IFERROR(IF([.C51]&lt;&gt;0;IF([.D51]&lt;&gt;0;[.C51]/[.E51];[.B51]/[.D51]);[.B51]/[.D51]);&quot;&quot;)">
            <text:p/>
          </table:table-cell>
          <table:table-cell table:formula="of:=IF([.$F51]&gt;=0;IF([.$F51]&lt;[.G$2];1;&quot;&quot;);&quot;&quot;)">
            <text:p/>
          </table:table-cell>
          <table:table-cell table:formula="of:=IF([.$F51]&gt;=[.G$2];IF([.$F51]&lt;[.H$2];2;&quot;&quot;);&quot;&quot;)">
            <text:p/>
          </table:table-cell>
          <table:table-cell table:formula="of:=IF([.$F51]&gt;=[.H$2];IF([.$F51]&lt;[.I$2];3;&quot;&quot;);&quot;&quot;)">
            <text:p/>
          </table:table-cell>
          <table:table-cell table:formula="of:=IF([.$F51]&gt;=[.I$2];IF([.$F51]&lt;[.J$2];4;&quot;&quot;);&quot;&quot;)">
            <text:p/>
          </table:table-cell>
          <table:table-cell table:formula="of:=IF([.$F51]&gt;=[.J$2];IF([.$F51]&lt;[.K$2];5;&quot;&quot;);&quot;&quot;)">
            <text:p/>
          </table:table-cell>
          <table:table-cell table:formula="of:=IF([.$F51]&gt;=[.K$2];IF([.$F51]&lt;[.L$2];6;&quot;&quot;);&quot;&quot;)">
            <text:p/>
          </table:table-cell>
          <table:table-cell table:formula="of:=IF([.$F51]&gt;=[.L$2];IF([.$F51]&lt;[.M$2];7;&quot;&quot;);&quot;&quot;)">
            <text:p/>
          </table:table-cell>
          <table:table-cell table:formula="of:=IF([.$F51]&gt;=[.M$2];IF([.$F51]&lt;[.N$2];8;&quot;&quot;);&quot;&quot;)">
            <text:p/>
          </table:table-cell>
          <table:table-cell table:formula="of:=IF(SUM([.G51:.N51])=0;0;VALUE([.G51]&amp;[.H51]&amp;[.I51]&amp;[.J51]&amp;[.K51]&amp;[.L51]&amp;[.M51]&amp;[.N51]))" office:value-type="float" office:value="0" calcext:value-type="float">
            <text:p>0</text:p>
          </table:table-cell>
          <table:table-cell table:number-columns-repeated="5"/>
        </table:table-row>
        <table:table-row table:style-name="ro1">
          <table:table-cell office:value-type="string" calcext:value-type="string">
            <text:p>Curacao</text:p>
          </table:table-cell>
          <table:table-cell office:value-type="float" office:value="130.2067045" calcext:value-type="float">
            <text:p>130.21</text:p>
          </table:table-cell>
          <table:table-cell office:value-type="float" office:value="127.391062" calcext:value-type="float">
            <text:p>127.39</text:p>
          </table:table-cell>
          <table:table-cell office:value-type="float" office:value="142.3743" calcext:value-type="float">
            <text:p>142.37</text:p>
          </table:table-cell>
          <table:table-cell office:value-type="float" office:value="148.418996" calcext:value-type="float">
            <text:p>148.42</text:p>
          </table:table-cell>
          <table:table-cell table:style-name="ce2" table:formula="of:=IFERROR(IF([.C52]&lt;&gt;0;IF([.D52]&lt;&gt;0;[.C52]/[.E52];[.B52]/[.D52]);[.B52]/[.D52]);&quot;&quot;)" office:value-type="float" office:value="0.858320467280347" calcext:value-type="float">
            <text:p>0.86</text:p>
          </table:table-cell>
          <table:table-cell table:formula="of:=IF([.$F52]&gt;=0;IF([.$F52]&lt;[.G$2];1;&quot;&quot;);&quot;&quot;)">
            <text:p/>
          </table:table-cell>
          <table:table-cell table:formula="of:=IF([.$F52]&gt;=[.G$2];IF([.$F52]&lt;[.H$2];2;&quot;&quot;);&quot;&quot;)">
            <text:p/>
          </table:table-cell>
          <table:table-cell table:formula="of:=IF([.$F52]&gt;=[.H$2];IF([.$F52]&lt;[.I$2];3;&quot;&quot;);&quot;&quot;)">
            <text:p/>
          </table:table-cell>
          <table:table-cell table:formula="of:=IF([.$F52]&gt;=[.I$2];IF([.$F52]&lt;[.J$2];4;&quot;&quot;);&quot;&quot;)">
            <text:p/>
          </table:table-cell>
          <table:table-cell table:formula="of:=IF([.$F52]&gt;=[.J$2];IF([.$F52]&lt;[.K$2];5;&quot;&quot;);&quot;&quot;)">
            <text:p/>
          </table:table-cell>
          <table:table-cell table:formula="of:=IF([.$F52]&gt;=[.K$2];IF([.$F52]&lt;[.L$2];6;&quot;&quot;);&quot;&quot;)" office:value-type="float" office:value="6" calcext:value-type="float">
            <text:p>6</text:p>
          </table:table-cell>
          <table:table-cell table:formula="of:=IF([.$F52]&gt;=[.L$2];IF([.$F52]&lt;[.M$2];7;&quot;&quot;);&quot;&quot;)">
            <text:p/>
          </table:table-cell>
          <table:table-cell table:formula="of:=IF([.$F52]&gt;=[.M$2];IF([.$F52]&lt;[.N$2];8;&quot;&quot;);&quot;&quot;)">
            <text:p/>
          </table:table-cell>
          <table:table-cell table:formula="of:=IF(SUM([.G52:.N52])=0;0;VALUE([.G52]&amp;[.H52]&amp;[.I52]&amp;[.J52]&amp;[.K52]&amp;[.L52]&amp;[.M52]&amp;[.N52]))" office:value-type="float" office:value="6" calcext:value-type="float">
            <text:p>6</text:p>
          </table:table-cell>
          <table:table-cell table:number-columns-repeated="5"/>
        </table:table-row>
        <table:table-row table:style-name="ro1">
          <table:table-cell office:value-type="string" calcext:value-type="string">
            <text:p>Cyprus</text:p>
          </table:table-cell>
          <table:table-cell office:value-type="float" office:value="677.449032" calcext:value-type="float">
            <text:p>677.45</text:p>
          </table:table-cell>
          <table:table-cell office:value-type="float" office:value="730.559956" calcext:value-type="float">
            <text:p>730.56</text:p>
          </table:table-cell>
          <table:table-cell office:value-type="float" office:value="253.88996" calcext:value-type="float">
            <text:p>253.89</text:p>
          </table:table-cell>
          <table:table-cell office:value-type="float" office:value="321.081516" calcext:value-type="float">
            <text:p>321.08</text:p>
          </table:table-cell>
          <table:table-cell table:style-name="ce2" table:formula="of:=IFERROR(IF([.C53]&lt;&gt;0;IF([.D53]&lt;&gt;0;[.C53]/[.E53];[.B53]/[.D53]);[.B53]/[.D53]);&quot;&quot;)" office:value-type="float" office:value="2.27530991226539" calcext:value-type="float">
            <text:p>2.28</text:p>
          </table:table-cell>
          <table:table-cell table:formula="of:=IF([.$F53]&gt;=0;IF([.$F53]&lt;[.G$2];1;&quot;&quot;);&quot;&quot;)">
            <text:p/>
          </table:table-cell>
          <table:table-cell table:formula="of:=IF([.$F53]&gt;=[.G$2];IF([.$F53]&lt;[.H$2];2;&quot;&quot;);&quot;&quot;)">
            <text:p/>
          </table:table-cell>
          <table:table-cell table:formula="of:=IF([.$F53]&gt;=[.H$2];IF([.$F53]&lt;[.I$2];3;&quot;&quot;);&quot;&quot;)">
            <text:p/>
          </table:table-cell>
          <table:table-cell table:formula="of:=IF([.$F53]&gt;=[.I$2];IF([.$F53]&lt;[.J$2];4;&quot;&quot;);&quot;&quot;)">
            <text:p/>
          </table:table-cell>
          <table:table-cell table:formula="of:=IF([.$F53]&gt;=[.J$2];IF([.$F53]&lt;[.K$2];5;&quot;&quot;);&quot;&quot;)">
            <text:p/>
          </table:table-cell>
          <table:table-cell table:formula="of:=IF([.$F53]&gt;=[.K$2];IF([.$F53]&lt;[.L$2];6;&quot;&quot;);&quot;&quot;)">
            <text:p/>
          </table:table-cell>
          <table:table-cell table:formula="of:=IF([.$F53]&gt;=[.L$2];IF([.$F53]&lt;[.M$2];7;&quot;&quot;);&quot;&quot;)" office:value-type="float" office:value="7" calcext:value-type="float">
            <text:p>7</text:p>
          </table:table-cell>
          <table:table-cell table:formula="of:=IF([.$F53]&gt;=[.M$2];IF([.$F53]&lt;[.N$2];8;&quot;&quot;);&quot;&quot;)">
            <text:p/>
          </table:table-cell>
          <table:table-cell table:formula="of:=IF(SUM([.G53:.N53])=0;0;VALUE([.G53]&amp;[.H53]&amp;[.I53]&amp;[.J53]&amp;[.K53]&amp;[.L53]&amp;[.M53]&amp;[.N53]))" office:value-type="float" office:value="7" calcext:value-type="float">
            <text:p>7</text:p>
          </table:table-cell>
          <table:table-cell table:number-columns-repeated="5"/>
        </table:table-row>
        <table:table-row table:style-name="ro1">
          <table:table-cell office:value-type="string" calcext:value-type="string">
            <text:p>Czech Republic</text:p>
          </table:table-cell>
          <table:table-cell office:value-type="float" office:value="1376.39232" calcext:value-type="float">
            <text:p>1376.39</text:p>
          </table:table-cell>
          <table:table-cell office:value-type="float" office:value="1658.604736" calcext:value-type="float">
            <text:p>1658.6</text:p>
          </table:table-cell>
          <table:table-cell office:value-type="float" office:value="2674.828096" calcext:value-type="float">
            <text:p>2674.83</text:p>
          </table:table-cell>
          <table:table-cell office:value-type="float" office:value="3126.387968" calcext:value-type="float">
            <text:p>3126.39</text:p>
          </table:table-cell>
          <table:table-cell table:style-name="ce2" table:formula="of:=IFERROR(IF([.C54]&lt;&gt;0;IF([.D54]&lt;&gt;0;[.C54]/[.E54];[.B54]/[.D54]);[.B54]/[.D54]);&quot;&quot;)" office:value-type="float" office:value="0.5305178861282" calcext:value-type="float">
            <text:p>0.53</text:p>
          </table:table-cell>
          <table:table-cell table:formula="of:=IF([.$F54]&gt;=0;IF([.$F54]&lt;[.G$2];1;&quot;&quot;);&quot;&quot;)">
            <text:p/>
          </table:table-cell>
          <table:table-cell table:formula="of:=IF([.$F54]&gt;=[.G$2];IF([.$F54]&lt;[.H$2];2;&quot;&quot;);&quot;&quot;)">
            <text:p/>
          </table:table-cell>
          <table:table-cell table:formula="of:=IF([.$F54]&gt;=[.H$2];IF([.$F54]&lt;[.I$2];3;&quot;&quot;);&quot;&quot;)">
            <text:p/>
          </table:table-cell>
          <table:table-cell table:formula="of:=IF([.$F54]&gt;=[.I$2];IF([.$F54]&lt;[.J$2];4;&quot;&quot;);&quot;&quot;)">
            <text:p/>
          </table:table-cell>
          <table:table-cell table:formula="of:=IF([.$F54]&gt;=[.J$2];IF([.$F54]&lt;[.K$2];5;&quot;&quot;);&quot;&quot;)">
            <text:p/>
          </table:table-cell>
          <table:table-cell table:formula="of:=IF([.$F54]&gt;=[.K$2];IF([.$F54]&lt;[.L$2];6;&quot;&quot;);&quot;&quot;)" office:value-type="float" office:value="6" calcext:value-type="float">
            <text:p>6</text:p>
          </table:table-cell>
          <table:table-cell table:formula="of:=IF([.$F54]&gt;=[.L$2];IF([.$F54]&lt;[.M$2];7;&quot;&quot;);&quot;&quot;)">
            <text:p/>
          </table:table-cell>
          <table:table-cell table:formula="of:=IF([.$F54]&gt;=[.M$2];IF([.$F54]&lt;[.N$2];8;&quot;&quot;);&quot;&quot;)">
            <text:p/>
          </table:table-cell>
          <table:table-cell table:formula="of:=IF(SUM([.G54:.N54])=0;0;VALUE([.G54]&amp;[.H54]&amp;[.I54]&amp;[.J54]&amp;[.K54]&amp;[.L54]&amp;[.M54]&amp;[.N54]))" office:value-type="float" office:value="6" calcext:value-type="float">
            <text:p>6</text:p>
          </table:table-cell>
          <table:table-cell table:number-columns-repeated="5"/>
        </table:table-row>
        <table:table-row table:style-name="ro1">
          <table:table-cell office:value-type="string" calcext:value-type="string">
            <text:p>Denmark</text:p>
          </table:table-cell>
          <table:table-cell office:value-type="float" office:value="2774.151424" calcext:value-type="float">
            <text:p>2774.15</text:p>
          </table:table-cell>
          <table:table-cell office:value-type="float" office:value="2900.013312" calcext:value-type="float">
            <text:p>2900.01</text:p>
          </table:table-cell>
          <table:table-cell office:value-type="float" office:value="1255.13152" calcext:value-type="float">
            <text:p>1255.13</text:p>
          </table:table-cell>
          <table:table-cell office:value-type="float" office:value="1259.63712" calcext:value-type="float">
            <text:p>1259.64</text:p>
          </table:table-cell>
          <table:table-cell table:style-name="ce2" table:formula="of:=IFERROR(IF([.C55]&lt;&gt;0;IF([.D55]&lt;&gt;0;[.C55]/[.E55];[.B55]/[.D55]);[.B55]/[.D55]);&quot;&quot;)" office:value-type="float" office:value="2.302260917811" calcext:value-type="float">
            <text:p>2.30</text:p>
          </table:table-cell>
          <table:table-cell table:formula="of:=IF([.$F55]&gt;=0;IF([.$F55]&lt;[.G$2];1;&quot;&quot;);&quot;&quot;)">
            <text:p/>
          </table:table-cell>
          <table:table-cell table:formula="of:=IF([.$F55]&gt;=[.G$2];IF([.$F55]&lt;[.H$2];2;&quot;&quot;);&quot;&quot;)">
            <text:p/>
          </table:table-cell>
          <table:table-cell table:formula="of:=IF([.$F55]&gt;=[.H$2];IF([.$F55]&lt;[.I$2];3;&quot;&quot;);&quot;&quot;)">
            <text:p/>
          </table:table-cell>
          <table:table-cell table:formula="of:=IF([.$F55]&gt;=[.I$2];IF([.$F55]&lt;[.J$2];4;&quot;&quot;);&quot;&quot;)">
            <text:p/>
          </table:table-cell>
          <table:table-cell table:formula="of:=IF([.$F55]&gt;=[.J$2];IF([.$F55]&lt;[.K$2];5;&quot;&quot;);&quot;&quot;)">
            <text:p/>
          </table:table-cell>
          <table:table-cell table:formula="of:=IF([.$F55]&gt;=[.K$2];IF([.$F55]&lt;[.L$2];6;&quot;&quot;);&quot;&quot;)">
            <text:p/>
          </table:table-cell>
          <table:table-cell table:formula="of:=IF([.$F55]&gt;=[.L$2];IF([.$F55]&lt;[.M$2];7;&quot;&quot;);&quot;&quot;)" office:value-type="float" office:value="7" calcext:value-type="float">
            <text:p>7</text:p>
          </table:table-cell>
          <table:table-cell table:formula="of:=IF([.$F55]&gt;=[.M$2];IF([.$F55]&lt;[.N$2];8;&quot;&quot;);&quot;&quot;)">
            <text:p/>
          </table:table-cell>
          <table:table-cell table:formula="of:=IF(SUM([.G55:.N55])=0;0;VALUE([.G55]&amp;[.H55]&amp;[.I55]&amp;[.J55]&amp;[.K55]&amp;[.L55]&amp;[.M55]&amp;[.N55]))" office:value-type="float" office:value="7" calcext:value-type="float">
            <text:p>7</text:p>
          </table:table-cell>
          <table:table-cell table:number-columns-repeated="5"/>
        </table:table-row>
        <table:table-row table:style-name="ro1">
          <table:table-cell office:value-type="string" calcext:value-type="string">
            <text:p>Djibouti</text:p>
          </table:table-cell>
          <table:table-cell office:value-type="float" office:value="12.097682" calcext:value-type="float">
            <text:p>12.1</text:p>
          </table:table-cell>
          <table:table-cell/>
          <table:table-cell table:number-columns-repeated="2" office:value-type="float" office:value="63.296196" calcext:value-type="float">
            <text:p>63.3</text:p>
          </table:table-cell>
          <table:table-cell table:style-name="ce2" table:formula="of:=IFERROR(IF([.C56]&lt;&gt;0;IF([.D56]&lt;&gt;0;[.C56]/[.E56];[.B56]/[.D56]);[.B56]/[.D56]);&quot;&quot;)" office:value-type="float" office:value="0.191128105076014" calcext:value-type="float">
            <text:p>0.19</text:p>
          </table:table-cell>
          <table:table-cell table:formula="of:=IF([.$F56]&gt;=0;IF([.$F56]&lt;[.G$2];1;&quot;&quot;);&quot;&quot;)">
            <text:p/>
          </table:table-cell>
          <table:table-cell table:formula="of:=IF([.$F56]&gt;=[.G$2];IF([.$F56]&lt;[.H$2];2;&quot;&quot;);&quot;&quot;)">
            <text:p/>
          </table:table-cell>
          <table:table-cell table:formula="of:=IF([.$F56]&gt;=[.H$2];IF([.$F56]&lt;[.I$2];3;&quot;&quot;);&quot;&quot;)">
            <text:p/>
          </table:table-cell>
          <table:table-cell table:formula="of:=IF([.$F56]&gt;=[.I$2];IF([.$F56]&lt;[.J$2];4;&quot;&quot;);&quot;&quot;)" office:value-type="float" office:value="4" calcext:value-type="float">
            <text:p>4</text:p>
          </table:table-cell>
          <table:table-cell table:formula="of:=IF([.$F56]&gt;=[.J$2];IF([.$F56]&lt;[.K$2];5;&quot;&quot;);&quot;&quot;)">
            <text:p/>
          </table:table-cell>
          <table:table-cell table:formula="of:=IF([.$F56]&gt;=[.K$2];IF([.$F56]&lt;[.L$2];6;&quot;&quot;);&quot;&quot;)">
            <text:p/>
          </table:table-cell>
          <table:table-cell table:formula="of:=IF([.$F56]&gt;=[.L$2];IF([.$F56]&lt;[.M$2];7;&quot;&quot;);&quot;&quot;)">
            <text:p/>
          </table:table-cell>
          <table:table-cell table:formula="of:=IF([.$F56]&gt;=[.M$2];IF([.$F56]&lt;[.N$2];8;&quot;&quot;);&quot;&quot;)">
            <text:p/>
          </table:table-cell>
          <table:table-cell table:formula="of:=IF(SUM([.G56:.N56])=0;0;VALUE([.G56]&amp;[.H56]&amp;[.I56]&amp;[.J56]&amp;[.K56]&amp;[.L56]&amp;[.M56]&amp;[.N56]))" office:value-type="float" office:value="4" calcext:value-type="float">
            <text:p>4</text:p>
          </table:table-cell>
          <table:table-cell table:number-columns-repeated="5"/>
        </table:table-row>
        <table:table-row table:style-name="ro1">
          <table:table-cell office:value-type="string" calcext:value-type="string">
            <text:p>Dominica</text:p>
          </table:table-cell>
          <table:table-cell table:number-columns-repeated="2"/>
          <table:table-cell table:number-columns-repeated="2" office:value-type="float" office:value="23.5511340781" calcext:value-type="float">
            <text:p>23.55</text:p>
          </table:table-cell>
          <table:table-cell table:style-name="ce2" table:formula="of:=IFERROR(IF([.C57]&lt;&gt;0;IF([.D57]&lt;&gt;0;[.C57]/[.E57];[.B57]/[.D57]);[.B57]/[.D57]);&quot;&quot;)" office:value-type="float" office:value="0" calcext:value-type="float">
            <text:p>0.00</text:p>
          </table:table-cell>
          <table:table-cell table:formula="of:=IF([.$F57]&gt;=0;IF([.$F57]&lt;[.G$2];1;&quot;&quot;);&quot;&quot;)">
            <text:p/>
          </table:table-cell>
          <table:table-cell table:formula="of:=IF([.$F57]&gt;=[.G$2];IF([.$F57]&lt;[.H$2];2;&quot;&quot;);&quot;&quot;)" office:value-type="float" office:value="2" calcext:value-type="float">
            <text:p>2</text:p>
          </table:table-cell>
          <table:table-cell table:formula="of:=IF([.$F57]&gt;=[.H$2];IF([.$F57]&lt;[.I$2];3;&quot;&quot;);&quot;&quot;)">
            <text:p/>
          </table:table-cell>
          <table:table-cell table:formula="of:=IF([.$F57]&gt;=[.I$2];IF([.$F57]&lt;[.J$2];4;&quot;&quot;);&quot;&quot;)">
            <text:p/>
          </table:table-cell>
          <table:table-cell table:formula="of:=IF([.$F57]&gt;=[.J$2];IF([.$F57]&lt;[.K$2];5;&quot;&quot;);&quot;&quot;)">
            <text:p/>
          </table:table-cell>
          <table:table-cell table:formula="of:=IF([.$F57]&gt;=[.K$2];IF([.$F57]&lt;[.L$2];6;&quot;&quot;);&quot;&quot;)">
            <text:p/>
          </table:table-cell>
          <table:table-cell table:formula="of:=IF([.$F57]&gt;=[.L$2];IF([.$F57]&lt;[.M$2];7;&quot;&quot;);&quot;&quot;)">
            <text:p/>
          </table:table-cell>
          <table:table-cell table:formula="of:=IF([.$F57]&gt;=[.M$2];IF([.$F57]&lt;[.N$2];8;&quot;&quot;);&quot;&quot;)">
            <text:p/>
          </table:table-cell>
          <table:table-cell table:formula="of:=IF(SUM([.G57:.N57])=0;0;VALUE([.G57]&amp;[.H57]&amp;[.I57]&amp;[.J57]&amp;[.K57]&amp;[.L57]&amp;[.M57]&amp;[.N57]))" office:value-type="float" office:value="2" calcext:value-type="float">
            <text:p>2</text:p>
          </table:table-cell>
          <table:table-cell table:number-columns-repeated="5"/>
        </table:table-row>
        <table:table-row table:style-name="ro1">
          <table:table-cell office:value-type="string" calcext:value-type="string">
            <text:p>Dominican Republic</text:p>
          </table:table-cell>
          <table:table-cell office:value-type="float" office:value="585" calcext:value-type="float">
            <text:p>585</text:p>
          </table:table-cell>
          <table:table-cell office:value-type="float" office:value="644" calcext:value-type="float">
            <text:p>644</text:p>
          </table:table-cell>
          <table:table-cell office:value-type="float" office:value="5196.200064" calcext:value-type="float">
            <text:p>5196.2</text:p>
          </table:table-cell>
          <table:table-cell office:value-type="float" office:value="5509.000064" calcext:value-type="float">
            <text:p>5509</text:p>
          </table:table-cell>
          <table:table-cell table:style-name="ce2" table:formula="of:=IFERROR(IF([.C58]&lt;&gt;0;IF([.D58]&lt;&gt;0;[.C58]/[.E58];[.B58]/[.D58]);[.B58]/[.D58]);&quot;&quot;)" office:value-type="float" office:value="0.116899617447527" calcext:value-type="float">
            <text:p>0.12</text:p>
          </table:table-cell>
          <table:table-cell table:formula="of:=IF([.$F58]&gt;=0;IF([.$F58]&lt;[.G$2];1;&quot;&quot;);&quot;&quot;)">
            <text:p/>
          </table:table-cell>
          <table:table-cell table:formula="of:=IF([.$F58]&gt;=[.G$2];IF([.$F58]&lt;[.H$2];2;&quot;&quot;);&quot;&quot;)">
            <text:p/>
          </table:table-cell>
          <table:table-cell table:formula="of:=IF([.$F58]&gt;=[.H$2];IF([.$F58]&lt;[.I$2];3;&quot;&quot;);&quot;&quot;)" office:value-type="float" office:value="3" calcext:value-type="float">
            <text:p>3</text:p>
          </table:table-cell>
          <table:table-cell table:formula="of:=IF([.$F58]&gt;=[.I$2];IF([.$F58]&lt;[.J$2];4;&quot;&quot;);&quot;&quot;)">
            <text:p/>
          </table:table-cell>
          <table:table-cell table:formula="of:=IF([.$F58]&gt;=[.J$2];IF([.$F58]&lt;[.K$2];5;&quot;&quot;);&quot;&quot;)">
            <text:p/>
          </table:table-cell>
          <table:table-cell table:formula="of:=IF([.$F58]&gt;=[.K$2];IF([.$F58]&lt;[.L$2];6;&quot;&quot;);&quot;&quot;)">
            <text:p/>
          </table:table-cell>
          <table:table-cell table:formula="of:=IF([.$F58]&gt;=[.L$2];IF([.$F58]&lt;[.M$2];7;&quot;&quot;);&quot;&quot;)">
            <text:p/>
          </table:table-cell>
          <table:table-cell table:formula="of:=IF([.$F58]&gt;=[.M$2];IF([.$F58]&lt;[.N$2];8;&quot;&quot;);&quot;&quot;)">
            <text:p/>
          </table:table-cell>
          <table:table-cell table:formula="of:=IF(SUM([.G58:.N58])=0;0;VALUE([.G58]&amp;[.H58]&amp;[.I58]&amp;[.J58]&amp;[.K58]&amp;[.L58]&amp;[.M58]&amp;[.N58]))" office:value-type="float" office:value="3" calcext:value-type="float">
            <text:p>3</text:p>
          </table:table-cell>
          <table:table-cell table:number-columns-repeated="5"/>
        </table:table-row>
        <table:table-row table:style-name="ro1">
          <table:table-cell office:value-type="string" calcext:value-type="string">
            <text:p>Ecuador</text:p>
          </table:table-cell>
          <table:table-cell office:value-type="float" office:value="291.533653" calcext:value-type="float">
            <text:p>291.53</text:p>
          </table:table-cell>
          <table:table-cell office:value-type="float" office:value="302.374313" calcext:value-type="float">
            <text:p>302.37</text:p>
          </table:table-cell>
          <table:table-cell office:value-type="float" office:value="2387.555883" calcext:value-type="float">
            <text:p>2387.56</text:p>
          </table:table-cell>
          <table:table-cell office:value-type="float" office:value="2612.048514" calcext:value-type="float">
            <text:p>2612.05</text:p>
          </table:table-cell>
          <table:table-cell table:style-name="ce2" table:formula="of:=IFERROR(IF([.C59]&lt;&gt;0;IF([.D59]&lt;&gt;0;[.C59]/[.E59];[.B59]/[.D59]);[.B59]/[.D59]);&quot;&quot;)" office:value-type="float" office:value="0.115761369430675" calcext:value-type="float">
            <text:p>0.12</text:p>
          </table:table-cell>
          <table:table-cell table:formula="of:=IF([.$F59]&gt;=0;IF([.$F59]&lt;[.G$2];1;&quot;&quot;);&quot;&quot;)">
            <text:p/>
          </table:table-cell>
          <table:table-cell table:formula="of:=IF([.$F59]&gt;=[.G$2];IF([.$F59]&lt;[.H$2];2;&quot;&quot;);&quot;&quot;)">
            <text:p/>
          </table:table-cell>
          <table:table-cell table:formula="of:=IF([.$F59]&gt;=[.H$2];IF([.$F59]&lt;[.I$2];3;&quot;&quot;);&quot;&quot;)" office:value-type="float" office:value="3" calcext:value-type="float">
            <text:p>3</text:p>
          </table:table-cell>
          <table:table-cell table:formula="of:=IF([.$F59]&gt;=[.I$2];IF([.$F59]&lt;[.J$2];4;&quot;&quot;);&quot;&quot;)">
            <text:p/>
          </table:table-cell>
          <table:table-cell table:formula="of:=IF([.$F59]&gt;=[.J$2];IF([.$F59]&lt;[.K$2];5;&quot;&quot;);&quot;&quot;)">
            <text:p/>
          </table:table-cell>
          <table:table-cell table:formula="of:=IF([.$F59]&gt;=[.K$2];IF([.$F59]&lt;[.L$2];6;&quot;&quot;);&quot;&quot;)">
            <text:p/>
          </table:table-cell>
          <table:table-cell table:formula="of:=IF([.$F59]&gt;=[.L$2];IF([.$F59]&lt;[.M$2];7;&quot;&quot;);&quot;&quot;)">
            <text:p/>
          </table:table-cell>
          <table:table-cell table:formula="of:=IF([.$F59]&gt;=[.M$2];IF([.$F59]&lt;[.N$2];8;&quot;&quot;);&quot;&quot;)">
            <text:p/>
          </table:table-cell>
          <table:table-cell table:formula="of:=IF(SUM([.G59:.N59])=0;0;VALUE([.G59]&amp;[.H59]&amp;[.I59]&amp;[.J59]&amp;[.K59]&amp;[.L59]&amp;[.M59]&amp;[.N59]))" office:value-type="float" office:value="3" calcext:value-type="float">
            <text:p>3</text:p>
          </table:table-cell>
          <table:table-cell table:number-columns-repeated="5"/>
        </table:table-row>
        <table:table-row table:style-name="ro1">
          <table:table-cell office:value-type="string" calcext:value-type="string">
            <text:p>Egypt</text:p>
          </table:table-cell>
          <table:table-cell office:value-type="float" office:value="622.700032" calcext:value-type="float">
            <text:p>622.7</text:p>
          </table:table-cell>
          <table:table-cell office:value-type="float" office:value="352.2" calcext:value-type="float">
            <text:p>352.2</text:p>
          </table:table-cell>
          <table:table-cell office:value-type="float" office:value="18325.399552" calcext:value-type="float">
            <text:p>18325.4</text:p>
          </table:table-cell>
          <table:table-cell office:value-type="float" office:value="16590.000128" calcext:value-type="float">
            <text:p>16590</text:p>
          </table:table-cell>
          <table:table-cell table:style-name="ce2" table:formula="of:=IFERROR(IF([.C60]&lt;&gt;0;IF([.D60]&lt;&gt;0;[.C60]/[.E60];[.B60]/[.D60]);[.B60]/[.D60]);&quot;&quot;)" office:value-type="float" office:value="0.0212296562557326" calcext:value-type="float">
            <text:p>0.02</text:p>
          </table:table-cell>
          <table:table-cell table:formula="of:=IF([.$F60]&gt;=0;IF([.$F60]&lt;[.G$2];1;&quot;&quot;);&quot;&quot;)">
            <text:p/>
          </table:table-cell>
          <table:table-cell table:formula="of:=IF([.$F60]&gt;=[.G$2];IF([.$F60]&lt;[.H$2];2;&quot;&quot;);&quot;&quot;)" office:value-type="float" office:value="2" calcext:value-type="float">
            <text:p>2</text:p>
          </table:table-cell>
          <table:table-cell table:formula="of:=IF([.$F60]&gt;=[.H$2];IF([.$F60]&lt;[.I$2];3;&quot;&quot;);&quot;&quot;)">
            <text:p/>
          </table:table-cell>
          <table:table-cell table:formula="of:=IF([.$F60]&gt;=[.I$2];IF([.$F60]&lt;[.J$2];4;&quot;&quot;);&quot;&quot;)">
            <text:p/>
          </table:table-cell>
          <table:table-cell table:formula="of:=IF([.$F60]&gt;=[.J$2];IF([.$F60]&lt;[.K$2];5;&quot;&quot;);&quot;&quot;)">
            <text:p/>
          </table:table-cell>
          <table:table-cell table:formula="of:=IF([.$F60]&gt;=[.K$2];IF([.$F60]&lt;[.L$2];6;&quot;&quot;);&quot;&quot;)">
            <text:p/>
          </table:table-cell>
          <table:table-cell table:formula="of:=IF([.$F60]&gt;=[.L$2];IF([.$F60]&lt;[.M$2];7;&quot;&quot;);&quot;&quot;)">
            <text:p/>
          </table:table-cell>
          <table:table-cell table:formula="of:=IF([.$F60]&gt;=[.M$2];IF([.$F60]&lt;[.N$2];8;&quot;&quot;);&quot;&quot;)">
            <text:p/>
          </table:table-cell>
          <table:table-cell table:formula="of:=IF(SUM([.G60:.N60])=0;0;VALUE([.G60]&amp;[.H60]&amp;[.I60]&amp;[.J60]&amp;[.K60]&amp;[.L60]&amp;[.M60]&amp;[.N60]))" office:value-type="float" office:value="2" calcext:value-type="float">
            <text:p>2</text:p>
          </table:table-cell>
          <table:table-cell table:number-columns-repeated="5"/>
        </table:table-row>
        <table:table-row table:style-name="ro1">
          <table:table-cell office:value-type="string" calcext:value-type="string">
            <text:p>El Salvador</text:p>
          </table:table-cell>
          <table:table-cell office:value-type="float" office:value="74.340146" calcext:value-type="float">
            <text:p>74.34</text:p>
          </table:table-cell>
          <table:table-cell office:value-type="float" office:value="147.466076" calcext:value-type="float">
            <text:p>147.47</text:p>
          </table:table-cell>
          <table:table-cell office:value-type="float" office:value="4288.065206" calcext:value-type="float">
            <text:p>4288.07</text:p>
          </table:table-cell>
          <table:table-cell office:value-type="float" office:value="4593.757162" calcext:value-type="float">
            <text:p>4593.76</text:p>
          </table:table-cell>
          <table:table-cell table:style-name="ce2" table:formula="of:=IFERROR(IF([.C61]&lt;&gt;0;IF([.D61]&lt;&gt;0;[.C61]/[.E61];[.B61]/[.D61]);[.B61]/[.D61]);&quot;&quot;)" office:value-type="float" office:value="0.0321014086725902" calcext:value-type="float">
            <text:p>0.03</text:p>
          </table:table-cell>
          <table:table-cell table:formula="of:=IF([.$F61]&gt;=0;IF([.$F61]&lt;[.G$2];1;&quot;&quot;);&quot;&quot;)">
            <text:p/>
          </table:table-cell>
          <table:table-cell table:formula="of:=IF([.$F61]&gt;=[.G$2];IF([.$F61]&lt;[.H$2];2;&quot;&quot;);&quot;&quot;)" office:value-type="float" office:value="2" calcext:value-type="float">
            <text:p>2</text:p>
          </table:table-cell>
          <table:table-cell table:formula="of:=IF([.$F61]&gt;=[.H$2];IF([.$F61]&lt;[.I$2];3;&quot;&quot;);&quot;&quot;)">
            <text:p/>
          </table:table-cell>
          <table:table-cell table:formula="of:=IF([.$F61]&gt;=[.I$2];IF([.$F61]&lt;[.J$2];4;&quot;&quot;);&quot;&quot;)">
            <text:p/>
          </table:table-cell>
          <table:table-cell table:formula="of:=IF([.$F61]&gt;=[.J$2];IF([.$F61]&lt;[.K$2];5;&quot;&quot;);&quot;&quot;)">
            <text:p/>
          </table:table-cell>
          <table:table-cell table:formula="of:=IF([.$F61]&gt;=[.K$2];IF([.$F61]&lt;[.L$2];6;&quot;&quot;);&quot;&quot;)">
            <text:p/>
          </table:table-cell>
          <table:table-cell table:formula="of:=IF([.$F61]&gt;=[.L$2];IF([.$F61]&lt;[.M$2];7;&quot;&quot;);&quot;&quot;)">
            <text:p/>
          </table:table-cell>
          <table:table-cell table:formula="of:=IF([.$F61]&gt;=[.M$2];IF([.$F61]&lt;[.N$2];8;&quot;&quot;);&quot;&quot;)">
            <text:p/>
          </table:table-cell>
          <table:table-cell table:formula="of:=IF(SUM([.G61:.N61])=0;0;VALUE([.G61]&amp;[.H61]&amp;[.I61]&amp;[.J61]&amp;[.K61]&amp;[.L61]&amp;[.M61]&amp;[.N61]))" office:value-type="float" office:value="2" calcext:value-type="float">
            <text:p>2</text:p>
          </table:table-cell>
          <table:table-cell table:number-columns-repeated="5"/>
        </table:table-row>
        <table:table-row table:style-name="ro1">
          <table:table-cell office:value-type="string" calcext:value-type="string">
            <text:p>Equatorial Guinea</text:p>
          </table:table-cell>
          <table:table-cell table:number-columns-repeated="4"/>
          <table:table-cell table:style-name="ce2" table:formula="of:=IFERROR(IF([.C62]&lt;&gt;0;IF([.D62]&lt;&gt;0;[.C62]/[.E62];[.B62]/[.D62]);[.B62]/[.D62]);&quot;&quot;)">
            <text:p/>
          </table:table-cell>
          <table:table-cell table:formula="of:=IF([.$F62]&gt;=0;IF([.$F62]&lt;[.G$2];1;&quot;&quot;);&quot;&quot;)">
            <text:p/>
          </table:table-cell>
          <table:table-cell table:formula="of:=IF([.$F62]&gt;=[.G$2];IF([.$F62]&lt;[.H$2];2;&quot;&quot;);&quot;&quot;)">
            <text:p/>
          </table:table-cell>
          <table:table-cell table:formula="of:=IF([.$F62]&gt;=[.H$2];IF([.$F62]&lt;[.I$2];3;&quot;&quot;);&quot;&quot;)">
            <text:p/>
          </table:table-cell>
          <table:table-cell table:formula="of:=IF([.$F62]&gt;=[.I$2];IF([.$F62]&lt;[.J$2];4;&quot;&quot;);&quot;&quot;)">
            <text:p/>
          </table:table-cell>
          <table:table-cell table:formula="of:=IF([.$F62]&gt;=[.J$2];IF([.$F62]&lt;[.K$2];5;&quot;&quot;);&quot;&quot;)">
            <text:p/>
          </table:table-cell>
          <table:table-cell table:formula="of:=IF([.$F62]&gt;=[.K$2];IF([.$F62]&lt;[.L$2];6;&quot;&quot;);&quot;&quot;)">
            <text:p/>
          </table:table-cell>
          <table:table-cell table:formula="of:=IF([.$F62]&gt;=[.L$2];IF([.$F62]&lt;[.M$2];7;&quot;&quot;);&quot;&quot;)">
            <text:p/>
          </table:table-cell>
          <table:table-cell table:formula="of:=IF([.$F62]&gt;=[.M$2];IF([.$F62]&lt;[.N$2];8;&quot;&quot;);&quot;&quot;)">
            <text:p/>
          </table:table-cell>
          <table:table-cell table:formula="of:=IF(SUM([.G62:.N62])=0;0;VALUE([.G62]&amp;[.H62]&amp;[.I62]&amp;[.J62]&amp;[.K62]&amp;[.L62]&amp;[.M62]&amp;[.N62]))" office:value-type="float" office:value="0" calcext:value-type="float">
            <text:p>0</text:p>
          </table:table-cell>
          <table:table-cell table:number-columns-repeated="5"/>
        </table:table-row>
        <table:table-row table:style-name="ro1">
          <table:table-cell office:value-type="string" calcext:value-type="string">
            <text:p>Eritrea</text:p>
          </table:table-cell>
          <table:table-cell table:number-columns-repeated="4"/>
          <table:table-cell table:style-name="ce2" table:formula="of:=IFERROR(IF([.C63]&lt;&gt;0;IF([.D63]&lt;&gt;0;[.C63]/[.E63];[.B63]/[.D63]);[.B63]/[.D63]);&quot;&quot;)">
            <text:p/>
          </table:table-cell>
          <table:table-cell table:formula="of:=IF([.$F63]&gt;=0;IF([.$F63]&lt;[.G$2];1;&quot;&quot;);&quot;&quot;)">
            <text:p/>
          </table:table-cell>
          <table:table-cell table:formula="of:=IF([.$F63]&gt;=[.G$2];IF([.$F63]&lt;[.H$2];2;&quot;&quot;);&quot;&quot;)">
            <text:p/>
          </table:table-cell>
          <table:table-cell table:formula="of:=IF([.$F63]&gt;=[.H$2];IF([.$F63]&lt;[.I$2];3;&quot;&quot;);&quot;&quot;)">
            <text:p/>
          </table:table-cell>
          <table:table-cell table:formula="of:=IF([.$F63]&gt;=[.I$2];IF([.$F63]&lt;[.J$2];4;&quot;&quot;);&quot;&quot;)">
            <text:p/>
          </table:table-cell>
          <table:table-cell table:formula="of:=IF([.$F63]&gt;=[.J$2];IF([.$F63]&lt;[.K$2];5;&quot;&quot;);&quot;&quot;)">
            <text:p/>
          </table:table-cell>
          <table:table-cell table:formula="of:=IF([.$F63]&gt;=[.K$2];IF([.$F63]&lt;[.L$2];6;&quot;&quot;);&quot;&quot;)">
            <text:p/>
          </table:table-cell>
          <table:table-cell table:formula="of:=IF([.$F63]&gt;=[.L$2];IF([.$F63]&lt;[.M$2];7;&quot;&quot;);&quot;&quot;)">
            <text:p/>
          </table:table-cell>
          <table:table-cell table:formula="of:=IF([.$F63]&gt;=[.M$2];IF([.$F63]&lt;[.N$2];8;&quot;&quot;);&quot;&quot;)">
            <text:p/>
          </table:table-cell>
          <table:table-cell table:formula="of:=IF(SUM([.G63:.N63])=0;0;VALUE([.G63]&amp;[.H63]&amp;[.I63]&amp;[.J63]&amp;[.K63]&amp;[.L63]&amp;[.M63]&amp;[.N63]))" office:value-type="float" office:value="0" calcext:value-type="float">
            <text:p>0</text:p>
          </table:table-cell>
          <table:table-cell table:number-columns-repeated="5"/>
        </table:table-row>
        <table:table-row table:style-name="ro1">
          <table:table-cell office:value-type="string" calcext:value-type="string">
            <text:p>Estonia</text:p>
          </table:table-cell>
          <table:table-cell office:value-type="float" office:value="90.268534" calcext:value-type="float">
            <text:p>90.27</text:p>
          </table:table-cell>
          <table:table-cell office:value-type="float" office:value="122.676356" calcext:value-type="float">
            <text:p>122.68</text:p>
          </table:table-cell>
          <table:table-cell office:value-type="float" office:value="446.307776" calcext:value-type="float">
            <text:p>446.31</text:p>
          </table:table-cell>
          <table:table-cell office:value-type="float" office:value="478.676464" calcext:value-type="float">
            <text:p>478.68</text:p>
          </table:table-cell>
          <table:table-cell table:style-name="ce2" table:formula="of:=IFERROR(IF([.C64]&lt;&gt;0;IF([.D64]&lt;&gt;0;[.C64]/[.E64];[.B64]/[.D64]);[.B64]/[.D64]);&quot;&quot;)" office:value-type="float" office:value="0.256282406230861" calcext:value-type="float">
            <text:p>0.26</text:p>
          </table:table-cell>
          <table:table-cell table:formula="of:=IF([.$F64]&gt;=0;IF([.$F64]&lt;[.G$2];1;&quot;&quot;);&quot;&quot;)">
            <text:p/>
          </table:table-cell>
          <table:table-cell table:formula="of:=IF([.$F64]&gt;=[.G$2];IF([.$F64]&lt;[.H$2];2;&quot;&quot;);&quot;&quot;)">
            <text:p/>
          </table:table-cell>
          <table:table-cell table:formula="of:=IF([.$F64]&gt;=[.H$2];IF([.$F64]&lt;[.I$2];3;&quot;&quot;);&quot;&quot;)">
            <text:p/>
          </table:table-cell>
          <table:table-cell table:formula="of:=IF([.$F64]&gt;=[.I$2];IF([.$F64]&lt;[.J$2];4;&quot;&quot;);&quot;&quot;)" office:value-type="float" office:value="4" calcext:value-type="float">
            <text:p>4</text:p>
          </table:table-cell>
          <table:table-cell table:formula="of:=IF([.$F64]&gt;=[.J$2];IF([.$F64]&lt;[.K$2];5;&quot;&quot;);&quot;&quot;)">
            <text:p/>
          </table:table-cell>
          <table:table-cell table:formula="of:=IF([.$F64]&gt;=[.K$2];IF([.$F64]&lt;[.L$2];6;&quot;&quot;);&quot;&quot;)">
            <text:p/>
          </table:table-cell>
          <table:table-cell table:formula="of:=IF([.$F64]&gt;=[.L$2];IF([.$F64]&lt;[.M$2];7;&quot;&quot;);&quot;&quot;)">
            <text:p/>
          </table:table-cell>
          <table:table-cell table:formula="of:=IF([.$F64]&gt;=[.M$2];IF([.$F64]&lt;[.N$2];8;&quot;&quot;);&quot;&quot;)">
            <text:p/>
          </table:table-cell>
          <table:table-cell table:formula="of:=IF(SUM([.G64:.N64])=0;0;VALUE([.G64]&amp;[.H64]&amp;[.I64]&amp;[.J64]&amp;[.K64]&amp;[.L64]&amp;[.M64]&amp;[.N64]))" office:value-type="float" office:value="4" calcext:value-type="float">
            <text:p>4</text:p>
          </table:table-cell>
          <table:table-cell table:number-columns-repeated="5"/>
        </table:table-row>
        <table:table-row table:style-name="ro1">
          <table:table-cell office:value-type="string" calcext:value-type="string">
            <text:p>Ethiopia</text:p>
          </table:table-cell>
          <table:table-cell office:value-type="float" office:value="14.437634" calcext:value-type="float">
            <text:p>14.44</text:p>
          </table:table-cell>
          <table:table-cell office:value-type="float" office:value="29.86954" calcext:value-type="float">
            <text:p>29.87</text:p>
          </table:table-cell>
          <table:table-cell office:value-type="float" office:value="1086.98678960938" calcext:value-type="float">
            <text:p>1086.99</text:p>
          </table:table-cell>
          <table:table-cell office:value-type="float" office:value="772.235968" calcext:value-type="float">
            <text:p>772.24</text:p>
          </table:table-cell>
          <table:table-cell table:style-name="ce2" table:formula="of:=IFERROR(IF([.C65]&lt;&gt;0;IF([.D65]&lt;&gt;0;[.C65]/[.E65];[.B65]/[.D65]);[.B65]/[.D65]);&quot;&quot;)" office:value-type="float" office:value="0.0386792913535983" calcext:value-type="float">
            <text:p>0.04</text:p>
          </table:table-cell>
          <table:table-cell table:formula="of:=IF([.$F65]&gt;=0;IF([.$F65]&lt;[.G$2];1;&quot;&quot;);&quot;&quot;)">
            <text:p/>
          </table:table-cell>
          <table:table-cell table:formula="of:=IF([.$F65]&gt;=[.G$2];IF([.$F65]&lt;[.H$2];2;&quot;&quot;);&quot;&quot;)">
            <text:p/>
          </table:table-cell>
          <table:table-cell table:formula="of:=IF([.$F65]&gt;=[.H$2];IF([.$F65]&lt;[.I$2];3;&quot;&quot;);&quot;&quot;)" office:value-type="float" office:value="3" calcext:value-type="float">
            <text:p>3</text:p>
          </table:table-cell>
          <table:table-cell table:formula="of:=IF([.$F65]&gt;=[.I$2];IF([.$F65]&lt;[.J$2];4;&quot;&quot;);&quot;&quot;)">
            <text:p/>
          </table:table-cell>
          <table:table-cell table:formula="of:=IF([.$F65]&gt;=[.J$2];IF([.$F65]&lt;[.K$2];5;&quot;&quot;);&quot;&quot;)">
            <text:p/>
          </table:table-cell>
          <table:table-cell table:formula="of:=IF([.$F65]&gt;=[.K$2];IF([.$F65]&lt;[.L$2];6;&quot;&quot;);&quot;&quot;)">
            <text:p/>
          </table:table-cell>
          <table:table-cell table:formula="of:=IF([.$F65]&gt;=[.L$2];IF([.$F65]&lt;[.M$2];7;&quot;&quot;);&quot;&quot;)">
            <text:p/>
          </table:table-cell>
          <table:table-cell table:formula="of:=IF([.$F65]&gt;=[.M$2];IF([.$F65]&lt;[.N$2];8;&quot;&quot;);&quot;&quot;)">
            <text:p/>
          </table:table-cell>
          <table:table-cell table:formula="of:=IF(SUM([.G65:.N65])=0;0;VALUE([.G65]&amp;[.H65]&amp;[.I65]&amp;[.J65]&amp;[.K65]&amp;[.L65]&amp;[.M65]&amp;[.N65]))" office:value-type="float" office:value="3" calcext:value-type="float">
            <text:p>3</text:p>
          </table:table-cell>
          <table:table-cell table:number-columns-repeated="5"/>
        </table:table-row>
        <table:table-row table:style-name="ro1">
          <table:table-cell office:value-type="string" calcext:value-type="string">
            <text:p>Faroe Islands</text:p>
          </table:table-cell>
          <table:table-cell table:number-columns-repeated="2"/>
          <table:table-cell table:number-columns-repeated="2" office:value-type="float" office:value="158.41175" calcext:value-type="float">
            <text:p>158.41</text:p>
          </table:table-cell>
          <table:table-cell table:style-name="ce2" table:formula="of:=IFERROR(IF([.C66]&lt;&gt;0;IF([.D66]&lt;&gt;0;[.C66]/[.E66];[.B66]/[.D66]);[.B66]/[.D66]);&quot;&quot;)" office:value-type="float" office:value="0" calcext:value-type="float">
            <text:p>0.00</text:p>
          </table:table-cell>
          <table:table-cell table:formula="of:=IF([.$F66]&gt;=0;IF([.$F66]&lt;[.G$2];1;&quot;&quot;);&quot;&quot;)">
            <text:p/>
          </table:table-cell>
          <table:table-cell table:formula="of:=IF([.$F66]&gt;=[.G$2];IF([.$F66]&lt;[.H$2];2;&quot;&quot;);&quot;&quot;)" office:value-type="float" office:value="2" calcext:value-type="float">
            <text:p>2</text:p>
          </table:table-cell>
          <table:table-cell table:formula="of:=IF([.$F66]&gt;=[.H$2];IF([.$F66]&lt;[.I$2];3;&quot;&quot;);&quot;&quot;)">
            <text:p/>
          </table:table-cell>
          <table:table-cell table:formula="of:=IF([.$F66]&gt;=[.I$2];IF([.$F66]&lt;[.J$2];4;&quot;&quot;);&quot;&quot;)">
            <text:p/>
          </table:table-cell>
          <table:table-cell table:formula="of:=IF([.$F66]&gt;=[.J$2];IF([.$F66]&lt;[.K$2];5;&quot;&quot;);&quot;&quot;)">
            <text:p/>
          </table:table-cell>
          <table:table-cell table:formula="of:=IF([.$F66]&gt;=[.K$2];IF([.$F66]&lt;[.L$2];6;&quot;&quot;);&quot;&quot;)">
            <text:p/>
          </table:table-cell>
          <table:table-cell table:formula="of:=IF([.$F66]&gt;=[.L$2];IF([.$F66]&lt;[.M$2];7;&quot;&quot;);&quot;&quot;)">
            <text:p/>
          </table:table-cell>
          <table:table-cell table:formula="of:=IF([.$F66]&gt;=[.M$2];IF([.$F66]&lt;[.N$2];8;&quot;&quot;);&quot;&quot;)">
            <text:p/>
          </table:table-cell>
          <table:table-cell table:formula="of:=IF(SUM([.G66:.N66])=0;0;VALUE([.G66]&amp;[.H66]&amp;[.I66]&amp;[.J66]&amp;[.K66]&amp;[.L66]&amp;[.M66]&amp;[.N66]))" office:value-type="float" office:value="2" calcext:value-type="float">
            <text:p>2</text:p>
          </table:table-cell>
          <table:table-cell table:number-columns-repeated="5"/>
        </table:table-row>
        <table:table-row table:style-name="ro1">
          <table:table-cell office:value-type="string" calcext:value-type="string">
            <text:p>Fiji</text:p>
          </table:table-cell>
          <table:table-cell office:value-type="float" office:value="9.09367325" calcext:value-type="float">
            <text:p>9.09</text:p>
          </table:table-cell>
          <table:table-cell/>
          <table:table-cell office:value-type="float" office:value="251.320152" calcext:value-type="float">
            <text:p>251.32</text:p>
          </table:table-cell>
          <table:table-cell office:value-type="float" office:value="80.401041529999" calcext:value-type="float">
            <text:p>80.4</text:p>
          </table:table-cell>
          <table:table-cell table:style-name="ce2" table:formula="of:=IFERROR(IF([.C67]&lt;&gt;0;IF([.D67]&lt;&gt;0;[.C67]/[.E67];[.B67]/[.D67]);[.B67]/[.D67]);&quot;&quot;)" office:value-type="float" office:value="0.0361836214789493" calcext:value-type="float">
            <text:p>0.04</text:p>
          </table:table-cell>
          <table:table-cell table:formula="of:=IF([.$F67]&gt;=0;IF([.$F67]&lt;[.G$2];1;&quot;&quot;);&quot;&quot;)">
            <text:p/>
          </table:table-cell>
          <table:table-cell table:formula="of:=IF([.$F67]&gt;=[.G$2];IF([.$F67]&lt;[.H$2];2;&quot;&quot;);&quot;&quot;)">
            <text:p/>
          </table:table-cell>
          <table:table-cell table:formula="of:=IF([.$F67]&gt;=[.H$2];IF([.$F67]&lt;[.I$2];3;&quot;&quot;);&quot;&quot;)" office:value-type="float" office:value="3" calcext:value-type="float">
            <text:p>3</text:p>
          </table:table-cell>
          <table:table-cell table:formula="of:=IF([.$F67]&gt;=[.I$2];IF([.$F67]&lt;[.J$2];4;&quot;&quot;);&quot;&quot;)">
            <text:p/>
          </table:table-cell>
          <table:table-cell table:formula="of:=IF([.$F67]&gt;=[.J$2];IF([.$F67]&lt;[.K$2];5;&quot;&quot;);&quot;&quot;)">
            <text:p/>
          </table:table-cell>
          <table:table-cell table:formula="of:=IF([.$F67]&gt;=[.K$2];IF([.$F67]&lt;[.L$2];6;&quot;&quot;);&quot;&quot;)">
            <text:p/>
          </table:table-cell>
          <table:table-cell table:formula="of:=IF([.$F67]&gt;=[.L$2];IF([.$F67]&lt;[.M$2];7;&quot;&quot;);&quot;&quot;)">
            <text:p/>
          </table:table-cell>
          <table:table-cell table:formula="of:=IF([.$F67]&gt;=[.M$2];IF([.$F67]&lt;[.N$2];8;&quot;&quot;);&quot;&quot;)">
            <text:p/>
          </table:table-cell>
          <table:table-cell table:formula="of:=IF(SUM([.G67:.N67])=0;0;VALUE([.G67]&amp;[.H67]&amp;[.I67]&amp;[.J67]&amp;[.K67]&amp;[.L67]&amp;[.M67]&amp;[.N67]))" office:value-type="float" office:value="3" calcext:value-type="float">
            <text:p>3</text:p>
          </table:table-cell>
          <table:table-cell table:number-columns-repeated="5"/>
        </table:table-row>
        <table:table-row table:style-name="ro1">
          <table:table-cell office:value-type="string" calcext:value-type="string">
            <text:p>Finland</text:p>
          </table:table-cell>
          <table:table-cell office:value-type="float" office:value="635.96256" calcext:value-type="float">
            <text:p>635.96</text:p>
          </table:table-cell>
          <table:table-cell office:value-type="float" office:value="634.408256" calcext:value-type="float">
            <text:p>634.41</text:p>
          </table:table-cell>
          <table:table-cell office:value-type="float" office:value="806.33344" calcext:value-type="float">
            <text:p>806.33</text:p>
          </table:table-cell>
          <table:table-cell office:value-type="float" office:value="804.362688" calcext:value-type="float">
            <text:p>804.36</text:p>
          </table:table-cell>
          <table:table-cell table:style-name="ce2" table:formula="of:=IFERROR(IF([.C68]&lt;&gt;0;IF([.D68]&lt;&gt;0;[.C68]/[.E68];[.B68]/[.D68]);[.B68]/[.D68]);&quot;&quot;)" office:value-type="float" office:value="0.78870920477107" calcext:value-type="float">
            <text:p>0.79</text:p>
          </table:table-cell>
          <table:table-cell table:formula="of:=IF([.$F68]&gt;=0;IF([.$F68]&lt;[.G$2];1;&quot;&quot;);&quot;&quot;)">
            <text:p/>
          </table:table-cell>
          <table:table-cell table:formula="of:=IF([.$F68]&gt;=[.G$2];IF([.$F68]&lt;[.H$2];2;&quot;&quot;);&quot;&quot;)">
            <text:p/>
          </table:table-cell>
          <table:table-cell table:formula="of:=IF([.$F68]&gt;=[.H$2];IF([.$F68]&lt;[.I$2];3;&quot;&quot;);&quot;&quot;)">
            <text:p/>
          </table:table-cell>
          <table:table-cell table:formula="of:=IF([.$F68]&gt;=[.I$2];IF([.$F68]&lt;[.J$2];4;&quot;&quot;);&quot;&quot;)">
            <text:p/>
          </table:table-cell>
          <table:table-cell table:formula="of:=IF([.$F68]&gt;=[.J$2];IF([.$F68]&lt;[.K$2];5;&quot;&quot;);&quot;&quot;)">
            <text:p/>
          </table:table-cell>
          <table:table-cell table:formula="of:=IF([.$F68]&gt;=[.K$2];IF([.$F68]&lt;[.L$2];6;&quot;&quot;);&quot;&quot;)" office:value-type="float" office:value="6" calcext:value-type="float">
            <text:p>6</text:p>
          </table:table-cell>
          <table:table-cell table:formula="of:=IF([.$F68]&gt;=[.L$2];IF([.$F68]&lt;[.M$2];7;&quot;&quot;);&quot;&quot;)">
            <text:p/>
          </table:table-cell>
          <table:table-cell table:formula="of:=IF([.$F68]&gt;=[.M$2];IF([.$F68]&lt;[.N$2];8;&quot;&quot;);&quot;&quot;)">
            <text:p/>
          </table:table-cell>
          <table:table-cell table:formula="of:=IF(SUM([.G68:.N68])=0;0;VALUE([.G68]&amp;[.H68]&amp;[.I68]&amp;[.J68]&amp;[.K68]&amp;[.L68]&amp;[.M68]&amp;[.N68]))" office:value-type="float" office:value="6" calcext:value-type="float">
            <text:p>6</text:p>
          </table:table-cell>
          <table:table-cell table:number-columns-repeated="5"/>
        </table:table-row>
        <table:table-row table:style-name="ro1">
          <table:table-cell office:value-type="string" calcext:value-type="string">
            <text:p>France</text:p>
          </table:table-cell>
          <table:table-cell office:value-type="float" office:value="12441.098112" calcext:value-type="float">
            <text:p>12441.1</text:p>
          </table:table-cell>
          <table:table-cell office:value-type="float" office:value="12527.647616" calcext:value-type="float">
            <text:p>12527.65</text:p>
          </table:table-cell>
          <table:table-cell office:value-type="float" office:value="23765.700608" calcext:value-type="float">
            <text:p>23765.7</text:p>
          </table:table-cell>
          <table:table-cell office:value-type="float" office:value="24373.082432" calcext:value-type="float">
            <text:p>24373.08</text:p>
          </table:table-cell>
          <table:table-cell table:style-name="ce2" table:formula="of:=IFERROR(IF([.C69]&lt;&gt;0;IF([.D69]&lt;&gt;0;[.C69]/[.E69];[.B69]/[.D69]);[.B69]/[.D69]);&quot;&quot;)" office:value-type="float" office:value="0.513995209713489" calcext:value-type="float">
            <text:p>0.51</text:p>
          </table:table-cell>
          <table:table-cell table:formula="of:=IF([.$F69]&gt;=0;IF([.$F69]&lt;[.G$2];1;&quot;&quot;);&quot;&quot;)">
            <text:p/>
          </table:table-cell>
          <table:table-cell table:formula="of:=IF([.$F69]&gt;=[.G$2];IF([.$F69]&lt;[.H$2];2;&quot;&quot;);&quot;&quot;)">
            <text:p/>
          </table:table-cell>
          <table:table-cell table:formula="of:=IF([.$F69]&gt;=[.H$2];IF([.$F69]&lt;[.I$2];3;&quot;&quot;);&quot;&quot;)">
            <text:p/>
          </table:table-cell>
          <table:table-cell table:formula="of:=IF([.$F69]&gt;=[.I$2];IF([.$F69]&lt;[.J$2];4;&quot;&quot;);&quot;&quot;)">
            <text:p/>
          </table:table-cell>
          <table:table-cell table:formula="of:=IF([.$F69]&gt;=[.J$2];IF([.$F69]&lt;[.K$2];5;&quot;&quot;);&quot;&quot;)" office:value-type="float" office:value="5" calcext:value-type="float">
            <text:p>5</text:p>
          </table:table-cell>
          <table:table-cell table:formula="of:=IF([.$F69]&gt;=[.K$2];IF([.$F69]&lt;[.L$2];6;&quot;&quot;);&quot;&quot;)">
            <text:p/>
          </table:table-cell>
          <table:table-cell table:formula="of:=IF([.$F69]&gt;=[.L$2];IF([.$F69]&lt;[.M$2];7;&quot;&quot;);&quot;&quot;)">
            <text:p/>
          </table:table-cell>
          <table:table-cell table:formula="of:=IF([.$F69]&gt;=[.M$2];IF([.$F69]&lt;[.N$2];8;&quot;&quot;);&quot;&quot;)">
            <text:p/>
          </table:table-cell>
          <table:table-cell table:formula="of:=IF(SUM([.G69:.N69])=0;0;VALUE([.G69]&amp;[.H69]&amp;[.I69]&amp;[.J69]&amp;[.K69]&amp;[.L69]&amp;[.M69]&amp;[.N69]))" office:value-type="float" office:value="5" calcext:value-type="float">
            <text:p>5</text:p>
          </table:table-cell>
          <table:table-cell table:number-columns-repeated="5"/>
        </table:table-row>
        <table:table-row table:style-name="ro1">
          <table:table-cell office:value-type="string" calcext:value-type="string">
            <text:p>French Polynesia</text:p>
          </table:table-cell>
          <table:table-cell table:number-columns-repeated="2"/>
          <table:table-cell table:number-columns-repeated="2" office:value-type="float" office:value="657.695428239" calcext:value-type="float">
            <text:p>657.7</text:p>
          </table:table-cell>
          <table:table-cell table:style-name="ce2" table:formula="of:=IFERROR(IF([.C70]&lt;&gt;0;IF([.D70]&lt;&gt;0;[.C70]/[.E70];[.B70]/[.D70]);[.B70]/[.D70]);&quot;&quot;)" office:value-type="float" office:value="0" calcext:value-type="float">
            <text:p>0.00</text:p>
          </table:table-cell>
          <table:table-cell table:formula="of:=IF([.$F70]&gt;=0;IF([.$F70]&lt;[.G$2];1;&quot;&quot;);&quot;&quot;)">
            <text:p/>
          </table:table-cell>
          <table:table-cell table:formula="of:=IF([.$F70]&gt;=[.G$2];IF([.$F70]&lt;[.H$2];2;&quot;&quot;);&quot;&quot;)" office:value-type="float" office:value="2" calcext:value-type="float">
            <text:p>2</text:p>
          </table:table-cell>
          <table:table-cell table:formula="of:=IF([.$F70]&gt;=[.H$2];IF([.$F70]&lt;[.I$2];3;&quot;&quot;);&quot;&quot;)">
            <text:p/>
          </table:table-cell>
          <table:table-cell table:formula="of:=IF([.$F70]&gt;=[.I$2];IF([.$F70]&lt;[.J$2];4;&quot;&quot;);&quot;&quot;)">
            <text:p/>
          </table:table-cell>
          <table:table-cell table:formula="of:=IF([.$F70]&gt;=[.J$2];IF([.$F70]&lt;[.K$2];5;&quot;&quot;);&quot;&quot;)">
            <text:p/>
          </table:table-cell>
          <table:table-cell table:formula="of:=IF([.$F70]&gt;=[.K$2];IF([.$F70]&lt;[.L$2];6;&quot;&quot;);&quot;&quot;)">
            <text:p/>
          </table:table-cell>
          <table:table-cell table:formula="of:=IF([.$F70]&gt;=[.L$2];IF([.$F70]&lt;[.M$2];7;&quot;&quot;);&quot;&quot;)">
            <text:p/>
          </table:table-cell>
          <table:table-cell table:formula="of:=IF([.$F70]&gt;=[.M$2];IF([.$F70]&lt;[.N$2];8;&quot;&quot;);&quot;&quot;)">
            <text:p/>
          </table:table-cell>
          <table:table-cell table:formula="of:=IF(SUM([.G70:.N70])=0;0;VALUE([.G70]&amp;[.H70]&amp;[.I70]&amp;[.J70]&amp;[.K70]&amp;[.L70]&amp;[.M70]&amp;[.N70]))" office:value-type="float" office:value="2" calcext:value-type="float">
            <text:p>2</text:p>
          </table:table-cell>
          <table:table-cell table:number-columns-repeated="5"/>
        </table:table-row>
        <table:table-row table:style-name="ro1">
          <table:table-cell office:value-type="string" calcext:value-type="string">
            <text:p>Gabon</text:p>
          </table:table-cell>
          <table:table-cell table:number-columns-repeated="4"/>
          <table:table-cell table:style-name="ce2" table:formula="of:=IFERROR(IF([.C71]&lt;&gt;0;IF([.D71]&lt;&gt;0;[.C71]/[.E71];[.B71]/[.D71]);[.B71]/[.D71]);&quot;&quot;)">
            <text:p/>
          </table:table-cell>
          <table:table-cell table:formula="of:=IF([.$F71]&gt;=0;IF([.$F71]&lt;[.G$2];1;&quot;&quot;);&quot;&quot;)">
            <text:p/>
          </table:table-cell>
          <table:table-cell table:formula="of:=IF([.$F71]&gt;=[.G$2];IF([.$F71]&lt;[.H$2];2;&quot;&quot;);&quot;&quot;)">
            <text:p/>
          </table:table-cell>
          <table:table-cell table:formula="of:=IF([.$F71]&gt;=[.H$2];IF([.$F71]&lt;[.I$2];3;&quot;&quot;);&quot;&quot;)">
            <text:p/>
          </table:table-cell>
          <table:table-cell table:formula="of:=IF([.$F71]&gt;=[.I$2];IF([.$F71]&lt;[.J$2];4;&quot;&quot;);&quot;&quot;)">
            <text:p/>
          </table:table-cell>
          <table:table-cell table:formula="of:=IF([.$F71]&gt;=[.J$2];IF([.$F71]&lt;[.K$2];5;&quot;&quot;);&quot;&quot;)">
            <text:p/>
          </table:table-cell>
          <table:table-cell table:formula="of:=IF([.$F71]&gt;=[.K$2];IF([.$F71]&lt;[.L$2];6;&quot;&quot;);&quot;&quot;)">
            <text:p/>
          </table:table-cell>
          <table:table-cell table:formula="of:=IF([.$F71]&gt;=[.L$2];IF([.$F71]&lt;[.M$2];7;&quot;&quot;);&quot;&quot;)">
            <text:p/>
          </table:table-cell>
          <table:table-cell table:formula="of:=IF([.$F71]&gt;=[.M$2];IF([.$F71]&lt;[.N$2];8;&quot;&quot;);&quot;&quot;)">
            <text:p/>
          </table:table-cell>
          <table:table-cell table:formula="of:=IF(SUM([.G71:.N71])=0;0;VALUE([.G71]&amp;[.H71]&amp;[.I71]&amp;[.J71]&amp;[.K71]&amp;[.L71]&amp;[.M71]&amp;[.N71]))" office:value-type="float" office:value="0" calcext:value-type="float">
            <text:p>0</text:p>
          </table:table-cell>
          <table:table-cell table:number-columns-repeated="5"/>
        </table:table-row>
        <table:table-row table:style-name="ro1">
          <table:table-cell office:value-type="string" calcext:value-type="string">
            <text:p>Gambia</text:p>
          </table:table-cell>
          <table:table-cell office:value-type="float" office:value="20.2885735" calcext:value-type="float">
            <text:p>20.29</text:p>
          </table:table-cell>
          <table:table-cell office:value-type="float" office:value="18.757991" calcext:value-type="float">
            <text:p>18.76</text:p>
          </table:table-cell>
          <table:table-cell office:value-type="float" office:value="135.96387525" calcext:value-type="float">
            <text:p>135.96</text:p>
          </table:table-cell>
          <table:table-cell office:value-type="float" office:value="207.36920375" calcext:value-type="float">
            <text:p>207.37</text:p>
          </table:table-cell>
          <table:table-cell table:style-name="ce2" table:formula="of:=IFERROR(IF([.C72]&lt;&gt;0;IF([.D72]&lt;&gt;0;[.C72]/[.E72];[.B72]/[.D72]);[.B72]/[.D72]);&quot;&quot;)" office:value-type="float" office:value="0.0904569755816502" calcext:value-type="float">
            <text:p>0.09</text:p>
          </table:table-cell>
          <table:table-cell table:formula="of:=IF([.$F72]&gt;=0;IF([.$F72]&lt;[.G$2];1;&quot;&quot;);&quot;&quot;)">
            <text:p/>
          </table:table-cell>
          <table:table-cell table:formula="of:=IF([.$F72]&gt;=[.G$2];IF([.$F72]&lt;[.H$2];2;&quot;&quot;);&quot;&quot;)">
            <text:p/>
          </table:table-cell>
          <table:table-cell table:formula="of:=IF([.$F72]&gt;=[.H$2];IF([.$F72]&lt;[.I$2];3;&quot;&quot;);&quot;&quot;)" office:value-type="float" office:value="3" calcext:value-type="float">
            <text:p>3</text:p>
          </table:table-cell>
          <table:table-cell table:formula="of:=IF([.$F72]&gt;=[.I$2];IF([.$F72]&lt;[.J$2];4;&quot;&quot;);&quot;&quot;)">
            <text:p/>
          </table:table-cell>
          <table:table-cell table:formula="of:=IF([.$F72]&gt;=[.J$2];IF([.$F72]&lt;[.K$2];5;&quot;&quot;);&quot;&quot;)">
            <text:p/>
          </table:table-cell>
          <table:table-cell table:formula="of:=IF([.$F72]&gt;=[.K$2];IF([.$F72]&lt;[.L$2];6;&quot;&quot;);&quot;&quot;)">
            <text:p/>
          </table:table-cell>
          <table:table-cell table:formula="of:=IF([.$F72]&gt;=[.L$2];IF([.$F72]&lt;[.M$2];7;&quot;&quot;);&quot;&quot;)">
            <text:p/>
          </table:table-cell>
          <table:table-cell table:formula="of:=IF([.$F72]&gt;=[.M$2];IF([.$F72]&lt;[.N$2];8;&quot;&quot;);&quot;&quot;)">
            <text:p/>
          </table:table-cell>
          <table:table-cell table:formula="of:=IF(SUM([.G72:.N72])=0;0;VALUE([.G72]&amp;[.H72]&amp;[.I72]&amp;[.J72]&amp;[.K72]&amp;[.L72]&amp;[.M72]&amp;[.N72]))" office:value-type="float" office:value="3" calcext:value-type="float">
            <text:p>3</text:p>
          </table:table-cell>
          <table:table-cell table:number-columns-repeated="5"/>
        </table:table-row>
        <table:table-row table:style-name="ro1">
          <table:table-cell office:value-type="string" calcext:value-type="string">
            <text:p>Georgia</text:p>
          </table:table-cell>
          <table:table-cell office:value-type="float" office:value="95.862424" calcext:value-type="float">
            <text:p>95.86</text:p>
          </table:table-cell>
          <table:table-cell office:value-type="float" office:value="100.4924035" calcext:value-type="float">
            <text:p>100.49</text:p>
          </table:table-cell>
          <table:table-cell office:value-type="float" office:value="1458.741312" calcext:value-type="float">
            <text:p>1458.74</text:p>
          </table:table-cell>
          <table:table-cell office:value-type="float" office:value="1520.78528" calcext:value-type="float">
            <text:p>1520.79</text:p>
          </table:table-cell>
          <table:table-cell table:style-name="ce2" table:formula="of:=IFERROR(IF([.C73]&lt;&gt;0;IF([.D73]&lt;&gt;0;[.C73]/[.E73];[.B73]/[.D73]);[.B73]/[.D73]);&quot;&quot;)" office:value-type="float" office:value="0.0660792847100677" calcext:value-type="float">
            <text:p>0.07</text:p>
          </table:table-cell>
          <table:table-cell table:formula="of:=IF([.$F73]&gt;=0;IF([.$F73]&lt;[.G$2];1;&quot;&quot;);&quot;&quot;)">
            <text:p/>
          </table:table-cell>
          <table:table-cell table:formula="of:=IF([.$F73]&gt;=[.G$2];IF([.$F73]&lt;[.H$2];2;&quot;&quot;);&quot;&quot;)">
            <text:p/>
          </table:table-cell>
          <table:table-cell table:formula="of:=IF([.$F73]&gt;=[.H$2];IF([.$F73]&lt;[.I$2];3;&quot;&quot;);&quot;&quot;)" office:value-type="float" office:value="3" calcext:value-type="float">
            <text:p>3</text:p>
          </table:table-cell>
          <table:table-cell table:formula="of:=IF([.$F73]&gt;=[.I$2];IF([.$F73]&lt;[.J$2];4;&quot;&quot;);&quot;&quot;)">
            <text:p/>
          </table:table-cell>
          <table:table-cell table:formula="of:=IF([.$F73]&gt;=[.J$2];IF([.$F73]&lt;[.K$2];5;&quot;&quot;);&quot;&quot;)">
            <text:p/>
          </table:table-cell>
          <table:table-cell table:formula="of:=IF([.$F73]&gt;=[.K$2];IF([.$F73]&lt;[.L$2];6;&quot;&quot;);&quot;&quot;)">
            <text:p/>
          </table:table-cell>
          <table:table-cell table:formula="of:=IF([.$F73]&gt;=[.L$2];IF([.$F73]&lt;[.M$2];7;&quot;&quot;);&quot;&quot;)">
            <text:p/>
          </table:table-cell>
          <table:table-cell table:formula="of:=IF([.$F73]&gt;=[.M$2];IF([.$F73]&lt;[.N$2];8;&quot;&quot;);&quot;&quot;)">
            <text:p/>
          </table:table-cell>
          <table:table-cell table:formula="of:=IF(SUM([.G73:.N73])=0;0;VALUE([.G73]&amp;[.H73]&amp;[.I73]&amp;[.J73]&amp;[.K73]&amp;[.L73]&amp;[.M73]&amp;[.N73]))" office:value-type="float" office:value="3" calcext:value-type="float">
            <text:p>3</text:p>
          </table:table-cell>
          <table:table-cell table:number-columns-repeated="5"/>
        </table:table-row>
        <table:table-row table:style-name="ro1">
          <table:table-cell office:value-type="string" calcext:value-type="string">
            <text:p>Germany</text:p>
          </table:table-cell>
          <table:table-cell office:value-type="float" office:value="19170.05696" calcext:value-type="float">
            <text:p>19170.06</text:p>
          </table:table-cell>
          <table:table-cell office:value-type="float" office:value="20680.751616" calcext:value-type="float">
            <text:p>20680.75</text:p>
          </table:table-cell>
          <table:table-cell office:value-type="float" office:value="16132.500916" calcext:value-type="float">
            <text:p>16132.5</text:p>
          </table:table-cell>
          <table:table-cell office:value-type="float" office:value="16683.1835255" calcext:value-type="float">
            <text:p>16683.18</text:p>
          </table:table-cell>
          <table:table-cell table:style-name="ce2" table:formula="of:=IFERROR(IF([.C74]&lt;&gt;0;IF([.D74]&lt;&gt;0;[.C74]/[.E74];[.B74]/[.D74]);[.B74]/[.D74]);&quot;&quot;)" office:value-type="float" office:value="1.23961662259423" calcext:value-type="float">
            <text:p>1.24</text:p>
          </table:table-cell>
          <table:table-cell table:formula="of:=IF([.$F74]&gt;=0;IF([.$F74]&lt;[.G$2];1;&quot;&quot;);&quot;&quot;)">
            <text:p/>
          </table:table-cell>
          <table:table-cell table:formula="of:=IF([.$F74]&gt;=[.G$2];IF([.$F74]&lt;[.H$2];2;&quot;&quot;);&quot;&quot;)">
            <text:p/>
          </table:table-cell>
          <table:table-cell table:formula="of:=IF([.$F74]&gt;=[.H$2];IF([.$F74]&lt;[.I$2];3;&quot;&quot;);&quot;&quot;)">
            <text:p/>
          </table:table-cell>
          <table:table-cell table:formula="of:=IF([.$F74]&gt;=[.I$2];IF([.$F74]&lt;[.J$2];4;&quot;&quot;);&quot;&quot;)">
            <text:p/>
          </table:table-cell>
          <table:table-cell table:formula="of:=IF([.$F74]&gt;=[.J$2];IF([.$F74]&lt;[.K$2];5;&quot;&quot;);&quot;&quot;)">
            <text:p/>
          </table:table-cell>
          <table:table-cell table:formula="of:=IF([.$F74]&gt;=[.K$2];IF([.$F74]&lt;[.L$2];6;&quot;&quot;);&quot;&quot;)" office:value-type="float" office:value="6" calcext:value-type="float">
            <text:p>6</text:p>
          </table:table-cell>
          <table:table-cell table:formula="of:=IF([.$F74]&gt;=[.L$2];IF([.$F74]&lt;[.M$2];7;&quot;&quot;);&quot;&quot;)">
            <text:p/>
          </table:table-cell>
          <table:table-cell table:formula="of:=IF([.$F74]&gt;=[.M$2];IF([.$F74]&lt;[.N$2];8;&quot;&quot;);&quot;&quot;)">
            <text:p/>
          </table:table-cell>
          <table:table-cell table:formula="of:=IF(SUM([.G74:.N74])=0;0;VALUE([.G74]&amp;[.H74]&amp;[.I74]&amp;[.J74]&amp;[.K74]&amp;[.L74]&amp;[.M74]&amp;[.N74]))" office:value-type="float" office:value="6" calcext:value-type="float">
            <text:p>6</text:p>
          </table:table-cell>
          <table:table-cell table:number-columns-repeated="5"/>
        </table:table-row>
        <table:table-row table:style-name="ro1">
          <table:table-cell office:value-type="string" calcext:value-type="string">
            <text:p>Ghana</text:p>
          </table:table-cell>
          <table:table-cell office:value-type="float" office:value="2607.106304" calcext:value-type="float">
            <text:p>2607.11</text:p>
          </table:table-cell>
          <table:table-cell/>
          <table:table-cell table:number-columns-repeated="2" office:value-type="float" office:value="2100" calcext:value-type="float">
            <text:p>2100</text:p>
          </table:table-cell>
          <table:table-cell table:style-name="ce2" table:formula="of:=IFERROR(IF([.C75]&lt;&gt;0;IF([.D75]&lt;&gt;0;[.C75]/[.E75];[.B75]/[.D75]);[.B75]/[.D75]);&quot;&quot;)" office:value-type="float" office:value="1.24147919238095" calcext:value-type="float">
            <text:p>1.24</text:p>
          </table:table-cell>
          <table:table-cell table:formula="of:=IF([.$F75]&gt;=0;IF([.$F75]&lt;[.G$2];1;&quot;&quot;);&quot;&quot;)">
            <text:p/>
          </table:table-cell>
          <table:table-cell table:formula="of:=IF([.$F75]&gt;=[.G$2];IF([.$F75]&lt;[.H$2];2;&quot;&quot;);&quot;&quot;)">
            <text:p/>
          </table:table-cell>
          <table:table-cell table:formula="of:=IF([.$F75]&gt;=[.H$2];IF([.$F75]&lt;[.I$2];3;&quot;&quot;);&quot;&quot;)">
            <text:p/>
          </table:table-cell>
          <table:table-cell table:formula="of:=IF([.$F75]&gt;=[.I$2];IF([.$F75]&lt;[.J$2];4;&quot;&quot;);&quot;&quot;)">
            <text:p/>
          </table:table-cell>
          <table:table-cell table:formula="of:=IF([.$F75]&gt;=[.J$2];IF([.$F75]&lt;[.K$2];5;&quot;&quot;);&quot;&quot;)">
            <text:p/>
          </table:table-cell>
          <table:table-cell table:formula="of:=IF([.$F75]&gt;=[.K$2];IF([.$F75]&lt;[.L$2];6;&quot;&quot;);&quot;&quot;)" office:value-type="float" office:value="6" calcext:value-type="float">
            <text:p>6</text:p>
          </table:table-cell>
          <table:table-cell table:formula="of:=IF([.$F75]&gt;=[.L$2];IF([.$F75]&lt;[.M$2];7;&quot;&quot;);&quot;&quot;)">
            <text:p/>
          </table:table-cell>
          <table:table-cell table:formula="of:=IF([.$F75]&gt;=[.M$2];IF([.$F75]&lt;[.N$2];8;&quot;&quot;);&quot;&quot;)">
            <text:p/>
          </table:table-cell>
          <table:table-cell table:formula="of:=IF(SUM([.G75:.N75])=0;0;VALUE([.G75]&amp;[.H75]&amp;[.I75]&amp;[.J75]&amp;[.K75]&amp;[.L75]&amp;[.M75]&amp;[.N75]))" office:value-type="float" office:value="6" calcext:value-type="float">
            <text:p>6</text:p>
          </table:table-cell>
          <table:table-cell table:number-columns-repeated="5"/>
        </table:table-row>
        <table:table-row table:style-name="ro1">
          <table:table-cell office:value-type="string" calcext:value-type="string">
            <text:p>Greece</text:p>
          </table:table-cell>
          <table:table-cell office:value-type="float" office:value="974.84224" calcext:value-type="float">
            <text:p>974.84</text:p>
          </table:table-cell>
          <table:table-cell office:value-type="float" office:value="718.23928" calcext:value-type="float">
            <text:p>718.24</text:p>
          </table:table-cell>
          <table:table-cell office:value-type="float" office:value="428.809248" calcext:value-type="float">
            <text:p>428.81</text:p>
          </table:table-cell>
          <table:table-cell office:value-type="float" office:value="331.496512" calcext:value-type="float">
            <text:p>331.5</text:p>
          </table:table-cell>
          <table:table-cell table:style-name="ce2" table:formula="of:=IFERROR(IF([.C76]&lt;&gt;0;IF([.D76]&lt;&gt;0;[.C76]/[.E76];[.B76]/[.D76]);[.B76]/[.D76]);&quot;&quot;)" office:value-type="float" office:value="2.16665712609368" calcext:value-type="float">
            <text:p>2.17</text:p>
          </table:table-cell>
          <table:table-cell table:formula="of:=IF([.$F76]&gt;=0;IF([.$F76]&lt;[.G$2];1;&quot;&quot;);&quot;&quot;)">
            <text:p/>
          </table:table-cell>
          <table:table-cell table:formula="of:=IF([.$F76]&gt;=[.G$2];IF([.$F76]&lt;[.H$2];2;&quot;&quot;);&quot;&quot;)">
            <text:p/>
          </table:table-cell>
          <table:table-cell table:formula="of:=IF([.$F76]&gt;=[.H$2];IF([.$F76]&lt;[.I$2];3;&quot;&quot;);&quot;&quot;)">
            <text:p/>
          </table:table-cell>
          <table:table-cell table:formula="of:=IF([.$F76]&gt;=[.I$2];IF([.$F76]&lt;[.J$2];4;&quot;&quot;);&quot;&quot;)">
            <text:p/>
          </table:table-cell>
          <table:table-cell table:formula="of:=IF([.$F76]&gt;=[.J$2];IF([.$F76]&lt;[.K$2];5;&quot;&quot;);&quot;&quot;)">
            <text:p/>
          </table:table-cell>
          <table:table-cell table:formula="of:=IF([.$F76]&gt;=[.K$2];IF([.$F76]&lt;[.L$2];6;&quot;&quot;);&quot;&quot;)">
            <text:p/>
          </table:table-cell>
          <table:table-cell table:formula="of:=IF([.$F76]&gt;=[.L$2];IF([.$F76]&lt;[.M$2];7;&quot;&quot;);&quot;&quot;)" office:value-type="float" office:value="7" calcext:value-type="float">
            <text:p>7</text:p>
          </table:table-cell>
          <table:table-cell table:formula="of:=IF([.$F76]&gt;=[.M$2];IF([.$F76]&lt;[.N$2];8;&quot;&quot;);&quot;&quot;)">
            <text:p/>
          </table:table-cell>
          <table:table-cell table:formula="of:=IF(SUM([.G76:.N76])=0;0;VALUE([.G76]&amp;[.H76]&amp;[.I76]&amp;[.J76]&amp;[.K76]&amp;[.L76]&amp;[.M76]&amp;[.N76]))" office:value-type="float" office:value="7" calcext:value-type="float">
            <text:p>7</text:p>
          </table:table-cell>
          <table:table-cell table:number-columns-repeated="5"/>
        </table:table-row>
        <table:table-row table:style-name="ro1">
          <table:table-cell office:value-type="string" calcext:value-type="string">
            <text:p>Greenland</text:p>
          </table:table-cell>
          <table:table-cell table:number-columns-repeated="4"/>
          <table:table-cell table:style-name="ce2" table:formula="of:=IFERROR(IF([.C77]&lt;&gt;0;IF([.D77]&lt;&gt;0;[.C77]/[.E77];[.B77]/[.D77]);[.B77]/[.D77]);&quot;&quot;)">
            <text:p/>
          </table:table-cell>
          <table:table-cell table:formula="of:=IF([.$F77]&gt;=0;IF([.$F77]&lt;[.G$2];1;&quot;&quot;);&quot;&quot;)">
            <text:p/>
          </table:table-cell>
          <table:table-cell table:formula="of:=IF([.$F77]&gt;=[.G$2];IF([.$F77]&lt;[.H$2];2;&quot;&quot;);&quot;&quot;)">
            <text:p/>
          </table:table-cell>
          <table:table-cell table:formula="of:=IF([.$F77]&gt;=[.H$2];IF([.$F77]&lt;[.I$2];3;&quot;&quot;);&quot;&quot;)">
            <text:p/>
          </table:table-cell>
          <table:table-cell table:formula="of:=IF([.$F77]&gt;=[.I$2];IF([.$F77]&lt;[.J$2];4;&quot;&quot;);&quot;&quot;)">
            <text:p/>
          </table:table-cell>
          <table:table-cell table:formula="of:=IF([.$F77]&gt;=[.J$2];IF([.$F77]&lt;[.K$2];5;&quot;&quot;);&quot;&quot;)">
            <text:p/>
          </table:table-cell>
          <table:table-cell table:formula="of:=IF([.$F77]&gt;=[.K$2];IF([.$F77]&lt;[.L$2];6;&quot;&quot;);&quot;&quot;)">
            <text:p/>
          </table:table-cell>
          <table:table-cell table:formula="of:=IF([.$F77]&gt;=[.L$2];IF([.$F77]&lt;[.M$2];7;&quot;&quot;);&quot;&quot;)">
            <text:p/>
          </table:table-cell>
          <table:table-cell table:formula="of:=IF([.$F77]&gt;=[.M$2];IF([.$F77]&lt;[.N$2];8;&quot;&quot;);&quot;&quot;)">
            <text:p/>
          </table:table-cell>
          <table:table-cell table:formula="of:=IF(SUM([.G77:.N77])=0;0;VALUE([.G77]&amp;[.H77]&amp;[.I77]&amp;[.J77]&amp;[.K77]&amp;[.L77]&amp;[.M77]&amp;[.N77]))" office:value-type="float" office:value="0" calcext:value-type="float">
            <text:p>0</text:p>
          </table:table-cell>
          <table:table-cell table:number-columns-repeated="5"/>
        </table:table-row>
        <table:table-row table:style-name="ro1">
          <table:table-cell office:value-type="string" calcext:value-type="string">
            <text:p>Grenada</text:p>
          </table:table-cell>
          <table:table-cell table:number-columns-repeated="2"/>
          <table:table-cell table:number-columns-repeated="2" office:value-type="float" office:value="29.6458851811" calcext:value-type="float">
            <text:p>29.65</text:p>
          </table:table-cell>
          <table:table-cell table:style-name="ce2" table:formula="of:=IFERROR(IF([.C78]&lt;&gt;0;IF([.D78]&lt;&gt;0;[.C78]/[.E78];[.B78]/[.D78]);[.B78]/[.D78]);&quot;&quot;)" office:value-type="float" office:value="0" calcext:value-type="float">
            <text:p>0.00</text:p>
          </table:table-cell>
          <table:table-cell table:formula="of:=IF([.$F78]&gt;=0;IF([.$F78]&lt;[.G$2];1;&quot;&quot;);&quot;&quot;)">
            <text:p/>
          </table:table-cell>
          <table:table-cell table:formula="of:=IF([.$F78]&gt;=[.G$2];IF([.$F78]&lt;[.H$2];2;&quot;&quot;);&quot;&quot;)" office:value-type="float" office:value="2" calcext:value-type="float">
            <text:p>2</text:p>
          </table:table-cell>
          <table:table-cell table:formula="of:=IF([.$F78]&gt;=[.H$2];IF([.$F78]&lt;[.I$2];3;&quot;&quot;);&quot;&quot;)">
            <text:p/>
          </table:table-cell>
          <table:table-cell table:formula="of:=IF([.$F78]&gt;=[.I$2];IF([.$F78]&lt;[.J$2];4;&quot;&quot;);&quot;&quot;)">
            <text:p/>
          </table:table-cell>
          <table:table-cell table:formula="of:=IF([.$F78]&gt;=[.J$2];IF([.$F78]&lt;[.K$2];5;&quot;&quot;);&quot;&quot;)">
            <text:p/>
          </table:table-cell>
          <table:table-cell table:formula="of:=IF([.$F78]&gt;=[.K$2];IF([.$F78]&lt;[.L$2];6;&quot;&quot;);&quot;&quot;)">
            <text:p/>
          </table:table-cell>
          <table:table-cell table:formula="of:=IF([.$F78]&gt;=[.L$2];IF([.$F78]&lt;[.M$2];7;&quot;&quot;);&quot;&quot;)">
            <text:p/>
          </table:table-cell>
          <table:table-cell table:formula="of:=IF([.$F78]&gt;=[.M$2];IF([.$F78]&lt;[.N$2];8;&quot;&quot;);&quot;&quot;)">
            <text:p/>
          </table:table-cell>
          <table:table-cell table:formula="of:=IF(SUM([.G78:.N78])=0;0;VALUE([.G78]&amp;[.H78]&amp;[.I78]&amp;[.J78]&amp;[.K78]&amp;[.L78]&amp;[.M78]&amp;[.N78]))" office:value-type="float" office:value="2" calcext:value-type="float">
            <text:p>2</text:p>
          </table:table-cell>
          <table:table-cell table:number-columns-repeated="5"/>
        </table:table-row>
        <table:table-row table:style-name="ro1">
          <table:table-cell office:value-type="string" calcext:value-type="string">
            <text:p>Guam</text:p>
          </table:table-cell>
          <table:table-cell table:number-columns-repeated="4"/>
          <table:table-cell table:style-name="ce2" table:formula="of:=IFERROR(IF([.C79]&lt;&gt;0;IF([.D79]&lt;&gt;0;[.C79]/[.E79];[.B79]/[.D79]);[.B79]/[.D79]);&quot;&quot;)">
            <text:p/>
          </table:table-cell>
          <table:table-cell table:formula="of:=IF([.$F79]&gt;=0;IF([.$F79]&lt;[.G$2];1;&quot;&quot;);&quot;&quot;)">
            <text:p/>
          </table:table-cell>
          <table:table-cell table:formula="of:=IF([.$F79]&gt;=[.G$2];IF([.$F79]&lt;[.H$2];2;&quot;&quot;);&quot;&quot;)">
            <text:p/>
          </table:table-cell>
          <table:table-cell table:formula="of:=IF([.$F79]&gt;=[.H$2];IF([.$F79]&lt;[.I$2];3;&quot;&quot;);&quot;&quot;)">
            <text:p/>
          </table:table-cell>
          <table:table-cell table:formula="of:=IF([.$F79]&gt;=[.I$2];IF([.$F79]&lt;[.J$2];4;&quot;&quot;);&quot;&quot;)">
            <text:p/>
          </table:table-cell>
          <table:table-cell table:formula="of:=IF([.$F79]&gt;=[.J$2];IF([.$F79]&lt;[.K$2];5;&quot;&quot;);&quot;&quot;)">
            <text:p/>
          </table:table-cell>
          <table:table-cell table:formula="of:=IF([.$F79]&gt;=[.K$2];IF([.$F79]&lt;[.L$2];6;&quot;&quot;);&quot;&quot;)">
            <text:p/>
          </table:table-cell>
          <table:table-cell table:formula="of:=IF([.$F79]&gt;=[.L$2];IF([.$F79]&lt;[.M$2];7;&quot;&quot;);&quot;&quot;)">
            <text:p/>
          </table:table-cell>
          <table:table-cell table:formula="of:=IF([.$F79]&gt;=[.M$2];IF([.$F79]&lt;[.N$2];8;&quot;&quot;);&quot;&quot;)">
            <text:p/>
          </table:table-cell>
          <table:table-cell table:formula="of:=IF(SUM([.G79:.N79])=0;0;VALUE([.G79]&amp;[.H79]&amp;[.I79]&amp;[.J79]&amp;[.K79]&amp;[.L79]&amp;[.M79]&amp;[.N79]))" office:value-type="float" office:value="0" calcext:value-type="float">
            <text:p>0</text:p>
          </table:table-cell>
          <table:table-cell table:number-columns-repeated="5"/>
        </table:table-row>
        <table:table-row table:style-name="ro1">
          <table:table-cell office:value-type="string" calcext:value-type="string">
            <text:p>Guatemala</text:p>
          </table:table-cell>
          <table:table-cell office:value-type="float" office:value="24.8793" calcext:value-type="float">
            <text:p>24.88</text:p>
          </table:table-cell>
          <table:table-cell office:value-type="float" office:value="26.3" calcext:value-type="float">
            <text:p>26.3</text:p>
          </table:table-cell>
          <table:table-cell office:value-type="float" office:value="6572.785168" calcext:value-type="float">
            <text:p>6572.79</text:p>
          </table:table-cell>
          <table:table-cell office:value-type="float" office:value="7468.599808" calcext:value-type="float">
            <text:p>7468.6</text:p>
          </table:table-cell>
          <table:table-cell table:style-name="ce2" table:formula="of:=IFERROR(IF([.C80]&lt;&gt;0;IF([.D80]&lt;&gt;0;[.C80]/[.E80];[.B80]/[.D80]);[.B80]/[.D80]);&quot;&quot;)" office:value-type="float" office:value="0.00352140972553232" calcext:value-type="float">
            <text:p>0.00</text:p>
          </table:table-cell>
          <table:table-cell table:formula="of:=IF([.$F80]&gt;=0;IF([.$F80]&lt;[.G$2];1;&quot;&quot;);&quot;&quot;)">
            <text:p/>
          </table:table-cell>
          <table:table-cell table:formula="of:=IF([.$F80]&gt;=[.G$2];IF([.$F80]&lt;[.H$2];2;&quot;&quot;);&quot;&quot;)" office:value-type="float" office:value="2" calcext:value-type="float">
            <text:p>2</text:p>
          </table:table-cell>
          <table:table-cell table:formula="of:=IF([.$F80]&gt;=[.H$2];IF([.$F80]&lt;[.I$2];3;&quot;&quot;);&quot;&quot;)">
            <text:p/>
          </table:table-cell>
          <table:table-cell table:formula="of:=IF([.$F80]&gt;=[.I$2];IF([.$F80]&lt;[.J$2];4;&quot;&quot;);&quot;&quot;)">
            <text:p/>
          </table:table-cell>
          <table:table-cell table:formula="of:=IF([.$F80]&gt;=[.J$2];IF([.$F80]&lt;[.K$2];5;&quot;&quot;);&quot;&quot;)">
            <text:p/>
          </table:table-cell>
          <table:table-cell table:formula="of:=IF([.$F80]&gt;=[.K$2];IF([.$F80]&lt;[.L$2];6;&quot;&quot;);&quot;&quot;)">
            <text:p/>
          </table:table-cell>
          <table:table-cell table:formula="of:=IF([.$F80]&gt;=[.L$2];IF([.$F80]&lt;[.M$2];7;&quot;&quot;);&quot;&quot;)">
            <text:p/>
          </table:table-cell>
          <table:table-cell table:formula="of:=IF([.$F80]&gt;=[.M$2];IF([.$F80]&lt;[.N$2];8;&quot;&quot;);&quot;&quot;)">
            <text:p/>
          </table:table-cell>
          <table:table-cell table:formula="of:=IF(SUM([.G80:.N80])=0;0;VALUE([.G80]&amp;[.H80]&amp;[.I80]&amp;[.J80]&amp;[.K80]&amp;[.L80]&amp;[.M80]&amp;[.N80]))" office:value-type="float" office:value="2" calcext:value-type="float">
            <text:p>2</text:p>
          </table:table-cell>
          <table:table-cell table:number-columns-repeated="5"/>
        </table:table-row>
        <table:table-row table:style-name="ro1">
          <table:table-cell office:value-type="string" calcext:value-type="string">
            <text:p>Guinea</text:p>
          </table:table-cell>
          <table:table-cell office:value-type="float" office:value="25.6995" calcext:value-type="float">
            <text:p>25.7</text:p>
          </table:table-cell>
          <table:table-cell office:value-type="float" office:value="33.870676" calcext:value-type="float">
            <text:p>33.87</text:p>
          </table:table-cell>
          <table:table-cell office:value-type="float" office:value="130.582308" calcext:value-type="float">
            <text:p>130.58</text:p>
          </table:table-cell>
          <table:table-cell office:value-type="float" office:value="52.17078" calcext:value-type="float">
            <text:p>52.17</text:p>
          </table:table-cell>
          <table:table-cell table:style-name="ce2" table:formula="of:=IFERROR(IF([.C81]&lt;&gt;0;IF([.D81]&lt;&gt;0;[.C81]/[.E81];[.B81]/[.D81]);[.B81]/[.D81]);&quot;&quot;)" office:value-type="float" office:value="0.649226942744579" calcext:value-type="float">
            <text:p>0.65</text:p>
          </table:table-cell>
          <table:table-cell table:formula="of:=IF([.$F81]&gt;=0;IF([.$F81]&lt;[.G$2];1;&quot;&quot;);&quot;&quot;)">
            <text:p/>
          </table:table-cell>
          <table:table-cell table:formula="of:=IF([.$F81]&gt;=[.G$2];IF([.$F81]&lt;[.H$2];2;&quot;&quot;);&quot;&quot;)">
            <text:p/>
          </table:table-cell>
          <table:table-cell table:formula="of:=IF([.$F81]&gt;=[.H$2];IF([.$F81]&lt;[.I$2];3;&quot;&quot;);&quot;&quot;)">
            <text:p/>
          </table:table-cell>
          <table:table-cell table:formula="of:=IF([.$F81]&gt;=[.I$2];IF([.$F81]&lt;[.J$2];4;&quot;&quot;);&quot;&quot;)">
            <text:p/>
          </table:table-cell>
          <table:table-cell table:formula="of:=IF([.$F81]&gt;=[.J$2];IF([.$F81]&lt;[.K$2];5;&quot;&quot;);&quot;&quot;)">
            <text:p/>
          </table:table-cell>
          <table:table-cell table:formula="of:=IF([.$F81]&gt;=[.K$2];IF([.$F81]&lt;[.L$2];6;&quot;&quot;);&quot;&quot;)" office:value-type="float" office:value="6" calcext:value-type="float">
            <text:p>6</text:p>
          </table:table-cell>
          <table:table-cell table:formula="of:=IF([.$F81]&gt;=[.L$2];IF([.$F81]&lt;[.M$2];7;&quot;&quot;);&quot;&quot;)">
            <text:p/>
          </table:table-cell>
          <table:table-cell table:formula="of:=IF([.$F81]&gt;=[.M$2];IF([.$F81]&lt;[.N$2];8;&quot;&quot;);&quot;&quot;)">
            <text:p/>
          </table:table-cell>
          <table:table-cell table:formula="of:=IF(SUM([.G81:.N81])=0;0;VALUE([.G81]&amp;[.H81]&amp;[.I81]&amp;[.J81]&amp;[.K81]&amp;[.L81]&amp;[.M81]&amp;[.N81]))" office:value-type="float" office:value="6" calcext:value-type="float">
            <text:p>6</text:p>
          </table:table-cell>
          <table:table-cell table:number-columns-repeated="5"/>
        </table:table-row>
        <table:table-row table:style-name="ro1">
          <table:table-cell office:value-type="string" calcext:value-type="string">
            <text:p>Guinea-Bissau</text:p>
          </table:table-cell>
          <table:table-cell office:value-type="float" office:value="38.406676" calcext:value-type="float">
            <text:p>38.41</text:p>
          </table:table-cell>
          <table:table-cell/>
          <table:table-cell office:value-type="float" office:value="84.952814" calcext:value-type="float">
            <text:p>84.95</text:p>
          </table:table-cell>
          <table:table-cell office:value-type="float" office:value="93.278189772" calcext:value-type="float">
            <text:p>93.28</text:p>
          </table:table-cell>
          <table:table-cell table:style-name="ce2" table:formula="of:=IFERROR(IF([.C82]&lt;&gt;0;IF([.D82]&lt;&gt;0;[.C82]/[.E82];[.B82]/[.D82]);[.B82]/[.D82]);&quot;&quot;)" office:value-type="float" office:value="0.452094217856044" calcext:value-type="float">
            <text:p>0.45</text:p>
          </table:table-cell>
          <table:table-cell table:formula="of:=IF([.$F82]&gt;=0;IF([.$F82]&lt;[.G$2];1;&quot;&quot;);&quot;&quot;)">
            <text:p/>
          </table:table-cell>
          <table:table-cell table:formula="of:=IF([.$F82]&gt;=[.G$2];IF([.$F82]&lt;[.H$2];2;&quot;&quot;);&quot;&quot;)">
            <text:p/>
          </table:table-cell>
          <table:table-cell table:formula="of:=IF([.$F82]&gt;=[.H$2];IF([.$F82]&lt;[.I$2];3;&quot;&quot;);&quot;&quot;)">
            <text:p/>
          </table:table-cell>
          <table:table-cell table:formula="of:=IF([.$F82]&gt;=[.I$2];IF([.$F82]&lt;[.J$2];4;&quot;&quot;);&quot;&quot;)">
            <text:p/>
          </table:table-cell>
          <table:table-cell table:formula="of:=IF([.$F82]&gt;=[.J$2];IF([.$F82]&lt;[.K$2];5;&quot;&quot;);&quot;&quot;)" office:value-type="float" office:value="5" calcext:value-type="float">
            <text:p>5</text:p>
          </table:table-cell>
          <table:table-cell table:formula="of:=IF([.$F82]&gt;=[.K$2];IF([.$F82]&lt;[.L$2];6;&quot;&quot;);&quot;&quot;)">
            <text:p/>
          </table:table-cell>
          <table:table-cell table:formula="of:=IF([.$F82]&gt;=[.L$2];IF([.$F82]&lt;[.M$2];7;&quot;&quot;);&quot;&quot;)">
            <text:p/>
          </table:table-cell>
          <table:table-cell table:formula="of:=IF([.$F82]&gt;=[.M$2];IF([.$F82]&lt;[.N$2];8;&quot;&quot;);&quot;&quot;)">
            <text:p/>
          </table:table-cell>
          <table:table-cell table:formula="of:=IF(SUM([.G82:.N82])=0;0;VALUE([.G82]&amp;[.H82]&amp;[.I82]&amp;[.J82]&amp;[.K82]&amp;[.L82]&amp;[.M82]&amp;[.N82]))" office:value-type="float" office:value="5" calcext:value-type="float">
            <text:p>5</text:p>
          </table:table-cell>
          <table:table-cell table:number-columns-repeated="5"/>
        </table:table-row>
        <table:table-row table:style-name="ro1">
          <table:table-cell office:value-type="string" calcext:value-type="string">
            <text:p>Guyana</text:p>
          </table:table-cell>
          <table:table-cell office:value-type="float" office:value="118.724056" calcext:value-type="float">
            <text:p>118.72</text:p>
          </table:table-cell>
          <table:table-cell/>
          <table:table-cell table:number-columns-repeated="2" office:value-type="float" office:value="293.505504" calcext:value-type="float">
            <text:p>293.51</text:p>
          </table:table-cell>
          <table:table-cell table:style-name="ce2" table:formula="of:=IFERROR(IF([.C83]&lt;&gt;0;IF([.D83]&lt;&gt;0;[.C83]/[.E83];[.B83]/[.D83]);[.B83]/[.D83]);&quot;&quot;)" office:value-type="float" office:value="0.404503678404614" calcext:value-type="float">
            <text:p>0.40</text:p>
          </table:table-cell>
          <table:table-cell table:formula="of:=IF([.$F83]&gt;=0;IF([.$F83]&lt;[.G$2];1;&quot;&quot;);&quot;&quot;)">
            <text:p/>
          </table:table-cell>
          <table:table-cell table:formula="of:=IF([.$F83]&gt;=[.G$2];IF([.$F83]&lt;[.H$2];2;&quot;&quot;);&quot;&quot;)">
            <text:p/>
          </table:table-cell>
          <table:table-cell table:formula="of:=IF([.$F83]&gt;=[.H$2];IF([.$F83]&lt;[.I$2];3;&quot;&quot;);&quot;&quot;)">
            <text:p/>
          </table:table-cell>
          <table:table-cell table:formula="of:=IF([.$F83]&gt;=[.I$2];IF([.$F83]&lt;[.J$2];4;&quot;&quot;);&quot;&quot;)">
            <text:p/>
          </table:table-cell>
          <table:table-cell table:formula="of:=IF([.$F83]&gt;=[.J$2];IF([.$F83]&lt;[.K$2];5;&quot;&quot;);&quot;&quot;)" office:value-type="float" office:value="5" calcext:value-type="float">
            <text:p>5</text:p>
          </table:table-cell>
          <table:table-cell table:formula="of:=IF([.$F83]&gt;=[.K$2];IF([.$F83]&lt;[.L$2];6;&quot;&quot;);&quot;&quot;)">
            <text:p/>
          </table:table-cell>
          <table:table-cell table:formula="of:=IF([.$F83]&gt;=[.L$2];IF([.$F83]&lt;[.M$2];7;&quot;&quot;);&quot;&quot;)">
            <text:p/>
          </table:table-cell>
          <table:table-cell table:formula="of:=IF([.$F83]&gt;=[.M$2];IF([.$F83]&lt;[.N$2];8;&quot;&quot;);&quot;&quot;)">
            <text:p/>
          </table:table-cell>
          <table:table-cell table:formula="of:=IF(SUM([.G83:.N83])=0;0;VALUE([.G83]&amp;[.H83]&amp;[.I83]&amp;[.J83]&amp;[.K83]&amp;[.L83]&amp;[.M83]&amp;[.N83]))" office:value-type="float" office:value="5" calcext:value-type="float">
            <text:p>5</text:p>
          </table:table-cell>
          <table:table-cell table:number-columns-repeated="5"/>
        </table:table-row>
        <table:table-row table:style-name="ro1">
          <table:table-cell office:value-type="string" calcext:value-type="string">
            <text:p>Haiti</text:p>
          </table:table-cell>
          <table:table-cell office:value-type="float" office:value="247.297664" calcext:value-type="float">
            <text:p>247.3</text:p>
          </table:table-cell>
          <table:table-cell office:value-type="float" office:value="266.344544" calcext:value-type="float">
            <text:p>266.34</text:p>
          </table:table-cell>
          <table:table-cell office:value-type="float" office:value="2195.560192" calcext:value-type="float">
            <text:p>2195.56</text:p>
          </table:table-cell>
          <table:table-cell office:value-type="float" office:value="2358.65344" calcext:value-type="float">
            <text:p>2358.65</text:p>
          </table:table-cell>
          <table:table-cell table:style-name="ce2" table:formula="of:=IFERROR(IF([.C84]&lt;&gt;0;IF([.D84]&lt;&gt;0;[.C84]/[.E84];[.B84]/[.D84]);[.B84]/[.D84]);&quot;&quot;)" office:value-type="float" office:value="0.112922288405371" calcext:value-type="float">
            <text:p>0.11</text:p>
          </table:table-cell>
          <table:table-cell table:formula="of:=IF([.$F84]&gt;=0;IF([.$F84]&lt;[.G$2];1;&quot;&quot;);&quot;&quot;)">
            <text:p/>
          </table:table-cell>
          <table:table-cell table:formula="of:=IF([.$F84]&gt;=[.G$2];IF([.$F84]&lt;[.H$2];2;&quot;&quot;);&quot;&quot;)">
            <text:p/>
          </table:table-cell>
          <table:table-cell table:formula="of:=IF([.$F84]&gt;=[.H$2];IF([.$F84]&lt;[.I$2];3;&quot;&quot;);&quot;&quot;)" office:value-type="float" office:value="3" calcext:value-type="float">
            <text:p>3</text:p>
          </table:table-cell>
          <table:table-cell table:formula="of:=IF([.$F84]&gt;=[.I$2];IF([.$F84]&lt;[.J$2];4;&quot;&quot;);&quot;&quot;)">
            <text:p/>
          </table:table-cell>
          <table:table-cell table:formula="of:=IF([.$F84]&gt;=[.J$2];IF([.$F84]&lt;[.K$2];5;&quot;&quot;);&quot;&quot;)">
            <text:p/>
          </table:table-cell>
          <table:table-cell table:formula="of:=IF([.$F84]&gt;=[.K$2];IF([.$F84]&lt;[.L$2];6;&quot;&quot;);&quot;&quot;)">
            <text:p/>
          </table:table-cell>
          <table:table-cell table:formula="of:=IF([.$F84]&gt;=[.L$2];IF([.$F84]&lt;[.M$2];7;&quot;&quot;);&quot;&quot;)">
            <text:p/>
          </table:table-cell>
          <table:table-cell table:formula="of:=IF([.$F84]&gt;=[.M$2];IF([.$F84]&lt;[.N$2];8;&quot;&quot;);&quot;&quot;)">
            <text:p/>
          </table:table-cell>
          <table:table-cell table:formula="of:=IF(SUM([.G84:.N84])=0;0;VALUE([.G84]&amp;[.H84]&amp;[.I84]&amp;[.J84]&amp;[.K84]&amp;[.L84]&amp;[.M84]&amp;[.N84]))" office:value-type="float" office:value="3" calcext:value-type="float">
            <text:p>3</text:p>
          </table:table-cell>
          <table:table-cell table:number-columns-repeated="5"/>
        </table:table-row>
        <table:table-row table:style-name="ro1">
          <table:table-cell office:value-type="string" calcext:value-type="string">
            <text:p>Honduras</text:p>
          </table:table-cell>
          <table:table-cell table:number-columns-repeated="2" office:value-type="float" office:value="41.1" calcext:value-type="float">
            <text:p>41.1</text:p>
          </table:table-cell>
          <table:table-cell office:value-type="float" office:value="3666.201216" calcext:value-type="float">
            <text:p>3666.2</text:p>
          </table:table-cell>
          <table:table-cell office:value-type="float" office:value="3863.740032" calcext:value-type="float">
            <text:p>3863.74</text:p>
          </table:table-cell>
          <table:table-cell table:style-name="ce2" table:formula="of:=IFERROR(IF([.C85]&lt;&gt;0;IF([.D85]&lt;&gt;0;[.C85]/[.E85];[.B85]/[.D85]);[.B85]/[.D85]);&quot;&quot;)" office:value-type="float" office:value="0.0106373616391384" calcext:value-type="float">
            <text:p>0.01</text:p>
          </table:table-cell>
          <table:table-cell table:formula="of:=IF([.$F85]&gt;=0;IF([.$F85]&lt;[.G$2];1;&quot;&quot;);&quot;&quot;)">
            <text:p/>
          </table:table-cell>
          <table:table-cell table:formula="of:=IF([.$F85]&gt;=[.G$2];IF([.$F85]&lt;[.H$2];2;&quot;&quot;);&quot;&quot;)" office:value-type="float" office:value="2" calcext:value-type="float">
            <text:p>2</text:p>
          </table:table-cell>
          <table:table-cell table:formula="of:=IF([.$F85]&gt;=[.H$2];IF([.$F85]&lt;[.I$2];3;&quot;&quot;);&quot;&quot;)">
            <text:p/>
          </table:table-cell>
          <table:table-cell table:formula="of:=IF([.$F85]&gt;=[.I$2];IF([.$F85]&lt;[.J$2];4;&quot;&quot;);&quot;&quot;)">
            <text:p/>
          </table:table-cell>
          <table:table-cell table:formula="of:=IF([.$F85]&gt;=[.J$2];IF([.$F85]&lt;[.K$2];5;&quot;&quot;);&quot;&quot;)">
            <text:p/>
          </table:table-cell>
          <table:table-cell table:formula="of:=IF([.$F85]&gt;=[.K$2];IF([.$F85]&lt;[.L$2];6;&quot;&quot;);&quot;&quot;)">
            <text:p/>
          </table:table-cell>
          <table:table-cell table:formula="of:=IF([.$F85]&gt;=[.L$2];IF([.$F85]&lt;[.M$2];7;&quot;&quot;);&quot;&quot;)">
            <text:p/>
          </table:table-cell>
          <table:table-cell table:formula="of:=IF([.$F85]&gt;=[.M$2];IF([.$F85]&lt;[.N$2];8;&quot;&quot;);&quot;&quot;)">
            <text:p/>
          </table:table-cell>
          <table:table-cell table:formula="of:=IF(SUM([.G85:.N85])=0;0;VALUE([.G85]&amp;[.H85]&amp;[.I85]&amp;[.J85]&amp;[.K85]&amp;[.L85]&amp;[.M85]&amp;[.N85]))" office:value-type="float" office:value="2" calcext:value-type="float">
            <text:p>2</text:p>
          </table:table-cell>
          <table:table-cell table:number-columns-repeated="5"/>
        </table:table-row>
        <table:table-row table:style-name="ro1">
          <table:table-cell office:value-type="string" calcext:value-type="string">
            <text:p>Hong Kong</text:p>
          </table:table-cell>
          <table:table-cell office:value-type="float" office:value="758.670592" calcext:value-type="float">
            <text:p>758.67</text:p>
          </table:table-cell>
          <table:table-cell office:value-type="float" office:value="816.784256" calcext:value-type="float">
            <text:p>816.78</text:p>
          </table:table-cell>
          <table:table-cell office:value-type="float" office:value="386.75056" calcext:value-type="float">
            <text:p>386.75</text:p>
          </table:table-cell>
          <table:table-cell office:value-type="float" office:value="399.492896" calcext:value-type="float">
            <text:p>399.49</text:p>
          </table:table-cell>
          <table:table-cell table:style-name="ce2" table:formula="of:=IFERROR(IF([.C86]&lt;&gt;0;IF([.D86]&lt;&gt;0;[.C86]/[.E86];[.B86]/[.D86]);[.B86]/[.D86]);&quot;&quot;)" office:value-type="float" office:value="2.04455264205749" calcext:value-type="float">
            <text:p>2.04</text:p>
          </table:table-cell>
          <table:table-cell table:formula="of:=IF([.$F86]&gt;=0;IF([.$F86]&lt;[.G$2];1;&quot;&quot;);&quot;&quot;)">
            <text:p/>
          </table:table-cell>
          <table:table-cell table:formula="of:=IF([.$F86]&gt;=[.G$2];IF([.$F86]&lt;[.H$2];2;&quot;&quot;);&quot;&quot;)">
            <text:p/>
          </table:table-cell>
          <table:table-cell table:formula="of:=IF([.$F86]&gt;=[.H$2];IF([.$F86]&lt;[.I$2];3;&quot;&quot;);&quot;&quot;)">
            <text:p/>
          </table:table-cell>
          <table:table-cell table:formula="of:=IF([.$F86]&gt;=[.I$2];IF([.$F86]&lt;[.J$2];4;&quot;&quot;);&quot;&quot;)">
            <text:p/>
          </table:table-cell>
          <table:table-cell table:formula="of:=IF([.$F86]&gt;=[.J$2];IF([.$F86]&lt;[.K$2];5;&quot;&quot;);&quot;&quot;)">
            <text:p/>
          </table:table-cell>
          <table:table-cell table:formula="of:=IF([.$F86]&gt;=[.K$2];IF([.$F86]&lt;[.L$2];6;&quot;&quot;);&quot;&quot;)">
            <text:p/>
          </table:table-cell>
          <table:table-cell table:formula="of:=IF([.$F86]&gt;=[.L$2];IF([.$F86]&lt;[.M$2];7;&quot;&quot;);&quot;&quot;)" office:value-type="float" office:value="7" calcext:value-type="float">
            <text:p>7</text:p>
          </table:table-cell>
          <table:table-cell table:formula="of:=IF([.$F86]&gt;=[.M$2];IF([.$F86]&lt;[.N$2];8;&quot;&quot;);&quot;&quot;)">
            <text:p/>
          </table:table-cell>
          <table:table-cell table:formula="of:=IF(SUM([.G86:.N86])=0;0;VALUE([.G86]&amp;[.H86]&amp;[.I86]&amp;[.J86]&amp;[.K86]&amp;[.L86]&amp;[.M86]&amp;[.N86]))" office:value-type="float" office:value="7" calcext:value-type="float">
            <text:p>7</text:p>
          </table:table-cell>
          <table:table-cell table:number-columns-repeated="5"/>
        </table:table-row>
        <table:table-row table:style-name="ro1">
          <table:table-cell office:value-type="string" calcext:value-type="string">
            <text:p>Hungary</text:p>
          </table:table-cell>
          <table:table-cell office:value-type="float" office:value="675.24584" calcext:value-type="float">
            <text:p>675.25</text:p>
          </table:table-cell>
          <table:table-cell office:value-type="float" office:value="702.776016" calcext:value-type="float">
            <text:p>702.78</text:p>
          </table:table-cell>
          <table:table-cell office:value-type="float" office:value="4417.525824" calcext:value-type="float">
            <text:p>4417.53</text:p>
          </table:table-cell>
          <table:table-cell office:value-type="float" office:value="4609.248768" calcext:value-type="float">
            <text:p>4609.25</text:p>
          </table:table-cell>
          <table:table-cell table:style-name="ce2" table:formula="of:=IFERROR(IF([.C87]&lt;&gt;0;IF([.D87]&lt;&gt;0;[.C87]/[.E87];[.B87]/[.D87]);[.B87]/[.D87]);&quot;&quot;)" office:value-type="float" office:value="0.152470836653267" calcext:value-type="float">
            <text:p>0.15</text:p>
          </table:table-cell>
          <table:table-cell table:formula="of:=IF([.$F87]&gt;=0;IF([.$F87]&lt;[.G$2];1;&quot;&quot;);&quot;&quot;)">
            <text:p/>
          </table:table-cell>
          <table:table-cell table:formula="of:=IF([.$F87]&gt;=[.G$2];IF([.$F87]&lt;[.H$2];2;&quot;&quot;);&quot;&quot;)">
            <text:p/>
          </table:table-cell>
          <table:table-cell table:formula="of:=IF([.$F87]&gt;=[.H$2];IF([.$F87]&lt;[.I$2];3;&quot;&quot;);&quot;&quot;)">
            <text:p/>
          </table:table-cell>
          <table:table-cell table:formula="of:=IF([.$F87]&gt;=[.I$2];IF([.$F87]&lt;[.J$2];4;&quot;&quot;);&quot;&quot;)" office:value-type="float" office:value="4" calcext:value-type="float">
            <text:p>4</text:p>
          </table:table-cell>
          <table:table-cell table:formula="of:=IF([.$F87]&gt;=[.J$2];IF([.$F87]&lt;[.K$2];5;&quot;&quot;);&quot;&quot;)">
            <text:p/>
          </table:table-cell>
          <table:table-cell table:formula="of:=IF([.$F87]&gt;=[.K$2];IF([.$F87]&lt;[.L$2];6;&quot;&quot;);&quot;&quot;)">
            <text:p/>
          </table:table-cell>
          <table:table-cell table:formula="of:=IF([.$F87]&gt;=[.L$2];IF([.$F87]&lt;[.M$2];7;&quot;&quot;);&quot;&quot;)">
            <text:p/>
          </table:table-cell>
          <table:table-cell table:formula="of:=IF([.$F87]&gt;=[.M$2];IF([.$F87]&lt;[.N$2];8;&quot;&quot;);&quot;&quot;)">
            <text:p/>
          </table:table-cell>
          <table:table-cell table:formula="of:=IF(SUM([.G87:.N87])=0;0;VALUE([.G87]&amp;[.H87]&amp;[.I87]&amp;[.J87]&amp;[.K87]&amp;[.L87]&amp;[.M87]&amp;[.N87]))" office:value-type="float" office:value="4" calcext:value-type="float">
            <text:p>4</text:p>
          </table:table-cell>
          <table:table-cell table:number-columns-repeated="5"/>
        </table:table-row>
        <table:table-row table:style-name="ro1">
          <table:table-cell office:value-type="string" calcext:value-type="string">
            <text:p>Iceland</text:p>
          </table:table-cell>
          <table:table-cell office:value-type="float" office:value="84.084354" calcext:value-type="float">
            <text:p>84.08</text:p>
          </table:table-cell>
          <table:table-cell office:value-type="float" office:value="149.131876" calcext:value-type="float">
            <text:p>149.13</text:p>
          </table:table-cell>
          <table:table-cell office:value-type="float" office:value="205.951135" calcext:value-type="float">
            <text:p>205.95</text:p>
          </table:table-cell>
          <table:table-cell office:value-type="float" office:value="245.50384" calcext:value-type="float">
            <text:p>245.5</text:p>
          </table:table-cell>
          <table:table-cell table:style-name="ce2" table:formula="of:=IFERROR(IF([.C88]&lt;&gt;0;IF([.D88]&lt;&gt;0;[.C88]/[.E88];[.B88]/[.D88]);[.B88]/[.D88]);&quot;&quot;)" office:value-type="float" office:value="0.607452315206149" calcext:value-type="float">
            <text:p>0.61</text:p>
          </table:table-cell>
          <table:table-cell table:formula="of:=IF([.$F88]&gt;=0;IF([.$F88]&lt;[.G$2];1;&quot;&quot;);&quot;&quot;)">
            <text:p/>
          </table:table-cell>
          <table:table-cell table:formula="of:=IF([.$F88]&gt;=[.G$2];IF([.$F88]&lt;[.H$2];2;&quot;&quot;);&quot;&quot;)">
            <text:p/>
          </table:table-cell>
          <table:table-cell table:formula="of:=IF([.$F88]&gt;=[.H$2];IF([.$F88]&lt;[.I$2];3;&quot;&quot;);&quot;&quot;)">
            <text:p/>
          </table:table-cell>
          <table:table-cell table:formula="of:=IF([.$F88]&gt;=[.I$2];IF([.$F88]&lt;[.J$2];4;&quot;&quot;);&quot;&quot;)">
            <text:p/>
          </table:table-cell>
          <table:table-cell table:formula="of:=IF([.$F88]&gt;=[.J$2];IF([.$F88]&lt;[.K$2];5;&quot;&quot;);&quot;&quot;)">
            <text:p/>
          </table:table-cell>
          <table:table-cell table:formula="of:=IF([.$F88]&gt;=[.K$2];IF([.$F88]&lt;[.L$2];6;&quot;&quot;);&quot;&quot;)" office:value-type="float" office:value="6" calcext:value-type="float">
            <text:p>6</text:p>
          </table:table-cell>
          <table:table-cell table:formula="of:=IF([.$F88]&gt;=[.L$2];IF([.$F88]&lt;[.M$2];7;&quot;&quot;);&quot;&quot;)">
            <text:p/>
          </table:table-cell>
          <table:table-cell table:formula="of:=IF([.$F88]&gt;=[.M$2];IF([.$F88]&lt;[.N$2];8;&quot;&quot;);&quot;&quot;)">
            <text:p/>
          </table:table-cell>
          <table:table-cell table:formula="of:=IF(SUM([.G88:.N88])=0;0;VALUE([.G88]&amp;[.H88]&amp;[.I88]&amp;[.J88]&amp;[.K88]&amp;[.L88]&amp;[.M88]&amp;[.N88]))" office:value-type="float" office:value="6" calcext:value-type="float">
            <text:p>6</text:p>
          </table:table-cell>
          <table:table-cell table:number-columns-repeated="5"/>
        </table:table-row>
        <table:table-row table:style-name="ro1">
          <table:table-cell office:value-type="string" calcext:value-type="string">
            <text:p>India</text:p>
          </table:table-cell>
          <table:table-cell office:value-type="float" office:value="4882.83264" calcext:value-type="float">
            <text:p>4882.83</text:p>
          </table:table-cell>
          <table:table-cell office:value-type="float" office:value="5622.66112" calcext:value-type="float">
            <text:p>5622.66</text:p>
          </table:table-cell>
          <table:table-cell office:value-type="float" office:value="68909.691648" calcext:value-type="float">
            <text:p>68909.69</text:p>
          </table:table-cell>
          <table:table-cell office:value-type="float" office:value="62744.364288" calcext:value-type="float">
            <text:p>62744.36</text:p>
          </table:table-cell>
          <table:table-cell table:style-name="ce2" table:formula="of:=IFERROR(IF([.C89]&lt;&gt;0;IF([.D89]&lt;&gt;0;[.C89]/[.E89];[.B89]/[.D89]);[.B89]/[.D89]);&quot;&quot;)" office:value-type="float" office:value="0.0896122095395163" calcext:value-type="float">
            <text:p>0.09</text:p>
          </table:table-cell>
          <table:table-cell table:formula="of:=IF([.$F89]&gt;=0;IF([.$F89]&lt;[.G$2];1;&quot;&quot;);&quot;&quot;)">
            <text:p/>
          </table:table-cell>
          <table:table-cell table:formula="of:=IF([.$F89]&gt;=[.G$2];IF([.$F89]&lt;[.H$2];2;&quot;&quot;);&quot;&quot;)">
            <text:p/>
          </table:table-cell>
          <table:table-cell table:formula="of:=IF([.$F89]&gt;=[.H$2];IF([.$F89]&lt;[.I$2];3;&quot;&quot;);&quot;&quot;)" office:value-type="float" office:value="3" calcext:value-type="float">
            <text:p>3</text:p>
          </table:table-cell>
          <table:table-cell table:formula="of:=IF([.$F89]&gt;=[.I$2];IF([.$F89]&lt;[.J$2];4;&quot;&quot;);&quot;&quot;)">
            <text:p/>
          </table:table-cell>
          <table:table-cell table:formula="of:=IF([.$F89]&gt;=[.J$2];IF([.$F89]&lt;[.K$2];5;&quot;&quot;);&quot;&quot;)">
            <text:p/>
          </table:table-cell>
          <table:table-cell table:formula="of:=IF([.$F89]&gt;=[.K$2];IF([.$F89]&lt;[.L$2];6;&quot;&quot;);&quot;&quot;)">
            <text:p/>
          </table:table-cell>
          <table:table-cell table:formula="of:=IF([.$F89]&gt;=[.L$2];IF([.$F89]&lt;[.M$2];7;&quot;&quot;);&quot;&quot;)">
            <text:p/>
          </table:table-cell>
          <table:table-cell table:formula="of:=IF([.$F89]&gt;=[.M$2];IF([.$F89]&lt;[.N$2];8;&quot;&quot;);&quot;&quot;)">
            <text:p/>
          </table:table-cell>
          <table:table-cell table:formula="of:=IF(SUM([.G89:.N89])=0;0;VALUE([.G89]&amp;[.H89]&amp;[.I89]&amp;[.J89]&amp;[.K89]&amp;[.L89]&amp;[.M89]&amp;[.N89]))" office:value-type="float" office:value="3" calcext:value-type="float">
            <text:p>3</text:p>
          </table:table-cell>
          <table:table-cell table:number-columns-repeated="5"/>
        </table:table-row>
        <table:table-row table:style-name="ro1">
          <table:table-cell office:value-type="string" calcext:value-type="string">
            <text:p>Indonesia</text:p>
          </table:table-cell>
          <table:table-cell office:value-type="float" office:value="4605.139584" calcext:value-type="float">
            <text:p>4605.14</text:p>
          </table:table-cell>
          <table:table-cell office:value-type="float" office:value="5150.59392" calcext:value-type="float">
            <text:p>5150.59</text:p>
          </table:table-cell>
          <table:table-cell office:value-type="float" office:value="9659.169024" calcext:value-type="float">
            <text:p>9659.17</text:p>
          </table:table-cell>
          <table:table-cell office:value-type="float" office:value="8976.778128" calcext:value-type="float">
            <text:p>8976.78</text:p>
          </table:table-cell>
          <table:table-cell table:style-name="ce2" table:formula="of:=IFERROR(IF([.C90]&lt;&gt;0;IF([.D90]&lt;&gt;0;[.C90]/[.E90];[.B90]/[.D90]);[.B90]/[.D90]);&quot;&quot;)" office:value-type="float" office:value="0.573768655809202" calcext:value-type="float">
            <text:p>0.57</text:p>
          </table:table-cell>
          <table:table-cell table:formula="of:=IF([.$F90]&gt;=0;IF([.$F90]&lt;[.G$2];1;&quot;&quot;);&quot;&quot;)">
            <text:p/>
          </table:table-cell>
          <table:table-cell table:formula="of:=IF([.$F90]&gt;=[.G$2];IF([.$F90]&lt;[.H$2];2;&quot;&quot;);&quot;&quot;)">
            <text:p/>
          </table:table-cell>
          <table:table-cell table:formula="of:=IF([.$F90]&gt;=[.H$2];IF([.$F90]&lt;[.I$2];3;&quot;&quot;);&quot;&quot;)">
            <text:p/>
          </table:table-cell>
          <table:table-cell table:formula="of:=IF([.$F90]&gt;=[.I$2];IF([.$F90]&lt;[.J$2];4;&quot;&quot;);&quot;&quot;)">
            <text:p/>
          </table:table-cell>
          <table:table-cell table:formula="of:=IF([.$F90]&gt;=[.J$2];IF([.$F90]&lt;[.K$2];5;&quot;&quot;);&quot;&quot;)">
            <text:p/>
          </table:table-cell>
          <table:table-cell table:formula="of:=IF([.$F90]&gt;=[.K$2];IF([.$F90]&lt;[.L$2];6;&quot;&quot;);&quot;&quot;)" office:value-type="float" office:value="6" calcext:value-type="float">
            <text:p>6</text:p>
          </table:table-cell>
          <table:table-cell table:formula="of:=IF([.$F90]&gt;=[.L$2];IF([.$F90]&lt;[.M$2];7;&quot;&quot;);&quot;&quot;)">
            <text:p/>
          </table:table-cell>
          <table:table-cell table:formula="of:=IF([.$F90]&gt;=[.M$2];IF([.$F90]&lt;[.N$2];8;&quot;&quot;);&quot;&quot;)">
            <text:p/>
          </table:table-cell>
          <table:table-cell table:formula="of:=IF(SUM([.G90:.N90])=0;0;VALUE([.G90]&amp;[.H90]&amp;[.I90]&amp;[.J90]&amp;[.K90]&amp;[.L90]&amp;[.M90]&amp;[.N90]))" office:value-type="float" office:value="6" calcext:value-type="float">
            <text:p>6</text:p>
          </table:table-cell>
          <table:table-cell table:number-columns-repeated="5"/>
        </table:table-row>
        <table:table-row table:style-name="ro1">
          <table:table-cell office:value-type="string" calcext:value-type="string">
            <text:p>Iran (Islamic Republic of)</text:p>
          </table:table-cell>
          <table:table-cell table:number-columns-repeated="2"/>
          <table:table-cell table:number-columns-repeated="2" office:value-type="float" office:value="1330" calcext:value-type="float">
            <text:p>1330</text:p>
          </table:table-cell>
          <table:table-cell table:style-name="ce2" table:formula="of:=IFERROR(IF([.C91]&lt;&gt;0;IF([.D91]&lt;&gt;0;[.C91]/[.E91];[.B91]/[.D91]);[.B91]/[.D91]);&quot;&quot;)" office:value-type="float" office:value="0" calcext:value-type="float">
            <text:p>0.00</text:p>
          </table:table-cell>
          <table:table-cell table:formula="of:=IF([.$F91]&gt;=0;IF([.$F91]&lt;[.G$2];1;&quot;&quot;);&quot;&quot;)">
            <text:p/>
          </table:table-cell>
          <table:table-cell table:formula="of:=IF([.$F91]&gt;=[.G$2];IF([.$F91]&lt;[.H$2];2;&quot;&quot;);&quot;&quot;)" office:value-type="float" office:value="2" calcext:value-type="float">
            <text:p>2</text:p>
          </table:table-cell>
          <table:table-cell table:formula="of:=IF([.$F91]&gt;=[.H$2];IF([.$F91]&lt;[.I$2];3;&quot;&quot;);&quot;&quot;)">
            <text:p/>
          </table:table-cell>
          <table:table-cell table:formula="of:=IF([.$F91]&gt;=[.I$2];IF([.$F91]&lt;[.J$2];4;&quot;&quot;);&quot;&quot;)">
            <text:p/>
          </table:table-cell>
          <table:table-cell table:formula="of:=IF([.$F91]&gt;=[.J$2];IF([.$F91]&lt;[.K$2];5;&quot;&quot;);&quot;&quot;)">
            <text:p/>
          </table:table-cell>
          <table:table-cell table:formula="of:=IF([.$F91]&gt;=[.K$2];IF([.$F91]&lt;[.L$2];6;&quot;&quot;);&quot;&quot;)">
            <text:p/>
          </table:table-cell>
          <table:table-cell table:formula="of:=IF([.$F91]&gt;=[.L$2];IF([.$F91]&lt;[.M$2];7;&quot;&quot;);&quot;&quot;)">
            <text:p/>
          </table:table-cell>
          <table:table-cell table:formula="of:=IF([.$F91]&gt;=[.M$2];IF([.$F91]&lt;[.N$2];8;&quot;&quot;);&quot;&quot;)">
            <text:p/>
          </table:table-cell>
          <table:table-cell table:formula="of:=IF(SUM([.G91:.N91])=0;0;VALUE([.G91]&amp;[.H91]&amp;[.I91]&amp;[.J91]&amp;[.K91]&amp;[.L91]&amp;[.M91]&amp;[.N91]))" office:value-type="float" office:value="2" calcext:value-type="float">
            <text:p>2</text:p>
          </table:table-cell>
          <table:table-cell table:number-columns-repeated="5"/>
        </table:table-row>
        <table:table-row table:style-name="ro1">
          <table:table-cell office:value-type="string" calcext:value-type="string">
            <text:p>Iraq</text:p>
          </table:table-cell>
          <table:table-cell office:value-type="float" office:value="539.3" calcext:value-type="float">
            <text:p>539.3</text:p>
          </table:table-cell>
          <table:table-cell office:value-type="float" office:value="349.6" calcext:value-type="float">
            <text:p>349.6</text:p>
          </table:table-cell>
          <table:table-cell office:value-type="float" office:value="1004.499968" calcext:value-type="float">
            <text:p>1004.5</text:p>
          </table:table-cell>
          <table:table-cell office:value-type="float" office:value="986.399968" calcext:value-type="float">
            <text:p>986.4</text:p>
          </table:table-cell>
          <table:table-cell table:style-name="ce2" table:formula="of:=IFERROR(IF([.C92]&lt;&gt;0;IF([.D92]&lt;&gt;0;[.C92]/[.E92];[.B92]/[.D92]);[.B92]/[.D92]);&quot;&quot;)" office:value-type="float" office:value="0.354420125042015" calcext:value-type="float">
            <text:p>0.35</text:p>
          </table:table-cell>
          <table:table-cell table:formula="of:=IF([.$F92]&gt;=0;IF([.$F92]&lt;[.G$2];1;&quot;&quot;);&quot;&quot;)">
            <text:p/>
          </table:table-cell>
          <table:table-cell table:formula="of:=IF([.$F92]&gt;=[.G$2];IF([.$F92]&lt;[.H$2];2;&quot;&quot;);&quot;&quot;)">
            <text:p/>
          </table:table-cell>
          <table:table-cell table:formula="of:=IF([.$F92]&gt;=[.H$2];IF([.$F92]&lt;[.I$2];3;&quot;&quot;);&quot;&quot;)">
            <text:p/>
          </table:table-cell>
          <table:table-cell table:formula="of:=IF([.$F92]&gt;=[.I$2];IF([.$F92]&lt;[.J$2];4;&quot;&quot;);&quot;&quot;)">
            <text:p/>
          </table:table-cell>
          <table:table-cell table:formula="of:=IF([.$F92]&gt;=[.J$2];IF([.$F92]&lt;[.K$2];5;&quot;&quot;);&quot;&quot;)" office:value-type="float" office:value="5" calcext:value-type="float">
            <text:p>5</text:p>
          </table:table-cell>
          <table:table-cell table:formula="of:=IF([.$F92]&gt;=[.K$2];IF([.$F92]&lt;[.L$2];6;&quot;&quot;);&quot;&quot;)">
            <text:p/>
          </table:table-cell>
          <table:table-cell table:formula="of:=IF([.$F92]&gt;=[.L$2];IF([.$F92]&lt;[.M$2];7;&quot;&quot;);&quot;&quot;)">
            <text:p/>
          </table:table-cell>
          <table:table-cell table:formula="of:=IF([.$F92]&gt;=[.M$2];IF([.$F92]&lt;[.N$2];8;&quot;&quot;);&quot;&quot;)">
            <text:p/>
          </table:table-cell>
          <table:table-cell table:formula="of:=IF(SUM([.G92:.N92])=0;0;VALUE([.G92]&amp;[.H92]&amp;[.I92]&amp;[.J92]&amp;[.K92]&amp;[.L92]&amp;[.M92]&amp;[.N92]))" office:value-type="float" office:value="5" calcext:value-type="float">
            <text:p>5</text:p>
          </table:table-cell>
          <table:table-cell table:number-columns-repeated="5"/>
        </table:table-row>
        <table:table-row table:style-name="ro1">
          <table:table-cell office:value-type="string" calcext:value-type="string">
            <text:p>Ireland</text:p>
          </table:table-cell>
          <table:table-cell office:value-type="float" office:value="1562.919936" calcext:value-type="float">
            <text:p>1562.92</text:p>
          </table:table-cell>
          <table:table-cell office:value-type="float" office:value="1541.417472" calcext:value-type="float">
            <text:p>1541.42</text:p>
          </table:table-cell>
          <table:table-cell office:value-type="float" office:value="601.15904" calcext:value-type="float">
            <text:p>601.16</text:p>
          </table:table-cell>
          <table:table-cell office:value-type="float" office:value="594.067904" calcext:value-type="float">
            <text:p>594.07</text:p>
          </table:table-cell>
          <table:table-cell table:style-name="ce2" table:formula="of:=IFERROR(IF([.C93]&lt;&gt;0;IF([.D93]&lt;&gt;0;[.C93]/[.E93];[.B93]/[.D93]);[.B93]/[.D93]);&quot;&quot;)" office:value-type="float" office:value="2.5946822940968" calcext:value-type="float">
            <text:p>2.59</text:p>
          </table:table-cell>
          <table:table-cell table:formula="of:=IF([.$F93]&gt;=0;IF([.$F93]&lt;[.G$2];1;&quot;&quot;);&quot;&quot;)">
            <text:p/>
          </table:table-cell>
          <table:table-cell table:formula="of:=IF([.$F93]&gt;=[.G$2];IF([.$F93]&lt;[.H$2];2;&quot;&quot;);&quot;&quot;)">
            <text:p/>
          </table:table-cell>
          <table:table-cell table:formula="of:=IF([.$F93]&gt;=[.H$2];IF([.$F93]&lt;[.I$2];3;&quot;&quot;);&quot;&quot;)">
            <text:p/>
          </table:table-cell>
          <table:table-cell table:formula="of:=IF([.$F93]&gt;=[.I$2];IF([.$F93]&lt;[.J$2];4;&quot;&quot;);&quot;&quot;)">
            <text:p/>
          </table:table-cell>
          <table:table-cell table:formula="of:=IF([.$F93]&gt;=[.J$2];IF([.$F93]&lt;[.K$2];5;&quot;&quot;);&quot;&quot;)">
            <text:p/>
          </table:table-cell>
          <table:table-cell table:formula="of:=IF([.$F93]&gt;=[.K$2];IF([.$F93]&lt;[.L$2];6;&quot;&quot;);&quot;&quot;)">
            <text:p/>
          </table:table-cell>
          <table:table-cell table:formula="of:=IF([.$F93]&gt;=[.L$2];IF([.$F93]&lt;[.M$2];7;&quot;&quot;);&quot;&quot;)" office:value-type="float" office:value="7" calcext:value-type="float">
            <text:p>7</text:p>
          </table:table-cell>
          <table:table-cell table:formula="of:=IF([.$F93]&gt;=[.M$2];IF([.$F93]&lt;[.N$2];8;&quot;&quot;);&quot;&quot;)">
            <text:p/>
          </table:table-cell>
          <table:table-cell table:formula="of:=IF(SUM([.G93:.N93])=0;0;VALUE([.G93]&amp;[.H93]&amp;[.I93]&amp;[.J93]&amp;[.K93]&amp;[.L93]&amp;[.M93]&amp;[.N93]))" office:value-type="float" office:value="7" calcext:value-type="float">
            <text:p>7</text:p>
          </table:table-cell>
          <table:table-cell table:number-columns-repeated="5"/>
        </table:table-row>
        <table:table-row table:style-name="ro1">
          <table:table-cell office:value-type="string" calcext:value-type="string">
            <text:p>Isle of Man</text:p>
          </table:table-cell>
          <table:table-cell table:number-columns-repeated="4"/>
          <table:table-cell table:style-name="ce2" table:formula="of:=IFERROR(IF([.C94]&lt;&gt;0;IF([.D94]&lt;&gt;0;[.C94]/[.E94];[.B94]/[.D94]);[.B94]/[.D94]);&quot;&quot;)">
            <text:p/>
          </table:table-cell>
          <table:table-cell table:formula="of:=IF([.$F94]&gt;=0;IF([.$F94]&lt;[.G$2];1;&quot;&quot;);&quot;&quot;)">
            <text:p/>
          </table:table-cell>
          <table:table-cell table:formula="of:=IF([.$F94]&gt;=[.G$2];IF([.$F94]&lt;[.H$2];2;&quot;&quot;);&quot;&quot;)">
            <text:p/>
          </table:table-cell>
          <table:table-cell table:formula="of:=IF([.$F94]&gt;=[.H$2];IF([.$F94]&lt;[.I$2];3;&quot;&quot;);&quot;&quot;)">
            <text:p/>
          </table:table-cell>
          <table:table-cell table:formula="of:=IF([.$F94]&gt;=[.I$2];IF([.$F94]&lt;[.J$2];4;&quot;&quot;);&quot;&quot;)">
            <text:p/>
          </table:table-cell>
          <table:table-cell table:formula="of:=IF([.$F94]&gt;=[.J$2];IF([.$F94]&lt;[.K$2];5;&quot;&quot;);&quot;&quot;)">
            <text:p/>
          </table:table-cell>
          <table:table-cell table:formula="of:=IF([.$F94]&gt;=[.K$2];IF([.$F94]&lt;[.L$2];6;&quot;&quot;);&quot;&quot;)">
            <text:p/>
          </table:table-cell>
          <table:table-cell table:formula="of:=IF([.$F94]&gt;=[.L$2];IF([.$F94]&lt;[.M$2];7;&quot;&quot;);&quot;&quot;)">
            <text:p/>
          </table:table-cell>
          <table:table-cell table:formula="of:=IF([.$F94]&gt;=[.M$2];IF([.$F94]&lt;[.N$2];8;&quot;&quot;);&quot;&quot;)">
            <text:p/>
          </table:table-cell>
          <table:table-cell table:formula="of:=IF(SUM([.G94:.N94])=0;0;VALUE([.G94]&amp;[.H94]&amp;[.I94]&amp;[.J94]&amp;[.K94]&amp;[.L94]&amp;[.M94]&amp;[.N94]))" office:value-type="float" office:value="0" calcext:value-type="float">
            <text:p>0</text:p>
          </table:table-cell>
          <table:table-cell table:number-columns-repeated="5"/>
        </table:table-row>
        <table:table-row table:style-name="ro1">
          <table:table-cell office:value-type="string" calcext:value-type="string">
            <text:p>Israel</text:p>
          </table:table-cell>
          <table:table-cell office:value-type="float" office:value="4927.699968" calcext:value-type="float">
            <text:p>4927.7</text:p>
          </table:table-cell>
          <table:table-cell office:value-type="float" office:value="5206.30016" calcext:value-type="float">
            <text:p>5206.3</text:p>
          </table:table-cell>
          <table:table-cell office:value-type="float" office:value="853.100032" calcext:value-type="float">
            <text:p>853.1</text:p>
          </table:table-cell>
          <table:table-cell office:value-type="float" office:value="963.4" calcext:value-type="float">
            <text:p>963.4</text:p>
          </table:table-cell>
          <table:table-cell table:style-name="ce2" table:formula="of:=IFERROR(IF([.C95]&lt;&gt;0;IF([.D95]&lt;&gt;0;[.C95]/[.E95];[.B95]/[.D95]);[.B95]/[.D95]);&quot;&quot;)" office:value-type="float" office:value="5.40408984845339" calcext:value-type="float">
            <text:p>5.40</text:p>
          </table:table-cell>
          <table:table-cell table:formula="of:=IF([.$F95]&gt;=0;IF([.$F95]&lt;[.G$2];1;&quot;&quot;);&quot;&quot;)">
            <text:p/>
          </table:table-cell>
          <table:table-cell table:formula="of:=IF([.$F95]&gt;=[.G$2];IF([.$F95]&lt;[.H$2];2;&quot;&quot;);&quot;&quot;)">
            <text:p/>
          </table:table-cell>
          <table:table-cell table:formula="of:=IF([.$F95]&gt;=[.H$2];IF([.$F95]&lt;[.I$2];3;&quot;&quot;);&quot;&quot;)">
            <text:p/>
          </table:table-cell>
          <table:table-cell table:formula="of:=IF([.$F95]&gt;=[.I$2];IF([.$F95]&lt;[.J$2];4;&quot;&quot;);&quot;&quot;)">
            <text:p/>
          </table:table-cell>
          <table:table-cell table:formula="of:=IF([.$F95]&gt;=[.J$2];IF([.$F95]&lt;[.K$2];5;&quot;&quot;);&quot;&quot;)">
            <text:p/>
          </table:table-cell>
          <table:table-cell table:formula="of:=IF([.$F95]&gt;=[.K$2];IF([.$F95]&lt;[.L$2];6;&quot;&quot;);&quot;&quot;)">
            <text:p/>
          </table:table-cell>
          <table:table-cell table:formula="of:=IF([.$F95]&gt;=[.L$2];IF([.$F95]&lt;[.M$2];7;&quot;&quot;);&quot;&quot;)">
            <text:p/>
          </table:table-cell>
          <table:table-cell table:formula="of:=IF([.$F95]&gt;=[.M$2];IF([.$F95]&lt;[.N$2];8;&quot;&quot;);&quot;&quot;)" office:value-type="float" office:value="8" calcext:value-type="float">
            <text:p>8</text:p>
          </table:table-cell>
          <table:table-cell table:formula="of:=IF(SUM([.G95:.N95])=0;0;VALUE([.G95]&amp;[.H95]&amp;[.I95]&amp;[.J95]&amp;[.K95]&amp;[.L95]&amp;[.M95]&amp;[.N95]))" office:value-type="float" office:value="8" calcext:value-type="float">
            <text:p>8</text:p>
          </table:table-cell>
          <table:table-cell table:number-columns-repeated="5"/>
        </table:table-row>
        <table:table-row table:style-name="ro1">
          <table:table-cell office:value-type="string" calcext:value-type="string">
            <text:p>Italy</text:p>
          </table:table-cell>
          <table:table-cell office:value-type="float" office:value="9442.566912" calcext:value-type="float">
            <text:p>9442.57</text:p>
          </table:table-cell>
          <table:table-cell office:value-type="float" office:value="9376.753152" calcext:value-type="float">
            <text:p>9376.75</text:p>
          </table:table-cell>
          <table:table-cell office:value-type="float" office:value="9517.018368" calcext:value-type="float">
            <text:p>9517.02</text:p>
          </table:table-cell>
          <table:table-cell office:value-type="float" office:value="9712.828672" calcext:value-type="float">
            <text:p>9712.83</text:p>
          </table:table-cell>
          <table:table-cell table:style-name="ce2" table:formula="of:=IFERROR(IF([.C96]&lt;&gt;0;IF([.D96]&lt;&gt;0;[.C96]/[.E96];[.B96]/[.D96]);[.B96]/[.D96]);&quot;&quot;)" office:value-type="float" office:value="0.965398800766574" calcext:value-type="float">
            <text:p>0.97</text:p>
          </table:table-cell>
          <table:table-cell table:formula="of:=IF([.$F96]&gt;=0;IF([.$F96]&lt;[.G$2];1;&quot;&quot;);&quot;&quot;)">
            <text:p/>
          </table:table-cell>
          <table:table-cell table:formula="of:=IF([.$F96]&gt;=[.G$2];IF([.$F96]&lt;[.H$2];2;&quot;&quot;);&quot;&quot;)">
            <text:p/>
          </table:table-cell>
          <table:table-cell table:formula="of:=IF([.$F96]&gt;=[.H$2];IF([.$F96]&lt;[.I$2];3;&quot;&quot;);&quot;&quot;)">
            <text:p/>
          </table:table-cell>
          <table:table-cell table:formula="of:=IF([.$F96]&gt;=[.I$2];IF([.$F96]&lt;[.J$2];4;&quot;&quot;);&quot;&quot;)">
            <text:p/>
          </table:table-cell>
          <table:table-cell table:formula="of:=IF([.$F96]&gt;=[.J$2];IF([.$F96]&lt;[.K$2];5;&quot;&quot;);&quot;&quot;)">
            <text:p/>
          </table:table-cell>
          <table:table-cell table:formula="of:=IF([.$F96]&gt;=[.K$2];IF([.$F96]&lt;[.L$2];6;&quot;&quot;);&quot;&quot;)" office:value-type="float" office:value="6" calcext:value-type="float">
            <text:p>6</text:p>
          </table:table-cell>
          <table:table-cell table:formula="of:=IF([.$F96]&gt;=[.L$2];IF([.$F96]&lt;[.M$2];7;&quot;&quot;);&quot;&quot;)">
            <text:p/>
          </table:table-cell>
          <table:table-cell table:formula="of:=IF([.$F96]&gt;=[.M$2];IF([.$F96]&lt;[.N$2];8;&quot;&quot;);&quot;&quot;)">
            <text:p/>
          </table:table-cell>
          <table:table-cell table:formula="of:=IF(SUM([.G96:.N96])=0;0;VALUE([.G96]&amp;[.H96]&amp;[.I96]&amp;[.J96]&amp;[.K96]&amp;[.L96]&amp;[.M96]&amp;[.N96]))" office:value-type="float" office:value="6" calcext:value-type="float">
            <text:p>6</text:p>
          </table:table-cell>
          <table:table-cell table:number-columns-repeated="5"/>
        </table:table-row>
        <table:table-row table:style-name="ro1">
          <table:table-cell office:value-type="string" calcext:value-type="string">
            <text:p>Jamaica</text:p>
          </table:table-cell>
          <table:table-cell office:value-type="float" office:value="287.14024" calcext:value-type="float">
            <text:p>287.14</text:p>
          </table:table-cell>
          <table:table-cell office:value-type="float" office:value="298.112476" calcext:value-type="float">
            <text:p>298.11</text:p>
          </table:table-cell>
          <table:table-cell office:value-type="float" office:value="2361.233984" calcext:value-type="float">
            <text:p>2361.23</text:p>
          </table:table-cell>
          <table:table-cell office:value-type="float" office:value="2433.42288" calcext:value-type="float">
            <text:p>2433.42</text:p>
          </table:table-cell>
          <table:table-cell table:style-name="ce2" table:formula="of:=IFERROR(IF([.C97]&lt;&gt;0;IF([.D97]&lt;&gt;0;[.C97]/[.E97];[.B97]/[.D97]);[.B97]/[.D97]);&quot;&quot;)" office:value-type="float" office:value="0.122507468163528" calcext:value-type="float">
            <text:p>0.12</text:p>
          </table:table-cell>
          <table:table-cell table:formula="of:=IF([.$F97]&gt;=0;IF([.$F97]&lt;[.G$2];1;&quot;&quot;);&quot;&quot;)">
            <text:p/>
          </table:table-cell>
          <table:table-cell table:formula="of:=IF([.$F97]&gt;=[.G$2];IF([.$F97]&lt;[.H$2];2;&quot;&quot;);&quot;&quot;)">
            <text:p/>
          </table:table-cell>
          <table:table-cell table:formula="of:=IF([.$F97]&gt;=[.H$2];IF([.$F97]&lt;[.I$2];3;&quot;&quot;);&quot;&quot;)">
            <text:p/>
          </table:table-cell>
          <table:table-cell table:formula="of:=IF([.$F97]&gt;=[.I$2];IF([.$F97]&lt;[.J$2];4;&quot;&quot;);&quot;&quot;)" office:value-type="float" office:value="4" calcext:value-type="float">
            <text:p>4</text:p>
          </table:table-cell>
          <table:table-cell table:formula="of:=IF([.$F97]&gt;=[.J$2];IF([.$F97]&lt;[.K$2];5;&quot;&quot;);&quot;&quot;)">
            <text:p/>
          </table:table-cell>
          <table:table-cell table:formula="of:=IF([.$F97]&gt;=[.K$2];IF([.$F97]&lt;[.L$2];6;&quot;&quot;);&quot;&quot;)">
            <text:p/>
          </table:table-cell>
          <table:table-cell table:formula="of:=IF([.$F97]&gt;=[.L$2];IF([.$F97]&lt;[.M$2];7;&quot;&quot;);&quot;&quot;)">
            <text:p/>
          </table:table-cell>
          <table:table-cell table:formula="of:=IF([.$F97]&gt;=[.M$2];IF([.$F97]&lt;[.N$2];8;&quot;&quot;);&quot;&quot;)">
            <text:p/>
          </table:table-cell>
          <table:table-cell table:formula="of:=IF(SUM([.G97:.N97])=0;0;VALUE([.G97]&amp;[.H97]&amp;[.I97]&amp;[.J97]&amp;[.K97]&amp;[.L97]&amp;[.M97]&amp;[.N97]))" office:value-type="float" office:value="4" calcext:value-type="float">
            <text:p>4</text:p>
          </table:table-cell>
          <table:table-cell table:number-columns-repeated="5"/>
        </table:table-row>
        <table:table-row table:style-name="ro1">
          <table:table-cell office:value-type="string" calcext:value-type="string">
            <text:p>Japan</text:p>
          </table:table-cell>
          <table:table-cell office:value-type="float" office:value="4000.341456" calcext:value-type="float">
            <text:p>4000.34</text:p>
          </table:table-cell>
          <table:table-cell office:value-type="float" office:value="5064.714688" calcext:value-type="float">
            <text:p>5064.71</text:p>
          </table:table-cell>
          <table:table-cell office:value-type="float" office:value="3325.097824" calcext:value-type="float">
            <text:p>3325.1</text:p>
          </table:table-cell>
          <table:table-cell office:value-type="float" office:value="3818.90888" calcext:value-type="float">
            <text:p>3818.91</text:p>
          </table:table-cell>
          <table:table-cell table:style-name="ce2" table:formula="of:=IFERROR(IF([.C98]&lt;&gt;0;IF([.D98]&lt;&gt;0;[.C98]/[.E98];[.B98]/[.D98]);[.B98]/[.D98]);&quot;&quot;)" office:value-type="float" office:value="1.32622035433325" calcext:value-type="float">
            <text:p>1.33</text:p>
          </table:table-cell>
          <table:table-cell table:formula="of:=IF([.$F98]&gt;=0;IF([.$F98]&lt;[.G$2];1;&quot;&quot;);&quot;&quot;)">
            <text:p/>
          </table:table-cell>
          <table:table-cell table:formula="of:=IF([.$F98]&gt;=[.G$2];IF([.$F98]&lt;[.H$2];2;&quot;&quot;);&quot;&quot;)">
            <text:p/>
          </table:table-cell>
          <table:table-cell table:formula="of:=IF([.$F98]&gt;=[.H$2];IF([.$F98]&lt;[.I$2];3;&quot;&quot;);&quot;&quot;)">
            <text:p/>
          </table:table-cell>
          <table:table-cell table:formula="of:=IF([.$F98]&gt;=[.I$2];IF([.$F98]&lt;[.J$2];4;&quot;&quot;);&quot;&quot;)">
            <text:p/>
          </table:table-cell>
          <table:table-cell table:formula="of:=IF([.$F98]&gt;=[.J$2];IF([.$F98]&lt;[.K$2];5;&quot;&quot;);&quot;&quot;)">
            <text:p/>
          </table:table-cell>
          <table:table-cell table:formula="of:=IF([.$F98]&gt;=[.K$2];IF([.$F98]&lt;[.L$2];6;&quot;&quot;);&quot;&quot;)">
            <text:p/>
          </table:table-cell>
          <table:table-cell table:formula="of:=IF([.$F98]&gt;=[.L$2];IF([.$F98]&lt;[.M$2];7;&quot;&quot;);&quot;&quot;)" office:value-type="float" office:value="7" calcext:value-type="float">
            <text:p>7</text:p>
          </table:table-cell>
          <table:table-cell table:formula="of:=IF([.$F98]&gt;=[.M$2];IF([.$F98]&lt;[.N$2];8;&quot;&quot;);&quot;&quot;)">
            <text:p/>
          </table:table-cell>
          <table:table-cell table:formula="of:=IF(SUM([.G98:.N98])=0;0;VALUE([.G98]&amp;[.H98]&amp;[.I98]&amp;[.J98]&amp;[.K98]&amp;[.L98]&amp;[.M98]&amp;[.N98]))" office:value-type="float" office:value="7" calcext:value-type="float">
            <text:p>7</text:p>
          </table:table-cell>
          <table:table-cell table:number-columns-repeated="5"/>
        </table:table-row>
        <table:table-row table:style-name="ro1">
          <table:table-cell office:value-type="string" calcext:value-type="string">
            <text:p>Jordan</text:p>
          </table:table-cell>
          <table:table-cell office:value-type="float" office:value="596.760564" calcext:value-type="float">
            <text:p>596.76</text:p>
          </table:table-cell>
          <table:table-cell office:value-type="float" office:value="570.000008" calcext:value-type="float">
            <text:p>570</text:p>
          </table:table-cell>
          <table:table-cell office:value-type="float" office:value="5348.310048" calcext:value-type="float">
            <text:p>5348.31</text:p>
          </table:table-cell>
          <table:table-cell office:value-type="float" office:value="4374.647776" calcext:value-type="float">
            <text:p>4374.65</text:p>
          </table:table-cell>
          <table:table-cell table:style-name="ce2" table:formula="of:=IFERROR(IF([.C99]&lt;&gt;0;IF([.D99]&lt;&gt;0;[.C99]/[.E99];[.B99]/[.D99]);[.B99]/[.D99]);&quot;&quot;)" office:value-type="float" office:value="0.130296206045915" calcext:value-type="float">
            <text:p>0.13</text:p>
          </table:table-cell>
          <table:table-cell table:formula="of:=IF([.$F99]&gt;=0;IF([.$F99]&lt;[.G$2];1;&quot;&quot;);&quot;&quot;)">
            <text:p/>
          </table:table-cell>
          <table:table-cell table:formula="of:=IF([.$F99]&gt;=[.G$2];IF([.$F99]&lt;[.H$2];2;&quot;&quot;);&quot;&quot;)">
            <text:p/>
          </table:table-cell>
          <table:table-cell table:formula="of:=IF([.$F99]&gt;=[.H$2];IF([.$F99]&lt;[.I$2];3;&quot;&quot;);&quot;&quot;)">
            <text:p/>
          </table:table-cell>
          <table:table-cell table:formula="of:=IF([.$F99]&gt;=[.I$2];IF([.$F99]&lt;[.J$2];4;&quot;&quot;);&quot;&quot;)" office:value-type="float" office:value="4" calcext:value-type="float">
            <text:p>4</text:p>
          </table:table-cell>
          <table:table-cell table:formula="of:=IF([.$F99]&gt;=[.J$2];IF([.$F99]&lt;[.K$2];5;&quot;&quot;);&quot;&quot;)">
            <text:p/>
          </table:table-cell>
          <table:table-cell table:formula="of:=IF([.$F99]&gt;=[.K$2];IF([.$F99]&lt;[.L$2];6;&quot;&quot;);&quot;&quot;)">
            <text:p/>
          </table:table-cell>
          <table:table-cell table:formula="of:=IF([.$F99]&gt;=[.L$2];IF([.$F99]&lt;[.M$2];7;&quot;&quot;);&quot;&quot;)">
            <text:p/>
          </table:table-cell>
          <table:table-cell table:formula="of:=IF([.$F99]&gt;=[.M$2];IF([.$F99]&lt;[.N$2];8;&quot;&quot;);&quot;&quot;)">
            <text:p/>
          </table:table-cell>
          <table:table-cell table:formula="of:=IF(SUM([.G99:.N99])=0;0;VALUE([.G99]&amp;[.H99]&amp;[.I99]&amp;[.J99]&amp;[.K99]&amp;[.L99]&amp;[.M99]&amp;[.N99]))" office:value-type="float" office:value="4" calcext:value-type="float">
            <text:p>4</text:p>
          </table:table-cell>
          <table:table-cell table:number-columns-repeated="5"/>
        </table:table-row>
        <table:table-row table:style-name="ro1">
          <table:table-cell office:value-type="string" calcext:value-type="string">
            <text:p>Kazakhstan</text:p>
          </table:table-cell>
          <table:table-cell office:value-type="float" office:value="3116.48192" calcext:value-type="float">
            <text:p>3116.48</text:p>
          </table:table-cell>
          <table:table-cell office:value-type="float" office:value="2394.53824" calcext:value-type="float">
            <text:p>2394.54</text:p>
          </table:table-cell>
          <table:table-cell office:value-type="float" office:value="194.496976" calcext:value-type="float">
            <text:p>194.5</text:p>
          </table:table-cell>
          <table:table-cell office:value-type="float" office:value="275.390912" calcext:value-type="float">
            <text:p>275.39</text:p>
          </table:table-cell>
          <table:table-cell table:style-name="ce2" table:formula="of:=IFERROR(IF([.C100]&lt;&gt;0;IF([.D100]&lt;&gt;0;[.C100]/[.E100];[.B100]/[.D100]);[.B100]/[.D100]);&quot;&quot;)" office:value-type="float" office:value="8.69505178151994" calcext:value-type="float">
            <text:p>8.70</text:p>
          </table:table-cell>
          <table:table-cell table:formula="of:=IF([.$F100]&gt;=0;IF([.$F100]&lt;[.G$2];1;&quot;&quot;);&quot;&quot;)">
            <text:p/>
          </table:table-cell>
          <table:table-cell table:formula="of:=IF([.$F100]&gt;=[.G$2];IF([.$F100]&lt;[.H$2];2;&quot;&quot;);&quot;&quot;)">
            <text:p/>
          </table:table-cell>
          <table:table-cell table:formula="of:=IF([.$F100]&gt;=[.H$2];IF([.$F100]&lt;[.I$2];3;&quot;&quot;);&quot;&quot;)">
            <text:p/>
          </table:table-cell>
          <table:table-cell table:formula="of:=IF([.$F100]&gt;=[.I$2];IF([.$F100]&lt;[.J$2];4;&quot;&quot;);&quot;&quot;)">
            <text:p/>
          </table:table-cell>
          <table:table-cell table:formula="of:=IF([.$F100]&gt;=[.J$2];IF([.$F100]&lt;[.K$2];5;&quot;&quot;);&quot;&quot;)">
            <text:p/>
          </table:table-cell>
          <table:table-cell table:formula="of:=IF([.$F100]&gt;=[.K$2];IF([.$F100]&lt;[.L$2];6;&quot;&quot;);&quot;&quot;)">
            <text:p/>
          </table:table-cell>
          <table:table-cell table:formula="of:=IF([.$F100]&gt;=[.L$2];IF([.$F100]&lt;[.M$2];7;&quot;&quot;);&quot;&quot;)">
            <text:p/>
          </table:table-cell>
          <table:table-cell table:formula="of:=IF([.$F100]&gt;=[.M$2];IF([.$F100]&lt;[.N$2];8;&quot;&quot;);&quot;&quot;)" office:value-type="float" office:value="8" calcext:value-type="float">
            <text:p>8</text:p>
          </table:table-cell>
          <table:table-cell table:formula="of:=IF(SUM([.G100:.N100])=0;0;VALUE([.G100]&amp;[.H100]&amp;[.I100]&amp;[.J100]&amp;[.K100]&amp;[.L100]&amp;[.M100]&amp;[.N100]))" office:value-type="float" office:value="8" calcext:value-type="float">
            <text:p>8</text:p>
          </table:table-cell>
          <table:table-cell table:number-columns-repeated="5"/>
        </table:table-row>
        <table:table-row table:style-name="ro1">
          <table:table-cell office:value-type="string" calcext:value-type="string">
            <text:p>Kenya</text:p>
          </table:table-cell>
          <table:table-cell table:number-columns-repeated="2"/>
          <table:table-cell office:value-type="float" office:value="1561.42980663255" calcext:value-type="float">
            <text:p>1561.43</text:p>
          </table:table-cell>
          <table:table-cell office:value-type="float" office:value="1739.22855429302" calcext:value-type="float">
            <text:p>1739.23</text:p>
          </table:table-cell>
          <table:table-cell table:style-name="ce2" table:formula="of:=IFERROR(IF([.C101]&lt;&gt;0;IF([.D101]&lt;&gt;0;[.C101]/[.E101];[.B101]/[.D101]);[.B101]/[.D101]);&quot;&quot;)" office:value-type="float" office:value="0" calcext:value-type="float">
            <text:p>0.00</text:p>
          </table:table-cell>
          <table:table-cell table:formula="of:=IF([.$F101]&gt;=0;IF([.$F101]&lt;[.G$2];1;&quot;&quot;);&quot;&quot;)">
            <text:p/>
          </table:table-cell>
          <table:table-cell table:formula="of:=IF([.$F101]&gt;=[.G$2];IF([.$F101]&lt;[.H$2];2;&quot;&quot;);&quot;&quot;)" office:value-type="float" office:value="2" calcext:value-type="float">
            <text:p>2</text:p>
          </table:table-cell>
          <table:table-cell table:formula="of:=IF([.$F101]&gt;=[.H$2];IF([.$F101]&lt;[.I$2];3;&quot;&quot;);&quot;&quot;)">
            <text:p/>
          </table:table-cell>
          <table:table-cell table:formula="of:=IF([.$F101]&gt;=[.I$2];IF([.$F101]&lt;[.J$2];4;&quot;&quot;);&quot;&quot;)">
            <text:p/>
          </table:table-cell>
          <table:table-cell table:formula="of:=IF([.$F101]&gt;=[.J$2];IF([.$F101]&lt;[.K$2];5;&quot;&quot;);&quot;&quot;)">
            <text:p/>
          </table:table-cell>
          <table:table-cell table:formula="of:=IF([.$F101]&gt;=[.K$2];IF([.$F101]&lt;[.L$2];6;&quot;&quot;);&quot;&quot;)">
            <text:p/>
          </table:table-cell>
          <table:table-cell table:formula="of:=IF([.$F101]&gt;=[.L$2];IF([.$F101]&lt;[.M$2];7;&quot;&quot;);&quot;&quot;)">
            <text:p/>
          </table:table-cell>
          <table:table-cell table:formula="of:=IF([.$F101]&gt;=[.M$2];IF([.$F101]&lt;[.N$2];8;&quot;&quot;);&quot;&quot;)">
            <text:p/>
          </table:table-cell>
          <table:table-cell table:formula="of:=IF(SUM([.G101:.N101])=0;0;VALUE([.G101]&amp;[.H101]&amp;[.I101]&amp;[.J101]&amp;[.K101]&amp;[.L101]&amp;[.M101]&amp;[.N101]))" office:value-type="float" office:value="2" calcext:value-type="float">
            <text:p>2</text:p>
          </table:table-cell>
          <table:table-cell table:number-columns-repeated="5"/>
        </table:table-row>
        <table:table-row table:style-name="ro1">
          <table:table-cell office:value-type="string" calcext:value-type="string">
            <text:p>Kiribati</text:p>
          </table:table-cell>
          <table:table-cell office:value-type="float" office:value="0.9480759375" calcext:value-type="float">
            <text:p>0.95</text:p>
          </table:table-cell>
          <table:table-cell office:value-type="float" office:value="0.9369865" calcext:value-type="float">
            <text:p>0.94</text:p>
          </table:table-cell>
          <table:table-cell office:value-type="float" office:value="16.095636" calcext:value-type="float">
            <text:p>16.1</text:p>
          </table:table-cell>
          <table:table-cell office:value-type="float" office:value="17.4751795" calcext:value-type="float">
            <text:p>17.48</text:p>
          </table:table-cell>
          <table:table-cell table:style-name="ce2" table:formula="of:=IFERROR(IF([.C102]&lt;&gt;0;IF([.D102]&lt;&gt;0;[.C102]/[.E102];[.B102]/[.D102]);[.B102]/[.D102]);&quot;&quot;)" office:value-type="float" office:value="0.0536181330784042" calcext:value-type="float">
            <text:p>0.05</text:p>
          </table:table-cell>
          <table:table-cell table:formula="of:=IF([.$F102]&gt;=0;IF([.$F102]&lt;[.G$2];1;&quot;&quot;);&quot;&quot;)">
            <text:p/>
          </table:table-cell>
          <table:table-cell table:formula="of:=IF([.$F102]&gt;=[.G$2];IF([.$F102]&lt;[.H$2];2;&quot;&quot;);&quot;&quot;)">
            <text:p/>
          </table:table-cell>
          <table:table-cell table:formula="of:=IF([.$F102]&gt;=[.H$2];IF([.$F102]&lt;[.I$2];3;&quot;&quot;);&quot;&quot;)" office:value-type="float" office:value="3" calcext:value-type="float">
            <text:p>3</text:p>
          </table:table-cell>
          <table:table-cell table:formula="of:=IF([.$F102]&gt;=[.I$2];IF([.$F102]&lt;[.J$2];4;&quot;&quot;);&quot;&quot;)">
            <text:p/>
          </table:table-cell>
          <table:table-cell table:formula="of:=IF([.$F102]&gt;=[.J$2];IF([.$F102]&lt;[.K$2];5;&quot;&quot;);&quot;&quot;)">
            <text:p/>
          </table:table-cell>
          <table:table-cell table:formula="of:=IF([.$F102]&gt;=[.K$2];IF([.$F102]&lt;[.L$2];6;&quot;&quot;);&quot;&quot;)">
            <text:p/>
          </table:table-cell>
          <table:table-cell table:formula="of:=IF([.$F102]&gt;=[.L$2];IF([.$F102]&lt;[.M$2];7;&quot;&quot;);&quot;&quot;)">
            <text:p/>
          </table:table-cell>
          <table:table-cell table:formula="of:=IF([.$F102]&gt;=[.M$2];IF([.$F102]&lt;[.N$2];8;&quot;&quot;);&quot;&quot;)">
            <text:p/>
          </table:table-cell>
          <table:table-cell table:formula="of:=IF(SUM([.G102:.N102])=0;0;VALUE([.G102]&amp;[.H102]&amp;[.I102]&amp;[.J102]&amp;[.K102]&amp;[.L102]&amp;[.M102]&amp;[.N102]))" office:value-type="float" office:value="3" calcext:value-type="float">
            <text:p>3</text:p>
          </table:table-cell>
          <table:table-cell table:number-columns-repeated="5"/>
        </table:table-row>
        <table:table-row table:style-name="ro1">
          <table:table-cell office:value-type="string" calcext:value-type="string">
            <text:p>Korea, Dem. Rep.</text:p>
          </table:table-cell>
          <table:table-cell table:number-columns-repeated="4"/>
          <table:table-cell table:style-name="ce2" table:formula="of:=IFERROR(IF([.C103]&lt;&gt;0;IF([.D103]&lt;&gt;0;[.C103]/[.E103];[.B103]/[.D103]);[.B103]/[.D103]);&quot;&quot;)">
            <text:p/>
          </table:table-cell>
          <table:table-cell table:formula="of:=IF([.$F103]&gt;=0;IF([.$F103]&lt;[.G$2];1;&quot;&quot;);&quot;&quot;)">
            <text:p/>
          </table:table-cell>
          <table:table-cell table:formula="of:=IF([.$F103]&gt;=[.G$2];IF([.$F103]&lt;[.H$2];2;&quot;&quot;);&quot;&quot;)">
            <text:p/>
          </table:table-cell>
          <table:table-cell table:formula="of:=IF([.$F103]&gt;=[.H$2];IF([.$F103]&lt;[.I$2];3;&quot;&quot;);&quot;&quot;)">
            <text:p/>
          </table:table-cell>
          <table:table-cell table:formula="of:=IF([.$F103]&gt;=[.I$2];IF([.$F103]&lt;[.J$2];4;&quot;&quot;);&quot;&quot;)">
            <text:p/>
          </table:table-cell>
          <table:table-cell table:formula="of:=IF([.$F103]&gt;=[.J$2];IF([.$F103]&lt;[.K$2];5;&quot;&quot;);&quot;&quot;)">
            <text:p/>
          </table:table-cell>
          <table:table-cell table:formula="of:=IF([.$F103]&gt;=[.K$2];IF([.$F103]&lt;[.L$2];6;&quot;&quot;);&quot;&quot;)">
            <text:p/>
          </table:table-cell>
          <table:table-cell table:formula="of:=IF([.$F103]&gt;=[.L$2];IF([.$F103]&lt;[.M$2];7;&quot;&quot;);&quot;&quot;)">
            <text:p/>
          </table:table-cell>
          <table:table-cell table:formula="of:=IF([.$F103]&gt;=[.M$2];IF([.$F103]&lt;[.N$2];8;&quot;&quot;);&quot;&quot;)">
            <text:p/>
          </table:table-cell>
          <table:table-cell table:formula="of:=IF(SUM([.G103:.N103])=0;0;VALUE([.G103]&amp;[.H103]&amp;[.I103]&amp;[.J103]&amp;[.K103]&amp;[.L103]&amp;[.M103]&amp;[.N103]))" office:value-type="float" office:value="0" calcext:value-type="float">
            <text:p>0</text:p>
          </table:table-cell>
          <table:table-cell table:number-columns-repeated="5"/>
        </table:table-row>
        <table:table-row table:style-name="ro1">
          <table:table-cell office:value-type="string" calcext:value-type="string">
            <text:p>Korea</text:p>
          </table:table-cell>
          <table:table-cell office:value-type="float" office:value="8365.199872" calcext:value-type="float">
            <text:p>8365.2</text:p>
          </table:table-cell>
          <table:table-cell office:value-type="float" office:value="10346.300416" calcext:value-type="float">
            <text:p>10346.3</text:p>
          </table:table-cell>
          <table:table-cell office:value-type="float" office:value="6443.999808" calcext:value-type="float">
            <text:p>6444</text:p>
          </table:table-cell>
          <table:table-cell office:value-type="float" office:value="6393.399808" calcext:value-type="float">
            <text:p>6393.4</text:p>
          </table:table-cell>
          <table:table-cell table:style-name="ce2" table:formula="of:=IFERROR(IF([.C104]&lt;&gt;0;IF([.D104]&lt;&gt;0;[.C104]/[.E104];[.B104]/[.D104]);[.B104]/[.D104]);&quot;&quot;)" office:value-type="float" office:value="1.6182783380845" calcext:value-type="float">
            <text:p>1.62</text:p>
          </table:table-cell>
          <table:table-cell table:formula="of:=IF([.$F104]&gt;=0;IF([.$F104]&lt;[.G$2];1;&quot;&quot;);&quot;&quot;)">
            <text:p/>
          </table:table-cell>
          <table:table-cell table:formula="of:=IF([.$F104]&gt;=[.G$2];IF([.$F104]&lt;[.H$2];2;&quot;&quot;);&quot;&quot;)">
            <text:p/>
          </table:table-cell>
          <table:table-cell table:formula="of:=IF([.$F104]&gt;=[.H$2];IF([.$F104]&lt;[.I$2];3;&quot;&quot;);&quot;&quot;)">
            <text:p/>
          </table:table-cell>
          <table:table-cell table:formula="of:=IF([.$F104]&gt;=[.I$2];IF([.$F104]&lt;[.J$2];4;&quot;&quot;);&quot;&quot;)">
            <text:p/>
          </table:table-cell>
          <table:table-cell table:formula="of:=IF([.$F104]&gt;=[.J$2];IF([.$F104]&lt;[.K$2];5;&quot;&quot;);&quot;&quot;)">
            <text:p/>
          </table:table-cell>
          <table:table-cell table:formula="of:=IF([.$F104]&gt;=[.K$2];IF([.$F104]&lt;[.L$2];6;&quot;&quot;);&quot;&quot;)">
            <text:p/>
          </table:table-cell>
          <table:table-cell table:formula="of:=IF([.$F104]&gt;=[.L$2];IF([.$F104]&lt;[.M$2];7;&quot;&quot;);&quot;&quot;)" office:value-type="float" office:value="7" calcext:value-type="float">
            <text:p>7</text:p>
          </table:table-cell>
          <table:table-cell table:formula="of:=IF([.$F104]&gt;=[.M$2];IF([.$F104]&lt;[.N$2];8;&quot;&quot;);&quot;&quot;)">
            <text:p/>
          </table:table-cell>
          <table:table-cell table:formula="of:=IF(SUM([.G104:.N104])=0;0;VALUE([.G104]&amp;[.H104]&amp;[.I104]&amp;[.J104]&amp;[.K104]&amp;[.L104]&amp;[.M104]&amp;[.N104]))" office:value-type="float" office:value="7" calcext:value-type="float">
            <text:p>7</text:p>
          </table:table-cell>
          <table:table-cell table:number-columns-repeated="5"/>
        </table:table-row>
        <table:table-row table:style-name="ro1">
          <table:table-cell office:value-type="string" calcext:value-type="string">
            <text:p>Kosovo</text:p>
          </table:table-cell>
          <table:table-cell office:value-type="float" office:value="68.3714445" calcext:value-type="float">
            <text:p>68.37</text:p>
          </table:table-cell>
          <table:table-cell office:value-type="float" office:value="66.7406155" calcext:value-type="float">
            <text:p>66.74</text:p>
          </table:table-cell>
          <table:table-cell office:value-type="float" office:value="971.064928" calcext:value-type="float">
            <text:p>971.06</text:p>
          </table:table-cell>
          <table:table-cell office:value-type="float" office:value="985.598208" calcext:value-type="float">
            <text:p>985.6</text:p>
          </table:table-cell>
          <table:table-cell table:style-name="ce2" table:formula="of:=IFERROR(IF([.C105]&lt;&gt;0;IF([.D105]&lt;&gt;0;[.C105]/[.E105];[.B105]/[.D105]);[.B105]/[.D105]);&quot;&quot;)" office:value-type="float" office:value="0.0677158450150104" calcext:value-type="float">
            <text:p>0.07</text:p>
          </table:table-cell>
          <table:table-cell table:formula="of:=IF([.$F105]&gt;=0;IF([.$F105]&lt;[.G$2];1;&quot;&quot;);&quot;&quot;)">
            <text:p/>
          </table:table-cell>
          <table:table-cell table:formula="of:=IF([.$F105]&gt;=[.G$2];IF([.$F105]&lt;[.H$2];2;&quot;&quot;);&quot;&quot;)">
            <text:p/>
          </table:table-cell>
          <table:table-cell table:formula="of:=IF([.$F105]&gt;=[.H$2];IF([.$F105]&lt;[.I$2];3;&quot;&quot;);&quot;&quot;)" office:value-type="float" office:value="3" calcext:value-type="float">
            <text:p>3</text:p>
          </table:table-cell>
          <table:table-cell table:formula="of:=IF([.$F105]&gt;=[.I$2];IF([.$F105]&lt;[.J$2];4;&quot;&quot;);&quot;&quot;)">
            <text:p/>
          </table:table-cell>
          <table:table-cell table:formula="of:=IF([.$F105]&gt;=[.J$2];IF([.$F105]&lt;[.K$2];5;&quot;&quot;);&quot;&quot;)">
            <text:p/>
          </table:table-cell>
          <table:table-cell table:formula="of:=IF([.$F105]&gt;=[.K$2];IF([.$F105]&lt;[.L$2];6;&quot;&quot;);&quot;&quot;)">
            <text:p/>
          </table:table-cell>
          <table:table-cell table:formula="of:=IF([.$F105]&gt;=[.L$2];IF([.$F105]&lt;[.M$2];7;&quot;&quot;);&quot;&quot;)">
            <text:p/>
          </table:table-cell>
          <table:table-cell table:formula="of:=IF([.$F105]&gt;=[.M$2];IF([.$F105]&lt;[.N$2];8;&quot;&quot;);&quot;&quot;)">
            <text:p/>
          </table:table-cell>
          <table:table-cell table:formula="of:=IF(SUM([.G105:.N105])=0;0;VALUE([.G105]&amp;[.H105]&amp;[.I105]&amp;[.J105]&amp;[.K105]&amp;[.L105]&amp;[.M105]&amp;[.N105]))" office:value-type="float" office:value="3" calcext:value-type="float">
            <text:p>3</text:p>
          </table:table-cell>
          <table:table-cell table:number-columns-repeated="5"/>
        </table:table-row>
        <table:table-row table:style-name="ro1">
          <table:table-cell office:value-type="string" calcext:value-type="string">
            <text:p>Kuwait</text:p>
          </table:table-cell>
          <table:table-cell office:value-type="float" office:value="15202.535984" calcext:value-type="float">
            <text:p>15202.54</text:p>
          </table:table-cell>
          <table:table-cell office:value-type="float" office:value="15285.864864" calcext:value-type="float">
            <text:p>15285.86</text:p>
          </table:table-cell>
          <table:table-cell office:value-type="float" office:value="34.265896" calcext:value-type="float">
            <text:p>34.27</text:p>
          </table:table-cell>
          <table:table-cell office:value-type="float" office:value="3.99208375" calcext:value-type="float">
            <text:p>3.99</text:p>
          </table:table-cell>
          <table:table-cell table:style-name="ce2" table:formula="of:=IFERROR(IF([.C106]&lt;&gt;0;IF([.D106]&lt;&gt;0;[.C106]/[.E106];[.B106]/[.D106]);[.B106]/[.D106]);&quot;&quot;)" office:value-type="float" office:value="3829.04413365576" calcext:value-type="float">
            <text:p>3,829.04</text:p>
          </table:table-cell>
          <table:table-cell table:formula="of:=IF([.$F106]&gt;=0;IF([.$F106]&lt;[.G$2];1;&quot;&quot;);&quot;&quot;)">
            <text:p/>
          </table:table-cell>
          <table:table-cell table:formula="of:=IF([.$F106]&gt;=[.G$2];IF([.$F106]&lt;[.H$2];2;&quot;&quot;);&quot;&quot;)">
            <text:p/>
          </table:table-cell>
          <table:table-cell table:formula="of:=IF([.$F106]&gt;=[.H$2];IF([.$F106]&lt;[.I$2];3;&quot;&quot;);&quot;&quot;)">
            <text:p/>
          </table:table-cell>
          <table:table-cell table:formula="of:=IF([.$F106]&gt;=[.I$2];IF([.$F106]&lt;[.J$2];4;&quot;&quot;);&quot;&quot;)">
            <text:p/>
          </table:table-cell>
          <table:table-cell table:formula="of:=IF([.$F106]&gt;=[.J$2];IF([.$F106]&lt;[.K$2];5;&quot;&quot;);&quot;&quot;)">
            <text:p/>
          </table:table-cell>
          <table:table-cell table:formula="of:=IF([.$F106]&gt;=[.K$2];IF([.$F106]&lt;[.L$2];6;&quot;&quot;);&quot;&quot;)">
            <text:p/>
          </table:table-cell>
          <table:table-cell table:formula="of:=IF([.$F106]&gt;=[.L$2];IF([.$F106]&lt;[.M$2];7;&quot;&quot;);&quot;&quot;)">
            <text:p/>
          </table:table-cell>
          <table:table-cell table:formula="of:=IF([.$F106]&gt;=[.M$2];IF([.$F106]&lt;[.N$2];8;&quot;&quot;);&quot;&quot;)">
            <text:p/>
          </table:table-cell>
          <table:table-cell table:formula="of:=IF(SUM([.G106:.N106])=0;0;VALUE([.G106]&amp;[.H106]&amp;[.I106]&amp;[.J106]&amp;[.K106]&amp;[.L106]&amp;[.M106]&amp;[.N106]))" office:value-type="float" office:value="0" calcext:value-type="float">
            <text:p>0</text:p>
          </table:table-cell>
          <table:table-cell table:number-columns-repeated="5"/>
        </table:table-row>
        <table:table-row table:style-name="ro1">
          <table:table-cell office:value-type="string" calcext:value-type="string">
            <text:p>Kyrgyzstan</text:p>
          </table:table-cell>
          <table:table-cell office:value-type="float" office:value="362.554954" calcext:value-type="float">
            <text:p>362.55</text:p>
          </table:table-cell>
          <table:table-cell office:value-type="float" office:value="377.553225" calcext:value-type="float">
            <text:p>377.55</text:p>
          </table:table-cell>
          <table:table-cell office:value-type="float" office:value="1687.702016" calcext:value-type="float">
            <text:p>1687.7</text:p>
          </table:table-cell>
          <table:table-cell office:value-type="float" office:value="1994.608" calcext:value-type="float">
            <text:p>1994.61</text:p>
          </table:table-cell>
          <table:table-cell table:style-name="ce2" table:formula="of:=IFERROR(IF([.C107]&lt;&gt;0;IF([.D107]&lt;&gt;0;[.C107]/[.E107];[.B107]/[.D107]);[.B107]/[.D107]);&quot;&quot;)" office:value-type="float" office:value="0.189286930063451" calcext:value-type="float">
            <text:p>0.19</text:p>
          </table:table-cell>
          <table:table-cell table:formula="of:=IF([.$F107]&gt;=0;IF([.$F107]&lt;[.G$2];1;&quot;&quot;);&quot;&quot;)">
            <text:p/>
          </table:table-cell>
          <table:table-cell table:formula="of:=IF([.$F107]&gt;=[.G$2];IF([.$F107]&lt;[.H$2];2;&quot;&quot;);&quot;&quot;)">
            <text:p/>
          </table:table-cell>
          <table:table-cell table:formula="of:=IF([.$F107]&gt;=[.H$2];IF([.$F107]&lt;[.I$2];3;&quot;&quot;);&quot;&quot;)">
            <text:p/>
          </table:table-cell>
          <table:table-cell table:formula="of:=IF([.$F107]&gt;=[.I$2];IF([.$F107]&lt;[.J$2];4;&quot;&quot;);&quot;&quot;)" office:value-type="float" office:value="4" calcext:value-type="float">
            <text:p>4</text:p>
          </table:table-cell>
          <table:table-cell table:formula="of:=IF([.$F107]&gt;=[.J$2];IF([.$F107]&lt;[.K$2];5;&quot;&quot;);&quot;&quot;)">
            <text:p/>
          </table:table-cell>
          <table:table-cell table:formula="of:=IF([.$F107]&gt;=[.K$2];IF([.$F107]&lt;[.L$2];6;&quot;&quot;);&quot;&quot;)">
            <text:p/>
          </table:table-cell>
          <table:table-cell table:formula="of:=IF([.$F107]&gt;=[.L$2];IF([.$F107]&lt;[.M$2];7;&quot;&quot;);&quot;&quot;)">
            <text:p/>
          </table:table-cell>
          <table:table-cell table:formula="of:=IF([.$F107]&gt;=[.M$2];IF([.$F107]&lt;[.N$2];8;&quot;&quot;);&quot;&quot;)">
            <text:p/>
          </table:table-cell>
          <table:table-cell table:formula="of:=IF(SUM([.G107:.N107])=0;0;VALUE([.G107]&amp;[.H107]&amp;[.I107]&amp;[.J107]&amp;[.K107]&amp;[.L107]&amp;[.M107]&amp;[.N107]))" office:value-type="float" office:value="4" calcext:value-type="float">
            <text:p>4</text:p>
          </table:table-cell>
          <table:table-cell table:number-columns-repeated="5"/>
        </table:table-row>
        <table:table-row table:style-name="ro1">
          <table:table-cell office:value-type="string" calcext:value-type="string">
            <text:p>Lao People's Democratic Republic</text:p>
          </table:table-cell>
          <table:table-cell office:value-type="float" office:value="43.3380705" calcext:value-type="float">
            <text:p>43.34</text:p>
          </table:table-cell>
          <table:table-cell office:value-type="float" office:value="39.476133" calcext:value-type="float">
            <text:p>39.48</text:p>
          </table:table-cell>
          <table:table-cell office:value-type="float" office:value="92.998444" calcext:value-type="float">
            <text:p>93</text:p>
          </table:table-cell>
          <table:table-cell office:value-type="float" office:value="116.384099" calcext:value-type="float">
            <text:p>116.38</text:p>
          </table:table-cell>
          <table:table-cell table:style-name="ce2" table:formula="of:=IFERROR(IF([.C108]&lt;&gt;0;IF([.D108]&lt;&gt;0;[.C108]/[.E108];[.B108]/[.D108]);[.B108]/[.D108]);&quot;&quot;)" office:value-type="float" office:value="0.339188371428643" calcext:value-type="float">
            <text:p>0.34</text:p>
          </table:table-cell>
          <table:table-cell table:formula="of:=IF([.$F108]&gt;=0;IF([.$F108]&lt;[.G$2];1;&quot;&quot;);&quot;&quot;)">
            <text:p/>
          </table:table-cell>
          <table:table-cell table:formula="of:=IF([.$F108]&gt;=[.G$2];IF([.$F108]&lt;[.H$2];2;&quot;&quot;);&quot;&quot;)">
            <text:p/>
          </table:table-cell>
          <table:table-cell table:formula="of:=IF([.$F108]&gt;=[.H$2];IF([.$F108]&lt;[.I$2];3;&quot;&quot;);&quot;&quot;)">
            <text:p/>
          </table:table-cell>
          <table:table-cell table:formula="of:=IF([.$F108]&gt;=[.I$2];IF([.$F108]&lt;[.J$2];4;&quot;&quot;);&quot;&quot;)">
            <text:p/>
          </table:table-cell>
          <table:table-cell table:formula="of:=IF([.$F108]&gt;=[.J$2];IF([.$F108]&lt;[.K$2];5;&quot;&quot;);&quot;&quot;)" office:value-type="float" office:value="5" calcext:value-type="float">
            <text:p>5</text:p>
          </table:table-cell>
          <table:table-cell table:formula="of:=IF([.$F108]&gt;=[.K$2];IF([.$F108]&lt;[.L$2];6;&quot;&quot;);&quot;&quot;)">
            <text:p/>
          </table:table-cell>
          <table:table-cell table:formula="of:=IF([.$F108]&gt;=[.L$2];IF([.$F108]&lt;[.M$2];7;&quot;&quot;);&quot;&quot;)">
            <text:p/>
          </table:table-cell>
          <table:table-cell table:formula="of:=IF([.$F108]&gt;=[.M$2];IF([.$F108]&lt;[.N$2];8;&quot;&quot;);&quot;&quot;)">
            <text:p/>
          </table:table-cell>
          <table:table-cell table:formula="of:=IF(SUM([.G108:.N108])=0;0;VALUE([.G108]&amp;[.H108]&amp;[.I108]&amp;[.J108]&amp;[.K108]&amp;[.L108]&amp;[.M108]&amp;[.N108]))" office:value-type="float" office:value="5" calcext:value-type="float">
            <text:p>5</text:p>
          </table:table-cell>
          <table:table-cell table:number-columns-repeated="5"/>
        </table:table-row>
        <table:table-row table:style-name="ro1">
          <table:table-cell office:value-type="string" calcext:value-type="string">
            <text:p>Latvia</text:p>
          </table:table-cell>
          <table:table-cell office:value-type="float" office:value="494.501716" calcext:value-type="float">
            <text:p>494.5</text:p>
          </table:table-cell>
          <table:table-cell office:value-type="float" office:value="415.535256" calcext:value-type="float">
            <text:p>415.54</text:p>
          </table:table-cell>
          <table:table-cell office:value-type="float" office:value="1354.255616" calcext:value-type="float">
            <text:p>1354.26</text:p>
          </table:table-cell>
          <table:table-cell office:value-type="float" office:value="1269.26784" calcext:value-type="float">
            <text:p>1269.27</text:p>
          </table:table-cell>
          <table:table-cell table:style-name="ce2" table:formula="of:=IFERROR(IF([.C109]&lt;&gt;0;IF([.D109]&lt;&gt;0;[.C109]/[.E109];[.B109]/[.D109]);[.B109]/[.D109]);&quot;&quot;)" office:value-type="float" office:value="0.327381851887148" calcext:value-type="float">
            <text:p>0.33</text:p>
          </table:table-cell>
          <table:table-cell table:formula="of:=IF([.$F109]&gt;=0;IF([.$F109]&lt;[.G$2];1;&quot;&quot;);&quot;&quot;)">
            <text:p/>
          </table:table-cell>
          <table:table-cell table:formula="of:=IF([.$F109]&gt;=[.G$2];IF([.$F109]&lt;[.H$2];2;&quot;&quot;);&quot;&quot;)">
            <text:p/>
          </table:table-cell>
          <table:table-cell table:formula="of:=IF([.$F109]&gt;=[.H$2];IF([.$F109]&lt;[.I$2];3;&quot;&quot;);&quot;&quot;)">
            <text:p/>
          </table:table-cell>
          <table:table-cell table:formula="of:=IF([.$F109]&gt;=[.I$2];IF([.$F109]&lt;[.J$2];4;&quot;&quot;);&quot;&quot;)">
            <text:p/>
          </table:table-cell>
          <table:table-cell table:formula="of:=IF([.$F109]&gt;=[.J$2];IF([.$F109]&lt;[.K$2];5;&quot;&quot;);&quot;&quot;)" office:value-type="float" office:value="5" calcext:value-type="float">
            <text:p>5</text:p>
          </table:table-cell>
          <table:table-cell table:formula="of:=IF([.$F109]&gt;=[.K$2];IF([.$F109]&lt;[.L$2];6;&quot;&quot;);&quot;&quot;)">
            <text:p/>
          </table:table-cell>
          <table:table-cell table:formula="of:=IF([.$F109]&gt;=[.L$2];IF([.$F109]&lt;[.M$2];7;&quot;&quot;);&quot;&quot;)">
            <text:p/>
          </table:table-cell>
          <table:table-cell table:formula="of:=IF([.$F109]&gt;=[.M$2];IF([.$F109]&lt;[.N$2];8;&quot;&quot;);&quot;&quot;)">
            <text:p/>
          </table:table-cell>
          <table:table-cell table:formula="of:=IF(SUM([.G109:.N109])=0;0;VALUE([.G109]&amp;[.H109]&amp;[.I109]&amp;[.J109]&amp;[.K109]&amp;[.L109]&amp;[.M109]&amp;[.N109]))" office:value-type="float" office:value="5" calcext:value-type="float">
            <text:p>5</text:p>
          </table:table-cell>
          <table:table-cell table:number-columns-repeated="5"/>
        </table:table-row>
        <table:table-row table:style-name="ro1">
          <table:table-cell office:value-type="string" calcext:value-type="string">
            <text:p>Lebanon</text:p>
          </table:table-cell>
          <table:table-cell office:value-type="float" office:value="3674.947392" calcext:value-type="float">
            <text:p>3674.95</text:p>
          </table:table-cell>
          <table:table-cell office:value-type="float" office:value="3680.344" calcext:value-type="float">
            <text:p>3680.34</text:p>
          </table:table-cell>
          <table:table-cell office:value-type="float" office:value="7480.817088" calcext:value-type="float">
            <text:p>7480.82</text:p>
          </table:table-cell>
          <table:table-cell office:value-type="float" office:value="7615.622016" calcext:value-type="float">
            <text:p>7615.62</text:p>
          </table:table-cell>
          <table:table-cell table:style-name="ce2" table:formula="of:=IFERROR(IF([.C110]&lt;&gt;0;IF([.D110]&lt;&gt;0;[.C110]/[.E110];[.B110]/[.D110]);[.B110]/[.D110]);&quot;&quot;)" office:value-type="float" office:value="0.483262429814374" calcext:value-type="float">
            <text:p>0.48</text:p>
          </table:table-cell>
          <table:table-cell table:formula="of:=IF([.$F110]&gt;=0;IF([.$F110]&lt;[.G$2];1;&quot;&quot;);&quot;&quot;)">
            <text:p/>
          </table:table-cell>
          <table:table-cell table:formula="of:=IF([.$F110]&gt;=[.G$2];IF([.$F110]&lt;[.H$2];2;&quot;&quot;);&quot;&quot;)">
            <text:p/>
          </table:table-cell>
          <table:table-cell table:formula="of:=IF([.$F110]&gt;=[.H$2];IF([.$F110]&lt;[.I$2];3;&quot;&quot;);&quot;&quot;)">
            <text:p/>
          </table:table-cell>
          <table:table-cell table:formula="of:=IF([.$F110]&gt;=[.I$2];IF([.$F110]&lt;[.J$2];4;&quot;&quot;);&quot;&quot;)">
            <text:p/>
          </table:table-cell>
          <table:table-cell table:formula="of:=IF([.$F110]&gt;=[.J$2];IF([.$F110]&lt;[.K$2];5;&quot;&quot;);&quot;&quot;)" office:value-type="float" office:value="5" calcext:value-type="float">
            <text:p>5</text:p>
          </table:table-cell>
          <table:table-cell table:formula="of:=IF([.$F110]&gt;=[.K$2];IF([.$F110]&lt;[.L$2];6;&quot;&quot;);&quot;&quot;)">
            <text:p/>
          </table:table-cell>
          <table:table-cell table:formula="of:=IF([.$F110]&gt;=[.L$2];IF([.$F110]&lt;[.M$2];7;&quot;&quot;);&quot;&quot;)">
            <text:p/>
          </table:table-cell>
          <table:table-cell table:formula="of:=IF([.$F110]&gt;=[.M$2];IF([.$F110]&lt;[.N$2];8;&quot;&quot;);&quot;&quot;)">
            <text:p/>
          </table:table-cell>
          <table:table-cell table:formula="of:=IF(SUM([.G110:.N110])=0;0;VALUE([.G110]&amp;[.H110]&amp;[.I110]&amp;[.J110]&amp;[.K110]&amp;[.L110]&amp;[.M110]&amp;[.N110]))" office:value-type="float" office:value="5" calcext:value-type="float">
            <text:p>5</text:p>
          </table:table-cell>
          <table:table-cell table:number-columns-repeated="5"/>
        </table:table-row>
        <table:table-row table:style-name="ro1">
          <table:table-cell office:value-type="string" calcext:value-type="string">
            <text:p>Lesotho</text:p>
          </table:table-cell>
          <table:table-cell table:number-columns-repeated="2"/>
          <table:table-cell office:value-type="float" office:value="370.82951725" calcext:value-type="float">
            <text:p>370.83</text:p>
          </table:table-cell>
          <table:table-cell office:value-type="float" office:value="343.655836" calcext:value-type="float">
            <text:p>343.66</text:p>
          </table:table-cell>
          <table:table-cell table:style-name="ce2" table:formula="of:=IFERROR(IF([.C111]&lt;&gt;0;IF([.D111]&lt;&gt;0;[.C111]/[.E111];[.B111]/[.D111]);[.B111]/[.D111]);&quot;&quot;)" office:value-type="float" office:value="0" calcext:value-type="float">
            <text:p>0.00</text:p>
          </table:table-cell>
          <table:table-cell table:formula="of:=IF([.$F111]&gt;=0;IF([.$F111]&lt;[.G$2];1;&quot;&quot;);&quot;&quot;)">
            <text:p/>
          </table:table-cell>
          <table:table-cell table:formula="of:=IF([.$F111]&gt;=[.G$2];IF([.$F111]&lt;[.H$2];2;&quot;&quot;);&quot;&quot;)" office:value-type="float" office:value="2" calcext:value-type="float">
            <text:p>2</text:p>
          </table:table-cell>
          <table:table-cell table:formula="of:=IF([.$F111]&gt;=[.H$2];IF([.$F111]&lt;[.I$2];3;&quot;&quot;);&quot;&quot;)">
            <text:p/>
          </table:table-cell>
          <table:table-cell table:formula="of:=IF([.$F111]&gt;=[.I$2];IF([.$F111]&lt;[.J$2];4;&quot;&quot;);&quot;&quot;)">
            <text:p/>
          </table:table-cell>
          <table:table-cell table:formula="of:=IF([.$F111]&gt;=[.J$2];IF([.$F111]&lt;[.K$2];5;&quot;&quot;);&quot;&quot;)">
            <text:p/>
          </table:table-cell>
          <table:table-cell table:formula="of:=IF([.$F111]&gt;=[.K$2];IF([.$F111]&lt;[.L$2];6;&quot;&quot;);&quot;&quot;)">
            <text:p/>
          </table:table-cell>
          <table:table-cell table:formula="of:=IF([.$F111]&gt;=[.L$2];IF([.$F111]&lt;[.M$2];7;&quot;&quot;);&quot;&quot;)">
            <text:p/>
          </table:table-cell>
          <table:table-cell table:formula="of:=IF([.$F111]&gt;=[.M$2];IF([.$F111]&lt;[.N$2];8;&quot;&quot;);&quot;&quot;)">
            <text:p/>
          </table:table-cell>
          <table:table-cell table:formula="of:=IF(SUM([.G111:.N111])=0;0;VALUE([.G111]&amp;[.H111]&amp;[.I111]&amp;[.J111]&amp;[.K111]&amp;[.L111]&amp;[.M111]&amp;[.N111]))" office:value-type="float" office:value="2" calcext:value-type="float">
            <text:p>2</text:p>
          </table:table-cell>
          <table:table-cell table:number-columns-repeated="5"/>
        </table:table-row>
        <table:table-row table:style-name="ro1">
          <table:table-cell office:value-type="string" calcext:value-type="string">
            <text:p>Liberia</text:p>
          </table:table-cell>
          <table:table-cell office:value-type="float" office:value="299.292077" calcext:value-type="float">
            <text:p>299.29</text:p>
          </table:table-cell>
          <table:table-cell/>
          <table:table-cell office:value-type="float" office:value="640.78006" calcext:value-type="float">
            <text:p>640.78</text:p>
          </table:table-cell>
          <table:table-cell office:value-type="float" office:value="548.783568556973" calcext:value-type="float">
            <text:p>548.78</text:p>
          </table:table-cell>
          <table:table-cell table:style-name="ce2" table:formula="of:=IFERROR(IF([.C112]&lt;&gt;0;IF([.D112]&lt;&gt;0;[.C112]/[.E112];[.B112]/[.D112]);[.B112]/[.D112]);&quot;&quot;)" office:value-type="float" office:value="0.467074579380638" calcext:value-type="float">
            <text:p>0.47</text:p>
          </table:table-cell>
          <table:table-cell table:formula="of:=IF([.$F112]&gt;=0;IF([.$F112]&lt;[.G$2];1;&quot;&quot;);&quot;&quot;)">
            <text:p/>
          </table:table-cell>
          <table:table-cell table:formula="of:=IF([.$F112]&gt;=[.G$2];IF([.$F112]&lt;[.H$2];2;&quot;&quot;);&quot;&quot;)">
            <text:p/>
          </table:table-cell>
          <table:table-cell table:formula="of:=IF([.$F112]&gt;=[.H$2];IF([.$F112]&lt;[.I$2];3;&quot;&quot;);&quot;&quot;)">
            <text:p/>
          </table:table-cell>
          <table:table-cell table:formula="of:=IF([.$F112]&gt;=[.I$2];IF([.$F112]&lt;[.J$2];4;&quot;&quot;);&quot;&quot;)">
            <text:p/>
          </table:table-cell>
          <table:table-cell table:formula="of:=IF([.$F112]&gt;=[.J$2];IF([.$F112]&lt;[.K$2];5;&quot;&quot;);&quot;&quot;)" office:value-type="float" office:value="5" calcext:value-type="float">
            <text:p>5</text:p>
          </table:table-cell>
          <table:table-cell table:formula="of:=IF([.$F112]&gt;=[.K$2];IF([.$F112]&lt;[.L$2];6;&quot;&quot;);&quot;&quot;)">
            <text:p/>
          </table:table-cell>
          <table:table-cell table:formula="of:=IF([.$F112]&gt;=[.L$2];IF([.$F112]&lt;[.M$2];7;&quot;&quot;);&quot;&quot;)">
            <text:p/>
          </table:table-cell>
          <table:table-cell table:formula="of:=IF([.$F112]&gt;=[.M$2];IF([.$F112]&lt;[.N$2];8;&quot;&quot;);&quot;&quot;)">
            <text:p/>
          </table:table-cell>
          <table:table-cell table:formula="of:=IF(SUM([.G112:.N112])=0;0;VALUE([.G112]&amp;[.H112]&amp;[.I112]&amp;[.J112]&amp;[.K112]&amp;[.L112]&amp;[.M112]&amp;[.N112]))" office:value-type="float" office:value="5" calcext:value-type="float">
            <text:p>5</text:p>
          </table:table-cell>
          <table:table-cell table:number-columns-repeated="5"/>
        </table:table-row>
        <table:table-row table:style-name="ro1">
          <table:table-cell office:value-type="string" calcext:value-type="string">
            <text:p>Libyan Arab Jamahiriya</text:p>
          </table:table-cell>
          <table:table-cell table:number-columns-repeated="4"/>
          <table:table-cell table:style-name="ce2" table:formula="of:=IFERROR(IF([.C113]&lt;&gt;0;IF([.D113]&lt;&gt;0;[.C113]/[.E113];[.B113]/[.D113]);[.B113]/[.D113]);&quot;&quot;)">
            <text:p/>
          </table:table-cell>
          <table:table-cell table:formula="of:=IF([.$F113]&gt;=0;IF([.$F113]&lt;[.G$2];1;&quot;&quot;);&quot;&quot;)">
            <text:p/>
          </table:table-cell>
          <table:table-cell table:formula="of:=IF([.$F113]&gt;=[.G$2];IF([.$F113]&lt;[.H$2];2;&quot;&quot;);&quot;&quot;)">
            <text:p/>
          </table:table-cell>
          <table:table-cell table:formula="of:=IF([.$F113]&gt;=[.H$2];IF([.$F113]&lt;[.I$2];3;&quot;&quot;);&quot;&quot;)">
            <text:p/>
          </table:table-cell>
          <table:table-cell table:formula="of:=IF([.$F113]&gt;=[.I$2];IF([.$F113]&lt;[.J$2];4;&quot;&quot;);&quot;&quot;)">
            <text:p/>
          </table:table-cell>
          <table:table-cell table:formula="of:=IF([.$F113]&gt;=[.J$2];IF([.$F113]&lt;[.K$2];5;&quot;&quot;);&quot;&quot;)">
            <text:p/>
          </table:table-cell>
          <table:table-cell table:formula="of:=IF([.$F113]&gt;=[.K$2];IF([.$F113]&lt;[.L$2];6;&quot;&quot;);&quot;&quot;)">
            <text:p/>
          </table:table-cell>
          <table:table-cell table:formula="of:=IF([.$F113]&gt;=[.L$2];IF([.$F113]&lt;[.M$2];7;&quot;&quot;);&quot;&quot;)">
            <text:p/>
          </table:table-cell>
          <table:table-cell table:formula="of:=IF([.$F113]&gt;=[.M$2];IF([.$F113]&lt;[.N$2];8;&quot;&quot;);&quot;&quot;)">
            <text:p/>
          </table:table-cell>
          <table:table-cell table:formula="of:=IF(SUM([.G113:.N113])=0;0;VALUE([.G113]&amp;[.H113]&amp;[.I113]&amp;[.J113]&amp;[.K113]&amp;[.L113]&amp;[.M113]&amp;[.N113]))" office:value-type="float" office:value="0" calcext:value-type="float">
            <text:p>0</text:p>
          </table:table-cell>
          <table:table-cell table:number-columns-repeated="5"/>
        </table:table-row>
        <table:table-row table:style-name="ro1">
          <table:table-cell office:value-type="string" calcext:value-type="string">
            <text:p>Liechtenstein</text:p>
          </table:table-cell>
          <table:table-cell table:number-columns-repeated="4"/>
          <table:table-cell table:style-name="ce2" table:formula="of:=IFERROR(IF([.C114]&lt;&gt;0;IF([.D114]&lt;&gt;0;[.C114]/[.E114];[.B114]/[.D114]);[.B114]/[.D114]);&quot;&quot;)">
            <text:p/>
          </table:table-cell>
          <table:table-cell table:formula="of:=IF([.$F114]&gt;=0;IF([.$F114]&lt;[.G$2];1;&quot;&quot;);&quot;&quot;)">
            <text:p/>
          </table:table-cell>
          <table:table-cell table:formula="of:=IF([.$F114]&gt;=[.G$2];IF([.$F114]&lt;[.H$2];2;&quot;&quot;);&quot;&quot;)">
            <text:p/>
          </table:table-cell>
          <table:table-cell table:formula="of:=IF([.$F114]&gt;=[.H$2];IF([.$F114]&lt;[.I$2];3;&quot;&quot;);&quot;&quot;)">
            <text:p/>
          </table:table-cell>
          <table:table-cell table:formula="of:=IF([.$F114]&gt;=[.I$2];IF([.$F114]&lt;[.J$2];4;&quot;&quot;);&quot;&quot;)">
            <text:p/>
          </table:table-cell>
          <table:table-cell table:formula="of:=IF([.$F114]&gt;=[.J$2];IF([.$F114]&lt;[.K$2];5;&quot;&quot;);&quot;&quot;)">
            <text:p/>
          </table:table-cell>
          <table:table-cell table:formula="of:=IF([.$F114]&gt;=[.K$2];IF([.$F114]&lt;[.L$2];6;&quot;&quot;);&quot;&quot;)">
            <text:p/>
          </table:table-cell>
          <table:table-cell table:formula="of:=IF([.$F114]&gt;=[.L$2];IF([.$F114]&lt;[.M$2];7;&quot;&quot;);&quot;&quot;)">
            <text:p/>
          </table:table-cell>
          <table:table-cell table:formula="of:=IF([.$F114]&gt;=[.M$2];IF([.$F114]&lt;[.N$2];8;&quot;&quot;);&quot;&quot;)">
            <text:p/>
          </table:table-cell>
          <table:table-cell table:formula="of:=IF(SUM([.G114:.N114])=0;0;VALUE([.G114]&amp;[.H114]&amp;[.I114]&amp;[.J114]&amp;[.K114]&amp;[.L114]&amp;[.M114]&amp;[.N114]))" office:value-type="float" office:value="0" calcext:value-type="float">
            <text:p>0</text:p>
          </table:table-cell>
          <table:table-cell table:number-columns-repeated="5"/>
        </table:table-row>
        <table:table-row table:style-name="ro1">
          <table:table-cell office:value-type="string" calcext:value-type="string">
            <text:p>Lithuania</text:p>
          </table:table-cell>
          <table:table-cell office:value-type="float" office:value="588.850368" calcext:value-type="float">
            <text:p>588.85</text:p>
          </table:table-cell>
          <table:table-cell office:value-type="float" office:value="583.722952" calcext:value-type="float">
            <text:p>583.72</text:p>
          </table:table-cell>
          <table:table-cell office:value-type="float" office:value="1372.314992" calcext:value-type="float">
            <text:p>1372.31</text:p>
          </table:table-cell>
          <table:table-cell office:value-type="float" office:value="1279.67152" calcext:value-type="float">
            <text:p>1279.67</text:p>
          </table:table-cell>
          <table:table-cell table:style-name="ce2" table:formula="of:=IFERROR(IF([.C115]&lt;&gt;0;IF([.D115]&lt;&gt;0;[.C115]/[.E115];[.B115]/[.D115]);[.B115]/[.D115]);&quot;&quot;)" office:value-type="float" office:value="0.456150615901806" calcext:value-type="float">
            <text:p>0.46</text:p>
          </table:table-cell>
          <table:table-cell table:formula="of:=IF([.$F115]&gt;=0;IF([.$F115]&lt;[.G$2];1;&quot;&quot;);&quot;&quot;)">
            <text:p/>
          </table:table-cell>
          <table:table-cell table:formula="of:=IF([.$F115]&gt;=[.G$2];IF([.$F115]&lt;[.H$2];2;&quot;&quot;);&quot;&quot;)">
            <text:p/>
          </table:table-cell>
          <table:table-cell table:formula="of:=IF([.$F115]&gt;=[.H$2];IF([.$F115]&lt;[.I$2];3;&quot;&quot;);&quot;&quot;)">
            <text:p/>
          </table:table-cell>
          <table:table-cell table:formula="of:=IF([.$F115]&gt;=[.I$2];IF([.$F115]&lt;[.J$2];4;&quot;&quot;);&quot;&quot;)">
            <text:p/>
          </table:table-cell>
          <table:table-cell table:formula="of:=IF([.$F115]&gt;=[.J$2];IF([.$F115]&lt;[.K$2];5;&quot;&quot;);&quot;&quot;)" office:value-type="float" office:value="5" calcext:value-type="float">
            <text:p>5</text:p>
          </table:table-cell>
          <table:table-cell table:formula="of:=IF([.$F115]&gt;=[.K$2];IF([.$F115]&lt;[.L$2];6;&quot;&quot;);&quot;&quot;)">
            <text:p/>
          </table:table-cell>
          <table:table-cell table:formula="of:=IF([.$F115]&gt;=[.L$2];IF([.$F115]&lt;[.M$2];7;&quot;&quot;);&quot;&quot;)">
            <text:p/>
          </table:table-cell>
          <table:table-cell table:formula="of:=IF([.$F115]&gt;=[.M$2];IF([.$F115]&lt;[.N$2];8;&quot;&quot;);&quot;&quot;)">
            <text:p/>
          </table:table-cell>
          <table:table-cell table:formula="of:=IF(SUM([.G115:.N115])=0;0;VALUE([.G115]&amp;[.H115]&amp;[.I115]&amp;[.J115]&amp;[.K115]&amp;[.L115]&amp;[.M115]&amp;[.N115]))" office:value-type="float" office:value="5" calcext:value-type="float">
            <text:p>5</text:p>
          </table:table-cell>
          <table:table-cell table:number-columns-repeated="5"/>
        </table:table-row>
        <table:table-row table:style-name="ro1">
          <table:table-cell office:value-type="string" calcext:value-type="string">
            <text:p>Luxembourg</text:p>
          </table:table-cell>
          <table:table-cell office:value-type="float" office:value="11351.411728" calcext:value-type="float">
            <text:p>11351.41</text:p>
          </table:table-cell>
          <table:table-cell office:value-type="float" office:value="11605.645296" calcext:value-type="float">
            <text:p>11605.65</text:p>
          </table:table-cell>
          <table:table-cell office:value-type="float" office:value="1635.390464" calcext:value-type="float">
            <text:p>1635.39</text:p>
          </table:table-cell>
          <table:table-cell office:value-type="float" office:value="1619.953536" calcext:value-type="float">
            <text:p>1619.95</text:p>
          </table:table-cell>
          <table:table-cell table:style-name="ce2" table:formula="of:=IFERROR(IF([.C116]&lt;&gt;0;IF([.D116]&lt;&gt;0;[.C116]/[.E116];[.B116]/[.D116]);[.B116]/[.D116]);&quot;&quot;)" office:value-type="float" office:value="7.16418405719015" calcext:value-type="float">
            <text:p>7.16</text:p>
          </table:table-cell>
          <table:table-cell table:formula="of:=IF([.$F116]&gt;=0;IF([.$F116]&lt;[.G$2];1;&quot;&quot;);&quot;&quot;)">
            <text:p/>
          </table:table-cell>
          <table:table-cell table:formula="of:=IF([.$F116]&gt;=[.G$2];IF([.$F116]&lt;[.H$2];2;&quot;&quot;);&quot;&quot;)">
            <text:p/>
          </table:table-cell>
          <table:table-cell table:formula="of:=IF([.$F116]&gt;=[.H$2];IF([.$F116]&lt;[.I$2];3;&quot;&quot;);&quot;&quot;)">
            <text:p/>
          </table:table-cell>
          <table:table-cell table:formula="of:=IF([.$F116]&gt;=[.I$2];IF([.$F116]&lt;[.J$2];4;&quot;&quot;);&quot;&quot;)">
            <text:p/>
          </table:table-cell>
          <table:table-cell table:formula="of:=IF([.$F116]&gt;=[.J$2];IF([.$F116]&lt;[.K$2];5;&quot;&quot;);&quot;&quot;)">
            <text:p/>
          </table:table-cell>
          <table:table-cell table:formula="of:=IF([.$F116]&gt;=[.K$2];IF([.$F116]&lt;[.L$2];6;&quot;&quot;);&quot;&quot;)">
            <text:p/>
          </table:table-cell>
          <table:table-cell table:formula="of:=IF([.$F116]&gt;=[.L$2];IF([.$F116]&lt;[.M$2];7;&quot;&quot;);&quot;&quot;)">
            <text:p/>
          </table:table-cell>
          <table:table-cell table:formula="of:=IF([.$F116]&gt;=[.M$2];IF([.$F116]&lt;[.N$2];8;&quot;&quot;);&quot;&quot;)" office:value-type="float" office:value="8" calcext:value-type="float">
            <text:p>8</text:p>
          </table:table-cell>
          <table:table-cell table:formula="of:=IF(SUM([.G116:.N116])=0;0;VALUE([.G116]&amp;[.H116]&amp;[.I116]&amp;[.J116]&amp;[.K116]&amp;[.L116]&amp;[.M116]&amp;[.N116]))" office:value-type="float" office:value="8" calcext:value-type="float">
            <text:p>8</text:p>
          </table:table-cell>
          <table:table-cell table:number-columns-repeated="5"/>
        </table:table-row>
        <table:table-row table:style-name="ro1">
          <table:table-cell office:value-type="string" calcext:value-type="string">
            <text:p>Macao SAR, China</text:p>
          </table:table-cell>
          <table:table-cell office:value-type="float" office:value="1569.111984" calcext:value-type="float">
            <text:p>1569.11</text:p>
          </table:table-cell>
          <table:table-cell/>
          <table:table-cell table:number-columns-repeated="2" office:value-type="float" office:value="57.062712" calcext:value-type="float">
            <text:p>57.06</text:p>
          </table:table-cell>
          <table:table-cell table:style-name="ce2" table:formula="of:=IFERROR(IF([.C117]&lt;&gt;0;IF([.D117]&lt;&gt;0;[.C117]/[.E117];[.B117]/[.D117]);[.B117]/[.D117]);&quot;&quot;)" office:value-type="float" office:value="27.4980268025116" calcext:value-type="float">
            <text:p>27.50</text:p>
          </table:table-cell>
          <table:table-cell table:formula="of:=IF([.$F117]&gt;=0;IF([.$F117]&lt;[.G$2];1;&quot;&quot;);&quot;&quot;)">
            <text:p/>
          </table:table-cell>
          <table:table-cell table:formula="of:=IF([.$F117]&gt;=[.G$2];IF([.$F117]&lt;[.H$2];2;&quot;&quot;);&quot;&quot;)">
            <text:p/>
          </table:table-cell>
          <table:table-cell table:formula="of:=IF([.$F117]&gt;=[.H$2];IF([.$F117]&lt;[.I$2];3;&quot;&quot;);&quot;&quot;)">
            <text:p/>
          </table:table-cell>
          <table:table-cell table:formula="of:=IF([.$F117]&gt;=[.I$2];IF([.$F117]&lt;[.J$2];4;&quot;&quot;);&quot;&quot;)">
            <text:p/>
          </table:table-cell>
          <table:table-cell table:formula="of:=IF([.$F117]&gt;=[.J$2];IF([.$F117]&lt;[.K$2];5;&quot;&quot;);&quot;&quot;)">
            <text:p/>
          </table:table-cell>
          <table:table-cell table:formula="of:=IF([.$F117]&gt;=[.K$2];IF([.$F117]&lt;[.L$2];6;&quot;&quot;);&quot;&quot;)">
            <text:p/>
          </table:table-cell>
          <table:table-cell table:formula="of:=IF([.$F117]&gt;=[.L$2];IF([.$F117]&lt;[.M$2];7;&quot;&quot;);&quot;&quot;)">
            <text:p/>
          </table:table-cell>
          <table:table-cell table:formula="of:=IF([.$F117]&gt;=[.M$2];IF([.$F117]&lt;[.N$2];8;&quot;&quot;);&quot;&quot;)" office:value-type="float" office:value="8" calcext:value-type="float">
            <text:p>8</text:p>
          </table:table-cell>
          <table:table-cell table:formula="of:=IF(SUM([.G117:.N117])=0;0;VALUE([.G117]&amp;[.H117]&amp;[.I117]&amp;[.J117]&amp;[.K117]&amp;[.L117]&amp;[.M117]&amp;[.N117]))" office:value-type="float" office:value="8" calcext:value-type="float">
            <text:p>8</text:p>
          </table:table-cell>
          <table:table-cell table:number-columns-repeated="5"/>
        </table:table-row>
        <table:table-row table:style-name="ro1">
          <table:table-cell office:value-type="string" calcext:value-type="string">
            <text:p>The former Yugoslav Republic of Macedonia</text:p>
          </table:table-cell>
          <table:table-cell office:value-type="float" office:value="19.890647" calcext:value-type="float">
            <text:p>19.89</text:p>
          </table:table-cell>
          <table:table-cell office:value-type="float" office:value="24.250401" calcext:value-type="float">
            <text:p>24.25</text:p>
          </table:table-cell>
          <table:table-cell office:value-type="float" office:value="306.656776" calcext:value-type="float">
            <text:p>306.66</text:p>
          </table:table-cell>
          <table:table-cell office:value-type="float" office:value="291.115104" calcext:value-type="float">
            <text:p>291.12</text:p>
          </table:table-cell>
          <table:table-cell table:style-name="ce2" table:formula="of:=IFERROR(IF([.C118]&lt;&gt;0;IF([.D118]&lt;&gt;0;[.C118]/[.E118];[.B118]/[.D118]);[.B118]/[.D118]);&quot;&quot;)" office:value-type="float" office:value="0.0833017616289672" calcext:value-type="float">
            <text:p>0.08</text:p>
          </table:table-cell>
          <table:table-cell table:formula="of:=IF([.$F118]&gt;=0;IF([.$F118]&lt;[.G$2];1;&quot;&quot;);&quot;&quot;)">
            <text:p/>
          </table:table-cell>
          <table:table-cell table:formula="of:=IF([.$F118]&gt;=[.G$2];IF([.$F118]&lt;[.H$2];2;&quot;&quot;);&quot;&quot;)">
            <text:p/>
          </table:table-cell>
          <table:table-cell table:formula="of:=IF([.$F118]&gt;=[.H$2];IF([.$F118]&lt;[.I$2];3;&quot;&quot;);&quot;&quot;)" office:value-type="float" office:value="3" calcext:value-type="float">
            <text:p>3</text:p>
          </table:table-cell>
          <table:table-cell table:formula="of:=IF([.$F118]&gt;=[.I$2];IF([.$F118]&lt;[.J$2];4;&quot;&quot;);&quot;&quot;)">
            <text:p/>
          </table:table-cell>
          <table:table-cell table:formula="of:=IF([.$F118]&gt;=[.J$2];IF([.$F118]&lt;[.K$2];5;&quot;&quot;);&quot;&quot;)">
            <text:p/>
          </table:table-cell>
          <table:table-cell table:formula="of:=IF([.$F118]&gt;=[.K$2];IF([.$F118]&lt;[.L$2];6;&quot;&quot;);&quot;&quot;)">
            <text:p/>
          </table:table-cell>
          <table:table-cell table:formula="of:=IF([.$F118]&gt;=[.L$2];IF([.$F118]&lt;[.M$2];7;&quot;&quot;);&quot;&quot;)">
            <text:p/>
          </table:table-cell>
          <table:table-cell table:formula="of:=IF([.$F118]&gt;=[.M$2];IF([.$F118]&lt;[.N$2];8;&quot;&quot;);&quot;&quot;)">
            <text:p/>
          </table:table-cell>
          <table:table-cell table:formula="of:=IF(SUM([.G118:.N118])=0;0;VALUE([.G118]&amp;[.H118]&amp;[.I118]&amp;[.J118]&amp;[.K118]&amp;[.L118]&amp;[.M118]&amp;[.N118]))" office:value-type="float" office:value="3" calcext:value-type="float">
            <text:p>3</text:p>
          </table:table-cell>
          <table:table-cell table:number-columns-repeated="5"/>
        </table:table-row>
        <table:table-row table:style-name="ro1">
          <table:table-cell office:value-type="string" calcext:value-type="string">
            <text:p>Madagascar</text:p>
          </table:table-cell>
          <table:table-cell office:value-type="float" office:value="46.511366" calcext:value-type="float">
            <text:p>46.51</text:p>
          </table:table-cell>
          <table:table-cell office:value-type="float" office:value="36.863408" calcext:value-type="float">
            <text:p>36.86</text:p>
          </table:table-cell>
          <table:table-cell office:value-type="float" office:value="272.247178" calcext:value-type="float">
            <text:p>272.25</text:p>
          </table:table-cell>
          <table:table-cell office:value-type="float" office:value="250.46626" calcext:value-type="float">
            <text:p>250.47</text:p>
          </table:table-cell>
          <table:table-cell table:style-name="ce2" table:formula="of:=IFERROR(IF([.C119]&lt;&gt;0;IF([.D119]&lt;&gt;0;[.C119]/[.E119];[.B119]/[.D119]);[.B119]/[.D119]);&quot;&quot;)" office:value-type="float" office:value="0.147179137022288" calcext:value-type="float">
            <text:p>0.15</text:p>
          </table:table-cell>
          <table:table-cell table:formula="of:=IF([.$F119]&gt;=0;IF([.$F119]&lt;[.G$2];1;&quot;&quot;);&quot;&quot;)">
            <text:p/>
          </table:table-cell>
          <table:table-cell table:formula="of:=IF([.$F119]&gt;=[.G$2];IF([.$F119]&lt;[.H$2];2;&quot;&quot;);&quot;&quot;)">
            <text:p/>
          </table:table-cell>
          <table:table-cell table:formula="of:=IF([.$F119]&gt;=[.H$2];IF([.$F119]&lt;[.I$2];3;&quot;&quot;);&quot;&quot;)">
            <text:p/>
          </table:table-cell>
          <table:table-cell table:formula="of:=IF([.$F119]&gt;=[.I$2];IF([.$F119]&lt;[.J$2];4;&quot;&quot;);&quot;&quot;)" office:value-type="float" office:value="4" calcext:value-type="float">
            <text:p>4</text:p>
          </table:table-cell>
          <table:table-cell table:formula="of:=IF([.$F119]&gt;=[.J$2];IF([.$F119]&lt;[.K$2];5;&quot;&quot;);&quot;&quot;)">
            <text:p/>
          </table:table-cell>
          <table:table-cell table:formula="of:=IF([.$F119]&gt;=[.K$2];IF([.$F119]&lt;[.L$2];6;&quot;&quot;);&quot;&quot;)">
            <text:p/>
          </table:table-cell>
          <table:table-cell table:formula="of:=IF([.$F119]&gt;=[.L$2];IF([.$F119]&lt;[.M$2];7;&quot;&quot;);&quot;&quot;)">
            <text:p/>
          </table:table-cell>
          <table:table-cell table:formula="of:=IF([.$F119]&gt;=[.M$2];IF([.$F119]&lt;[.N$2];8;&quot;&quot;);&quot;&quot;)">
            <text:p/>
          </table:table-cell>
          <table:table-cell table:formula="of:=IF(SUM([.G119:.N119])=0;0;VALUE([.G119]&amp;[.H119]&amp;[.I119]&amp;[.J119]&amp;[.K119]&amp;[.L119]&amp;[.M119]&amp;[.N119]))" office:value-type="float" office:value="4" calcext:value-type="float">
            <text:p>4</text:p>
          </table:table-cell>
          <table:table-cell table:number-columns-repeated="5"/>
        </table:table-row>
        <table:table-row table:style-name="ro1">
          <table:table-cell office:value-type="string" calcext:value-type="string">
            <text:p>Malawi</text:p>
          </table:table-cell>
          <table:table-cell office:value-type="float" office:value="17.4945485" calcext:value-type="float">
            <text:p>17.49</text:p>
          </table:table-cell>
          <table:table-cell/>
          <table:table-cell table:number-columns-repeated="2" office:value-type="float" office:value="34.442824625" calcext:value-type="float">
            <text:p>34.44</text:p>
          </table:table-cell>
          <table:table-cell table:style-name="ce2" table:formula="of:=IFERROR(IF([.C120]&lt;&gt;0;IF([.D120]&lt;&gt;0;[.C120]/[.E120];[.B120]/[.D120]);[.B120]/[.D120]);&quot;&quot;)" office:value-type="float" office:value="0.507930133212761" calcext:value-type="float">
            <text:p>0.51</text:p>
          </table:table-cell>
          <table:table-cell table:formula="of:=IF([.$F120]&gt;=0;IF([.$F120]&lt;[.G$2];1;&quot;&quot;);&quot;&quot;)">
            <text:p/>
          </table:table-cell>
          <table:table-cell table:formula="of:=IF([.$F120]&gt;=[.G$2];IF([.$F120]&lt;[.H$2];2;&quot;&quot;);&quot;&quot;)">
            <text:p/>
          </table:table-cell>
          <table:table-cell table:formula="of:=IF([.$F120]&gt;=[.H$2];IF([.$F120]&lt;[.I$2];3;&quot;&quot;);&quot;&quot;)">
            <text:p/>
          </table:table-cell>
          <table:table-cell table:formula="of:=IF([.$F120]&gt;=[.I$2];IF([.$F120]&lt;[.J$2];4;&quot;&quot;);&quot;&quot;)">
            <text:p/>
          </table:table-cell>
          <table:table-cell table:formula="of:=IF([.$F120]&gt;=[.J$2];IF([.$F120]&lt;[.K$2];5;&quot;&quot;);&quot;&quot;)" office:value-type="float" office:value="5" calcext:value-type="float">
            <text:p>5</text:p>
          </table:table-cell>
          <table:table-cell table:formula="of:=IF([.$F120]&gt;=[.K$2];IF([.$F120]&lt;[.L$2];6;&quot;&quot;);&quot;&quot;)">
            <text:p/>
          </table:table-cell>
          <table:table-cell table:formula="of:=IF([.$F120]&gt;=[.L$2];IF([.$F120]&lt;[.M$2];7;&quot;&quot;);&quot;&quot;)">
            <text:p/>
          </table:table-cell>
          <table:table-cell table:formula="of:=IF([.$F120]&gt;=[.M$2];IF([.$F120]&lt;[.N$2];8;&quot;&quot;);&quot;&quot;)">
            <text:p/>
          </table:table-cell>
          <table:table-cell table:formula="of:=IF(SUM([.G120:.N120])=0;0;VALUE([.G120]&amp;[.H120]&amp;[.I120]&amp;[.J120]&amp;[.K120]&amp;[.L120]&amp;[.M120]&amp;[.N120]))" office:value-type="float" office:value="5" calcext:value-type="float">
            <text:p>5</text:p>
          </table:table-cell>
          <table:table-cell table:number-columns-repeated="5"/>
        </table:table-row>
        <table:table-row table:style-name="ro1">
          <table:table-cell office:value-type="string" calcext:value-type="string">
            <text:p>Malaysia</text:p>
          </table:table-cell>
          <table:table-cell office:value-type="float" office:value="3077.376" calcext:value-type="float">
            <text:p>3077.38</text:p>
          </table:table-cell>
          <table:table-cell office:value-type="float" office:value="2944.213504" calcext:value-type="float">
            <text:p>2944.21</text:p>
          </table:table-cell>
          <table:table-cell office:value-type="float" office:value="1643.720832" calcext:value-type="float">
            <text:p>1643.72</text:p>
          </table:table-cell>
          <table:table-cell office:value-type="float" office:value="1584.904064" calcext:value-type="float">
            <text:p>1584.9</text:p>
          </table:table-cell>
          <table:table-cell table:style-name="ce2" table:formula="of:=IFERROR(IF([.C121]&lt;&gt;0;IF([.D121]&lt;&gt;0;[.C121]/[.E121];[.B121]/[.D121]);[.B121]/[.D121]);&quot;&quot;)" office:value-type="float" office:value="1.85766039148727" calcext:value-type="float">
            <text:p>1.86</text:p>
          </table:table-cell>
          <table:table-cell table:formula="of:=IF([.$F121]&gt;=0;IF([.$F121]&lt;[.G$2];1;&quot;&quot;);&quot;&quot;)">
            <text:p/>
          </table:table-cell>
          <table:table-cell table:formula="of:=IF([.$F121]&gt;=[.G$2];IF([.$F121]&lt;[.H$2];2;&quot;&quot;);&quot;&quot;)">
            <text:p/>
          </table:table-cell>
          <table:table-cell table:formula="of:=IF([.$F121]&gt;=[.H$2];IF([.$F121]&lt;[.I$2];3;&quot;&quot;);&quot;&quot;)">
            <text:p/>
          </table:table-cell>
          <table:table-cell table:formula="of:=IF([.$F121]&gt;=[.I$2];IF([.$F121]&lt;[.J$2];4;&quot;&quot;);&quot;&quot;)">
            <text:p/>
          </table:table-cell>
          <table:table-cell table:formula="of:=IF([.$F121]&gt;=[.J$2];IF([.$F121]&lt;[.K$2];5;&quot;&quot;);&quot;&quot;)">
            <text:p/>
          </table:table-cell>
          <table:table-cell table:formula="of:=IF([.$F121]&gt;=[.K$2];IF([.$F121]&lt;[.L$2];6;&quot;&quot;);&quot;&quot;)">
            <text:p/>
          </table:table-cell>
          <table:table-cell table:formula="of:=IF([.$F121]&gt;=[.L$2];IF([.$F121]&lt;[.M$2];7;&quot;&quot;);&quot;&quot;)" office:value-type="float" office:value="7" calcext:value-type="float">
            <text:p>7</text:p>
          </table:table-cell>
          <table:table-cell table:formula="of:=IF([.$F121]&gt;=[.M$2];IF([.$F121]&lt;[.N$2];8;&quot;&quot;);&quot;&quot;)">
            <text:p/>
          </table:table-cell>
          <table:table-cell table:formula="of:=IF(SUM([.G121:.N121])=0;0;VALUE([.G121]&amp;[.H121]&amp;[.I121]&amp;[.J121]&amp;[.K121]&amp;[.L121]&amp;[.M121]&amp;[.N121]))" office:value-type="float" office:value="7" calcext:value-type="float">
            <text:p>7</text:p>
          </table:table-cell>
          <table:table-cell table:number-columns-repeated="5"/>
        </table:table-row>
        <table:table-row table:style-name="ro1">
          <table:table-cell office:value-type="string" calcext:value-type="string">
            <text:p>Maldives</text:p>
          </table:table-cell>
          <table:table-cell office:value-type="float" office:value="348.365179375" calcext:value-type="float">
            <text:p>348.37</text:p>
          </table:table-cell>
          <table:table-cell office:value-type="float" office:value="379.22603675" calcext:value-type="float">
            <text:p>379.23</text:p>
          </table:table-cell>
          <table:table-cell office:value-type="float" office:value="3.64352725" calcext:value-type="float">
            <text:p>3.64</text:p>
          </table:table-cell>
          <table:table-cell office:value-type="float" office:value="3.82570375" calcext:value-type="float">
            <text:p>3.83</text:p>
          </table:table-cell>
          <table:table-cell table:style-name="ce2" table:formula="of:=IFERROR(IF([.C122]&lt;&gt;0;IF([.D122]&lt;&gt;0;[.C122]/[.E122];[.B122]/[.D122]);[.B122]/[.D122]);&quot;&quot;)" office:value-type="float" office:value="99.125824039564" calcext:value-type="float">
            <text:p>99.13</text:p>
          </table:table-cell>
          <table:table-cell table:formula="of:=IF([.$F122]&gt;=0;IF([.$F122]&lt;[.G$2];1;&quot;&quot;);&quot;&quot;)">
            <text:p/>
          </table:table-cell>
          <table:table-cell table:formula="of:=IF([.$F122]&gt;=[.G$2];IF([.$F122]&lt;[.H$2];2;&quot;&quot;);&quot;&quot;)">
            <text:p/>
          </table:table-cell>
          <table:table-cell table:formula="of:=IF([.$F122]&gt;=[.H$2];IF([.$F122]&lt;[.I$2];3;&quot;&quot;);&quot;&quot;)">
            <text:p/>
          </table:table-cell>
          <table:table-cell table:formula="of:=IF([.$F122]&gt;=[.I$2];IF([.$F122]&lt;[.J$2];4;&quot;&quot;);&quot;&quot;)">
            <text:p/>
          </table:table-cell>
          <table:table-cell table:formula="of:=IF([.$F122]&gt;=[.J$2];IF([.$F122]&lt;[.K$2];5;&quot;&quot;);&quot;&quot;)">
            <text:p/>
          </table:table-cell>
          <table:table-cell table:formula="of:=IF([.$F122]&gt;=[.K$2];IF([.$F122]&lt;[.L$2];6;&quot;&quot;);&quot;&quot;)">
            <text:p/>
          </table:table-cell>
          <table:table-cell table:formula="of:=IF([.$F122]&gt;=[.L$2];IF([.$F122]&lt;[.M$2];7;&quot;&quot;);&quot;&quot;)">
            <text:p/>
          </table:table-cell>
          <table:table-cell table:formula="of:=IF([.$F122]&gt;=[.M$2];IF([.$F122]&lt;[.N$2];8;&quot;&quot;);&quot;&quot;)" office:value-type="float" office:value="8" calcext:value-type="float">
            <text:p>8</text:p>
          </table:table-cell>
          <table:table-cell table:formula="of:=IF(SUM([.G122:.N122])=0;0;VALUE([.G122]&amp;[.H122]&amp;[.I122]&amp;[.J122]&amp;[.K122]&amp;[.L122]&amp;[.M122]&amp;[.N122]))" office:value-type="float" office:value="8" calcext:value-type="float">
            <text:p>8</text:p>
          </table:table-cell>
          <table:table-cell table:number-columns-repeated="5"/>
        </table:table-row>
        <table:table-row table:style-name="ro1">
          <table:table-cell office:value-type="string" calcext:value-type="string">
            <text:p>Mali</text:p>
          </table:table-cell>
          <table:table-cell table:number-columns-repeated="2"/>
          <table:table-cell office:value-type="float" office:value="920.26492596" calcext:value-type="float">
            <text:p>920.26</text:p>
          </table:table-cell>
          <table:table-cell office:value-type="float" office:value="936.82969462728" calcext:value-type="float">
            <text:p>936.83</text:p>
          </table:table-cell>
          <table:table-cell table:style-name="ce2" table:formula="of:=IFERROR(IF([.C123]&lt;&gt;0;IF([.D123]&lt;&gt;0;[.C123]/[.E123];[.B123]/[.D123]);[.B123]/[.D123]);&quot;&quot;)" office:value-type="float" office:value="0" calcext:value-type="float">
            <text:p>0.00</text:p>
          </table:table-cell>
          <table:table-cell table:formula="of:=IF([.$F123]&gt;=0;IF([.$F123]&lt;[.G$2];1;&quot;&quot;);&quot;&quot;)">
            <text:p/>
          </table:table-cell>
          <table:table-cell table:formula="of:=IF([.$F123]&gt;=[.G$2];IF([.$F123]&lt;[.H$2];2;&quot;&quot;);&quot;&quot;)" office:value-type="float" office:value="2" calcext:value-type="float">
            <text:p>2</text:p>
          </table:table-cell>
          <table:table-cell table:formula="of:=IF([.$F123]&gt;=[.H$2];IF([.$F123]&lt;[.I$2];3;&quot;&quot;);&quot;&quot;)">
            <text:p/>
          </table:table-cell>
          <table:table-cell table:formula="of:=IF([.$F123]&gt;=[.I$2];IF([.$F123]&lt;[.J$2];4;&quot;&quot;);&quot;&quot;)">
            <text:p/>
          </table:table-cell>
          <table:table-cell table:formula="of:=IF([.$F123]&gt;=[.J$2];IF([.$F123]&lt;[.K$2];5;&quot;&quot;);&quot;&quot;)">
            <text:p/>
          </table:table-cell>
          <table:table-cell table:formula="of:=IF([.$F123]&gt;=[.K$2];IF([.$F123]&lt;[.L$2];6;&quot;&quot;);&quot;&quot;)">
            <text:p/>
          </table:table-cell>
          <table:table-cell table:formula="of:=IF([.$F123]&gt;=[.L$2];IF([.$F123]&lt;[.M$2];7;&quot;&quot;);&quot;&quot;)">
            <text:p/>
          </table:table-cell>
          <table:table-cell table:formula="of:=IF([.$F123]&gt;=[.M$2];IF([.$F123]&lt;[.N$2];8;&quot;&quot;);&quot;&quot;)">
            <text:p/>
          </table:table-cell>
          <table:table-cell table:formula="of:=IF(SUM([.G123:.N123])=0;0;VALUE([.G123]&amp;[.H123]&amp;[.I123]&amp;[.J123]&amp;[.K123]&amp;[.L123]&amp;[.M123]&amp;[.N123]))" office:value-type="float" office:value="2" calcext:value-type="float">
            <text:p>2</text:p>
          </table:table-cell>
          <table:table-cell table:number-columns-repeated="5"/>
        </table:table-row>
        <table:table-row table:style-name="ro1">
          <table:table-cell office:value-type="string" calcext:value-type="string">
            <text:p>Malta</text:p>
          </table:table-cell>
          <table:table-cell office:value-type="float" office:value="934.95124" calcext:value-type="float">
            <text:p>934.95</text:p>
          </table:table-cell>
          <table:table-cell office:value-type="float" office:value="920.050132" calcext:value-type="float">
            <text:p>920.05</text:p>
          </table:table-cell>
          <table:table-cell office:value-type="float" office:value="225.565696" calcext:value-type="float">
            <text:p>225.57</text:p>
          </table:table-cell>
          <table:table-cell office:value-type="float" office:value="218.763036" calcext:value-type="float">
            <text:p>218.76</text:p>
          </table:table-cell>
          <table:table-cell table:style-name="ce2" table:formula="of:=IFERROR(IF([.C124]&lt;&gt;0;IF([.D124]&lt;&gt;0;[.C124]/[.E124];[.B124]/[.D124]);[.B124]/[.D124]);&quot;&quot;)" office:value-type="float" office:value="4.20569283011779" calcext:value-type="float">
            <text:p>4.21</text:p>
          </table:table-cell>
          <table:table-cell table:formula="of:=IF([.$F124]&gt;=0;IF([.$F124]&lt;[.G$2];1;&quot;&quot;);&quot;&quot;)">
            <text:p/>
          </table:table-cell>
          <table:table-cell table:formula="of:=IF([.$F124]&gt;=[.G$2];IF([.$F124]&lt;[.H$2];2;&quot;&quot;);&quot;&quot;)">
            <text:p/>
          </table:table-cell>
          <table:table-cell table:formula="of:=IF([.$F124]&gt;=[.H$2];IF([.$F124]&lt;[.I$2];3;&quot;&quot;);&quot;&quot;)">
            <text:p/>
          </table:table-cell>
          <table:table-cell table:formula="of:=IF([.$F124]&gt;=[.I$2];IF([.$F124]&lt;[.J$2];4;&quot;&quot;);&quot;&quot;)">
            <text:p/>
          </table:table-cell>
          <table:table-cell table:formula="of:=IF([.$F124]&gt;=[.J$2];IF([.$F124]&lt;[.K$2];5;&quot;&quot;);&quot;&quot;)">
            <text:p/>
          </table:table-cell>
          <table:table-cell table:formula="of:=IF([.$F124]&gt;=[.K$2];IF([.$F124]&lt;[.L$2];6;&quot;&quot;);&quot;&quot;)">
            <text:p/>
          </table:table-cell>
          <table:table-cell table:formula="of:=IF([.$F124]&gt;=[.L$2];IF([.$F124]&lt;[.M$2];7;&quot;&quot;);&quot;&quot;)">
            <text:p/>
          </table:table-cell>
          <table:table-cell table:formula="of:=IF([.$F124]&gt;=[.M$2];IF([.$F124]&lt;[.N$2];8;&quot;&quot;);&quot;&quot;)" office:value-type="float" office:value="8" calcext:value-type="float">
            <text:p>8</text:p>
          </table:table-cell>
          <table:table-cell table:formula="of:=IF(SUM([.G124:.N124])=0;0;VALUE([.G124]&amp;[.H124]&amp;[.I124]&amp;[.J124]&amp;[.K124]&amp;[.L124]&amp;[.M124]&amp;[.N124]))" office:value-type="float" office:value="8" calcext:value-type="float">
            <text:p>8</text:p>
          </table:table-cell>
          <table:table-cell table:number-columns-repeated="5"/>
        </table:table-row>
        <table:table-row table:style-name="ro1">
          <table:table-cell office:value-type="string" calcext:value-type="string">
            <text:p>Marshall Islands</text:p>
          </table:table-cell>
          <table:table-cell table:number-columns-repeated="2"/>
          <table:table-cell table:number-columns-repeated="2" office:value-type="float" office:value="26.081549296" calcext:value-type="float">
            <text:p>26.08</text:p>
          </table:table-cell>
          <table:table-cell table:style-name="ce2" table:formula="of:=IFERROR(IF([.C125]&lt;&gt;0;IF([.D125]&lt;&gt;0;[.C125]/[.E125];[.B125]/[.D125]);[.B125]/[.D125]);&quot;&quot;)" office:value-type="float" office:value="0" calcext:value-type="float">
            <text:p>0.00</text:p>
          </table:table-cell>
          <table:table-cell table:formula="of:=IF([.$F125]&gt;=0;IF([.$F125]&lt;[.G$2];1;&quot;&quot;);&quot;&quot;)">
            <text:p/>
          </table:table-cell>
          <table:table-cell table:formula="of:=IF([.$F125]&gt;=[.G$2];IF([.$F125]&lt;[.H$2];2;&quot;&quot;);&quot;&quot;)" office:value-type="float" office:value="2" calcext:value-type="float">
            <text:p>2</text:p>
          </table:table-cell>
          <table:table-cell table:formula="of:=IF([.$F125]&gt;=[.H$2];IF([.$F125]&lt;[.I$2];3;&quot;&quot;);&quot;&quot;)">
            <text:p/>
          </table:table-cell>
          <table:table-cell table:formula="of:=IF([.$F125]&gt;=[.I$2];IF([.$F125]&lt;[.J$2];4;&quot;&quot;);&quot;&quot;)">
            <text:p/>
          </table:table-cell>
          <table:table-cell table:formula="of:=IF([.$F125]&gt;=[.J$2];IF([.$F125]&lt;[.K$2];5;&quot;&quot;);&quot;&quot;)">
            <text:p/>
          </table:table-cell>
          <table:table-cell table:formula="of:=IF([.$F125]&gt;=[.K$2];IF([.$F125]&lt;[.L$2];6;&quot;&quot;);&quot;&quot;)">
            <text:p/>
          </table:table-cell>
          <table:table-cell table:formula="of:=IF([.$F125]&gt;=[.L$2];IF([.$F125]&lt;[.M$2];7;&quot;&quot;);&quot;&quot;)">
            <text:p/>
          </table:table-cell>
          <table:table-cell table:formula="of:=IF([.$F125]&gt;=[.M$2];IF([.$F125]&lt;[.N$2];8;&quot;&quot;);&quot;&quot;)">
            <text:p/>
          </table:table-cell>
          <table:table-cell table:formula="of:=IF(SUM([.G125:.N125])=0;0;VALUE([.G125]&amp;[.H125]&amp;[.I125]&amp;[.J125]&amp;[.K125]&amp;[.L125]&amp;[.M125]&amp;[.N125]))" office:value-type="float" office:value="2" calcext:value-type="float">
            <text:p>2</text:p>
          </table:table-cell>
          <table:table-cell table:number-columns-repeated="5"/>
        </table:table-row>
        <table:table-row table:style-name="ro1">
          <table:table-cell office:value-type="string" calcext:value-type="string">
            <text:p>Mauritania</text:p>
          </table:table-cell>
          <table:table-cell office:value-type="float" office:value="171.581504" calcext:value-type="float">
            <text:p>171.58</text:p>
          </table:table-cell>
          <table:table-cell table:number-columns-repeated="3"/>
          <table:table-cell table:style-name="ce2" table:formula="of:=IFERROR(IF([.C126]&lt;&gt;0;IF([.D126]&lt;&gt;0;[.C126]/[.E126];[.B126]/[.D126]);[.B126]/[.D126]);&quot;&quot;)">
            <text:p/>
          </table:table-cell>
          <table:table-cell table:formula="of:=IF([.$F126]&gt;=0;IF([.$F126]&lt;[.G$2];1;&quot;&quot;);&quot;&quot;)">
            <text:p/>
          </table:table-cell>
          <table:table-cell table:formula="of:=IF([.$F126]&gt;=[.G$2];IF([.$F126]&lt;[.H$2];2;&quot;&quot;);&quot;&quot;)">
            <text:p/>
          </table:table-cell>
          <table:table-cell table:formula="of:=IF([.$F126]&gt;=[.H$2];IF([.$F126]&lt;[.I$2];3;&quot;&quot;);&quot;&quot;)">
            <text:p/>
          </table:table-cell>
          <table:table-cell table:formula="of:=IF([.$F126]&gt;=[.I$2];IF([.$F126]&lt;[.J$2];4;&quot;&quot;);&quot;&quot;)">
            <text:p/>
          </table:table-cell>
          <table:table-cell table:formula="of:=IF([.$F126]&gt;=[.J$2];IF([.$F126]&lt;[.K$2];5;&quot;&quot;);&quot;&quot;)">
            <text:p/>
          </table:table-cell>
          <table:table-cell table:formula="of:=IF([.$F126]&gt;=[.K$2];IF([.$F126]&lt;[.L$2];6;&quot;&quot;);&quot;&quot;)">
            <text:p/>
          </table:table-cell>
          <table:table-cell table:formula="of:=IF([.$F126]&gt;=[.L$2];IF([.$F126]&lt;[.M$2];7;&quot;&quot;);&quot;&quot;)">
            <text:p/>
          </table:table-cell>
          <table:table-cell table:formula="of:=IF([.$F126]&gt;=[.M$2];IF([.$F126]&lt;[.N$2];8;&quot;&quot;);&quot;&quot;)">
            <text:p/>
          </table:table-cell>
          <table:table-cell table:formula="of:=IF(SUM([.G126:.N126])=0;0;VALUE([.G126]&amp;[.H126]&amp;[.I126]&amp;[.J126]&amp;[.K126]&amp;[.L126]&amp;[.M126]&amp;[.N126]))" office:value-type="float" office:value="0" calcext:value-type="float">
            <text:p>0</text:p>
          </table:table-cell>
          <table:table-cell table:number-columns-repeated="5"/>
        </table:table-row>
        <table:table-row table:style-name="ro1">
          <table:table-cell office:value-type="string" calcext:value-type="string">
            <text:p>Mauritius</text:p>
          </table:table-cell>
          <table:table-cell office:value-type="float" office:value="7.126791" calcext:value-type="float">
            <text:p>7.13</text:p>
          </table:table-cell>
          <table:table-cell office:value-type="float" office:value="6.7845075" calcext:value-type="float">
            <text:p>6.78</text:p>
          </table:table-cell>
          <table:table-cell table:number-columns-repeated="2" office:value-type="float" office:value="249" calcext:value-type="float">
            <text:p>249</text:p>
          </table:table-cell>
          <table:table-cell table:style-name="ce2" table:formula="of:=IFERROR(IF([.C127]&lt;&gt;0;IF([.D127]&lt;&gt;0;[.C127]/[.E127];[.B127]/[.D127]);[.B127]/[.D127]);&quot;&quot;)" office:value-type="float" office:value="0.0272470180722892" calcext:value-type="float">
            <text:p>0.03</text:p>
          </table:table-cell>
          <table:table-cell table:formula="of:=IF([.$F127]&gt;=0;IF([.$F127]&lt;[.G$2];1;&quot;&quot;);&quot;&quot;)">
            <text:p/>
          </table:table-cell>
          <table:table-cell table:formula="of:=IF([.$F127]&gt;=[.G$2];IF([.$F127]&lt;[.H$2];2;&quot;&quot;);&quot;&quot;)" office:value-type="float" office:value="2" calcext:value-type="float">
            <text:p>2</text:p>
          </table:table-cell>
          <table:table-cell table:formula="of:=IF([.$F127]&gt;=[.H$2];IF([.$F127]&lt;[.I$2];3;&quot;&quot;);&quot;&quot;)">
            <text:p/>
          </table:table-cell>
          <table:table-cell table:formula="of:=IF([.$F127]&gt;=[.I$2];IF([.$F127]&lt;[.J$2];4;&quot;&quot;);&quot;&quot;)">
            <text:p/>
          </table:table-cell>
          <table:table-cell table:formula="of:=IF([.$F127]&gt;=[.J$2];IF([.$F127]&lt;[.K$2];5;&quot;&quot;);&quot;&quot;)">
            <text:p/>
          </table:table-cell>
          <table:table-cell table:formula="of:=IF([.$F127]&gt;=[.K$2];IF([.$F127]&lt;[.L$2];6;&quot;&quot;);&quot;&quot;)">
            <text:p/>
          </table:table-cell>
          <table:table-cell table:formula="of:=IF([.$F127]&gt;=[.L$2];IF([.$F127]&lt;[.M$2];7;&quot;&quot;);&quot;&quot;)">
            <text:p/>
          </table:table-cell>
          <table:table-cell table:formula="of:=IF([.$F127]&gt;=[.M$2];IF([.$F127]&lt;[.N$2];8;&quot;&quot;);&quot;&quot;)">
            <text:p/>
          </table:table-cell>
          <table:table-cell table:formula="of:=IF(SUM([.G127:.N127])=0;0;VALUE([.G127]&amp;[.H127]&amp;[.I127]&amp;[.J127]&amp;[.K127]&amp;[.L127]&amp;[.M127]&amp;[.N127]))" office:value-type="float" office:value="2" calcext:value-type="float">
            <text:p>2</text:p>
          </table:table-cell>
          <table:table-cell table:number-columns-repeated="5"/>
        </table:table-row>
        <table:table-row table:style-name="ro1">
          <table:table-cell office:value-type="string" calcext:value-type="string">
            <text:p>Mexico</text:p>
          </table:table-cell>
          <table:table-cell office:value-type="float" office:value="810.619136" calcext:value-type="float">
            <text:p>810.62</text:p>
          </table:table-cell>
          <table:table-cell office:value-type="float" office:value="653.83456" calcext:value-type="float">
            <text:p>653.83</text:p>
          </table:table-cell>
          <table:table-cell office:value-type="float" office:value="26233.172352" calcext:value-type="float">
            <text:p>26233.17</text:p>
          </table:table-cell>
          <table:table-cell office:value-type="float" office:value="28670.114304" calcext:value-type="float">
            <text:p>28670.11</text:p>
          </table:table-cell>
          <table:table-cell table:style-name="ce2" table:formula="of:=IFERROR(IF([.C128]&lt;&gt;0;IF([.D128]&lt;&gt;0;[.C128]/[.E128];[.B128]/[.D128]);[.B128]/[.D128]);&quot;&quot;)" office:value-type="float" office:value="0.0228054395970364" calcext:value-type="float">
            <text:p>0.02</text:p>
          </table:table-cell>
          <table:table-cell table:formula="of:=IF([.$F128]&gt;=0;IF([.$F128]&lt;[.G$2];1;&quot;&quot;);&quot;&quot;)">
            <text:p/>
          </table:table-cell>
          <table:table-cell table:formula="of:=IF([.$F128]&gt;=[.G$2];IF([.$F128]&lt;[.H$2];2;&quot;&quot;);&quot;&quot;)" office:value-type="float" office:value="2" calcext:value-type="float">
            <text:p>2</text:p>
          </table:table-cell>
          <table:table-cell table:formula="of:=IF([.$F128]&gt;=[.H$2];IF([.$F128]&lt;[.I$2];3;&quot;&quot;);&quot;&quot;)">
            <text:p/>
          </table:table-cell>
          <table:table-cell table:formula="of:=IF([.$F128]&gt;=[.I$2];IF([.$F128]&lt;[.J$2];4;&quot;&quot;);&quot;&quot;)">
            <text:p/>
          </table:table-cell>
          <table:table-cell table:formula="of:=IF([.$F128]&gt;=[.J$2];IF([.$F128]&lt;[.K$2];5;&quot;&quot;);&quot;&quot;)">
            <text:p/>
          </table:table-cell>
          <table:table-cell table:formula="of:=IF([.$F128]&gt;=[.K$2];IF([.$F128]&lt;[.L$2];6;&quot;&quot;);&quot;&quot;)">
            <text:p/>
          </table:table-cell>
          <table:table-cell table:formula="of:=IF([.$F128]&gt;=[.L$2];IF([.$F128]&lt;[.M$2];7;&quot;&quot;);&quot;&quot;)">
            <text:p/>
          </table:table-cell>
          <table:table-cell table:formula="of:=IF([.$F128]&gt;=[.M$2];IF([.$F128]&lt;[.N$2];8;&quot;&quot;);&quot;&quot;)">
            <text:p/>
          </table:table-cell>
          <table:table-cell table:formula="of:=IF(SUM([.G128:.N128])=0;0;VALUE([.G128]&amp;[.H128]&amp;[.I128]&amp;[.J128]&amp;[.K128]&amp;[.L128]&amp;[.M128]&amp;[.N128]))" office:value-type="float" office:value="2" calcext:value-type="float">
            <text:p>2</text:p>
          </table:table-cell>
          <table:table-cell table:number-columns-repeated="5"/>
        </table:table-row>
        <table:table-row table:style-name="ro1">
          <table:table-cell office:value-type="string" calcext:value-type="string">
            <text:p>Micronesia</text:p>
          </table:table-cell>
          <table:table-cell table:number-columns-repeated="2"/>
          <table:table-cell table:number-columns-repeated="2" office:value-type="float" office:value="23.3387" calcext:value-type="float">
            <text:p>23.34</text:p>
          </table:table-cell>
          <table:table-cell table:style-name="ce2" table:formula="of:=IFERROR(IF([.C129]&lt;&gt;0;IF([.D129]&lt;&gt;0;[.C129]/[.E129];[.B129]/[.D129]);[.B129]/[.D129]);&quot;&quot;)" office:value-type="float" office:value="0" calcext:value-type="float">
            <text:p>0.00</text:p>
          </table:table-cell>
          <table:table-cell table:formula="of:=IF([.$F129]&gt;=0;IF([.$F129]&lt;[.G$2];1;&quot;&quot;);&quot;&quot;)">
            <text:p/>
          </table:table-cell>
          <table:table-cell table:formula="of:=IF([.$F129]&gt;=[.G$2];IF([.$F129]&lt;[.H$2];2;&quot;&quot;);&quot;&quot;)" office:value-type="float" office:value="2" calcext:value-type="float">
            <text:p>2</text:p>
          </table:table-cell>
          <table:table-cell table:formula="of:=IF([.$F129]&gt;=[.H$2];IF([.$F129]&lt;[.I$2];3;&quot;&quot;);&quot;&quot;)">
            <text:p/>
          </table:table-cell>
          <table:table-cell table:formula="of:=IF([.$F129]&gt;=[.I$2];IF([.$F129]&lt;[.J$2];4;&quot;&quot;);&quot;&quot;)">
            <text:p/>
          </table:table-cell>
          <table:table-cell table:formula="of:=IF([.$F129]&gt;=[.J$2];IF([.$F129]&lt;[.K$2];5;&quot;&quot;);&quot;&quot;)">
            <text:p/>
          </table:table-cell>
          <table:table-cell table:formula="of:=IF([.$F129]&gt;=[.K$2];IF([.$F129]&lt;[.L$2];6;&quot;&quot;);&quot;&quot;)">
            <text:p/>
          </table:table-cell>
          <table:table-cell table:formula="of:=IF([.$F129]&gt;=[.L$2];IF([.$F129]&lt;[.M$2];7;&quot;&quot;);&quot;&quot;)">
            <text:p/>
          </table:table-cell>
          <table:table-cell table:formula="of:=IF([.$F129]&gt;=[.M$2];IF([.$F129]&lt;[.N$2];8;&quot;&quot;);&quot;&quot;)">
            <text:p/>
          </table:table-cell>
          <table:table-cell table:formula="of:=IF(SUM([.G129:.N129])=0;0;VALUE([.G129]&amp;[.H129]&amp;[.I129]&amp;[.J129]&amp;[.K129]&amp;[.L129]&amp;[.M129]&amp;[.N129]))" office:value-type="float" office:value="2" calcext:value-type="float">
            <text:p>2</text:p>
          </table:table-cell>
          <table:table-cell table:number-columns-repeated="5"/>
        </table:table-row>
        <table:table-row table:style-name="ro1">
          <table:table-cell office:value-type="string" calcext:value-type="string">
            <text:p>Republic of Moldova</text:p>
          </table:table-cell>
          <table:table-cell office:value-type="float" office:value="154.11" calcext:value-type="float">
            <text:p>154.11</text:p>
          </table:table-cell>
          <table:table-cell office:value-type="float" office:value="133.72" calcext:value-type="float">
            <text:p>133.72</text:p>
          </table:table-cell>
          <table:table-cell office:value-type="float" office:value="1540.12" calcext:value-type="float">
            <text:p>1540.12</text:p>
          </table:table-cell>
          <table:table-cell office:value-type="float" office:value="1464.929984" calcext:value-type="float">
            <text:p>1464.93</text:p>
          </table:table-cell>
          <table:table-cell table:style-name="ce2" table:formula="of:=IFERROR(IF([.C130]&lt;&gt;0;IF([.D130]&lt;&gt;0;[.C130]/[.E130];[.B130]/[.D130]);[.B130]/[.D130]);&quot;&quot;)" office:value-type="float" office:value="0.0912808130494242" calcext:value-type="float">
            <text:p>0.09</text:p>
          </table:table-cell>
          <table:table-cell table:formula="of:=IF([.$F130]&gt;=0;IF([.$F130]&lt;[.G$2];1;&quot;&quot;);&quot;&quot;)">
            <text:p/>
          </table:table-cell>
          <table:table-cell table:formula="of:=IF([.$F130]&gt;=[.G$2];IF([.$F130]&lt;[.H$2];2;&quot;&quot;);&quot;&quot;)">
            <text:p/>
          </table:table-cell>
          <table:table-cell table:formula="of:=IF([.$F130]&gt;=[.H$2];IF([.$F130]&lt;[.I$2];3;&quot;&quot;);&quot;&quot;)" office:value-type="float" office:value="3" calcext:value-type="float">
            <text:p>3</text:p>
          </table:table-cell>
          <table:table-cell table:formula="of:=IF([.$F130]&gt;=[.I$2];IF([.$F130]&lt;[.J$2];4;&quot;&quot;);&quot;&quot;)">
            <text:p/>
          </table:table-cell>
          <table:table-cell table:formula="of:=IF([.$F130]&gt;=[.J$2];IF([.$F130]&lt;[.K$2];5;&quot;&quot;);&quot;&quot;)">
            <text:p/>
          </table:table-cell>
          <table:table-cell table:formula="of:=IF([.$F130]&gt;=[.K$2];IF([.$F130]&lt;[.L$2];6;&quot;&quot;);&quot;&quot;)">
            <text:p/>
          </table:table-cell>
          <table:table-cell table:formula="of:=IF([.$F130]&gt;=[.L$2];IF([.$F130]&lt;[.M$2];7;&quot;&quot;);&quot;&quot;)">
            <text:p/>
          </table:table-cell>
          <table:table-cell table:formula="of:=IF([.$F130]&gt;=[.M$2];IF([.$F130]&lt;[.N$2];8;&quot;&quot;);&quot;&quot;)">
            <text:p/>
          </table:table-cell>
          <table:table-cell table:formula="of:=IF(SUM([.G130:.N130])=0;0;VALUE([.G130]&amp;[.H130]&amp;[.I130]&amp;[.J130]&amp;[.K130]&amp;[.L130]&amp;[.M130]&amp;[.N130]))" office:value-type="float" office:value="3" calcext:value-type="float">
            <text:p>3</text:p>
          </table:table-cell>
          <table:table-cell table:number-columns-repeated="5"/>
        </table:table-row>
        <table:table-row table:style-name="ro1">
          <table:table-cell office:value-type="string" calcext:value-type="string">
            <text:p>Monaco</text:p>
          </table:table-cell>
          <table:table-cell table:number-columns-repeated="4"/>
          <table:table-cell table:style-name="ce2" table:formula="of:=IFERROR(IF([.C131]&lt;&gt;0;IF([.D131]&lt;&gt;0;[.C131]/[.E131];[.B131]/[.D131]);[.B131]/[.D131]);&quot;&quot;)">
            <text:p/>
          </table:table-cell>
          <table:table-cell table:formula="of:=IF([.$F131]&gt;=0;IF([.$F131]&lt;[.G$2];1;&quot;&quot;);&quot;&quot;)">
            <text:p/>
          </table:table-cell>
          <table:table-cell table:formula="of:=IF([.$F131]&gt;=[.G$2];IF([.$F131]&lt;[.H$2];2;&quot;&quot;);&quot;&quot;)">
            <text:p/>
          </table:table-cell>
          <table:table-cell table:formula="of:=IF([.$F131]&gt;=[.H$2];IF([.$F131]&lt;[.I$2];3;&quot;&quot;);&quot;&quot;)">
            <text:p/>
          </table:table-cell>
          <table:table-cell table:formula="of:=IF([.$F131]&gt;=[.I$2];IF([.$F131]&lt;[.J$2];4;&quot;&quot;);&quot;&quot;)">
            <text:p/>
          </table:table-cell>
          <table:table-cell table:formula="of:=IF([.$F131]&gt;=[.J$2];IF([.$F131]&lt;[.K$2];5;&quot;&quot;);&quot;&quot;)">
            <text:p/>
          </table:table-cell>
          <table:table-cell table:formula="of:=IF([.$F131]&gt;=[.K$2];IF([.$F131]&lt;[.L$2];6;&quot;&quot;);&quot;&quot;)">
            <text:p/>
          </table:table-cell>
          <table:table-cell table:formula="of:=IF([.$F131]&gt;=[.L$2];IF([.$F131]&lt;[.M$2];7;&quot;&quot;);&quot;&quot;)">
            <text:p/>
          </table:table-cell>
          <table:table-cell table:formula="of:=IF([.$F131]&gt;=[.M$2];IF([.$F131]&lt;[.N$2];8;&quot;&quot;);&quot;&quot;)">
            <text:p/>
          </table:table-cell>
          <table:table-cell table:formula="of:=IF(SUM([.G131:.N131])=0;0;VALUE([.G131]&amp;[.H131]&amp;[.I131]&amp;[.J131]&amp;[.K131]&amp;[.L131]&amp;[.M131]&amp;[.N131]))" office:value-type="float" office:value="0" calcext:value-type="float">
            <text:p>0</text:p>
          </table:table-cell>
          <table:table-cell table:number-columns-repeated="5"/>
        </table:table-row>
        <table:table-row table:style-name="ro1">
          <table:table-cell office:value-type="string" calcext:value-type="string">
            <text:p>Mongolia</text:p>
          </table:table-cell>
          <table:table-cell office:value-type="float" office:value="227.5516" calcext:value-type="float">
            <text:p>227.55</text:p>
          </table:table-cell>
          <table:table-cell office:value-type="float" office:value="170.934424" calcext:value-type="float">
            <text:p>170.93</text:p>
          </table:table-cell>
          <table:table-cell office:value-type="float" office:value="260.910764" calcext:value-type="float">
            <text:p>260.91</text:p>
          </table:table-cell>
          <table:table-cell office:value-type="float" office:value="259.876364" calcext:value-type="float">
            <text:p>259.88</text:p>
          </table:table-cell>
          <table:table-cell table:style-name="ce2" table:formula="of:=IFERROR(IF([.C132]&lt;&gt;0;IF([.D132]&lt;&gt;0;[.C132]/[.E132];[.B132]/[.D132]);[.B132]/[.D132]);&quot;&quot;)" office:value-type="float" office:value="0.657752868975803" calcext:value-type="float">
            <text:p>0.66</text:p>
          </table:table-cell>
          <table:table-cell table:formula="of:=IF([.$F132]&gt;=0;IF([.$F132]&lt;[.G$2];1;&quot;&quot;);&quot;&quot;)">
            <text:p/>
          </table:table-cell>
          <table:table-cell table:formula="of:=IF([.$F132]&gt;=[.G$2];IF([.$F132]&lt;[.H$2];2;&quot;&quot;);&quot;&quot;)">
            <text:p/>
          </table:table-cell>
          <table:table-cell table:formula="of:=IF([.$F132]&gt;=[.H$2];IF([.$F132]&lt;[.I$2];3;&quot;&quot;);&quot;&quot;)">
            <text:p/>
          </table:table-cell>
          <table:table-cell table:formula="of:=IF([.$F132]&gt;=[.I$2];IF([.$F132]&lt;[.J$2];4;&quot;&quot;);&quot;&quot;)">
            <text:p/>
          </table:table-cell>
          <table:table-cell table:formula="of:=IF([.$F132]&gt;=[.J$2];IF([.$F132]&lt;[.K$2];5;&quot;&quot;);&quot;&quot;)">
            <text:p/>
          </table:table-cell>
          <table:table-cell table:formula="of:=IF([.$F132]&gt;=[.K$2];IF([.$F132]&lt;[.L$2];6;&quot;&quot;);&quot;&quot;)" office:value-type="float" office:value="6" calcext:value-type="float">
            <text:p>6</text:p>
          </table:table-cell>
          <table:table-cell table:formula="of:=IF([.$F132]&gt;=[.L$2];IF([.$F132]&lt;[.M$2];7;&quot;&quot;);&quot;&quot;)">
            <text:p/>
          </table:table-cell>
          <table:table-cell table:formula="of:=IF([.$F132]&gt;=[.M$2];IF([.$F132]&lt;[.N$2];8;&quot;&quot;);&quot;&quot;)">
            <text:p/>
          </table:table-cell>
          <table:table-cell table:formula="of:=IF(SUM([.G132:.N132])=0;0;VALUE([.G132]&amp;[.H132]&amp;[.I132]&amp;[.J132]&amp;[.K132]&amp;[.L132]&amp;[.M132]&amp;[.N132]))" office:value-type="float" office:value="6" calcext:value-type="float">
            <text:p>6</text:p>
          </table:table-cell>
          <table:table-cell table:number-columns-repeated="5"/>
        </table:table-row>
        <table:table-row table:style-name="ro1">
          <table:table-cell office:value-type="string" calcext:value-type="string">
            <text:p>Montenegro</text:p>
          </table:table-cell>
          <table:table-cell office:value-type="float" office:value="55.381876" calcext:value-type="float">
            <text:p>55.38</text:p>
          </table:table-cell>
          <table:table-cell office:value-type="float" office:value="61.228034" calcext:value-type="float">
            <text:p>61.23</text:p>
          </table:table-cell>
          <table:table-cell office:value-type="float" office:value="381.192072" calcext:value-type="float">
            <text:p>381.19</text:p>
          </table:table-cell>
          <table:table-cell office:value-type="float" office:value="396.160136" calcext:value-type="float">
            <text:p>396.16</text:p>
          </table:table-cell>
          <table:table-cell table:style-name="ce2" table:formula="of:=IFERROR(IF([.C133]&lt;&gt;0;IF([.D133]&lt;&gt;0;[.C133]/[.E133];[.B133]/[.D133]);[.B133]/[.D133]);&quot;&quot;)" office:value-type="float" office:value="0.154553748436718" calcext:value-type="float">
            <text:p>0.15</text:p>
          </table:table-cell>
          <table:table-cell table:formula="of:=IF([.$F133]&gt;=0;IF([.$F133]&lt;[.G$2];1;&quot;&quot;);&quot;&quot;)">
            <text:p/>
          </table:table-cell>
          <table:table-cell table:formula="of:=IF([.$F133]&gt;=[.G$2];IF([.$F133]&lt;[.H$2];2;&quot;&quot;);&quot;&quot;)">
            <text:p/>
          </table:table-cell>
          <table:table-cell table:formula="of:=IF([.$F133]&gt;=[.H$2];IF([.$F133]&lt;[.I$2];3;&quot;&quot;);&quot;&quot;)">
            <text:p/>
          </table:table-cell>
          <table:table-cell table:formula="of:=IF([.$F133]&gt;=[.I$2];IF([.$F133]&lt;[.J$2];4;&quot;&quot;);&quot;&quot;)" office:value-type="float" office:value="4" calcext:value-type="float">
            <text:p>4</text:p>
          </table:table-cell>
          <table:table-cell table:formula="of:=IF([.$F133]&gt;=[.J$2];IF([.$F133]&lt;[.K$2];5;&quot;&quot;);&quot;&quot;)">
            <text:p/>
          </table:table-cell>
          <table:table-cell table:formula="of:=IF([.$F133]&gt;=[.K$2];IF([.$F133]&lt;[.L$2];6;&quot;&quot;);&quot;&quot;)">
            <text:p/>
          </table:table-cell>
          <table:table-cell table:formula="of:=IF([.$F133]&gt;=[.L$2];IF([.$F133]&lt;[.M$2];7;&quot;&quot;);&quot;&quot;)">
            <text:p/>
          </table:table-cell>
          <table:table-cell table:formula="of:=IF([.$F133]&gt;=[.M$2];IF([.$F133]&lt;[.N$2];8;&quot;&quot;);&quot;&quot;)">
            <text:p/>
          </table:table-cell>
          <table:table-cell table:formula="of:=IF(SUM([.G133:.N133])=0;0;VALUE([.G133]&amp;[.H133]&amp;[.I133]&amp;[.J133]&amp;[.K133]&amp;[.L133]&amp;[.M133]&amp;[.N133]))" office:value-type="float" office:value="4" calcext:value-type="float">
            <text:p>4</text:p>
          </table:table-cell>
          <table:table-cell table:number-columns-repeated="5"/>
        </table:table-row>
        <table:table-row table:style-name="ro1">
          <table:table-cell office:value-type="string" calcext:value-type="string">
            <text:p>Morocco</text:p>
          </table:table-cell>
          <table:table-cell office:value-type="float" office:value="75.199536" calcext:value-type="float">
            <text:p>75.2</text:p>
          </table:table-cell>
          <table:table-cell office:value-type="float" office:value="120.109848" calcext:value-type="float">
            <text:p>120.11</text:p>
          </table:table-cell>
          <table:table-cell office:value-type="float" office:value="6903.543808" calcext:value-type="float">
            <text:p>6903.54</text:p>
          </table:table-cell>
          <table:table-cell office:value-type="float" office:value="7087.744" calcext:value-type="float">
            <text:p>7087.74</text:p>
          </table:table-cell>
          <table:table-cell table:style-name="ce2" table:formula="of:=IFERROR(IF([.C134]&lt;&gt;0;IF([.D134]&lt;&gt;0;[.C134]/[.E134];[.B134]/[.D134]);[.B134]/[.D134]);&quot;&quot;)" office:value-type="float" office:value="0.0169461323659545" calcext:value-type="float">
            <text:p>0.02</text:p>
          </table:table-cell>
          <table:table-cell table:formula="of:=IF([.$F134]&gt;=0;IF([.$F134]&lt;[.G$2];1;&quot;&quot;);&quot;&quot;)">
            <text:p/>
          </table:table-cell>
          <table:table-cell table:formula="of:=IF([.$F134]&gt;=[.G$2];IF([.$F134]&lt;[.H$2];2;&quot;&quot;);&quot;&quot;)" office:value-type="float" office:value="2" calcext:value-type="float">
            <text:p>2</text:p>
          </table:table-cell>
          <table:table-cell table:formula="of:=IF([.$F134]&gt;=[.H$2];IF([.$F134]&lt;[.I$2];3;&quot;&quot;);&quot;&quot;)">
            <text:p/>
          </table:table-cell>
          <table:table-cell table:formula="of:=IF([.$F134]&gt;=[.I$2];IF([.$F134]&lt;[.J$2];4;&quot;&quot;);&quot;&quot;)">
            <text:p/>
          </table:table-cell>
          <table:table-cell table:formula="of:=IF([.$F134]&gt;=[.J$2];IF([.$F134]&lt;[.K$2];5;&quot;&quot;);&quot;&quot;)">
            <text:p/>
          </table:table-cell>
          <table:table-cell table:formula="of:=IF([.$F134]&gt;=[.K$2];IF([.$F134]&lt;[.L$2];6;&quot;&quot;);&quot;&quot;)">
            <text:p/>
          </table:table-cell>
          <table:table-cell table:formula="of:=IF([.$F134]&gt;=[.L$2];IF([.$F134]&lt;[.M$2];7;&quot;&quot;);&quot;&quot;)">
            <text:p/>
          </table:table-cell>
          <table:table-cell table:formula="of:=IF([.$F134]&gt;=[.M$2];IF([.$F134]&lt;[.N$2];8;&quot;&quot;);&quot;&quot;)">
            <text:p/>
          </table:table-cell>
          <table:table-cell table:formula="of:=IF(SUM([.G134:.N134])=0;0;VALUE([.G134]&amp;[.H134]&amp;[.I134]&amp;[.J134]&amp;[.K134]&amp;[.L134]&amp;[.M134]&amp;[.N134]))" office:value-type="float" office:value="2" calcext:value-type="float">
            <text:p>2</text:p>
          </table:table-cell>
          <table:table-cell table:number-columns-repeated="5"/>
        </table:table-row>
        <table:table-row table:style-name="ro1">
          <table:table-cell office:value-type="string" calcext:value-type="string">
            <text:p>Mozambique</text:p>
          </table:table-cell>
          <table:table-cell office:value-type="float" office:value="190.566932" calcext:value-type="float">
            <text:p>190.57</text:p>
          </table:table-cell>
          <table:table-cell office:value-type="float" office:value="98.47739" calcext:value-type="float">
            <text:p>98.48</text:p>
          </table:table-cell>
          <table:table-cell office:value-type="float" office:value="142.879136" calcext:value-type="float">
            <text:p>142.88</text:p>
          </table:table-cell>
          <table:table-cell office:value-type="float" office:value="93.372688" calcext:value-type="float">
            <text:p>93.37</text:p>
          </table:table-cell>
          <table:table-cell table:style-name="ce2" table:formula="of:=IFERROR(IF([.C135]&lt;&gt;0;IF([.D135]&lt;&gt;0;[.C135]/[.E135];[.B135]/[.D135]);[.B135]/[.D135]);&quot;&quot;)" office:value-type="float" office:value="1.05467018364085" calcext:value-type="float">
            <text:p>1.05</text:p>
          </table:table-cell>
          <table:table-cell table:formula="of:=IF([.$F135]&gt;=0;IF([.$F135]&lt;[.G$2];1;&quot;&quot;);&quot;&quot;)">
            <text:p/>
          </table:table-cell>
          <table:table-cell table:formula="of:=IF([.$F135]&gt;=[.G$2];IF([.$F135]&lt;[.H$2];2;&quot;&quot;);&quot;&quot;)">
            <text:p/>
          </table:table-cell>
          <table:table-cell table:formula="of:=IF([.$F135]&gt;=[.H$2];IF([.$F135]&lt;[.I$2];3;&quot;&quot;);&quot;&quot;)">
            <text:p/>
          </table:table-cell>
          <table:table-cell table:formula="of:=IF([.$F135]&gt;=[.I$2];IF([.$F135]&lt;[.J$2];4;&quot;&quot;);&quot;&quot;)">
            <text:p/>
          </table:table-cell>
          <table:table-cell table:formula="of:=IF([.$F135]&gt;=[.J$2];IF([.$F135]&lt;[.K$2];5;&quot;&quot;);&quot;&quot;)">
            <text:p/>
          </table:table-cell>
          <table:table-cell table:formula="of:=IF([.$F135]&gt;=[.K$2];IF([.$F135]&lt;[.L$2];6;&quot;&quot;);&quot;&quot;)" office:value-type="float" office:value="6" calcext:value-type="float">
            <text:p>6</text:p>
          </table:table-cell>
          <table:table-cell table:formula="of:=IF([.$F135]&gt;=[.L$2];IF([.$F135]&lt;[.M$2];7;&quot;&quot;);&quot;&quot;)">
            <text:p/>
          </table:table-cell>
          <table:table-cell table:formula="of:=IF([.$F135]&gt;=[.M$2];IF([.$F135]&lt;[.N$2];8;&quot;&quot;);&quot;&quot;)">
            <text:p/>
          </table:table-cell>
          <table:table-cell table:formula="of:=IF(SUM([.G135:.N135])=0;0;VALUE([.G135]&amp;[.H135]&amp;[.I135]&amp;[.J135]&amp;[.K135]&amp;[.L135]&amp;[.M135]&amp;[.N135]))" office:value-type="float" office:value="6" calcext:value-type="float">
            <text:p>6</text:p>
          </table:table-cell>
          <table:table-cell table:number-columns-repeated="5"/>
        </table:table-row>
        <table:table-row table:style-name="ro1">
          <table:table-cell office:value-type="string" calcext:value-type="string">
            <text:p>Burma</text:p>
          </table:table-cell>
          <table:table-cell office:value-type="float" office:value="364.096384" calcext:value-type="float">
            <text:p>364.1</text:p>
          </table:table-cell>
          <table:table-cell office:value-type="float" office:value="261.801136" calcext:value-type="float">
            <text:p>261.8</text:p>
          </table:table-cell>
          <table:table-cell office:value-type="float" office:value="386.78352" calcext:value-type="float">
            <text:p>386.78</text:p>
          </table:table-cell>
          <table:table-cell office:value-type="float" office:value="681.772284" calcext:value-type="float">
            <text:p>681.77</text:p>
          </table:table-cell>
          <table:table-cell table:style-name="ce2" table:formula="of:=IFERROR(IF([.C136]&lt;&gt;0;IF([.D136]&lt;&gt;0;[.C136]/[.E136];[.B136]/[.D136]);[.B136]/[.D136]);&quot;&quot;)" office:value-type="float" office:value="0.38400084917503" calcext:value-type="float">
            <text:p>0.38</text:p>
          </table:table-cell>
          <table:table-cell table:formula="of:=IF([.$F136]&gt;=0;IF([.$F136]&lt;[.G$2];1;&quot;&quot;);&quot;&quot;)">
            <text:p/>
          </table:table-cell>
          <table:table-cell table:formula="of:=IF([.$F136]&gt;=[.G$2];IF([.$F136]&lt;[.H$2];2;&quot;&quot;);&quot;&quot;)">
            <text:p/>
          </table:table-cell>
          <table:table-cell table:formula="of:=IF([.$F136]&gt;=[.H$2];IF([.$F136]&lt;[.I$2];3;&quot;&quot;);&quot;&quot;)">
            <text:p/>
          </table:table-cell>
          <table:table-cell table:formula="of:=IF([.$F136]&gt;=[.I$2];IF([.$F136]&lt;[.J$2];4;&quot;&quot;);&quot;&quot;)">
            <text:p/>
          </table:table-cell>
          <table:table-cell table:formula="of:=IF([.$F136]&gt;=[.J$2];IF([.$F136]&lt;[.K$2];5;&quot;&quot;);&quot;&quot;)" office:value-type="float" office:value="5" calcext:value-type="float">
            <text:p>5</text:p>
          </table:table-cell>
          <table:table-cell table:formula="of:=IF([.$F136]&gt;=[.K$2];IF([.$F136]&lt;[.L$2];6;&quot;&quot;);&quot;&quot;)">
            <text:p/>
          </table:table-cell>
          <table:table-cell table:formula="of:=IF([.$F136]&gt;=[.L$2];IF([.$F136]&lt;[.M$2];7;&quot;&quot;);&quot;&quot;)">
            <text:p/>
          </table:table-cell>
          <table:table-cell table:formula="of:=IF([.$F136]&gt;=[.M$2];IF([.$F136]&lt;[.N$2];8;&quot;&quot;);&quot;&quot;)">
            <text:p/>
          </table:table-cell>
          <table:table-cell table:formula="of:=IF(SUM([.G136:.N136])=0;0;VALUE([.G136]&amp;[.H136]&amp;[.I136]&amp;[.J136]&amp;[.K136]&amp;[.L136]&amp;[.M136]&amp;[.N136]))" office:value-type="float" office:value="5" calcext:value-type="float">
            <text:p>5</text:p>
          </table:table-cell>
          <table:table-cell table:number-columns-repeated="5"/>
        </table:table-row>
        <table:table-row table:style-name="ro1">
          <table:table-cell office:value-type="string" calcext:value-type="string">
            <text:p>Namibia</text:p>
          </table:table-cell>
          <table:table-cell office:value-type="float" office:value="11.58724625" calcext:value-type="float">
            <text:p>11.59</text:p>
          </table:table-cell>
          <table:table-cell/>
          <table:table-cell office:value-type="float" office:value="8.71227325" calcext:value-type="float">
            <text:p>8.71</text:p>
          </table:table-cell>
          <table:table-cell office:value-type="float" office:value="2.24684760244896" calcext:value-type="float">
            <text:p>2.25</text:p>
          </table:table-cell>
          <table:table-cell table:style-name="ce2" table:formula="of:=IFERROR(IF([.C137]&lt;&gt;0;IF([.D137]&lt;&gt;0;[.C137]/[.E137];[.B137]/[.D137]);[.B137]/[.D137]);&quot;&quot;)" office:value-type="float" office:value="1.32999114209371" calcext:value-type="float">
            <text:p>1.33</text:p>
          </table:table-cell>
          <table:table-cell table:formula="of:=IF([.$F137]&gt;=0;IF([.$F137]&lt;[.G$2];1;&quot;&quot;);&quot;&quot;)">
            <text:p/>
          </table:table-cell>
          <table:table-cell table:formula="of:=IF([.$F137]&gt;=[.G$2];IF([.$F137]&lt;[.H$2];2;&quot;&quot;);&quot;&quot;)">
            <text:p/>
          </table:table-cell>
          <table:table-cell table:formula="of:=IF([.$F137]&gt;=[.H$2];IF([.$F137]&lt;[.I$2];3;&quot;&quot;);&quot;&quot;)">
            <text:p/>
          </table:table-cell>
          <table:table-cell table:formula="of:=IF([.$F137]&gt;=[.I$2];IF([.$F137]&lt;[.J$2];4;&quot;&quot;);&quot;&quot;)">
            <text:p/>
          </table:table-cell>
          <table:table-cell table:formula="of:=IF([.$F137]&gt;=[.J$2];IF([.$F137]&lt;[.K$2];5;&quot;&quot;);&quot;&quot;)">
            <text:p/>
          </table:table-cell>
          <table:table-cell table:formula="of:=IF([.$F137]&gt;=[.K$2];IF([.$F137]&lt;[.L$2];6;&quot;&quot;);&quot;&quot;)">
            <text:p/>
          </table:table-cell>
          <table:table-cell table:formula="of:=IF([.$F137]&gt;=[.L$2];IF([.$F137]&lt;[.M$2];7;&quot;&quot;);&quot;&quot;)" office:value-type="float" office:value="7" calcext:value-type="float">
            <text:p>7</text:p>
          </table:table-cell>
          <table:table-cell table:formula="of:=IF([.$F137]&gt;=[.M$2];IF([.$F137]&lt;[.N$2];8;&quot;&quot;);&quot;&quot;)">
            <text:p/>
          </table:table-cell>
          <table:table-cell table:formula="of:=IF(SUM([.G137:.N137])=0;0;VALUE([.G137]&amp;[.H137]&amp;[.I137]&amp;[.J137]&amp;[.K137]&amp;[.L137]&amp;[.M137]&amp;[.N137]))" office:value-type="float" office:value="7" calcext:value-type="float">
            <text:p>7</text:p>
          </table:table-cell>
          <table:table-cell table:number-columns-repeated="5"/>
        </table:table-row>
        <table:table-row table:style-name="ro1">
          <table:table-cell office:value-type="string" calcext:value-type="string">
            <text:p>Nepal</text:p>
          </table:table-cell>
          <table:table-cell office:value-type="float" office:value="9.494426" calcext:value-type="float">
            <text:p>9.49</text:p>
          </table:table-cell>
          <table:table-cell office:value-type="float" office:value="20.045608" calcext:value-type="float">
            <text:p>20.05</text:p>
          </table:table-cell>
          <table:table-cell office:value-type="float" office:value="6729.935776" calcext:value-type="float">
            <text:p>6729.94</text:p>
          </table:table-cell>
          <table:table-cell office:value-type="float" office:value="6606.795584" calcext:value-type="float">
            <text:p>6606.8</text:p>
          </table:table-cell>
          <table:table-cell table:style-name="ce2" table:formula="of:=IFERROR(IF([.C138]&lt;&gt;0;IF([.D138]&lt;&gt;0;[.C138]/[.E138];[.B138]/[.D138]);[.B138]/[.D138]);&quot;&quot;)" office:value-type="float" office:value="0.00303408933198197" calcext:value-type="float">
            <text:p>0.00</text:p>
          </table:table-cell>
          <table:table-cell table:formula="of:=IF([.$F138]&gt;=0;IF([.$F138]&lt;[.G$2];1;&quot;&quot;);&quot;&quot;)">
            <text:p/>
          </table:table-cell>
          <table:table-cell table:formula="of:=IF([.$F138]&gt;=[.G$2];IF([.$F138]&lt;[.H$2];2;&quot;&quot;);&quot;&quot;)" office:value-type="float" office:value="2" calcext:value-type="float">
            <text:p>2</text:p>
          </table:table-cell>
          <table:table-cell table:formula="of:=IF([.$F138]&gt;=[.H$2];IF([.$F138]&lt;[.I$2];3;&quot;&quot;);&quot;&quot;)">
            <text:p/>
          </table:table-cell>
          <table:table-cell table:formula="of:=IF([.$F138]&gt;=[.I$2];IF([.$F138]&lt;[.J$2];4;&quot;&quot;);&quot;&quot;)">
            <text:p/>
          </table:table-cell>
          <table:table-cell table:formula="of:=IF([.$F138]&gt;=[.J$2];IF([.$F138]&lt;[.K$2];5;&quot;&quot;);&quot;&quot;)">
            <text:p/>
          </table:table-cell>
          <table:table-cell table:formula="of:=IF([.$F138]&gt;=[.K$2];IF([.$F138]&lt;[.L$2];6;&quot;&quot;);&quot;&quot;)">
            <text:p/>
          </table:table-cell>
          <table:table-cell table:formula="of:=IF([.$F138]&gt;=[.L$2];IF([.$F138]&lt;[.M$2];7;&quot;&quot;);&quot;&quot;)">
            <text:p/>
          </table:table-cell>
          <table:table-cell table:formula="of:=IF([.$F138]&gt;=[.M$2];IF([.$F138]&lt;[.N$2];8;&quot;&quot;);&quot;&quot;)">
            <text:p/>
          </table:table-cell>
          <table:table-cell table:formula="of:=IF(SUM([.G138:.N138])=0;0;VALUE([.G138]&amp;[.H138]&amp;[.I138]&amp;[.J138]&amp;[.K138]&amp;[.L138]&amp;[.M138]&amp;[.N138]))" office:value-type="float" office:value="2" calcext:value-type="float">
            <text:p>2</text:p>
          </table:table-cell>
          <table:table-cell table:number-columns-repeated="5"/>
        </table:table-row>
        <table:table-row table:style-name="ro1">
          <table:table-cell office:value-type="string" calcext:value-type="string">
            <text:p>Netherlands</text:p>
          </table:table-cell>
          <table:table-cell office:value-type="float" office:value="8616.247552" calcext:value-type="float">
            <text:p>8616.25</text:p>
          </table:table-cell>
          <table:table-cell office:value-type="float" office:value="8926.301952" calcext:value-type="float">
            <text:p>8926.3</text:p>
          </table:table-cell>
          <table:table-cell office:value-type="float" office:value="1364.873648" calcext:value-type="float">
            <text:p>1364.87</text:p>
          </table:table-cell>
          <table:table-cell office:value-type="float" office:value="1413.425072" calcext:value-type="float">
            <text:p>1413.43</text:p>
          </table:table-cell>
          <table:table-cell table:style-name="ce2" table:formula="of:=IFERROR(IF([.C139]&lt;&gt;0;IF([.D139]&lt;&gt;0;[.C139]/[.E139];[.B139]/[.D139]);[.B139]/[.D139]);&quot;&quot;)" office:value-type="float" office:value="6.31536975594275" calcext:value-type="float">
            <text:p>6.32</text:p>
          </table:table-cell>
          <table:table-cell table:formula="of:=IF([.$F139]&gt;=0;IF([.$F139]&lt;[.G$2];1;&quot;&quot;);&quot;&quot;)">
            <text:p/>
          </table:table-cell>
          <table:table-cell table:formula="of:=IF([.$F139]&gt;=[.G$2];IF([.$F139]&lt;[.H$2];2;&quot;&quot;);&quot;&quot;)">
            <text:p/>
          </table:table-cell>
          <table:table-cell table:formula="of:=IF([.$F139]&gt;=[.H$2];IF([.$F139]&lt;[.I$2];3;&quot;&quot;);&quot;&quot;)">
            <text:p/>
          </table:table-cell>
          <table:table-cell table:formula="of:=IF([.$F139]&gt;=[.I$2];IF([.$F139]&lt;[.J$2];4;&quot;&quot;);&quot;&quot;)">
            <text:p/>
          </table:table-cell>
          <table:table-cell table:formula="of:=IF([.$F139]&gt;=[.J$2];IF([.$F139]&lt;[.K$2];5;&quot;&quot;);&quot;&quot;)">
            <text:p/>
          </table:table-cell>
          <table:table-cell table:formula="of:=IF([.$F139]&gt;=[.K$2];IF([.$F139]&lt;[.L$2];6;&quot;&quot;);&quot;&quot;)">
            <text:p/>
          </table:table-cell>
          <table:table-cell table:formula="of:=IF([.$F139]&gt;=[.L$2];IF([.$F139]&lt;[.M$2];7;&quot;&quot;);&quot;&quot;)">
            <text:p/>
          </table:table-cell>
          <table:table-cell table:formula="of:=IF([.$F139]&gt;=[.M$2];IF([.$F139]&lt;[.N$2];8;&quot;&quot;);&quot;&quot;)" office:value-type="float" office:value="8" calcext:value-type="float">
            <text:p>8</text:p>
          </table:table-cell>
          <table:table-cell table:formula="of:=IF(SUM([.G139:.N139])=0;0;VALUE([.G139]&amp;[.H139]&amp;[.I139]&amp;[.J139]&amp;[.K139]&amp;[.L139]&amp;[.M139]&amp;[.N139]))" office:value-type="float" office:value="8" calcext:value-type="float">
            <text:p>8</text:p>
          </table:table-cell>
          <table:table-cell table:number-columns-repeated="5"/>
        </table:table-row>
        <table:table-row table:style-name="ro1">
          <table:table-cell office:value-type="string" calcext:value-type="string">
            <text:p>New Caledonia</text:p>
          </table:table-cell>
          <table:table-cell table:number-columns-repeated="2"/>
          <table:table-cell table:number-columns-repeated="2" office:value-type="float" office:value="728.302621972" calcext:value-type="float">
            <text:p>728.3</text:p>
          </table:table-cell>
          <table:table-cell table:style-name="ce2" table:formula="of:=IFERROR(IF([.C140]&lt;&gt;0;IF([.D140]&lt;&gt;0;[.C140]/[.E140];[.B140]/[.D140]);[.B140]/[.D140]);&quot;&quot;)" office:value-type="float" office:value="0" calcext:value-type="float">
            <text:p>0.00</text:p>
          </table:table-cell>
          <table:table-cell table:formula="of:=IF([.$F140]&gt;=0;IF([.$F140]&lt;[.G$2];1;&quot;&quot;);&quot;&quot;)">
            <text:p/>
          </table:table-cell>
          <table:table-cell table:formula="of:=IF([.$F140]&gt;=[.G$2];IF([.$F140]&lt;[.H$2];2;&quot;&quot;);&quot;&quot;)" office:value-type="float" office:value="2" calcext:value-type="float">
            <text:p>2</text:p>
          </table:table-cell>
          <table:table-cell table:formula="of:=IF([.$F140]&gt;=[.H$2];IF([.$F140]&lt;[.I$2];3;&quot;&quot;);&quot;&quot;)">
            <text:p/>
          </table:table-cell>
          <table:table-cell table:formula="of:=IF([.$F140]&gt;=[.I$2];IF([.$F140]&lt;[.J$2];4;&quot;&quot;);&quot;&quot;)">
            <text:p/>
          </table:table-cell>
          <table:table-cell table:formula="of:=IF([.$F140]&gt;=[.J$2];IF([.$F140]&lt;[.K$2];5;&quot;&quot;);&quot;&quot;)">
            <text:p/>
          </table:table-cell>
          <table:table-cell table:formula="of:=IF([.$F140]&gt;=[.K$2];IF([.$F140]&lt;[.L$2];6;&quot;&quot;);&quot;&quot;)">
            <text:p/>
          </table:table-cell>
          <table:table-cell table:formula="of:=IF([.$F140]&gt;=[.L$2];IF([.$F140]&lt;[.M$2];7;&quot;&quot;);&quot;&quot;)">
            <text:p/>
          </table:table-cell>
          <table:table-cell table:formula="of:=IF([.$F140]&gt;=[.M$2];IF([.$F140]&lt;[.N$2];8;&quot;&quot;);&quot;&quot;)">
            <text:p/>
          </table:table-cell>
          <table:table-cell table:formula="of:=IF(SUM([.G140:.N140])=0;0;VALUE([.G140]&amp;[.H140]&amp;[.I140]&amp;[.J140]&amp;[.K140]&amp;[.L140]&amp;[.M140]&amp;[.N140]))" office:value-type="float" office:value="2" calcext:value-type="float">
            <text:p>2</text:p>
          </table:table-cell>
          <table:table-cell table:number-columns-repeated="5"/>
        </table:table-row>
        <table:table-row table:style-name="ro1">
          <table:table-cell office:value-type="string" calcext:value-type="string">
            <text:p>New Zealand</text:p>
          </table:table-cell>
          <table:table-cell office:value-type="float" office:value="706.389472" calcext:value-type="float">
            <text:p>706.39</text:p>
          </table:table-cell>
          <table:table-cell office:value-type="float" office:value="723.88016" calcext:value-type="float">
            <text:p>723.88</text:p>
          </table:table-cell>
          <table:table-cell office:value-type="float" office:value="420.525888" calcext:value-type="float">
            <text:p>420.53</text:p>
          </table:table-cell>
          <table:table-cell office:value-type="float" office:value="420.13136" calcext:value-type="float">
            <text:p>420.13</text:p>
          </table:table-cell>
          <table:table-cell table:style-name="ce2" table:formula="of:=IFERROR(IF([.C141]&lt;&gt;0;IF([.D141]&lt;&gt;0;[.C141]/[.E141];[.B141]/[.D141]);[.B141]/[.D141]);&quot;&quot;)" office:value-type="float" office:value="1.72298530630991" calcext:value-type="float">
            <text:p>1.72</text:p>
          </table:table-cell>
          <table:table-cell table:formula="of:=IF([.$F141]&gt;=0;IF([.$F141]&lt;[.G$2];1;&quot;&quot;);&quot;&quot;)">
            <text:p/>
          </table:table-cell>
          <table:table-cell table:formula="of:=IF([.$F141]&gt;=[.G$2];IF([.$F141]&lt;[.H$2];2;&quot;&quot;);&quot;&quot;)">
            <text:p/>
          </table:table-cell>
          <table:table-cell table:formula="of:=IF([.$F141]&gt;=[.H$2];IF([.$F141]&lt;[.I$2];3;&quot;&quot;);&quot;&quot;)">
            <text:p/>
          </table:table-cell>
          <table:table-cell table:formula="of:=IF([.$F141]&gt;=[.I$2];IF([.$F141]&lt;[.J$2];4;&quot;&quot;);&quot;&quot;)">
            <text:p/>
          </table:table-cell>
          <table:table-cell table:formula="of:=IF([.$F141]&gt;=[.J$2];IF([.$F141]&lt;[.K$2];5;&quot;&quot;);&quot;&quot;)">
            <text:p/>
          </table:table-cell>
          <table:table-cell table:formula="of:=IF([.$F141]&gt;=[.K$2];IF([.$F141]&lt;[.L$2];6;&quot;&quot;);&quot;&quot;)">
            <text:p/>
          </table:table-cell>
          <table:table-cell table:formula="of:=IF([.$F141]&gt;=[.L$2];IF([.$F141]&lt;[.M$2];7;&quot;&quot;);&quot;&quot;)" office:value-type="float" office:value="7" calcext:value-type="float">
            <text:p>7</text:p>
          </table:table-cell>
          <table:table-cell table:formula="of:=IF([.$F141]&gt;=[.M$2];IF([.$F141]&lt;[.N$2];8;&quot;&quot;);&quot;&quot;)">
            <text:p/>
          </table:table-cell>
          <table:table-cell table:formula="of:=IF(SUM([.G141:.N141])=0;0;VALUE([.G141]&amp;[.H141]&amp;[.I141]&amp;[.J141]&amp;[.K141]&amp;[.L141]&amp;[.M141]&amp;[.N141]))" office:value-type="float" office:value="7" calcext:value-type="float">
            <text:p>7</text:p>
          </table:table-cell>
          <table:table-cell table:number-columns-repeated="5"/>
        </table:table-row>
        <table:table-row table:style-name="ro1">
          <table:table-cell office:value-type="string" calcext:value-type="string">
            <text:p>Nicaragua</text:p>
          </table:table-cell>
          <table:table-cell table:number-columns-repeated="2" office:value-type="float" office:value="1.6" calcext:value-type="float">
            <text:p>1.6</text:p>
          </table:table-cell>
          <table:table-cell office:value-type="float" office:value="1197.500064" calcext:value-type="float">
            <text:p>1197.5</text:p>
          </table:table-cell>
          <table:table-cell office:value-type="float" office:value="1268.099968" calcext:value-type="float">
            <text:p>1268.1</text:p>
          </table:table-cell>
          <table:table-cell table:style-name="ce2" table:formula="of:=IFERROR(IF([.C142]&lt;&gt;0;IF([.D142]&lt;&gt;0;[.C142]/[.E142];[.B142]/[.D142]);[.B142]/[.D142]);&quot;&quot;)" office:value-type="float" office:value="0.00126173017930397" calcext:value-type="float">
            <text:p>0.00</text:p>
          </table:table-cell>
          <table:table-cell table:formula="of:=IF([.$F142]&gt;=0;IF([.$F142]&lt;[.G$2];1;&quot;&quot;);&quot;&quot;)">
            <text:p/>
          </table:table-cell>
          <table:table-cell table:formula="of:=IF([.$F142]&gt;=[.G$2];IF([.$F142]&lt;[.H$2];2;&quot;&quot;);&quot;&quot;)" office:value-type="float" office:value="2" calcext:value-type="float">
            <text:p>2</text:p>
          </table:table-cell>
          <table:table-cell table:formula="of:=IF([.$F142]&gt;=[.H$2];IF([.$F142]&lt;[.I$2];3;&quot;&quot;);&quot;&quot;)">
            <text:p/>
          </table:table-cell>
          <table:table-cell table:formula="of:=IF([.$F142]&gt;=[.I$2];IF([.$F142]&lt;[.J$2];4;&quot;&quot;);&quot;&quot;)">
            <text:p/>
          </table:table-cell>
          <table:table-cell table:formula="of:=IF([.$F142]&gt;=[.J$2];IF([.$F142]&lt;[.K$2];5;&quot;&quot;);&quot;&quot;)">
            <text:p/>
          </table:table-cell>
          <table:table-cell table:formula="of:=IF([.$F142]&gt;=[.K$2];IF([.$F142]&lt;[.L$2];6;&quot;&quot;);&quot;&quot;)">
            <text:p/>
          </table:table-cell>
          <table:table-cell table:formula="of:=IF([.$F142]&gt;=[.L$2];IF([.$F142]&lt;[.M$2];7;&quot;&quot;);&quot;&quot;)">
            <text:p/>
          </table:table-cell>
          <table:table-cell table:formula="of:=IF([.$F142]&gt;=[.M$2];IF([.$F142]&lt;[.N$2];8;&quot;&quot;);&quot;&quot;)">
            <text:p/>
          </table:table-cell>
          <table:table-cell table:formula="of:=IF(SUM([.G142:.N142])=0;0;VALUE([.G142]&amp;[.H142]&amp;[.I142]&amp;[.J142]&amp;[.K142]&amp;[.L142]&amp;[.M142]&amp;[.N142]))" office:value-type="float" office:value="2" calcext:value-type="float">
            <text:p>2</text:p>
          </table:table-cell>
          <table:table-cell table:number-columns-repeated="5"/>
        </table:table-row>
        <table:table-row table:style-name="ro1">
          <table:table-cell office:value-type="string" calcext:value-type="string">
            <text:p>Niger</text:p>
          </table:table-cell>
          <table:table-cell office:value-type="float" office:value="101.229044" calcext:value-type="float">
            <text:p>101.23</text:p>
          </table:table-cell>
          <table:table-cell/>
          <table:table-cell office:value-type="float" office:value="171.517264" calcext:value-type="float">
            <text:p>171.52</text:p>
          </table:table-cell>
          <table:table-cell office:value-type="float" office:value="181.636782576" calcext:value-type="float">
            <text:p>181.64</text:p>
          </table:table-cell>
          <table:table-cell table:style-name="ce2" table:formula="of:=IFERROR(IF([.C143]&lt;&gt;0;IF([.D143]&lt;&gt;0;[.C143]/[.E143];[.B143]/[.D143]);[.B143]/[.D143]);&quot;&quot;)" office:value-type="float" office:value="0.590197404268296" calcext:value-type="float">
            <text:p>0.59</text:p>
          </table:table-cell>
          <table:table-cell table:formula="of:=IF([.$F143]&gt;=0;IF([.$F143]&lt;[.G$2];1;&quot;&quot;);&quot;&quot;)">
            <text:p/>
          </table:table-cell>
          <table:table-cell table:formula="of:=IF([.$F143]&gt;=[.G$2];IF([.$F143]&lt;[.H$2];2;&quot;&quot;);&quot;&quot;)">
            <text:p/>
          </table:table-cell>
          <table:table-cell table:formula="of:=IF([.$F143]&gt;=[.H$2];IF([.$F143]&lt;[.I$2];3;&quot;&quot;);&quot;&quot;)">
            <text:p/>
          </table:table-cell>
          <table:table-cell table:formula="of:=IF([.$F143]&gt;=[.I$2];IF([.$F143]&lt;[.J$2];4;&quot;&quot;);&quot;&quot;)">
            <text:p/>
          </table:table-cell>
          <table:table-cell table:formula="of:=IF([.$F143]&gt;=[.J$2];IF([.$F143]&lt;[.K$2];5;&quot;&quot;);&quot;&quot;)">
            <text:p/>
          </table:table-cell>
          <table:table-cell table:formula="of:=IF([.$F143]&gt;=[.K$2];IF([.$F143]&lt;[.L$2];6;&quot;&quot;);&quot;&quot;)" office:value-type="float" office:value="6" calcext:value-type="float">
            <text:p>6</text:p>
          </table:table-cell>
          <table:table-cell table:formula="of:=IF([.$F143]&gt;=[.L$2];IF([.$F143]&lt;[.M$2];7;&quot;&quot;);&quot;&quot;)">
            <text:p/>
          </table:table-cell>
          <table:table-cell table:formula="of:=IF([.$F143]&gt;=[.M$2];IF([.$F143]&lt;[.N$2];8;&quot;&quot;);&quot;&quot;)">
            <text:p/>
          </table:table-cell>
          <table:table-cell table:formula="of:=IF(SUM([.G143:.N143])=0;0;VALUE([.G143]&amp;[.H143]&amp;[.I143]&amp;[.J143]&amp;[.K143]&amp;[.L143]&amp;[.M143]&amp;[.N143]))" office:value-type="float" office:value="6" calcext:value-type="float">
            <text:p>6</text:p>
          </table:table-cell>
          <table:table-cell table:number-columns-repeated="5"/>
        </table:table-row>
        <table:table-row table:style-name="ro1">
          <table:table-cell office:value-type="string" calcext:value-type="string">
            <text:p>Nigeria</text:p>
          </table:table-cell>
          <table:table-cell office:value-type="float" office:value="1057.221016" calcext:value-type="float">
            <text:p>1057.22</text:p>
          </table:table-cell>
          <table:table-cell/>
          <table:table-cell office:value-type="float" office:value="21059.700592" calcext:value-type="float">
            <text:p>21059.7</text:p>
          </table:table-cell>
          <table:table-cell office:value-type="float" office:value="20112.0978160385" calcext:value-type="float">
            <text:p>20112.1</text:p>
          </table:table-cell>
          <table:table-cell table:style-name="ce2" table:formula="of:=IFERROR(IF([.C144]&lt;&gt;0;IF([.D144]&lt;&gt;0;[.C144]/[.E144];[.B144]/[.D144]);[.B144]/[.D144]);&quot;&quot;)" office:value-type="float" office:value="0.0502011418149795" calcext:value-type="float">
            <text:p>0.05</text:p>
          </table:table-cell>
          <table:table-cell table:formula="of:=IF([.$F144]&gt;=0;IF([.$F144]&lt;[.G$2];1;&quot;&quot;);&quot;&quot;)">
            <text:p/>
          </table:table-cell>
          <table:table-cell table:formula="of:=IF([.$F144]&gt;=[.G$2];IF([.$F144]&lt;[.H$2];2;&quot;&quot;);&quot;&quot;)">
            <text:p/>
          </table:table-cell>
          <table:table-cell table:formula="of:=IF([.$F144]&gt;=[.H$2];IF([.$F144]&lt;[.I$2];3;&quot;&quot;);&quot;&quot;)" office:value-type="float" office:value="3" calcext:value-type="float">
            <text:p>3</text:p>
          </table:table-cell>
          <table:table-cell table:formula="of:=IF([.$F144]&gt;=[.I$2];IF([.$F144]&lt;[.J$2];4;&quot;&quot;);&quot;&quot;)">
            <text:p/>
          </table:table-cell>
          <table:table-cell table:formula="of:=IF([.$F144]&gt;=[.J$2];IF([.$F144]&lt;[.K$2];5;&quot;&quot;);&quot;&quot;)">
            <text:p/>
          </table:table-cell>
          <table:table-cell table:formula="of:=IF([.$F144]&gt;=[.K$2];IF([.$F144]&lt;[.L$2];6;&quot;&quot;);&quot;&quot;)">
            <text:p/>
          </table:table-cell>
          <table:table-cell table:formula="of:=IF([.$F144]&gt;=[.L$2];IF([.$F144]&lt;[.M$2];7;&quot;&quot;);&quot;&quot;)">
            <text:p/>
          </table:table-cell>
          <table:table-cell table:formula="of:=IF([.$F144]&gt;=[.M$2];IF([.$F144]&lt;[.N$2];8;&quot;&quot;);&quot;&quot;)">
            <text:p/>
          </table:table-cell>
          <table:table-cell table:formula="of:=IF(SUM([.G144:.N144])=0;0;VALUE([.G144]&amp;[.H144]&amp;[.I144]&amp;[.J144]&amp;[.K144]&amp;[.L144]&amp;[.M144]&amp;[.N144]))" office:value-type="float" office:value="3" calcext:value-type="float">
            <text:p>3</text:p>
          </table:table-cell>
          <table:table-cell table:number-columns-repeated="5"/>
        </table:table-row>
        <table:table-row table:style-name="ro1">
          <table:table-cell office:value-type="string" calcext:value-type="string">
            <text:p>Northern Mariana Islands</text:p>
          </table:table-cell>
          <table:table-cell table:number-columns-repeated="4"/>
          <table:table-cell table:style-name="ce2" table:formula="of:=IFERROR(IF([.C145]&lt;&gt;0;IF([.D145]&lt;&gt;0;[.C145]/[.E145];[.B145]/[.D145]);[.B145]/[.D145]);&quot;&quot;)">
            <text:p/>
          </table:table-cell>
          <table:table-cell table:formula="of:=IF([.$F145]&gt;=0;IF([.$F145]&lt;[.G$2];1;&quot;&quot;);&quot;&quot;)">
            <text:p/>
          </table:table-cell>
          <table:table-cell table:formula="of:=IF([.$F145]&gt;=[.G$2];IF([.$F145]&lt;[.H$2];2;&quot;&quot;);&quot;&quot;)">
            <text:p/>
          </table:table-cell>
          <table:table-cell table:formula="of:=IF([.$F145]&gt;=[.H$2];IF([.$F145]&lt;[.I$2];3;&quot;&quot;);&quot;&quot;)">
            <text:p/>
          </table:table-cell>
          <table:table-cell table:formula="of:=IF([.$F145]&gt;=[.I$2];IF([.$F145]&lt;[.J$2];4;&quot;&quot;);&quot;&quot;)">
            <text:p/>
          </table:table-cell>
          <table:table-cell table:formula="of:=IF([.$F145]&gt;=[.J$2];IF([.$F145]&lt;[.K$2];5;&quot;&quot;);&quot;&quot;)">
            <text:p/>
          </table:table-cell>
          <table:table-cell table:formula="of:=IF([.$F145]&gt;=[.K$2];IF([.$F145]&lt;[.L$2];6;&quot;&quot;);&quot;&quot;)">
            <text:p/>
          </table:table-cell>
          <table:table-cell table:formula="of:=IF([.$F145]&gt;=[.L$2];IF([.$F145]&lt;[.M$2];7;&quot;&quot;);&quot;&quot;)">
            <text:p/>
          </table:table-cell>
          <table:table-cell table:formula="of:=IF([.$F145]&gt;=[.M$2];IF([.$F145]&lt;[.N$2];8;&quot;&quot;);&quot;&quot;)">
            <text:p/>
          </table:table-cell>
          <table:table-cell table:formula="of:=IF(SUM([.G145:.N145])=0;0;VALUE([.G145]&amp;[.H145]&amp;[.I145]&amp;[.J145]&amp;[.K145]&amp;[.L145]&amp;[.M145]&amp;[.N145]))" office:value-type="float" office:value="0" calcext:value-type="float">
            <text:p>0</text:p>
          </table:table-cell>
          <table:table-cell table:number-columns-repeated="5"/>
        </table:table-row>
        <table:table-row table:style-name="ro1">
          <table:table-cell office:value-type="string" calcext:value-type="string">
            <text:p>Norway</text:p>
          </table:table-cell>
          <table:table-cell office:value-type="float" office:value="4462.96576" calcext:value-type="float">
            <text:p>4462.97</text:p>
          </table:table-cell>
          <table:table-cell office:value-type="float" office:value="4245.40928" calcext:value-type="float">
            <text:p>4245.41</text:p>
          </table:table-cell>
          <table:table-cell office:value-type="float" office:value="608.942464" calcext:value-type="float">
            <text:p>608.94</text:p>
          </table:table-cell>
          <table:table-cell office:value-type="float" office:value="593.129472" calcext:value-type="float">
            <text:p>593.13</text:p>
          </table:table-cell>
          <table:table-cell table:style-name="ce2" table:formula="of:=IFERROR(IF([.C146]&lt;&gt;0;IF([.D146]&lt;&gt;0;[.C146]/[.E146];[.B146]/[.D146]);[.B146]/[.D146]);&quot;&quot;)" office:value-type="float" office:value="7.157643449557" calcext:value-type="float">
            <text:p>7.16</text:p>
          </table:table-cell>
          <table:table-cell table:formula="of:=IF([.$F146]&gt;=0;IF([.$F146]&lt;[.G$2];1;&quot;&quot;);&quot;&quot;)">
            <text:p/>
          </table:table-cell>
          <table:table-cell table:formula="of:=IF([.$F146]&gt;=[.G$2];IF([.$F146]&lt;[.H$2];2;&quot;&quot;);&quot;&quot;)">
            <text:p/>
          </table:table-cell>
          <table:table-cell table:formula="of:=IF([.$F146]&gt;=[.H$2];IF([.$F146]&lt;[.I$2];3;&quot;&quot;);&quot;&quot;)">
            <text:p/>
          </table:table-cell>
          <table:table-cell table:formula="of:=IF([.$F146]&gt;=[.I$2];IF([.$F146]&lt;[.J$2];4;&quot;&quot;);&quot;&quot;)">
            <text:p/>
          </table:table-cell>
          <table:table-cell table:formula="of:=IF([.$F146]&gt;=[.J$2];IF([.$F146]&lt;[.K$2];5;&quot;&quot;);&quot;&quot;)">
            <text:p/>
          </table:table-cell>
          <table:table-cell table:formula="of:=IF([.$F146]&gt;=[.K$2];IF([.$F146]&lt;[.L$2];6;&quot;&quot;);&quot;&quot;)">
            <text:p/>
          </table:table-cell>
          <table:table-cell table:formula="of:=IF([.$F146]&gt;=[.L$2];IF([.$F146]&lt;[.M$2];7;&quot;&quot;);&quot;&quot;)">
            <text:p/>
          </table:table-cell>
          <table:table-cell table:formula="of:=IF([.$F146]&gt;=[.M$2];IF([.$F146]&lt;[.N$2];8;&quot;&quot;);&quot;&quot;)" office:value-type="float" office:value="8" calcext:value-type="float">
            <text:p>8</text:p>
          </table:table-cell>
          <table:table-cell table:formula="of:=IF(SUM([.G146:.N146])=0;0;VALUE([.G146]&amp;[.H146]&amp;[.I146]&amp;[.J146]&amp;[.K146]&amp;[.L146]&amp;[.M146]&amp;[.N146]))" office:value-type="float" office:value="8" calcext:value-type="float">
            <text:p>8</text:p>
          </table:table-cell>
          <table:table-cell table:number-columns-repeated="5"/>
        </table:table-row>
        <table:table-row table:style-name="ro1">
          <table:table-cell office:value-type="string" calcext:value-type="string">
            <text:p>Oman</text:p>
          </table:table-cell>
          <table:table-cell office:value-type="float" office:value="10990.897152" calcext:value-type="float">
            <text:p>10990.9</text:p>
          </table:table-cell>
          <table:table-cell/>
          <table:table-cell table:number-columns-repeated="2" office:value-type="float" office:value="39.011704" calcext:value-type="float">
            <text:p>39.01</text:p>
          </table:table-cell>
          <table:table-cell table:style-name="ce2" table:formula="of:=IFERROR(IF([.C147]&lt;&gt;0;IF([.D147]&lt;&gt;0;[.C147]/[.E147];[.B147]/[.D147]);[.B147]/[.D147]);&quot;&quot;)" office:value-type="float" office:value="281.733326798542" calcext:value-type="float">
            <text:p>281.73</text:p>
          </table:table-cell>
          <table:table-cell table:formula="of:=IF([.$F147]&gt;=0;IF([.$F147]&lt;[.G$2];1;&quot;&quot;);&quot;&quot;)">
            <text:p/>
          </table:table-cell>
          <table:table-cell table:formula="of:=IF([.$F147]&gt;=[.G$2];IF([.$F147]&lt;[.H$2];2;&quot;&quot;);&quot;&quot;)">
            <text:p/>
          </table:table-cell>
          <table:table-cell table:formula="of:=IF([.$F147]&gt;=[.H$2];IF([.$F147]&lt;[.I$2];3;&quot;&quot;);&quot;&quot;)">
            <text:p/>
          </table:table-cell>
          <table:table-cell table:formula="of:=IF([.$F147]&gt;=[.I$2];IF([.$F147]&lt;[.J$2];4;&quot;&quot;);&quot;&quot;)">
            <text:p/>
          </table:table-cell>
          <table:table-cell table:formula="of:=IF([.$F147]&gt;=[.J$2];IF([.$F147]&lt;[.K$2];5;&quot;&quot;);&quot;&quot;)">
            <text:p/>
          </table:table-cell>
          <table:table-cell table:formula="of:=IF([.$F147]&gt;=[.K$2];IF([.$F147]&lt;[.L$2];6;&quot;&quot;);&quot;&quot;)">
            <text:p/>
          </table:table-cell>
          <table:table-cell table:formula="of:=IF([.$F147]&gt;=[.L$2];IF([.$F147]&lt;[.M$2];7;&quot;&quot;);&quot;&quot;)">
            <text:p/>
          </table:table-cell>
          <table:table-cell table:formula="of:=IF([.$F147]&gt;=[.M$2];IF([.$F147]&lt;[.N$2];8;&quot;&quot;);&quot;&quot;)" office:value-type="float" office:value="8" calcext:value-type="float">
            <text:p>8</text:p>
          </table:table-cell>
          <table:table-cell table:formula="of:=IF(SUM([.G147:.N147])=0;0;VALUE([.G147]&amp;[.H147]&amp;[.I147]&amp;[.J147]&amp;[.K147]&amp;[.L147]&amp;[.M147]&amp;[.N147]))" office:value-type="float" office:value="8" calcext:value-type="float">
            <text:p>8</text:p>
          </table:table-cell>
          <table:table-cell table:number-columns-repeated="5"/>
        </table:table-row>
        <table:table-row table:style-name="ro1">
          <table:table-cell office:value-type="string" calcext:value-type="string">
            <text:p>Pakistan</text:p>
          </table:table-cell>
          <table:table-cell office:value-type="float" office:value="30" calcext:value-type="float">
            <text:p>30</text:p>
          </table:table-cell>
          <table:table-cell office:value-type="float" office:value="63" calcext:value-type="float">
            <text:p>63</text:p>
          </table:table-cell>
          <table:table-cell office:value-type="float" office:value="19305.999552" calcext:value-type="float">
            <text:p>19306</text:p>
          </table:table-cell>
          <table:table-cell office:value-type="float" office:value="19761.000064" calcext:value-type="float">
            <text:p>19761</text:p>
          </table:table-cell>
          <table:table-cell table:style-name="ce2" table:formula="of:=IFERROR(IF([.C148]&lt;&gt;0;IF([.D148]&lt;&gt;0;[.C148]/[.E148];[.B148]/[.D148]);[.B148]/[.D148]);&quot;&quot;)" office:value-type="float" office:value="0.00318809775800626" calcext:value-type="float">
            <text:p>0.00</text:p>
          </table:table-cell>
          <table:table-cell table:formula="of:=IF([.$F148]&gt;=0;IF([.$F148]&lt;[.G$2];1;&quot;&quot;);&quot;&quot;)">
            <text:p/>
          </table:table-cell>
          <table:table-cell table:formula="of:=IF([.$F148]&gt;=[.G$2];IF([.$F148]&lt;[.H$2];2;&quot;&quot;);&quot;&quot;)" office:value-type="float" office:value="2" calcext:value-type="float">
            <text:p>2</text:p>
          </table:table-cell>
          <table:table-cell table:formula="of:=IF([.$F148]&gt;=[.H$2];IF([.$F148]&lt;[.I$2];3;&quot;&quot;);&quot;&quot;)">
            <text:p/>
          </table:table-cell>
          <table:table-cell table:formula="of:=IF([.$F148]&gt;=[.I$2];IF([.$F148]&lt;[.J$2];4;&quot;&quot;);&quot;&quot;)">
            <text:p/>
          </table:table-cell>
          <table:table-cell table:formula="of:=IF([.$F148]&gt;=[.J$2];IF([.$F148]&lt;[.K$2];5;&quot;&quot;);&quot;&quot;)">
            <text:p/>
          </table:table-cell>
          <table:table-cell table:formula="of:=IF([.$F148]&gt;=[.K$2];IF([.$F148]&lt;[.L$2];6;&quot;&quot;);&quot;&quot;)">
            <text:p/>
          </table:table-cell>
          <table:table-cell table:formula="of:=IF([.$F148]&gt;=[.L$2];IF([.$F148]&lt;[.M$2];7;&quot;&quot;);&quot;&quot;)">
            <text:p/>
          </table:table-cell>
          <table:table-cell table:formula="of:=IF([.$F148]&gt;=[.M$2];IF([.$F148]&lt;[.N$2];8;&quot;&quot;);&quot;&quot;)">
            <text:p/>
          </table:table-cell>
          <table:table-cell table:formula="of:=IF(SUM([.G148:.N148])=0;0;VALUE([.G148]&amp;[.H148]&amp;[.I148]&amp;[.J148]&amp;[.K148]&amp;[.L148]&amp;[.M148]&amp;[.N148]))" office:value-type="float" office:value="2" calcext:value-type="float">
            <text:p>2</text:p>
          </table:table-cell>
          <table:table-cell table:number-columns-repeated="5"/>
        </table:table-row>
        <table:table-row table:style-name="ro1">
          <table:table-cell office:value-type="string" calcext:value-type="string">
            <text:p>Palau</text:p>
          </table:table-cell>
          <table:table-cell office:value-type="float" office:value="16.785284" calcext:value-type="float">
            <text:p>16.79</text:p>
          </table:table-cell>
          <table:table-cell/>
          <table:table-cell table:number-columns-repeated="2" office:value-type="float" office:value="2.27373409375" calcext:value-type="float">
            <text:p>2.27</text:p>
          </table:table-cell>
          <table:table-cell table:style-name="ce2" table:formula="of:=IFERROR(IF([.C149]&lt;&gt;0;IF([.D149]&lt;&gt;0;[.C149]/[.E149];[.B149]/[.D149]);[.B149]/[.D149]);&quot;&quot;)" office:value-type="float" office:value="7.38225461197908" calcext:value-type="float">
            <text:p>7.38</text:p>
          </table:table-cell>
          <table:table-cell table:formula="of:=IF([.$F149]&gt;=0;IF([.$F149]&lt;[.G$2];1;&quot;&quot;);&quot;&quot;)">
            <text:p/>
          </table:table-cell>
          <table:table-cell table:formula="of:=IF([.$F149]&gt;=[.G$2];IF([.$F149]&lt;[.H$2];2;&quot;&quot;);&quot;&quot;)">
            <text:p/>
          </table:table-cell>
          <table:table-cell table:formula="of:=IF([.$F149]&gt;=[.H$2];IF([.$F149]&lt;[.I$2];3;&quot;&quot;);&quot;&quot;)">
            <text:p/>
          </table:table-cell>
          <table:table-cell table:formula="of:=IF([.$F149]&gt;=[.I$2];IF([.$F149]&lt;[.J$2];4;&quot;&quot;);&quot;&quot;)">
            <text:p/>
          </table:table-cell>
          <table:table-cell table:formula="of:=IF([.$F149]&gt;=[.J$2];IF([.$F149]&lt;[.K$2];5;&quot;&quot;);&quot;&quot;)">
            <text:p/>
          </table:table-cell>
          <table:table-cell table:formula="of:=IF([.$F149]&gt;=[.K$2];IF([.$F149]&lt;[.L$2];6;&quot;&quot;);&quot;&quot;)">
            <text:p/>
          </table:table-cell>
          <table:table-cell table:formula="of:=IF([.$F149]&gt;=[.L$2];IF([.$F149]&lt;[.M$2];7;&quot;&quot;);&quot;&quot;)">
            <text:p/>
          </table:table-cell>
          <table:table-cell table:formula="of:=IF([.$F149]&gt;=[.M$2];IF([.$F149]&lt;[.N$2];8;&quot;&quot;);&quot;&quot;)" office:value-type="float" office:value="8" calcext:value-type="float">
            <text:p>8</text:p>
          </table:table-cell>
          <table:table-cell table:formula="of:=IF(SUM([.G149:.N149])=0;0;VALUE([.G149]&amp;[.H149]&amp;[.I149]&amp;[.J149]&amp;[.K149]&amp;[.L149]&amp;[.M149]&amp;[.N149]))" office:value-type="float" office:value="8" calcext:value-type="float">
            <text:p>8</text:p>
          </table:table-cell>
          <table:table-cell table:number-columns-repeated="5"/>
        </table:table-row>
        <table:table-row table:style-name="ro1">
          <table:table-cell office:value-type="string" calcext:value-type="string">
            <text:p>Panama</text:p>
          </table:table-cell>
          <table:table-cell office:value-type="float" office:value="829.4" calcext:value-type="float">
            <text:p>829.4</text:p>
          </table:table-cell>
          <table:table-cell office:value-type="float" office:value="838.999968" calcext:value-type="float">
            <text:p>839</text:p>
          </table:table-cell>
          <table:table-cell office:value-type="float" office:value="559.9" calcext:value-type="float">
            <text:p>559.9</text:p>
          </table:table-cell>
          <table:table-cell office:value-type="float" office:value="505.7" calcext:value-type="float">
            <text:p>505.7</text:p>
          </table:table-cell>
          <table:table-cell table:style-name="ce2" table:formula="of:=IFERROR(IF([.C150]&lt;&gt;0;IF([.D150]&lt;&gt;0;[.C150]/[.E150];[.B150]/[.D150]);[.B150]/[.D150]);&quot;&quot;)" office:value-type="float" office:value="1.65908635159185" calcext:value-type="float">
            <text:p>1.66</text:p>
          </table:table-cell>
          <table:table-cell table:formula="of:=IF([.$F150]&gt;=0;IF([.$F150]&lt;[.G$2];1;&quot;&quot;);&quot;&quot;)">
            <text:p/>
          </table:table-cell>
          <table:table-cell table:formula="of:=IF([.$F150]&gt;=[.G$2];IF([.$F150]&lt;[.H$2];2;&quot;&quot;);&quot;&quot;)">
            <text:p/>
          </table:table-cell>
          <table:table-cell table:formula="of:=IF([.$F150]&gt;=[.H$2];IF([.$F150]&lt;[.I$2];3;&quot;&quot;);&quot;&quot;)">
            <text:p/>
          </table:table-cell>
          <table:table-cell table:formula="of:=IF([.$F150]&gt;=[.I$2];IF([.$F150]&lt;[.J$2];4;&quot;&quot;);&quot;&quot;)">
            <text:p/>
          </table:table-cell>
          <table:table-cell table:formula="of:=IF([.$F150]&gt;=[.J$2];IF([.$F150]&lt;[.K$2];5;&quot;&quot;);&quot;&quot;)">
            <text:p/>
          </table:table-cell>
          <table:table-cell table:formula="of:=IF([.$F150]&gt;=[.K$2];IF([.$F150]&lt;[.L$2];6;&quot;&quot;);&quot;&quot;)">
            <text:p/>
          </table:table-cell>
          <table:table-cell table:formula="of:=IF([.$F150]&gt;=[.L$2];IF([.$F150]&lt;[.M$2];7;&quot;&quot;);&quot;&quot;)" office:value-type="float" office:value="7" calcext:value-type="float">
            <text:p>7</text:p>
          </table:table-cell>
          <table:table-cell table:formula="of:=IF([.$F150]&gt;=[.M$2];IF([.$F150]&lt;[.N$2];8;&quot;&quot;);&quot;&quot;)">
            <text:p/>
          </table:table-cell>
          <table:table-cell table:formula="of:=IF(SUM([.G150:.N150])=0;0;VALUE([.G150]&amp;[.H150]&amp;[.I150]&amp;[.J150]&amp;[.K150]&amp;[.L150]&amp;[.M150]&amp;[.N150]))" office:value-type="float" office:value="7" calcext:value-type="float">
            <text:p>7</text:p>
          </table:table-cell>
          <table:table-cell table:number-columns-repeated="5"/>
        </table:table-row>
        <table:table-row table:style-name="ro1">
          <table:table-cell office:value-type="string" calcext:value-type="string">
            <text:p>Papua New Guinea</text:p>
          </table:table-cell>
          <table:table-cell office:value-type="float" office:value="279.293728" calcext:value-type="float">
            <text:p>279.29</text:p>
          </table:table-cell>
          <table:table-cell/>
          <table:table-cell office:value-type="float" office:value="10.4753205" calcext:value-type="float">
            <text:p>10.48</text:p>
          </table:table-cell>
          <table:table-cell office:value-type="float" office:value="7.14219035745898" calcext:value-type="float">
            <text:p>7.14</text:p>
          </table:table-cell>
          <table:table-cell table:style-name="ce2" table:formula="of:=IFERROR(IF([.C151]&lt;&gt;0;IF([.D151]&lt;&gt;0;[.C151]/[.E151];[.B151]/[.D151]);[.B151]/[.D151]);&quot;&quot;)" office:value-type="float" office:value="26.6620699576686" calcext:value-type="float">
            <text:p>26.66</text:p>
          </table:table-cell>
          <table:table-cell table:formula="of:=IF([.$F151]&gt;=0;IF([.$F151]&lt;[.G$2];1;&quot;&quot;);&quot;&quot;)">
            <text:p/>
          </table:table-cell>
          <table:table-cell table:formula="of:=IF([.$F151]&gt;=[.G$2];IF([.$F151]&lt;[.H$2];2;&quot;&quot;);&quot;&quot;)">
            <text:p/>
          </table:table-cell>
          <table:table-cell table:formula="of:=IF([.$F151]&gt;=[.H$2];IF([.$F151]&lt;[.I$2];3;&quot;&quot;);&quot;&quot;)">
            <text:p/>
          </table:table-cell>
          <table:table-cell table:formula="of:=IF([.$F151]&gt;=[.I$2];IF([.$F151]&lt;[.J$2];4;&quot;&quot;);&quot;&quot;)">
            <text:p/>
          </table:table-cell>
          <table:table-cell table:formula="of:=IF([.$F151]&gt;=[.J$2];IF([.$F151]&lt;[.K$2];5;&quot;&quot;);&quot;&quot;)">
            <text:p/>
          </table:table-cell>
          <table:table-cell table:formula="of:=IF([.$F151]&gt;=[.K$2];IF([.$F151]&lt;[.L$2];6;&quot;&quot;);&quot;&quot;)">
            <text:p/>
          </table:table-cell>
          <table:table-cell table:formula="of:=IF([.$F151]&gt;=[.L$2];IF([.$F151]&lt;[.M$2];7;&quot;&quot;);&quot;&quot;)">
            <text:p/>
          </table:table-cell>
          <table:table-cell table:formula="of:=IF([.$F151]&gt;=[.M$2];IF([.$F151]&lt;[.N$2];8;&quot;&quot;);&quot;&quot;)" office:value-type="float" office:value="8" calcext:value-type="float">
            <text:p>8</text:p>
          </table:table-cell>
          <table:table-cell table:formula="of:=IF(SUM([.G151:.N151])=0;0;VALUE([.G151]&amp;[.H151]&amp;[.I151]&amp;[.J151]&amp;[.K151]&amp;[.L151]&amp;[.M151]&amp;[.N151]))" office:value-type="float" office:value="8" calcext:value-type="float">
            <text:p>8</text:p>
          </table:table-cell>
          <table:table-cell table:number-columns-repeated="5"/>
        </table:table-row>
        <table:table-row table:style-name="ro1">
          <table:table-cell office:value-type="string" calcext:value-type="string">
            <text:p>Paraguay</text:p>
          </table:table-cell>
          <table:table-cell table:number-columns-repeated="2"/>
          <table:table-cell office:value-type="float" office:value="553.640384" calcext:value-type="float">
            <text:p>553.64</text:p>
          </table:table-cell>
          <table:table-cell office:value-type="float" office:value="656.858368" calcext:value-type="float">
            <text:p>656.86</text:p>
          </table:table-cell>
          <table:table-cell table:style-name="ce2" table:formula="of:=IFERROR(IF([.C152]&lt;&gt;0;IF([.D152]&lt;&gt;0;[.C152]/[.E152];[.B152]/[.D152]);[.B152]/[.D152]);&quot;&quot;)" office:value-type="float" office:value="0" calcext:value-type="float">
            <text:p>0.00</text:p>
          </table:table-cell>
          <table:table-cell table:formula="of:=IF([.$F152]&gt;=0;IF([.$F152]&lt;[.G$2];1;&quot;&quot;);&quot;&quot;)">
            <text:p/>
          </table:table-cell>
          <table:table-cell table:formula="of:=IF([.$F152]&gt;=[.G$2];IF([.$F152]&lt;[.H$2];2;&quot;&quot;);&quot;&quot;)" office:value-type="float" office:value="2" calcext:value-type="float">
            <text:p>2</text:p>
          </table:table-cell>
          <table:table-cell table:formula="of:=IF([.$F152]&gt;=[.H$2];IF([.$F152]&lt;[.I$2];3;&quot;&quot;);&quot;&quot;)">
            <text:p/>
          </table:table-cell>
          <table:table-cell table:formula="of:=IF([.$F152]&gt;=[.I$2];IF([.$F152]&lt;[.J$2];4;&quot;&quot;);&quot;&quot;)">
            <text:p/>
          </table:table-cell>
          <table:table-cell table:formula="of:=IF([.$F152]&gt;=[.J$2];IF([.$F152]&lt;[.K$2];5;&quot;&quot;);&quot;&quot;)">
            <text:p/>
          </table:table-cell>
          <table:table-cell table:formula="of:=IF([.$F152]&gt;=[.K$2];IF([.$F152]&lt;[.L$2];6;&quot;&quot;);&quot;&quot;)">
            <text:p/>
          </table:table-cell>
          <table:table-cell table:formula="of:=IF([.$F152]&gt;=[.L$2];IF([.$F152]&lt;[.M$2];7;&quot;&quot;);&quot;&quot;)">
            <text:p/>
          </table:table-cell>
          <table:table-cell table:formula="of:=IF([.$F152]&gt;=[.M$2];IF([.$F152]&lt;[.N$2];8;&quot;&quot;);&quot;&quot;)">
            <text:p/>
          </table:table-cell>
          <table:table-cell table:formula="of:=IF(SUM([.G152:.N152])=0;0;VALUE([.G152]&amp;[.H152]&amp;[.I152]&amp;[.J152]&amp;[.K152]&amp;[.L152]&amp;[.M152]&amp;[.N152]))" office:value-type="float" office:value="2" calcext:value-type="float">
            <text:p>2</text:p>
          </table:table-cell>
          <table:table-cell table:number-columns-repeated="5"/>
        </table:table-row>
        <table:table-row table:style-name="ro1">
          <table:table-cell office:value-type="string" calcext:value-type="string">
            <text:p>Peru</text:p>
          </table:table-cell>
          <table:table-cell table:number-columns-repeated="2"/>
          <table:table-cell office:value-type="float" office:value="2725.062656" calcext:value-type="float">
            <text:p>2725.06</text:p>
          </table:table-cell>
          <table:table-cell office:value-type="float" office:value="2883.886592" calcext:value-type="float">
            <text:p>2883.89</text:p>
          </table:table-cell>
          <table:table-cell table:style-name="ce2" table:formula="of:=IFERROR(IF([.C153]&lt;&gt;0;IF([.D153]&lt;&gt;0;[.C153]/[.E153];[.B153]/[.D153]);[.B153]/[.D153]);&quot;&quot;)" office:value-type="float" office:value="0" calcext:value-type="float">
            <text:p>0.00</text:p>
          </table:table-cell>
          <table:table-cell table:formula="of:=IF([.$F153]&gt;=0;IF([.$F153]&lt;[.G$2];1;&quot;&quot;);&quot;&quot;)">
            <text:p/>
          </table:table-cell>
          <table:table-cell table:formula="of:=IF([.$F153]&gt;=[.G$2];IF([.$F153]&lt;[.H$2];2;&quot;&quot;);&quot;&quot;)" office:value-type="float" office:value="2" calcext:value-type="float">
            <text:p>2</text:p>
          </table:table-cell>
          <table:table-cell table:formula="of:=IF([.$F153]&gt;=[.H$2];IF([.$F153]&lt;[.I$2];3;&quot;&quot;);&quot;&quot;)">
            <text:p/>
          </table:table-cell>
          <table:table-cell table:formula="of:=IF([.$F153]&gt;=[.I$2];IF([.$F153]&lt;[.J$2];4;&quot;&quot;);&quot;&quot;)">
            <text:p/>
          </table:table-cell>
          <table:table-cell table:formula="of:=IF([.$F153]&gt;=[.J$2];IF([.$F153]&lt;[.K$2];5;&quot;&quot;);&quot;&quot;)">
            <text:p/>
          </table:table-cell>
          <table:table-cell table:formula="of:=IF([.$F153]&gt;=[.K$2];IF([.$F153]&lt;[.L$2];6;&quot;&quot;);&quot;&quot;)">
            <text:p/>
          </table:table-cell>
          <table:table-cell table:formula="of:=IF([.$F153]&gt;=[.L$2];IF([.$F153]&lt;[.M$2];7;&quot;&quot;);&quot;&quot;)">
            <text:p/>
          </table:table-cell>
          <table:table-cell table:formula="of:=IF([.$F153]&gt;=[.M$2];IF([.$F153]&lt;[.N$2];8;&quot;&quot;);&quot;&quot;)">
            <text:p/>
          </table:table-cell>
          <table:table-cell table:formula="of:=IF(SUM([.G153:.N153])=0;0;VALUE([.G153]&amp;[.H153]&amp;[.I153]&amp;[.J153]&amp;[.K153]&amp;[.L153]&amp;[.M153]&amp;[.N153]))" office:value-type="float" office:value="2" calcext:value-type="float">
            <text:p>2</text:p>
          </table:table-cell>
          <table:table-cell table:number-columns-repeated="5"/>
        </table:table-row>
        <table:table-row table:style-name="ro1">
          <table:table-cell office:value-type="string" calcext:value-type="string">
            <text:p>Philippines</text:p>
          </table:table-cell>
          <table:table-cell office:value-type="float" office:value="153.322156" calcext:value-type="float">
            <text:p>153.32</text:p>
          </table:table-cell>
          <table:table-cell office:value-type="float" office:value="185.506996" calcext:value-type="float">
            <text:p>185.51</text:p>
          </table:table-cell>
          <table:table-cell office:value-type="float" office:value="29799.395328" calcext:value-type="float">
            <text:p>29799.4</text:p>
          </table:table-cell>
          <table:table-cell office:value-type="float" office:value="31144.631808" calcext:value-type="float">
            <text:p>31144.63</text:p>
          </table:table-cell>
          <table:table-cell table:style-name="ce2" table:formula="of:=IFERROR(IF([.C154]&lt;&gt;0;IF([.D154]&lt;&gt;0;[.C154]/[.E154];[.B154]/[.D154]);[.B154]/[.D154]);&quot;&quot;)" office:value-type="float" office:value="0.00595630724240412" calcext:value-type="float">
            <text:p>0.01</text:p>
          </table:table-cell>
          <table:table-cell table:formula="of:=IF([.$F154]&gt;=0;IF([.$F154]&lt;[.G$2];1;&quot;&quot;);&quot;&quot;)">
            <text:p/>
          </table:table-cell>
          <table:table-cell table:formula="of:=IF([.$F154]&gt;=[.G$2];IF([.$F154]&lt;[.H$2];2;&quot;&quot;);&quot;&quot;)" office:value-type="float" office:value="2" calcext:value-type="float">
            <text:p>2</text:p>
          </table:table-cell>
          <table:table-cell table:formula="of:=IF([.$F154]&gt;=[.H$2];IF([.$F154]&lt;[.I$2];3;&quot;&quot;);&quot;&quot;)">
            <text:p/>
          </table:table-cell>
          <table:table-cell table:formula="of:=IF([.$F154]&gt;=[.I$2];IF([.$F154]&lt;[.J$2];4;&quot;&quot;);&quot;&quot;)">
            <text:p/>
          </table:table-cell>
          <table:table-cell table:formula="of:=IF([.$F154]&gt;=[.J$2];IF([.$F154]&lt;[.K$2];5;&quot;&quot;);&quot;&quot;)">
            <text:p/>
          </table:table-cell>
          <table:table-cell table:formula="of:=IF([.$F154]&gt;=[.K$2];IF([.$F154]&lt;[.L$2];6;&quot;&quot;);&quot;&quot;)">
            <text:p/>
          </table:table-cell>
          <table:table-cell table:formula="of:=IF([.$F154]&gt;=[.L$2];IF([.$F154]&lt;[.M$2];7;&quot;&quot;);&quot;&quot;)">
            <text:p/>
          </table:table-cell>
          <table:table-cell table:formula="of:=IF([.$F154]&gt;=[.M$2];IF([.$F154]&lt;[.N$2];8;&quot;&quot;);&quot;&quot;)">
            <text:p/>
          </table:table-cell>
          <table:table-cell table:formula="of:=IF(SUM([.G154:.N154])=0;0;VALUE([.G154]&amp;[.H154]&amp;[.I154]&amp;[.J154]&amp;[.K154]&amp;[.L154]&amp;[.M154]&amp;[.N154]))" office:value-type="float" office:value="2" calcext:value-type="float">
            <text:p>2</text:p>
          </table:table-cell>
          <table:table-cell table:number-columns-repeated="5"/>
        </table:table-row>
        <table:table-row table:style-name="ro1">
          <table:table-cell office:value-type="string" calcext:value-type="string">
            <text:p>Poland</text:p>
          </table:table-cell>
          <table:table-cell office:value-type="float" office:value="2556.999872" calcext:value-type="float">
            <text:p>2557</text:p>
          </table:table-cell>
          <table:table-cell office:value-type="float" office:value="3716.000064" calcext:value-type="float">
            <text:p>3716</text:p>
          </table:table-cell>
          <table:table-cell office:value-type="float" office:value="6782.999808" calcext:value-type="float">
            <text:p>6783</text:p>
          </table:table-cell>
          <table:table-cell office:value-type="float" office:value="6712" calcext:value-type="float">
            <text:p>6712</text:p>
          </table:table-cell>
          <table:table-cell table:style-name="ce2" table:formula="of:=IFERROR(IF([.C155]&lt;&gt;0;IF([.D155]&lt;&gt;0;[.C155]/[.E155];[.B155]/[.D155]);[.B155]/[.D155]);&quot;&quot;)" office:value-type="float" office:value="0.553635289630512" calcext:value-type="float">
            <text:p>0.55</text:p>
          </table:table-cell>
          <table:table-cell table:formula="of:=IF([.$F155]&gt;=0;IF([.$F155]&lt;[.G$2];1;&quot;&quot;);&quot;&quot;)">
            <text:p/>
          </table:table-cell>
          <table:table-cell table:formula="of:=IF([.$F155]&gt;=[.G$2];IF([.$F155]&lt;[.H$2];2;&quot;&quot;);&quot;&quot;)">
            <text:p/>
          </table:table-cell>
          <table:table-cell table:formula="of:=IF([.$F155]&gt;=[.H$2];IF([.$F155]&lt;[.I$2];3;&quot;&quot;);&quot;&quot;)">
            <text:p/>
          </table:table-cell>
          <table:table-cell table:formula="of:=IF([.$F155]&gt;=[.I$2];IF([.$F155]&lt;[.J$2];4;&quot;&quot;);&quot;&quot;)">
            <text:p/>
          </table:table-cell>
          <table:table-cell table:formula="of:=IF([.$F155]&gt;=[.J$2];IF([.$F155]&lt;[.K$2];5;&quot;&quot;);&quot;&quot;)">
            <text:p/>
          </table:table-cell>
          <table:table-cell table:formula="of:=IF([.$F155]&gt;=[.K$2];IF([.$F155]&lt;[.L$2];6;&quot;&quot;);&quot;&quot;)" office:value-type="float" office:value="6" calcext:value-type="float">
            <text:p>6</text:p>
          </table:table-cell>
          <table:table-cell table:formula="of:=IF([.$F155]&gt;=[.L$2];IF([.$F155]&lt;[.M$2];7;&quot;&quot;);&quot;&quot;)">
            <text:p/>
          </table:table-cell>
          <table:table-cell table:formula="of:=IF([.$F155]&gt;=[.M$2];IF([.$F155]&lt;[.N$2];8;&quot;&quot;);&quot;&quot;)">
            <text:p/>
          </table:table-cell>
          <table:table-cell table:formula="of:=IF(SUM([.G155:.N155])=0;0;VALUE([.G155]&amp;[.H155]&amp;[.I155]&amp;[.J155]&amp;[.K155]&amp;[.L155]&amp;[.M155]&amp;[.N155]))" office:value-type="float" office:value="6" calcext:value-type="float">
            <text:p>6</text:p>
          </table:table-cell>
          <table:table-cell table:number-columns-repeated="5"/>
        </table:table-row>
        <table:table-row table:style-name="ro1">
          <table:table-cell office:value-type="string" calcext:value-type="string">
            <text:p>Portugal</text:p>
          </table:table-cell>
          <table:table-cell office:value-type="float" office:value="221.724032" calcext:value-type="float">
            <text:p>221.72</text:p>
          </table:table-cell>
          <table:table-cell office:value-type="float" office:value="186.461552" calcext:value-type="float">
            <text:p>186.46</text:p>
          </table:table-cell>
          <table:table-cell office:value-type="float" office:value="4363.23936" calcext:value-type="float">
            <text:p>4363.24</text:p>
          </table:table-cell>
          <table:table-cell office:value-type="float" office:value="4377.74816" calcext:value-type="float">
            <text:p>4377.75</text:p>
          </table:table-cell>
          <table:table-cell table:style-name="ce2" table:formula="of:=IFERROR(IF([.C156]&lt;&gt;0;IF([.D156]&lt;&gt;0;[.C156]/[.E156];[.B156]/[.D156]);[.B156]/[.D156]);&quot;&quot;)" office:value-type="float" office:value="0.0425930284669459" calcext:value-type="float">
            <text:p>0.04</text:p>
          </table:table-cell>
          <table:table-cell table:formula="of:=IF([.$F156]&gt;=0;IF([.$F156]&lt;[.G$2];1;&quot;&quot;);&quot;&quot;)">
            <text:p/>
          </table:table-cell>
          <table:table-cell table:formula="of:=IF([.$F156]&gt;=[.G$2];IF([.$F156]&lt;[.H$2];2;&quot;&quot;);&quot;&quot;)">
            <text:p/>
          </table:table-cell>
          <table:table-cell table:formula="of:=IF([.$F156]&gt;=[.H$2];IF([.$F156]&lt;[.I$2];3;&quot;&quot;);&quot;&quot;)" office:value-type="float" office:value="3" calcext:value-type="float">
            <text:p>3</text:p>
          </table:table-cell>
          <table:table-cell table:formula="of:=IF([.$F156]&gt;=[.I$2];IF([.$F156]&lt;[.J$2];4;&quot;&quot;);&quot;&quot;)">
            <text:p/>
          </table:table-cell>
          <table:table-cell table:formula="of:=IF([.$F156]&gt;=[.J$2];IF([.$F156]&lt;[.K$2];5;&quot;&quot;);&quot;&quot;)">
            <text:p/>
          </table:table-cell>
          <table:table-cell table:formula="of:=IF([.$F156]&gt;=[.K$2];IF([.$F156]&lt;[.L$2];6;&quot;&quot;);&quot;&quot;)">
            <text:p/>
          </table:table-cell>
          <table:table-cell table:formula="of:=IF([.$F156]&gt;=[.L$2];IF([.$F156]&lt;[.M$2];7;&quot;&quot;);&quot;&quot;)">
            <text:p/>
          </table:table-cell>
          <table:table-cell table:formula="of:=IF([.$F156]&gt;=[.M$2];IF([.$F156]&lt;[.N$2];8;&quot;&quot;);&quot;&quot;)">
            <text:p/>
          </table:table-cell>
          <table:table-cell table:formula="of:=IF(SUM([.G156:.N156])=0;0;VALUE([.G156]&amp;[.H156]&amp;[.I156]&amp;[.J156]&amp;[.K156]&amp;[.L156]&amp;[.M156]&amp;[.N156]))" office:value-type="float" office:value="3" calcext:value-type="float">
            <text:p>3</text:p>
          </table:table-cell>
          <table:table-cell table:number-columns-repeated="5"/>
        </table:table-row>
        <table:table-row table:style-name="ro1">
          <table:table-cell office:value-type="string" calcext:value-type="string">
            <text:p>Puerto Rico</text:p>
          </table:table-cell>
          <table:table-cell table:number-columns-repeated="4"/>
          <table:table-cell table:style-name="ce2" table:formula="of:=IFERROR(IF([.C157]&lt;&gt;0;IF([.D157]&lt;&gt;0;[.C157]/[.E157];[.B157]/[.D157]);[.B157]/[.D157]);&quot;&quot;)">
            <text:p/>
          </table:table-cell>
          <table:table-cell table:formula="of:=IF([.$F157]&gt;=0;IF([.$F157]&lt;[.G$2];1;&quot;&quot;);&quot;&quot;)">
            <text:p/>
          </table:table-cell>
          <table:table-cell table:formula="of:=IF([.$F157]&gt;=[.G$2];IF([.$F157]&lt;[.H$2];2;&quot;&quot;);&quot;&quot;)">
            <text:p/>
          </table:table-cell>
          <table:table-cell table:formula="of:=IF([.$F157]&gt;=[.H$2];IF([.$F157]&lt;[.I$2];3;&quot;&quot;);&quot;&quot;)">
            <text:p/>
          </table:table-cell>
          <table:table-cell table:formula="of:=IF([.$F157]&gt;=[.I$2];IF([.$F157]&lt;[.J$2];4;&quot;&quot;);&quot;&quot;)">
            <text:p/>
          </table:table-cell>
          <table:table-cell table:formula="of:=IF([.$F157]&gt;=[.J$2];IF([.$F157]&lt;[.K$2];5;&quot;&quot;);&quot;&quot;)">
            <text:p/>
          </table:table-cell>
          <table:table-cell table:formula="of:=IF([.$F157]&gt;=[.K$2];IF([.$F157]&lt;[.L$2];6;&quot;&quot;);&quot;&quot;)">
            <text:p/>
          </table:table-cell>
          <table:table-cell table:formula="of:=IF([.$F157]&gt;=[.L$2];IF([.$F157]&lt;[.M$2];7;&quot;&quot;);&quot;&quot;)">
            <text:p/>
          </table:table-cell>
          <table:table-cell table:formula="of:=IF([.$F157]&gt;=[.M$2];IF([.$F157]&lt;[.N$2];8;&quot;&quot;);&quot;&quot;)">
            <text:p/>
          </table:table-cell>
          <table:table-cell table:formula="of:=IF(SUM([.G157:.N157])=0;0;VALUE([.G157]&amp;[.H157]&amp;[.I157]&amp;[.J157]&amp;[.K157]&amp;[.L157]&amp;[.M157]&amp;[.N157]))" office:value-type="float" office:value="0" calcext:value-type="float">
            <text:p>0</text:p>
          </table:table-cell>
          <table:table-cell table:number-columns-repeated="5"/>
        </table:table-row>
        <table:table-row table:style-name="ro1">
          <table:table-cell office:value-type="string" calcext:value-type="string">
            <text:p>Qatar</text:p>
          </table:table-cell>
          <table:table-cell office:value-type="float" office:value="12192.03272" calcext:value-type="float">
            <text:p>12192.03</text:p>
          </table:table-cell>
          <table:table-cell office:value-type="float" office:value="11981.868256" calcext:value-type="float">
            <text:p>11981.87</text:p>
          </table:table-cell>
          <table:table-cell office:value-type="float" office:value="437.087904" calcext:value-type="float">
            <text:p>437.09</text:p>
          </table:table-cell>
          <table:table-cell office:value-type="float" office:value="378.571424" calcext:value-type="float">
            <text:p>378.57</text:p>
          </table:table-cell>
          <table:table-cell table:style-name="ce2" table:formula="of:=IFERROR(IF([.C158]&lt;&gt;0;IF([.D158]&lt;&gt;0;[.C158]/[.E158];[.B158]/[.D158]);[.B158]/[.D158]);&quot;&quot;)" office:value-type="float" office:value="31.6502184169083" calcext:value-type="float">
            <text:p>31.65</text:p>
          </table:table-cell>
          <table:table-cell table:formula="of:=IF([.$F158]&gt;=0;IF([.$F158]&lt;[.G$2];1;&quot;&quot;);&quot;&quot;)">
            <text:p/>
          </table:table-cell>
          <table:table-cell table:formula="of:=IF([.$F158]&gt;=[.G$2];IF([.$F158]&lt;[.H$2];2;&quot;&quot;);&quot;&quot;)">
            <text:p/>
          </table:table-cell>
          <table:table-cell table:formula="of:=IF([.$F158]&gt;=[.H$2];IF([.$F158]&lt;[.I$2];3;&quot;&quot;);&quot;&quot;)">
            <text:p/>
          </table:table-cell>
          <table:table-cell table:formula="of:=IF([.$F158]&gt;=[.I$2];IF([.$F158]&lt;[.J$2];4;&quot;&quot;);&quot;&quot;)">
            <text:p/>
          </table:table-cell>
          <table:table-cell table:formula="of:=IF([.$F158]&gt;=[.J$2];IF([.$F158]&lt;[.K$2];5;&quot;&quot;);&quot;&quot;)">
            <text:p/>
          </table:table-cell>
          <table:table-cell table:formula="of:=IF([.$F158]&gt;=[.K$2];IF([.$F158]&lt;[.L$2];6;&quot;&quot;);&quot;&quot;)">
            <text:p/>
          </table:table-cell>
          <table:table-cell table:formula="of:=IF([.$F158]&gt;=[.L$2];IF([.$F158]&lt;[.M$2];7;&quot;&quot;);&quot;&quot;)">
            <text:p/>
          </table:table-cell>
          <table:table-cell table:formula="of:=IF([.$F158]&gt;=[.M$2];IF([.$F158]&lt;[.N$2];8;&quot;&quot;);&quot;&quot;)" office:value-type="float" office:value="8" calcext:value-type="float">
            <text:p>8</text:p>
          </table:table-cell>
          <table:table-cell table:formula="of:=IF(SUM([.G158:.N158])=0;0;VALUE([.G158]&amp;[.H158]&amp;[.I158]&amp;[.J158]&amp;[.K158]&amp;[.L158]&amp;[.M158]&amp;[.N158]))" office:value-type="float" office:value="8" calcext:value-type="float">
            <text:p>8</text:p>
          </table:table-cell>
          <table:table-cell table:number-columns-repeated="5"/>
        </table:table-row>
        <table:table-row table:style-name="ro1">
          <table:table-cell office:value-type="string" calcext:value-type="string">
            <text:p>Romania</text:p>
          </table:table-cell>
          <table:table-cell office:value-type="float" office:value="526.43246" calcext:value-type="float">
            <text:p>526.43</text:p>
          </table:table-cell>
          <table:table-cell office:value-type="float" office:value="547.489944" calcext:value-type="float">
            <text:p>547.49</text:p>
          </table:table-cell>
          <table:table-cell office:value-type="float" office:value="3085.453952" calcext:value-type="float">
            <text:p>3085.45</text:p>
          </table:table-cell>
          <table:table-cell office:value-type="float" office:value="3484.233152" calcext:value-type="float">
            <text:p>3484.23</text:p>
          </table:table-cell>
          <table:table-cell table:style-name="ce2" table:formula="of:=IFERROR(IF([.C159]&lt;&gt;0;IF([.D159]&lt;&gt;0;[.C159]/[.E159];[.B159]/[.D159]);[.B159]/[.D159]);&quot;&quot;)" office:value-type="float" office:value="0.157133555682327" calcext:value-type="float">
            <text:p>0.16</text:p>
          </table:table-cell>
          <table:table-cell table:formula="of:=IF([.$F159]&gt;=0;IF([.$F159]&lt;[.G$2];1;&quot;&quot;);&quot;&quot;)">
            <text:p/>
          </table:table-cell>
          <table:table-cell table:formula="of:=IF([.$F159]&gt;=[.G$2];IF([.$F159]&lt;[.H$2];2;&quot;&quot;);&quot;&quot;)">
            <text:p/>
          </table:table-cell>
          <table:table-cell table:formula="of:=IF([.$F159]&gt;=[.H$2];IF([.$F159]&lt;[.I$2];3;&quot;&quot;);&quot;&quot;)">
            <text:p/>
          </table:table-cell>
          <table:table-cell table:formula="of:=IF([.$F159]&gt;=[.I$2];IF([.$F159]&lt;[.J$2];4;&quot;&quot;);&quot;&quot;)" office:value-type="float" office:value="4" calcext:value-type="float">
            <text:p>4</text:p>
          </table:table-cell>
          <table:table-cell table:formula="of:=IF([.$F159]&gt;=[.J$2];IF([.$F159]&lt;[.K$2];5;&quot;&quot;);&quot;&quot;)">
            <text:p/>
          </table:table-cell>
          <table:table-cell table:formula="of:=IF([.$F159]&gt;=[.K$2];IF([.$F159]&lt;[.L$2];6;&quot;&quot;);&quot;&quot;)">
            <text:p/>
          </table:table-cell>
          <table:table-cell table:formula="of:=IF([.$F159]&gt;=[.L$2];IF([.$F159]&lt;[.M$2];7;&quot;&quot;);&quot;&quot;)">
            <text:p/>
          </table:table-cell>
          <table:table-cell table:formula="of:=IF([.$F159]&gt;=[.M$2];IF([.$F159]&lt;[.N$2];8;&quot;&quot;);&quot;&quot;)">
            <text:p/>
          </table:table-cell>
          <table:table-cell table:formula="of:=IF(SUM([.G159:.N159])=0;0;VALUE([.G159]&amp;[.H159]&amp;[.I159]&amp;[.J159]&amp;[.K159]&amp;[.L159]&amp;[.M159]&amp;[.N159]))" office:value-type="float" office:value="4" calcext:value-type="float">
            <text:p>4</text:p>
          </table:table-cell>
          <table:table-cell table:number-columns-repeated="5"/>
        </table:table-row>
        <table:table-row table:style-name="ro1">
          <table:table-cell office:value-type="string" calcext:value-type="string">
            <text:p>Russia</text:p>
          </table:table-cell>
          <table:table-cell office:value-type="float" office:value="19688.839168" calcext:value-type="float">
            <text:p>19688.84</text:p>
          </table:table-cell>
          <table:table-cell office:value-type="float" office:value="16590.339584" calcext:value-type="float">
            <text:p>16590.34</text:p>
          </table:table-cell>
          <table:table-cell office:value-type="float" office:value="6903.389952" calcext:value-type="float">
            <text:p>6903.39</text:p>
          </table:table-cell>
          <table:table-cell office:value-type="float" office:value="6678.01984" calcext:value-type="float">
            <text:p>6678.02</text:p>
          </table:table-cell>
          <table:table-cell table:style-name="ce2" table:formula="of:=IFERROR(IF([.C160]&lt;&gt;0;IF([.D160]&lt;&gt;0;[.C160]/[.E160];[.B160]/[.D160]);[.B160]/[.D160]);&quot;&quot;)" office:value-type="float" office:value="2.48432019992322" calcext:value-type="float">
            <text:p>2.48</text:p>
          </table:table-cell>
          <table:table-cell table:formula="of:=IF([.$F160]&gt;=0;IF([.$F160]&lt;[.G$2];1;&quot;&quot;);&quot;&quot;)">
            <text:p/>
          </table:table-cell>
          <table:table-cell table:formula="of:=IF([.$F160]&gt;=[.G$2];IF([.$F160]&lt;[.H$2];2;&quot;&quot;);&quot;&quot;)">
            <text:p/>
          </table:table-cell>
          <table:table-cell table:formula="of:=IF([.$F160]&gt;=[.H$2];IF([.$F160]&lt;[.I$2];3;&quot;&quot;);&quot;&quot;)">
            <text:p/>
          </table:table-cell>
          <table:table-cell table:formula="of:=IF([.$F160]&gt;=[.I$2];IF([.$F160]&lt;[.J$2];4;&quot;&quot;);&quot;&quot;)">
            <text:p/>
          </table:table-cell>
          <table:table-cell table:formula="of:=IF([.$F160]&gt;=[.J$2];IF([.$F160]&lt;[.K$2];5;&quot;&quot;);&quot;&quot;)">
            <text:p/>
          </table:table-cell>
          <table:table-cell table:formula="of:=IF([.$F160]&gt;=[.K$2];IF([.$F160]&lt;[.L$2];6;&quot;&quot;);&quot;&quot;)">
            <text:p/>
          </table:table-cell>
          <table:table-cell table:formula="of:=IF([.$F160]&gt;=[.L$2];IF([.$F160]&lt;[.M$2];7;&quot;&quot;);&quot;&quot;)" office:value-type="float" office:value="7" calcext:value-type="float">
            <text:p>7</text:p>
          </table:table-cell>
          <table:table-cell table:formula="of:=IF([.$F160]&gt;=[.M$2];IF([.$F160]&lt;[.N$2];8;&quot;&quot;);&quot;&quot;)">
            <text:p/>
          </table:table-cell>
          <table:table-cell table:formula="of:=IF(SUM([.G160:.N160])=0;0;VALUE([.G160]&amp;[.H160]&amp;[.I160]&amp;[.J160]&amp;[.K160]&amp;[.L160]&amp;[.M160]&amp;[.N160]))" office:value-type="float" office:value="7" calcext:value-type="float">
            <text:p>7</text:p>
          </table:table-cell>
          <table:table-cell table:number-columns-repeated="5"/>
        </table:table-row>
        <table:table-row table:style-name="ro1">
          <table:table-cell office:value-type="string" calcext:value-type="string">
            <text:p>Rwanda</text:p>
          </table:table-cell>
          <table:table-cell office:value-type="float" office:value="123.435384" calcext:value-type="float">
            <text:p>123.44</text:p>
          </table:table-cell>
          <table:table-cell office:value-type="float" office:value="134.039844" calcext:value-type="float">
            <text:p>134.04</text:p>
          </table:table-cell>
          <table:table-cell office:value-type="float" office:value="159.1999615" calcext:value-type="float">
            <text:p>159.2</text:p>
          </table:table-cell>
          <table:table-cell office:value-type="float" office:value="172.5187695" calcext:value-type="float">
            <text:p>172.52</text:p>
          </table:table-cell>
          <table:table-cell table:style-name="ce2" table:formula="of:=IFERROR(IF([.C161]&lt;&gt;0;IF([.D161]&lt;&gt;0;[.C161]/[.E161];[.B161]/[.D161]);[.B161]/[.D161]);&quot;&quot;)" office:value-type="float" office:value="0.776958034122774" calcext:value-type="float">
            <text:p>0.78</text:p>
          </table:table-cell>
          <table:table-cell table:formula="of:=IF([.$F161]&gt;=0;IF([.$F161]&lt;[.G$2];1;&quot;&quot;);&quot;&quot;)">
            <text:p/>
          </table:table-cell>
          <table:table-cell table:formula="of:=IF([.$F161]&gt;=[.G$2];IF([.$F161]&lt;[.H$2];2;&quot;&quot;);&quot;&quot;)">
            <text:p/>
          </table:table-cell>
          <table:table-cell table:formula="of:=IF([.$F161]&gt;=[.H$2];IF([.$F161]&lt;[.I$2];3;&quot;&quot;);&quot;&quot;)">
            <text:p/>
          </table:table-cell>
          <table:table-cell table:formula="of:=IF([.$F161]&gt;=[.I$2];IF([.$F161]&lt;[.J$2];4;&quot;&quot;);&quot;&quot;)">
            <text:p/>
          </table:table-cell>
          <table:table-cell table:formula="of:=IF([.$F161]&gt;=[.J$2];IF([.$F161]&lt;[.K$2];5;&quot;&quot;);&quot;&quot;)">
            <text:p/>
          </table:table-cell>
          <table:table-cell table:formula="of:=IF([.$F161]&gt;=[.K$2];IF([.$F161]&lt;[.L$2];6;&quot;&quot;);&quot;&quot;)" office:value-type="float" office:value="6" calcext:value-type="float">
            <text:p>6</text:p>
          </table:table-cell>
          <table:table-cell table:formula="of:=IF([.$F161]&gt;=[.L$2];IF([.$F161]&lt;[.M$2];7;&quot;&quot;);&quot;&quot;)">
            <text:p/>
          </table:table-cell>
          <table:table-cell table:formula="of:=IF([.$F161]&gt;=[.M$2];IF([.$F161]&lt;[.N$2];8;&quot;&quot;);&quot;&quot;)">
            <text:p/>
          </table:table-cell>
          <table:table-cell table:formula="of:=IF(SUM([.G161:.N161])=0;0;VALUE([.G161]&amp;[.H161]&amp;[.I161]&amp;[.J161]&amp;[.K161]&amp;[.L161]&amp;[.M161]&amp;[.N161]))" office:value-type="float" office:value="6" calcext:value-type="float">
            <text:p>6</text:p>
          </table:table-cell>
          <table:table-cell table:number-columns-repeated="5"/>
        </table:table-row>
        <table:table-row table:style-name="ro1">
          <table:table-cell office:value-type="string" calcext:value-type="string">
            <text:p>Samoa</text:p>
          </table:table-cell>
          <table:table-cell office:value-type="float" office:value="15.747451" calcext:value-type="float">
            <text:p>15.75</text:p>
          </table:table-cell>
          <table:table-cell/>
          <table:table-cell office:value-type="float" office:value="131.1557635" calcext:value-type="float">
            <text:p>131.16</text:p>
          </table:table-cell>
          <table:table-cell office:value-type="float" office:value="38.3225106944757" calcext:value-type="float">
            <text:p>38.32</text:p>
          </table:table-cell>
          <table:table-cell table:style-name="ce2" table:formula="of:=IFERROR(IF([.C162]&lt;&gt;0;IF([.D162]&lt;&gt;0;[.C162]/[.E162];[.B162]/[.D162]);[.B162]/[.D162]);&quot;&quot;)" office:value-type="float" office:value="0.120066786085234" calcext:value-type="float">
            <text:p>0.12</text:p>
          </table:table-cell>
          <table:table-cell table:formula="of:=IF([.$F162]&gt;=0;IF([.$F162]&lt;[.G$2];1;&quot;&quot;);&quot;&quot;)">
            <text:p/>
          </table:table-cell>
          <table:table-cell table:formula="of:=IF([.$F162]&gt;=[.G$2];IF([.$F162]&lt;[.H$2];2;&quot;&quot;);&quot;&quot;)">
            <text:p/>
          </table:table-cell>
          <table:table-cell table:formula="of:=IF([.$F162]&gt;=[.H$2];IF([.$F162]&lt;[.I$2];3;&quot;&quot;);&quot;&quot;)">
            <text:p/>
          </table:table-cell>
          <table:table-cell table:formula="of:=IF([.$F162]&gt;=[.I$2];IF([.$F162]&lt;[.J$2];4;&quot;&quot;);&quot;&quot;)" office:value-type="float" office:value="4" calcext:value-type="float">
            <text:p>4</text:p>
          </table:table-cell>
          <table:table-cell table:formula="of:=IF([.$F162]&gt;=[.J$2];IF([.$F162]&lt;[.K$2];5;&quot;&quot;);&quot;&quot;)">
            <text:p/>
          </table:table-cell>
          <table:table-cell table:formula="of:=IF([.$F162]&gt;=[.K$2];IF([.$F162]&lt;[.L$2];6;&quot;&quot;);&quot;&quot;)">
            <text:p/>
          </table:table-cell>
          <table:table-cell table:formula="of:=IF([.$F162]&gt;=[.L$2];IF([.$F162]&lt;[.M$2];7;&quot;&quot;);&quot;&quot;)">
            <text:p/>
          </table:table-cell>
          <table:table-cell table:formula="of:=IF([.$F162]&gt;=[.M$2];IF([.$F162]&lt;[.N$2];8;&quot;&quot;);&quot;&quot;)">
            <text:p/>
          </table:table-cell>
          <table:table-cell table:formula="of:=IF(SUM([.G162:.N162])=0;0;VALUE([.G162]&amp;[.H162]&amp;[.I162]&amp;[.J162]&amp;[.K162]&amp;[.L162]&amp;[.M162]&amp;[.N162]))" office:value-type="float" office:value="4" calcext:value-type="float">
            <text:p>4</text:p>
          </table:table-cell>
          <table:table-cell table:number-columns-repeated="5"/>
        </table:table-row>
        <table:table-row table:style-name="ro1">
          <table:table-cell office:value-type="string" calcext:value-type="string">
            <text:p>San Marino</text:p>
          </table:table-cell>
          <table:table-cell table:number-columns-repeated="4"/>
          <table:table-cell table:style-name="ce2" table:formula="of:=IFERROR(IF([.C163]&lt;&gt;0;IF([.D163]&lt;&gt;0;[.C163]/[.E163];[.B163]/[.D163]);[.B163]/[.D163]);&quot;&quot;)">
            <text:p/>
          </table:table-cell>
          <table:table-cell table:formula="of:=IF([.$F163]&gt;=0;IF([.$F163]&lt;[.G$2];1;&quot;&quot;);&quot;&quot;)">
            <text:p/>
          </table:table-cell>
          <table:table-cell table:formula="of:=IF([.$F163]&gt;=[.G$2];IF([.$F163]&lt;[.H$2];2;&quot;&quot;);&quot;&quot;)">
            <text:p/>
          </table:table-cell>
          <table:table-cell table:formula="of:=IF([.$F163]&gt;=[.H$2];IF([.$F163]&lt;[.I$2];3;&quot;&quot;);&quot;&quot;)">
            <text:p/>
          </table:table-cell>
          <table:table-cell table:formula="of:=IF([.$F163]&gt;=[.I$2];IF([.$F163]&lt;[.J$2];4;&quot;&quot;);&quot;&quot;)">
            <text:p/>
          </table:table-cell>
          <table:table-cell table:formula="of:=IF([.$F163]&gt;=[.J$2];IF([.$F163]&lt;[.K$2];5;&quot;&quot;);&quot;&quot;)">
            <text:p/>
          </table:table-cell>
          <table:table-cell table:formula="of:=IF([.$F163]&gt;=[.K$2];IF([.$F163]&lt;[.L$2];6;&quot;&quot;);&quot;&quot;)">
            <text:p/>
          </table:table-cell>
          <table:table-cell table:formula="of:=IF([.$F163]&gt;=[.L$2];IF([.$F163]&lt;[.M$2];7;&quot;&quot;);&quot;&quot;)">
            <text:p/>
          </table:table-cell>
          <table:table-cell table:formula="of:=IF([.$F163]&gt;=[.M$2];IF([.$F163]&lt;[.N$2];8;&quot;&quot;);&quot;&quot;)">
            <text:p/>
          </table:table-cell>
          <table:table-cell table:formula="of:=IF(SUM([.G163:.N163])=0;0;VALUE([.G163]&amp;[.H163]&amp;[.I163]&amp;[.J163]&amp;[.K163]&amp;[.L163]&amp;[.M163]&amp;[.N163]))" office:value-type="float" office:value="0" calcext:value-type="float">
            <text:p>0</text:p>
          </table:table-cell>
          <table:table-cell table:number-columns-repeated="5"/>
        </table:table-row>
        <table:table-row table:style-name="ro1">
          <table:table-cell office:value-type="string" calcext:value-type="string">
            <text:p>Sao Tome and Principe</text:p>
          </table:table-cell>
          <table:table-cell office:value-type="float" office:value="0.4496561875" calcext:value-type="float">
            <text:p>0.45</text:p>
          </table:table-cell>
          <table:table-cell office:value-type="float" office:value="0.5756126875" calcext:value-type="float">
            <text:p>0.58</text:p>
          </table:table-cell>
          <table:table-cell office:value-type="float" office:value="19.9801968125" calcext:value-type="float">
            <text:p>19.98</text:p>
          </table:table-cell>
          <table:table-cell office:value-type="float" office:value="18.04484025" calcext:value-type="float">
            <text:p>18.04</text:p>
          </table:table-cell>
          <table:table-cell table:style-name="ce2" table:formula="of:=IFERROR(IF([.C164]&lt;&gt;0;IF([.D164]&lt;&gt;0;[.C164]/[.E164];[.B164]/[.D164]);[.B164]/[.D164]);&quot;&quot;)" office:value-type="float" office:value="0.0318990181971824" calcext:value-type="float">
            <text:p>0.03</text:p>
          </table:table-cell>
          <table:table-cell table:formula="of:=IF([.$F164]&gt;=0;IF([.$F164]&lt;[.G$2];1;&quot;&quot;);&quot;&quot;)">
            <text:p/>
          </table:table-cell>
          <table:table-cell table:formula="of:=IF([.$F164]&gt;=[.G$2];IF([.$F164]&lt;[.H$2];2;&quot;&quot;);&quot;&quot;)" office:value-type="float" office:value="2" calcext:value-type="float">
            <text:p>2</text:p>
          </table:table-cell>
          <table:table-cell table:formula="of:=IF([.$F164]&gt;=[.H$2];IF([.$F164]&lt;[.I$2];3;&quot;&quot;);&quot;&quot;)">
            <text:p/>
          </table:table-cell>
          <table:table-cell table:formula="of:=IF([.$F164]&gt;=[.I$2];IF([.$F164]&lt;[.J$2];4;&quot;&quot;);&quot;&quot;)">
            <text:p/>
          </table:table-cell>
          <table:table-cell table:formula="of:=IF([.$F164]&gt;=[.J$2];IF([.$F164]&lt;[.K$2];5;&quot;&quot;);&quot;&quot;)">
            <text:p/>
          </table:table-cell>
          <table:table-cell table:formula="of:=IF([.$F164]&gt;=[.K$2];IF([.$F164]&lt;[.L$2];6;&quot;&quot;);&quot;&quot;)">
            <text:p/>
          </table:table-cell>
          <table:table-cell table:formula="of:=IF([.$F164]&gt;=[.L$2];IF([.$F164]&lt;[.M$2];7;&quot;&quot;);&quot;&quot;)">
            <text:p/>
          </table:table-cell>
          <table:table-cell table:formula="of:=IF([.$F164]&gt;=[.M$2];IF([.$F164]&lt;[.N$2];8;&quot;&quot;);&quot;&quot;)">
            <text:p/>
          </table:table-cell>
          <table:table-cell table:formula="of:=IF(SUM([.G164:.N164])=0;0;VALUE([.G164]&amp;[.H164]&amp;[.I164]&amp;[.J164]&amp;[.K164]&amp;[.L164]&amp;[.M164]&amp;[.N164]))" office:value-type="float" office:value="2" calcext:value-type="float">
            <text:p>2</text:p>
          </table:table-cell>
          <table:table-cell table:number-columns-repeated="5"/>
        </table:table-row>
        <table:table-row table:style-name="ro1">
          <table:table-cell office:value-type="string" calcext:value-type="string">
            <text:p>Saudi Arabia</text:p>
          </table:table-cell>
          <table:table-cell office:value-type="float" office:value="38787.367232" calcext:value-type="float">
            <text:p>38787.37</text:p>
          </table:table-cell>
          <table:table-cell office:value-type="float" office:value="38884.707904" calcext:value-type="float">
            <text:p>38884.71</text:p>
          </table:table-cell>
          <table:table-cell office:value-type="float" office:value="295.4344" calcext:value-type="float">
            <text:p>295.43</text:p>
          </table:table-cell>
          <table:table-cell office:value-type="float" office:value="307.548544" calcext:value-type="float">
            <text:p>307.55</text:p>
          </table:table-cell>
          <table:table-cell table:style-name="ce2" table:formula="of:=IFERROR(IF([.C165]&lt;&gt;0;IF([.D165]&lt;&gt;0;[.C165]/[.E165];[.B165]/[.D165]);[.B165]/[.D165]);&quot;&quot;)" office:value-type="float" office:value="126.434374873841" calcext:value-type="float">
            <text:p>126.43</text:p>
          </table:table-cell>
          <table:table-cell table:formula="of:=IF([.$F165]&gt;=0;IF([.$F165]&lt;[.G$2];1;&quot;&quot;);&quot;&quot;)">
            <text:p/>
          </table:table-cell>
          <table:table-cell table:formula="of:=IF([.$F165]&gt;=[.G$2];IF([.$F165]&lt;[.H$2];2;&quot;&quot;);&quot;&quot;)">
            <text:p/>
          </table:table-cell>
          <table:table-cell table:formula="of:=IF([.$F165]&gt;=[.H$2];IF([.$F165]&lt;[.I$2];3;&quot;&quot;);&quot;&quot;)">
            <text:p/>
          </table:table-cell>
          <table:table-cell table:formula="of:=IF([.$F165]&gt;=[.I$2];IF([.$F165]&lt;[.J$2];4;&quot;&quot;);&quot;&quot;)">
            <text:p/>
          </table:table-cell>
          <table:table-cell table:formula="of:=IF([.$F165]&gt;=[.J$2];IF([.$F165]&lt;[.K$2];5;&quot;&quot;);&quot;&quot;)">
            <text:p/>
          </table:table-cell>
          <table:table-cell table:formula="of:=IF([.$F165]&gt;=[.K$2];IF([.$F165]&lt;[.L$2];6;&quot;&quot;);&quot;&quot;)">
            <text:p/>
          </table:table-cell>
          <table:table-cell table:formula="of:=IF([.$F165]&gt;=[.L$2];IF([.$F165]&lt;[.M$2];7;&quot;&quot;);&quot;&quot;)">
            <text:p/>
          </table:table-cell>
          <table:table-cell table:formula="of:=IF([.$F165]&gt;=[.M$2];IF([.$F165]&lt;[.N$2];8;&quot;&quot;);&quot;&quot;)" office:value-type="float" office:value="8" calcext:value-type="float">
            <text:p>8</text:p>
          </table:table-cell>
          <table:table-cell table:formula="of:=IF(SUM([.G165:.N165])=0;0;VALUE([.G165]&amp;[.H165]&amp;[.I165]&amp;[.J165]&amp;[.K165]&amp;[.L165]&amp;[.M165]&amp;[.N165]))" office:value-type="float" office:value="8" calcext:value-type="float">
            <text:p>8</text:p>
          </table:table-cell>
          <table:table-cell table:number-columns-repeated="5"/>
        </table:table-row>
        <table:table-row table:style-name="ro1">
          <table:table-cell office:value-type="string" calcext:value-type="string">
            <text:p>Senegal</text:p>
          </table:table-cell>
          <table:table-cell table:number-columns-repeated="2"/>
          <table:table-cell office:value-type="float" office:value="1929.0555319" calcext:value-type="float">
            <text:p>1929.06</text:p>
          </table:table-cell>
          <table:table-cell office:value-type="float" office:value="2015.8630308355" calcext:value-type="float">
            <text:p>2015.86</text:p>
          </table:table-cell>
          <table:table-cell table:style-name="ce2" table:formula="of:=IFERROR(IF([.C166]&lt;&gt;0;IF([.D166]&lt;&gt;0;[.C166]/[.E166];[.B166]/[.D166]);[.B166]/[.D166]);&quot;&quot;)" office:value-type="float" office:value="0" calcext:value-type="float">
            <text:p>0.00</text:p>
          </table:table-cell>
          <table:table-cell table:formula="of:=IF([.$F166]&gt;=0;IF([.$F166]&lt;[.G$2];1;&quot;&quot;);&quot;&quot;)">
            <text:p/>
          </table:table-cell>
          <table:table-cell table:formula="of:=IF([.$F166]&gt;=[.G$2];IF([.$F166]&lt;[.H$2];2;&quot;&quot;);&quot;&quot;)" office:value-type="float" office:value="2" calcext:value-type="float">
            <text:p>2</text:p>
          </table:table-cell>
          <table:table-cell table:formula="of:=IF([.$F166]&gt;=[.H$2];IF([.$F166]&lt;[.I$2];3;&quot;&quot;);&quot;&quot;)">
            <text:p/>
          </table:table-cell>
          <table:table-cell table:formula="of:=IF([.$F166]&gt;=[.I$2];IF([.$F166]&lt;[.J$2];4;&quot;&quot;);&quot;&quot;)">
            <text:p/>
          </table:table-cell>
          <table:table-cell table:formula="of:=IF([.$F166]&gt;=[.J$2];IF([.$F166]&lt;[.K$2];5;&quot;&quot;);&quot;&quot;)">
            <text:p/>
          </table:table-cell>
          <table:table-cell table:formula="of:=IF([.$F166]&gt;=[.K$2];IF([.$F166]&lt;[.L$2];6;&quot;&quot;);&quot;&quot;)">
            <text:p/>
          </table:table-cell>
          <table:table-cell table:formula="of:=IF([.$F166]&gt;=[.L$2];IF([.$F166]&lt;[.M$2];7;&quot;&quot;);&quot;&quot;)">
            <text:p/>
          </table:table-cell>
          <table:table-cell table:formula="of:=IF([.$F166]&gt;=[.M$2];IF([.$F166]&lt;[.N$2];8;&quot;&quot;);&quot;&quot;)">
            <text:p/>
          </table:table-cell>
          <table:table-cell table:formula="of:=IF(SUM([.G166:.N166])=0;0;VALUE([.G166]&amp;[.H166]&amp;[.I166]&amp;[.J166]&amp;[.K166]&amp;[.L166]&amp;[.M166]&amp;[.N166]))" office:value-type="float" office:value="2" calcext:value-type="float">
            <text:p>2</text:p>
          </table:table-cell>
          <table:table-cell table:number-columns-repeated="5"/>
        </table:table-row>
        <table:table-row table:style-name="ro1">
          <table:table-cell office:value-type="string" calcext:value-type="string">
            <text:p>Serbia</text:p>
          </table:table-cell>
          <table:table-cell office:value-type="float" office:value="245.053124" calcext:value-type="float">
            <text:p>245.05</text:p>
          </table:table-cell>
          <table:table-cell office:value-type="float" office:value="238.628348" calcext:value-type="float">
            <text:p>238.63</text:p>
          </table:table-cell>
          <table:table-cell office:value-type="float" office:value="3370.664944" calcext:value-type="float">
            <text:p>3370.66</text:p>
          </table:table-cell>
          <table:table-cell office:value-type="float" office:value="3204.75504" calcext:value-type="float">
            <text:p>3204.76</text:p>
          </table:table-cell>
          <table:table-cell table:style-name="ce2" table:formula="of:=IFERROR(IF([.C167]&lt;&gt;0;IF([.D167]&lt;&gt;0;[.C167]/[.E167];[.B167]/[.D167]);[.B167]/[.D167]);&quot;&quot;)" office:value-type="float" office:value="0.0744607138522512" calcext:value-type="float">
            <text:p>0.07</text:p>
          </table:table-cell>
          <table:table-cell table:formula="of:=IF([.$F167]&gt;=0;IF([.$F167]&lt;[.G$2];1;&quot;&quot;);&quot;&quot;)">
            <text:p/>
          </table:table-cell>
          <table:table-cell table:formula="of:=IF([.$F167]&gt;=[.G$2];IF([.$F167]&lt;[.H$2];2;&quot;&quot;);&quot;&quot;)">
            <text:p/>
          </table:table-cell>
          <table:table-cell table:formula="of:=IF([.$F167]&gt;=[.H$2];IF([.$F167]&lt;[.I$2];3;&quot;&quot;);&quot;&quot;)" office:value-type="float" office:value="3" calcext:value-type="float">
            <text:p>3</text:p>
          </table:table-cell>
          <table:table-cell table:formula="of:=IF([.$F167]&gt;=[.I$2];IF([.$F167]&lt;[.J$2];4;&quot;&quot;);&quot;&quot;)">
            <text:p/>
          </table:table-cell>
          <table:table-cell table:formula="of:=IF([.$F167]&gt;=[.J$2];IF([.$F167]&lt;[.K$2];5;&quot;&quot;);&quot;&quot;)">
            <text:p/>
          </table:table-cell>
          <table:table-cell table:formula="of:=IF([.$F167]&gt;=[.K$2];IF([.$F167]&lt;[.L$2];6;&quot;&quot;);&quot;&quot;)">
            <text:p/>
          </table:table-cell>
          <table:table-cell table:formula="of:=IF([.$F167]&gt;=[.L$2];IF([.$F167]&lt;[.M$2];7;&quot;&quot;);&quot;&quot;)">
            <text:p/>
          </table:table-cell>
          <table:table-cell table:formula="of:=IF([.$F167]&gt;=[.M$2];IF([.$F167]&lt;[.N$2];8;&quot;&quot;);&quot;&quot;)">
            <text:p/>
          </table:table-cell>
          <table:table-cell table:formula="of:=IF(SUM([.G167:.N167])=0;0;VALUE([.G167]&amp;[.H167]&amp;[.I167]&amp;[.J167]&amp;[.K167]&amp;[.L167]&amp;[.M167]&amp;[.N167]))" office:value-type="float" office:value="3" calcext:value-type="float">
            <text:p>3</text:p>
          </table:table-cell>
          <table:table-cell table:number-columns-repeated="5"/>
        </table:table-row>
        <table:table-row table:style-name="ro1">
          <table:table-cell office:value-type="string" calcext:value-type="string">
            <text:p>Seychelles</text:p>
          </table:table-cell>
          <table:table-cell office:value-type="float" office:value="74.213584" calcext:value-type="float">
            <text:p>74.21</text:p>
          </table:table-cell>
          <table:table-cell office:value-type="float" office:value="62.945644" calcext:value-type="float">
            <text:p>62.95</text:p>
          </table:table-cell>
          <table:table-cell office:value-type="float" office:value="18.4242305" calcext:value-type="float">
            <text:p>18.42</text:p>
          </table:table-cell>
          <table:table-cell office:value-type="float" office:value="22.0870225" calcext:value-type="float">
            <text:p>22.09</text:p>
          </table:table-cell>
          <table:table-cell table:style-name="ce2" table:formula="of:=IFERROR(IF([.C168]&lt;&gt;0;IF([.D168]&lt;&gt;0;[.C168]/[.E168];[.B168]/[.D168]);[.B168]/[.D168]);&quot;&quot;)" office:value-type="float" office:value="2.8498926915115" calcext:value-type="float">
            <text:p>2.85</text:p>
          </table:table-cell>
          <table:table-cell table:formula="of:=IF([.$F168]&gt;=0;IF([.$F168]&lt;[.G$2];1;&quot;&quot;);&quot;&quot;)">
            <text:p/>
          </table:table-cell>
          <table:table-cell table:formula="of:=IF([.$F168]&gt;=[.G$2];IF([.$F168]&lt;[.H$2];2;&quot;&quot;);&quot;&quot;)">
            <text:p/>
          </table:table-cell>
          <table:table-cell table:formula="of:=IF([.$F168]&gt;=[.H$2];IF([.$F168]&lt;[.I$2];3;&quot;&quot;);&quot;&quot;)">
            <text:p/>
          </table:table-cell>
          <table:table-cell table:formula="of:=IF([.$F168]&gt;=[.I$2];IF([.$F168]&lt;[.J$2];4;&quot;&quot;);&quot;&quot;)">
            <text:p/>
          </table:table-cell>
          <table:table-cell table:formula="of:=IF([.$F168]&gt;=[.J$2];IF([.$F168]&lt;[.K$2];5;&quot;&quot;);&quot;&quot;)">
            <text:p/>
          </table:table-cell>
          <table:table-cell table:formula="of:=IF([.$F168]&gt;=[.K$2];IF([.$F168]&lt;[.L$2];6;&quot;&quot;);&quot;&quot;)">
            <text:p/>
          </table:table-cell>
          <table:table-cell table:formula="of:=IF([.$F168]&gt;=[.L$2];IF([.$F168]&lt;[.M$2];7;&quot;&quot;);&quot;&quot;)" office:value-type="float" office:value="7" calcext:value-type="float">
            <text:p>7</text:p>
          </table:table-cell>
          <table:table-cell table:formula="of:=IF([.$F168]&gt;=[.M$2];IF([.$F168]&lt;[.N$2];8;&quot;&quot;);&quot;&quot;)">
            <text:p/>
          </table:table-cell>
          <table:table-cell table:formula="of:=IF(SUM([.G168:.N168])=0;0;VALUE([.G168]&amp;[.H168]&amp;[.I168]&amp;[.J168]&amp;[.K168]&amp;[.L168]&amp;[.M168]&amp;[.N168]))" office:value-type="float" office:value="7" calcext:value-type="float">
            <text:p>7</text:p>
          </table:table-cell>
          <table:table-cell table:number-columns-repeated="5"/>
        </table:table-row>
        <table:table-row table:style-name="ro1">
          <table:table-cell office:value-type="string" calcext:value-type="string">
            <text:p>Sierra Leone</text:p>
          </table:table-cell>
          <table:table-cell office:value-type="float" office:value="6.76360175" calcext:value-type="float">
            <text:p>6.76</text:p>
          </table:table-cell>
          <table:table-cell/>
          <table:table-cell table:number-columns-repeated="2" office:value-type="float" office:value="48.1636935" calcext:value-type="float">
            <text:p>48.16</text:p>
          </table:table-cell>
          <table:table-cell table:style-name="ce2" table:formula="of:=IFERROR(IF([.C169]&lt;&gt;0;IF([.D169]&lt;&gt;0;[.C169]/[.E169];[.B169]/[.D169]);[.B169]/[.D169]);&quot;&quot;)" office:value-type="float" office:value="0.140429465817442" calcext:value-type="float">
            <text:p>0.14</text:p>
          </table:table-cell>
          <table:table-cell table:formula="of:=IF([.$F169]&gt;=0;IF([.$F169]&lt;[.G$2];1;&quot;&quot;);&quot;&quot;)">
            <text:p/>
          </table:table-cell>
          <table:table-cell table:formula="of:=IF([.$F169]&gt;=[.G$2];IF([.$F169]&lt;[.H$2];2;&quot;&quot;);&quot;&quot;)">
            <text:p/>
          </table:table-cell>
          <table:table-cell table:formula="of:=IF([.$F169]&gt;=[.H$2];IF([.$F169]&lt;[.I$2];3;&quot;&quot;);&quot;&quot;)">
            <text:p/>
          </table:table-cell>
          <table:table-cell table:formula="of:=IF([.$F169]&gt;=[.I$2];IF([.$F169]&lt;[.J$2];4;&quot;&quot;);&quot;&quot;)" office:value-type="float" office:value="4" calcext:value-type="float">
            <text:p>4</text:p>
          </table:table-cell>
          <table:table-cell table:formula="of:=IF([.$F169]&gt;=[.J$2];IF([.$F169]&lt;[.K$2];5;&quot;&quot;);&quot;&quot;)">
            <text:p/>
          </table:table-cell>
          <table:table-cell table:formula="of:=IF([.$F169]&gt;=[.K$2];IF([.$F169]&lt;[.L$2];6;&quot;&quot;);&quot;&quot;)">
            <text:p/>
          </table:table-cell>
          <table:table-cell table:formula="of:=IF([.$F169]&gt;=[.L$2];IF([.$F169]&lt;[.M$2];7;&quot;&quot;);&quot;&quot;)">
            <text:p/>
          </table:table-cell>
          <table:table-cell table:formula="of:=IF([.$F169]&gt;=[.M$2];IF([.$F169]&lt;[.N$2];8;&quot;&quot;);&quot;&quot;)">
            <text:p/>
          </table:table-cell>
          <table:table-cell table:formula="of:=IF(SUM([.G169:.N169])=0;0;VALUE([.G169]&amp;[.H169]&amp;[.I169]&amp;[.J169]&amp;[.K169]&amp;[.L169]&amp;[.M169]&amp;[.N169]))" office:value-type="float" office:value="4" calcext:value-type="float">
            <text:p>4</text:p>
          </table:table-cell>
          <table:table-cell table:number-columns-repeated="5"/>
        </table:table-row>
        <table:table-row table:style-name="ro1">
          <table:table-cell office:value-type="string" calcext:value-type="string">
            <text:p>Singapore</text:p>
          </table:table-cell>
          <table:table-cell table:number-columns-repeated="4"/>
          <table:table-cell table:style-name="ce2" table:formula="of:=IFERROR(IF([.C170]&lt;&gt;0;IF([.D170]&lt;&gt;0;[.C170]/[.E170];[.B170]/[.D170]);[.B170]/[.D170]);&quot;&quot;)">
            <text:p/>
          </table:table-cell>
          <table:table-cell table:formula="of:=IF([.$F170]&gt;=0;IF([.$F170]&lt;[.G$2];1;&quot;&quot;);&quot;&quot;)">
            <text:p/>
          </table:table-cell>
          <table:table-cell table:formula="of:=IF([.$F170]&gt;=[.G$2];IF([.$F170]&lt;[.H$2];2;&quot;&quot;);&quot;&quot;)">
            <text:p/>
          </table:table-cell>
          <table:table-cell table:formula="of:=IF([.$F170]&gt;=[.H$2];IF([.$F170]&lt;[.I$2];3;&quot;&quot;);&quot;&quot;)">
            <text:p/>
          </table:table-cell>
          <table:table-cell table:formula="of:=IF([.$F170]&gt;=[.I$2];IF([.$F170]&lt;[.J$2];4;&quot;&quot;);&quot;&quot;)">
            <text:p/>
          </table:table-cell>
          <table:table-cell table:formula="of:=IF([.$F170]&gt;=[.J$2];IF([.$F170]&lt;[.K$2];5;&quot;&quot;);&quot;&quot;)">
            <text:p/>
          </table:table-cell>
          <table:table-cell table:formula="of:=IF([.$F170]&gt;=[.K$2];IF([.$F170]&lt;[.L$2];6;&quot;&quot;);&quot;&quot;)">
            <text:p/>
          </table:table-cell>
          <table:table-cell table:formula="of:=IF([.$F170]&gt;=[.L$2];IF([.$F170]&lt;[.M$2];7;&quot;&quot;);&quot;&quot;)">
            <text:p/>
          </table:table-cell>
          <table:table-cell table:formula="of:=IF([.$F170]&gt;=[.M$2];IF([.$F170]&lt;[.N$2];8;&quot;&quot;);&quot;&quot;)">
            <text:p/>
          </table:table-cell>
          <table:table-cell table:formula="of:=IF(SUM([.G170:.N170])=0;0;VALUE([.G170]&amp;[.H170]&amp;[.I170]&amp;[.J170]&amp;[.K170]&amp;[.L170]&amp;[.M170]&amp;[.N170]))" office:value-type="float" office:value="0" calcext:value-type="float">
            <text:p>0</text:p>
          </table:table-cell>
          <table:table-cell table:number-columns-repeated="5"/>
        </table:table-row>
        <table:table-row table:style-name="ro1">
          <table:table-cell office:value-type="string" calcext:value-type="string">
            <text:p>Sint Maarten (Dutch part)</text:p>
          </table:table-cell>
          <table:table-cell office:value-type="float" office:value="107.089384" calcext:value-type="float">
            <text:p>107.09</text:p>
          </table:table-cell>
          <table:table-cell office:value-type="float" office:value="116.3743" calcext:value-type="float">
            <text:p>116.37</text:p>
          </table:table-cell>
          <table:table-cell office:value-type="float" office:value="55.117318" calcext:value-type="float">
            <text:p>55.12</text:p>
          </table:table-cell>
          <table:table-cell office:value-type="float" office:value="60.899442" calcext:value-type="float">
            <text:p>60.9</text:p>
          </table:table-cell>
          <table:table-cell table:style-name="ce2" table:formula="of:=IFERROR(IF([.C171]&lt;&gt;0;IF([.D171]&lt;&gt;0;[.C171]/[.E171];[.B171]/[.D171]);[.B171]/[.D171]);&quot;&quot;)" office:value-type="float" office:value="1.91092555495008" calcext:value-type="float">
            <text:p>1.91</text:p>
          </table:table-cell>
          <table:table-cell table:formula="of:=IF([.$F171]&gt;=0;IF([.$F171]&lt;[.G$2];1;&quot;&quot;);&quot;&quot;)">
            <text:p/>
          </table:table-cell>
          <table:table-cell table:formula="of:=IF([.$F171]&gt;=[.G$2];IF([.$F171]&lt;[.H$2];2;&quot;&quot;);&quot;&quot;)">
            <text:p/>
          </table:table-cell>
          <table:table-cell table:formula="of:=IF([.$F171]&gt;=[.H$2];IF([.$F171]&lt;[.I$2];3;&quot;&quot;);&quot;&quot;)">
            <text:p/>
          </table:table-cell>
          <table:table-cell table:formula="of:=IF([.$F171]&gt;=[.I$2];IF([.$F171]&lt;[.J$2];4;&quot;&quot;);&quot;&quot;)">
            <text:p/>
          </table:table-cell>
          <table:table-cell table:formula="of:=IF([.$F171]&gt;=[.J$2];IF([.$F171]&lt;[.K$2];5;&quot;&quot;);&quot;&quot;)">
            <text:p/>
          </table:table-cell>
          <table:table-cell table:formula="of:=IF([.$F171]&gt;=[.K$2];IF([.$F171]&lt;[.L$2];6;&quot;&quot;);&quot;&quot;)">
            <text:p/>
          </table:table-cell>
          <table:table-cell table:formula="of:=IF([.$F171]&gt;=[.L$2];IF([.$F171]&lt;[.M$2];7;&quot;&quot;);&quot;&quot;)" office:value-type="float" office:value="7" calcext:value-type="float">
            <text:p>7</text:p>
          </table:table-cell>
          <table:table-cell table:formula="of:=IF([.$F171]&gt;=[.M$2];IF([.$F171]&lt;[.N$2];8;&quot;&quot;);&quot;&quot;)">
            <text:p/>
          </table:table-cell>
          <table:table-cell table:formula="of:=IF(SUM([.G171:.N171])=0;0;VALUE([.G171]&amp;[.H171]&amp;[.I171]&amp;[.J171]&amp;[.K171]&amp;[.L171]&amp;[.M171]&amp;[.N171]))" office:value-type="float" office:value="7" calcext:value-type="float">
            <text:p>7</text:p>
          </table:table-cell>
          <table:table-cell table:number-columns-repeated="5"/>
        </table:table-row>
        <table:table-row table:style-name="ro1">
          <table:table-cell office:value-type="string" calcext:value-type="string">
            <text:p>Slovakia</text:p>
          </table:table-cell>
          <table:table-cell office:value-type="float" office:value="239.900608" calcext:value-type="float">
            <text:p>239.9</text:p>
          </table:table-cell>
          <table:table-cell office:value-type="float" office:value="242.206872" calcext:value-type="float">
            <text:p>242.21</text:p>
          </table:table-cell>
          <table:table-cell office:value-type="float" office:value="2137.5656" calcext:value-type="float">
            <text:p>2137.57</text:p>
          </table:table-cell>
          <table:table-cell office:value-type="float" office:value="2119.404672" calcext:value-type="float">
            <text:p>2119.4</text:p>
          </table:table-cell>
          <table:table-cell table:style-name="ce2" table:formula="of:=IFERROR(IF([.C172]&lt;&gt;0;IF([.D172]&lt;&gt;0;[.C172]/[.E172];[.B172]/[.D172]);[.B172]/[.D172]);&quot;&quot;)" office:value-type="float" office:value="0.114280616250335" calcext:value-type="float">
            <text:p>0.11</text:p>
          </table:table-cell>
          <table:table-cell table:formula="of:=IF([.$F172]&gt;=0;IF([.$F172]&lt;[.G$2];1;&quot;&quot;);&quot;&quot;)">
            <text:p/>
          </table:table-cell>
          <table:table-cell table:formula="of:=IF([.$F172]&gt;=[.G$2];IF([.$F172]&lt;[.H$2];2;&quot;&quot;);&quot;&quot;)">
            <text:p/>
          </table:table-cell>
          <table:table-cell table:formula="of:=IF([.$F172]&gt;=[.H$2];IF([.$F172]&lt;[.I$2];3;&quot;&quot;);&quot;&quot;)" office:value-type="float" office:value="3" calcext:value-type="float">
            <text:p>3</text:p>
          </table:table-cell>
          <table:table-cell table:formula="of:=IF([.$F172]&gt;=[.I$2];IF([.$F172]&lt;[.J$2];4;&quot;&quot;);&quot;&quot;)">
            <text:p/>
          </table:table-cell>
          <table:table-cell table:formula="of:=IF([.$F172]&gt;=[.J$2];IF([.$F172]&lt;[.K$2];5;&quot;&quot;);&quot;&quot;)">
            <text:p/>
          </table:table-cell>
          <table:table-cell table:formula="of:=IF([.$F172]&gt;=[.K$2];IF([.$F172]&lt;[.L$2];6;&quot;&quot;);&quot;&quot;)">
            <text:p/>
          </table:table-cell>
          <table:table-cell table:formula="of:=IF([.$F172]&gt;=[.L$2];IF([.$F172]&lt;[.M$2];7;&quot;&quot;);&quot;&quot;)">
            <text:p/>
          </table:table-cell>
          <table:table-cell table:formula="of:=IF([.$F172]&gt;=[.M$2];IF([.$F172]&lt;[.N$2];8;&quot;&quot;);&quot;&quot;)">
            <text:p/>
          </table:table-cell>
          <table:table-cell table:formula="of:=IF(SUM([.G172:.N172])=0;0;VALUE([.G172]&amp;[.H172]&amp;[.I172]&amp;[.J172]&amp;[.K172]&amp;[.L172]&amp;[.M172]&amp;[.N172]))" office:value-type="float" office:value="3" calcext:value-type="float">
            <text:p>3</text:p>
          </table:table-cell>
          <table:table-cell table:number-columns-repeated="5"/>
        </table:table-row>
        <table:table-row table:style-name="ro1">
          <table:table-cell office:value-type="string" calcext:value-type="string">
            <text:p>Slovenia</text:p>
          </table:table-cell>
          <table:table-cell office:value-type="float" office:value="184.096116" calcext:value-type="float">
            <text:p>184.1</text:p>
          </table:table-cell>
          <table:table-cell office:value-type="float" office:value="193.756416" calcext:value-type="float">
            <text:p>193.76</text:p>
          </table:table-cell>
          <table:table-cell office:value-type="float" office:value="422.987132" calcext:value-type="float">
            <text:p>422.99</text:p>
          </table:table-cell>
          <table:table-cell office:value-type="float" office:value="364.305428" calcext:value-type="float">
            <text:p>364.31</text:p>
          </table:table-cell>
          <table:table-cell table:style-name="ce2" table:formula="of:=IFERROR(IF([.C173]&lt;&gt;0;IF([.D173]&lt;&gt;0;[.C173]/[.E173];[.B173]/[.D173]);[.B173]/[.D173]);&quot;&quot;)" office:value-type="float" office:value="0.531851575925462" calcext:value-type="float">
            <text:p>0.53</text:p>
          </table:table-cell>
          <table:table-cell table:formula="of:=IF([.$F173]&gt;=0;IF([.$F173]&lt;[.G$2];1;&quot;&quot;);&quot;&quot;)">
            <text:p/>
          </table:table-cell>
          <table:table-cell table:formula="of:=IF([.$F173]&gt;=[.G$2];IF([.$F173]&lt;[.H$2];2;&quot;&quot;);&quot;&quot;)">
            <text:p/>
          </table:table-cell>
          <table:table-cell table:formula="of:=IF([.$F173]&gt;=[.H$2];IF([.$F173]&lt;[.I$2];3;&quot;&quot;);&quot;&quot;)">
            <text:p/>
          </table:table-cell>
          <table:table-cell table:formula="of:=IF([.$F173]&gt;=[.I$2];IF([.$F173]&lt;[.J$2];4;&quot;&quot;);&quot;&quot;)">
            <text:p/>
          </table:table-cell>
          <table:table-cell table:formula="of:=IF([.$F173]&gt;=[.J$2];IF([.$F173]&lt;[.K$2];5;&quot;&quot;);&quot;&quot;)">
            <text:p/>
          </table:table-cell>
          <table:table-cell table:formula="of:=IF([.$F173]&gt;=[.K$2];IF([.$F173]&lt;[.L$2];6;&quot;&quot;);&quot;&quot;)" office:value-type="float" office:value="6" calcext:value-type="float">
            <text:p>6</text:p>
          </table:table-cell>
          <table:table-cell table:formula="of:=IF([.$F173]&gt;=[.L$2];IF([.$F173]&lt;[.M$2];7;&quot;&quot;);&quot;&quot;)">
            <text:p/>
          </table:table-cell>
          <table:table-cell table:formula="of:=IF([.$F173]&gt;=[.M$2];IF([.$F173]&lt;[.N$2];8;&quot;&quot;);&quot;&quot;)">
            <text:p/>
          </table:table-cell>
          <table:table-cell table:formula="of:=IF(SUM([.G173:.N173])=0;0;VALUE([.G173]&amp;[.H173]&amp;[.I173]&amp;[.J173]&amp;[.K173]&amp;[.L173]&amp;[.M173]&amp;[.N173]))" office:value-type="float" office:value="6" calcext:value-type="float">
            <text:p>6</text:p>
          </table:table-cell>
          <table:table-cell table:number-columns-repeated="5"/>
        </table:table-row>
        <table:table-row table:style-name="ro1">
          <table:table-cell office:value-type="string" calcext:value-type="string">
            <text:p>Solomon Islands</text:p>
          </table:table-cell>
          <table:table-cell office:value-type="float" office:value="55.643036" calcext:value-type="float">
            <text:p>55.64</text:p>
          </table:table-cell>
          <table:table-cell office:value-type="float" office:value="69.187218" calcext:value-type="float">
            <text:p>69.19</text:p>
          </table:table-cell>
          <table:table-cell office:value-type="float" office:value="18.587891" calcext:value-type="float">
            <text:p>18.59</text:p>
          </table:table-cell>
          <table:table-cell office:value-type="float" office:value="20.28272" calcext:value-type="float">
            <text:p>20.28</text:p>
          </table:table-cell>
          <table:table-cell table:style-name="ce2" table:formula="of:=IFERROR(IF([.C174]&lt;&gt;0;IF([.D174]&lt;&gt;0;[.C174]/[.E174];[.B174]/[.D174]);[.B174]/[.D174]);&quot;&quot;)" office:value-type="float" office:value="3.41114101067312" calcext:value-type="float">
            <text:p>3.41</text:p>
          </table:table-cell>
          <table:table-cell table:formula="of:=IF([.$F174]&gt;=0;IF([.$F174]&lt;[.G$2];1;&quot;&quot;);&quot;&quot;)">
            <text:p/>
          </table:table-cell>
          <table:table-cell table:formula="of:=IF([.$F174]&gt;=[.G$2];IF([.$F174]&lt;[.H$2];2;&quot;&quot;);&quot;&quot;)">
            <text:p/>
          </table:table-cell>
          <table:table-cell table:formula="of:=IF([.$F174]&gt;=[.H$2];IF([.$F174]&lt;[.I$2];3;&quot;&quot;);&quot;&quot;)">
            <text:p/>
          </table:table-cell>
          <table:table-cell table:formula="of:=IF([.$F174]&gt;=[.I$2];IF([.$F174]&lt;[.J$2];4;&quot;&quot;);&quot;&quot;)">
            <text:p/>
          </table:table-cell>
          <table:table-cell table:formula="of:=IF([.$F174]&gt;=[.J$2];IF([.$F174]&lt;[.K$2];5;&quot;&quot;);&quot;&quot;)">
            <text:p/>
          </table:table-cell>
          <table:table-cell table:formula="of:=IF([.$F174]&gt;=[.K$2];IF([.$F174]&lt;[.L$2];6;&quot;&quot;);&quot;&quot;)">
            <text:p/>
          </table:table-cell>
          <table:table-cell table:formula="of:=IF([.$F174]&gt;=[.L$2];IF([.$F174]&lt;[.M$2];7;&quot;&quot;);&quot;&quot;)">
            <text:p/>
          </table:table-cell>
          <table:table-cell table:formula="of:=IF([.$F174]&gt;=[.M$2];IF([.$F174]&lt;[.N$2];8;&quot;&quot;);&quot;&quot;)" office:value-type="float" office:value="8" calcext:value-type="float">
            <text:p>8</text:p>
          </table:table-cell>
          <table:table-cell table:formula="of:=IF(SUM([.G174:.N174])=0;0;VALUE([.G174]&amp;[.H174]&amp;[.I174]&amp;[.J174]&amp;[.K174]&amp;[.L174]&amp;[.M174]&amp;[.N174]))" office:value-type="float" office:value="8" calcext:value-type="float">
            <text:p>8</text:p>
          </table:table-cell>
          <table:table-cell table:number-columns-repeated="5"/>
        </table:table-row>
        <table:table-row table:style-name="ro1">
          <table:table-cell office:value-type="string" calcext:value-type="string">
            <text:p>Somalia</text:p>
          </table:table-cell>
          <table:table-cell table:number-columns-repeated="4"/>
          <table:table-cell table:style-name="ce2" table:formula="of:=IFERROR(IF([.C175]&lt;&gt;0;IF([.D175]&lt;&gt;0;[.C175]/[.E175];[.B175]/[.D175]);[.B175]/[.D175]);&quot;&quot;)">
            <text:p/>
          </table:table-cell>
          <table:table-cell table:formula="of:=IF([.$F175]&gt;=0;IF([.$F175]&lt;[.G$2];1;&quot;&quot;);&quot;&quot;)">
            <text:p/>
          </table:table-cell>
          <table:table-cell table:formula="of:=IF([.$F175]&gt;=[.G$2];IF([.$F175]&lt;[.H$2];2;&quot;&quot;);&quot;&quot;)">
            <text:p/>
          </table:table-cell>
          <table:table-cell table:formula="of:=IF([.$F175]&gt;=[.H$2];IF([.$F175]&lt;[.I$2];3;&quot;&quot;);&quot;&quot;)">
            <text:p/>
          </table:table-cell>
          <table:table-cell table:formula="of:=IF([.$F175]&gt;=[.I$2];IF([.$F175]&lt;[.J$2];4;&quot;&quot;);&quot;&quot;)">
            <text:p/>
          </table:table-cell>
          <table:table-cell table:formula="of:=IF([.$F175]&gt;=[.J$2];IF([.$F175]&lt;[.K$2];5;&quot;&quot;);&quot;&quot;)">
            <text:p/>
          </table:table-cell>
          <table:table-cell table:formula="of:=IF([.$F175]&gt;=[.K$2];IF([.$F175]&lt;[.L$2];6;&quot;&quot;);&quot;&quot;)">
            <text:p/>
          </table:table-cell>
          <table:table-cell table:formula="of:=IF([.$F175]&gt;=[.L$2];IF([.$F175]&lt;[.M$2];7;&quot;&quot;);&quot;&quot;)">
            <text:p/>
          </table:table-cell>
          <table:table-cell table:formula="of:=IF([.$F175]&gt;=[.M$2];IF([.$F175]&lt;[.N$2];8;&quot;&quot;);&quot;&quot;)">
            <text:p/>
          </table:table-cell>
          <table:table-cell table:formula="of:=IF(SUM([.G175:.N175])=0;0;VALUE([.G175]&amp;[.H175]&amp;[.I175]&amp;[.J175]&amp;[.K175]&amp;[.L175]&amp;[.M175]&amp;[.N175]))" office:value-type="float" office:value="0" calcext:value-type="float">
            <text:p>0</text:p>
          </table:table-cell>
          <table:table-cell table:number-columns-repeated="5"/>
        </table:table-row>
        <table:table-row table:style-name="ro1">
          <table:table-cell office:value-type="string" calcext:value-type="string">
            <text:p>South Africa</text:p>
          </table:table-cell>
          <table:table-cell office:value-type="float" office:value="980.097856" calcext:value-type="float">
            <text:p>980.1</text:p>
          </table:table-cell>
          <table:table-cell office:value-type="float" office:value="896.870528" calcext:value-type="float">
            <text:p>896.87</text:p>
          </table:table-cell>
          <table:table-cell office:value-type="float" office:value="825.253504" calcext:value-type="float">
            <text:p>825.25</text:p>
          </table:table-cell>
          <table:table-cell office:value-type="float" office:value="755.434048" calcext:value-type="float">
            <text:p>755.43</text:p>
          </table:table-cell>
          <table:table-cell table:style-name="ce2" table:formula="of:=IFERROR(IF([.C176]&lt;&gt;0;IF([.D176]&lt;&gt;0;[.C176]/[.E176];[.B176]/[.D176]);[.B176]/[.D176]);&quot;&quot;)" office:value-type="float" office:value="1.18722545055316" calcext:value-type="float">
            <text:p>1.19</text:p>
          </table:table-cell>
          <table:table-cell table:formula="of:=IF([.$F176]&gt;=0;IF([.$F176]&lt;[.G$2];1;&quot;&quot;);&quot;&quot;)">
            <text:p/>
          </table:table-cell>
          <table:table-cell table:formula="of:=IF([.$F176]&gt;=[.G$2];IF([.$F176]&lt;[.H$2];2;&quot;&quot;);&quot;&quot;)">
            <text:p/>
          </table:table-cell>
          <table:table-cell table:formula="of:=IF([.$F176]&gt;=[.H$2];IF([.$F176]&lt;[.I$2];3;&quot;&quot;);&quot;&quot;)">
            <text:p/>
          </table:table-cell>
          <table:table-cell table:formula="of:=IF([.$F176]&gt;=[.I$2];IF([.$F176]&lt;[.J$2];4;&quot;&quot;);&quot;&quot;)">
            <text:p/>
          </table:table-cell>
          <table:table-cell table:formula="of:=IF([.$F176]&gt;=[.J$2];IF([.$F176]&lt;[.K$2];5;&quot;&quot;);&quot;&quot;)">
            <text:p/>
          </table:table-cell>
          <table:table-cell table:formula="of:=IF([.$F176]&gt;=[.K$2];IF([.$F176]&lt;[.L$2];6;&quot;&quot;);&quot;&quot;)" office:value-type="float" office:value="6" calcext:value-type="float">
            <text:p>6</text:p>
          </table:table-cell>
          <table:table-cell table:formula="of:=IF([.$F176]&gt;=[.L$2];IF([.$F176]&lt;[.M$2];7;&quot;&quot;);&quot;&quot;)">
            <text:p/>
          </table:table-cell>
          <table:table-cell table:formula="of:=IF([.$F176]&gt;=[.M$2];IF([.$F176]&lt;[.N$2];8;&quot;&quot;);&quot;&quot;)">
            <text:p/>
          </table:table-cell>
          <table:table-cell table:formula="of:=IF(SUM([.G176:.N176])=0;0;VALUE([.G176]&amp;[.H176]&amp;[.I176]&amp;[.J176]&amp;[.K176]&amp;[.L176]&amp;[.M176]&amp;[.N176]))" office:value-type="float" office:value="6" calcext:value-type="float">
            <text:p>6</text:p>
          </table:table-cell>
          <table:table-cell table:number-columns-repeated="5"/>
        </table:table-row>
        <table:table-row table:style-name="ro1">
          <table:table-cell office:value-type="string" calcext:value-type="string">
            <text:p>South Sudan</text:p>
          </table:table-cell>
          <table:table-cell table:number-columns-repeated="4"/>
          <table:table-cell table:style-name="ce2" table:formula="of:=IFERROR(IF([.C177]&lt;&gt;0;IF([.D177]&lt;&gt;0;[.C177]/[.E177];[.B177]/[.D177]);[.B177]/[.D177]);&quot;&quot;)">
            <text:p/>
          </table:table-cell>
          <table:table-cell table:formula="of:=IF([.$F177]&gt;=0;IF([.$F177]&lt;[.G$2];1;&quot;&quot;);&quot;&quot;)">
            <text:p/>
          </table:table-cell>
          <table:table-cell table:formula="of:=IF([.$F177]&gt;=[.G$2];IF([.$F177]&lt;[.H$2];2;&quot;&quot;);&quot;&quot;)">
            <text:p/>
          </table:table-cell>
          <table:table-cell table:formula="of:=IF([.$F177]&gt;=[.H$2];IF([.$F177]&lt;[.I$2];3;&quot;&quot;);&quot;&quot;)">
            <text:p/>
          </table:table-cell>
          <table:table-cell table:formula="of:=IF([.$F177]&gt;=[.I$2];IF([.$F177]&lt;[.J$2];4;&quot;&quot;);&quot;&quot;)">
            <text:p/>
          </table:table-cell>
          <table:table-cell table:formula="of:=IF([.$F177]&gt;=[.J$2];IF([.$F177]&lt;[.K$2];5;&quot;&quot;);&quot;&quot;)">
            <text:p/>
          </table:table-cell>
          <table:table-cell table:formula="of:=IF([.$F177]&gt;=[.K$2];IF([.$F177]&lt;[.L$2];6;&quot;&quot;);&quot;&quot;)">
            <text:p/>
          </table:table-cell>
          <table:table-cell table:formula="of:=IF([.$F177]&gt;=[.L$2];IF([.$F177]&lt;[.M$2];7;&quot;&quot;);&quot;&quot;)">
            <text:p/>
          </table:table-cell>
          <table:table-cell table:formula="of:=IF([.$F177]&gt;=[.M$2];IF([.$F177]&lt;[.N$2];8;&quot;&quot;);&quot;&quot;)">
            <text:p/>
          </table:table-cell>
          <table:table-cell table:formula="of:=IF(SUM([.G177:.N177])=0;0;VALUE([.G177]&amp;[.H177]&amp;[.I177]&amp;[.J177]&amp;[.K177]&amp;[.L177]&amp;[.M177]&amp;[.N177]))" office:value-type="float" office:value="0" calcext:value-type="float">
            <text:p>0</text:p>
          </table:table-cell>
          <table:table-cell table:number-columns-repeated="5"/>
        </table:table-row>
        <table:table-row table:style-name="ro1">
          <table:table-cell office:value-type="string" calcext:value-type="string">
            <text:p>Spain</text:p>
          </table:table-cell>
          <table:table-cell office:value-type="float" office:value="348.98016" calcext:value-type="float">
            <text:p>348.98</text:p>
          </table:table-cell>
          <table:table-cell office:value-type="float" office:value="287.521792" calcext:value-type="float">
            <text:p>287.52</text:p>
          </table:table-cell>
          <table:table-cell office:value-type="float" office:value="10280.940544" calcext:value-type="float">
            <text:p>10280.94</text:p>
          </table:table-cell>
          <table:table-cell office:value-type="float" office:value="10280.787456" calcext:value-type="float">
            <text:p>10280.79</text:p>
          </table:table-cell>
          <table:table-cell table:style-name="ce2" table:formula="of:=IFERROR(IF([.C178]&lt;&gt;0;IF([.D178]&lt;&gt;0;[.C178]/[.E178];[.B178]/[.D178]);[.B178]/[.D178]);&quot;&quot;)" office:value-type="float" office:value="0.0279669036278149" calcext:value-type="float">
            <text:p>0.03</text:p>
          </table:table-cell>
          <table:table-cell table:formula="of:=IF([.$F178]&gt;=0;IF([.$F178]&lt;[.G$2];1;&quot;&quot;);&quot;&quot;)">
            <text:p/>
          </table:table-cell>
          <table:table-cell table:formula="of:=IF([.$F178]&gt;=[.G$2];IF([.$F178]&lt;[.H$2];2;&quot;&quot;);&quot;&quot;)" office:value-type="float" office:value="2" calcext:value-type="float">
            <text:p>2</text:p>
          </table:table-cell>
          <table:table-cell table:formula="of:=IF([.$F178]&gt;=[.H$2];IF([.$F178]&lt;[.I$2];3;&quot;&quot;);&quot;&quot;)">
            <text:p/>
          </table:table-cell>
          <table:table-cell table:formula="of:=IF([.$F178]&gt;=[.I$2];IF([.$F178]&lt;[.J$2];4;&quot;&quot;);&quot;&quot;)">
            <text:p/>
          </table:table-cell>
          <table:table-cell table:formula="of:=IF([.$F178]&gt;=[.J$2];IF([.$F178]&lt;[.K$2];5;&quot;&quot;);&quot;&quot;)">
            <text:p/>
          </table:table-cell>
          <table:table-cell table:formula="of:=IF([.$F178]&gt;=[.K$2];IF([.$F178]&lt;[.L$2];6;&quot;&quot;);&quot;&quot;)">
            <text:p/>
          </table:table-cell>
          <table:table-cell table:formula="of:=IF([.$F178]&gt;=[.L$2];IF([.$F178]&lt;[.M$2];7;&quot;&quot;);&quot;&quot;)">
            <text:p/>
          </table:table-cell>
          <table:table-cell table:formula="of:=IF([.$F178]&gt;=[.M$2];IF([.$F178]&lt;[.N$2];8;&quot;&quot;);&quot;&quot;)">
            <text:p/>
          </table:table-cell>
          <table:table-cell table:formula="of:=IF(SUM([.G178:.N178])=0;0;VALUE([.G178]&amp;[.H178]&amp;[.I178]&amp;[.J178]&amp;[.K178]&amp;[.L178]&amp;[.M178]&amp;[.N178]))" office:value-type="float" office:value="2" calcext:value-type="float">
            <text:p>2</text:p>
          </table:table-cell>
          <table:table-cell table:number-columns-repeated="5"/>
        </table:table-row>
        <table:table-row table:style-name="ro1">
          <table:table-cell office:value-type="string" calcext:value-type="string">
            <text:p>Sri Lanka</text:p>
          </table:table-cell>
          <table:table-cell office:value-type="float" office:value="896.279984" calcext:value-type="float">
            <text:p>896.28</text:p>
          </table:table-cell>
          <table:table-cell office:value-type="float" office:value="874.379984" calcext:value-type="float">
            <text:p>874.38</text:p>
          </table:table-cell>
          <table:table-cell office:value-type="float" office:value="6999.731312" calcext:value-type="float">
            <text:p>6999.73</text:p>
          </table:table-cell>
          <table:table-cell office:value-type="float" office:value="7257.361392" calcext:value-type="float">
            <text:p>7257.36</text:p>
          </table:table-cell>
          <table:table-cell table:style-name="ce2" table:formula="of:=IFERROR(IF([.C179]&lt;&gt;0;IF([.D179]&lt;&gt;0;[.C179]/[.E179];[.B179]/[.D179]);[.B179]/[.D179]);&quot;&quot;)" office:value-type="float" office:value="0.120481802789076" calcext:value-type="float">
            <text:p>0.12</text:p>
          </table:table-cell>
          <table:table-cell table:formula="of:=IF([.$F179]&gt;=0;IF([.$F179]&lt;[.G$2];1;&quot;&quot;);&quot;&quot;)">
            <text:p/>
          </table:table-cell>
          <table:table-cell table:formula="of:=IF([.$F179]&gt;=[.G$2];IF([.$F179]&lt;[.H$2];2;&quot;&quot;);&quot;&quot;)">
            <text:p/>
          </table:table-cell>
          <table:table-cell table:formula="of:=IF([.$F179]&gt;=[.H$2];IF([.$F179]&lt;[.I$2];3;&quot;&quot;);&quot;&quot;)">
            <text:p/>
          </table:table-cell>
          <table:table-cell table:formula="of:=IF([.$F179]&gt;=[.I$2];IF([.$F179]&lt;[.J$2];4;&quot;&quot;);&quot;&quot;)" office:value-type="float" office:value="4" calcext:value-type="float">
            <text:p>4</text:p>
          </table:table-cell>
          <table:table-cell table:formula="of:=IF([.$F179]&gt;=[.J$2];IF([.$F179]&lt;[.K$2];5;&quot;&quot;);&quot;&quot;)">
            <text:p/>
          </table:table-cell>
          <table:table-cell table:formula="of:=IF([.$F179]&gt;=[.K$2];IF([.$F179]&lt;[.L$2];6;&quot;&quot;);&quot;&quot;)">
            <text:p/>
          </table:table-cell>
          <table:table-cell table:formula="of:=IF([.$F179]&gt;=[.L$2];IF([.$F179]&lt;[.M$2];7;&quot;&quot;);&quot;&quot;)">
            <text:p/>
          </table:table-cell>
          <table:table-cell table:formula="of:=IF([.$F179]&gt;=[.M$2];IF([.$F179]&lt;[.N$2];8;&quot;&quot;);&quot;&quot;)">
            <text:p/>
          </table:table-cell>
          <table:table-cell table:formula="of:=IF(SUM([.G179:.N179])=0;0;VALUE([.G179]&amp;[.H179]&amp;[.I179]&amp;[.J179]&amp;[.K179]&amp;[.L179]&amp;[.M179]&amp;[.N179]))" office:value-type="float" office:value="4" calcext:value-type="float">
            <text:p>4</text:p>
          </table:table-cell>
          <table:table-cell table:number-columns-repeated="5"/>
        </table:table-row>
        <table:table-row table:style-name="ro1">
          <table:table-cell office:value-type="string" calcext:value-type="string">
            <text:p>St. Kitts and Nevis</text:p>
          </table:table-cell>
          <table:table-cell table:number-columns-repeated="2"/>
          <table:table-cell table:number-columns-repeated="2" office:value-type="float" office:value="51.5701359219" calcext:value-type="float">
            <text:p>51.57</text:p>
          </table:table-cell>
          <table:table-cell table:style-name="ce2" table:formula="of:=IFERROR(IF([.C180]&lt;&gt;0;IF([.D180]&lt;&gt;0;[.C180]/[.E180];[.B180]/[.D180]);[.B180]/[.D180]);&quot;&quot;)" office:value-type="float" office:value="0" calcext:value-type="float">
            <text:p>0.00</text:p>
          </table:table-cell>
          <table:table-cell table:formula="of:=IF([.$F180]&gt;=0;IF([.$F180]&lt;[.G$2];1;&quot;&quot;);&quot;&quot;)">
            <text:p/>
          </table:table-cell>
          <table:table-cell table:formula="of:=IF([.$F180]&gt;=[.G$2];IF([.$F180]&lt;[.H$2];2;&quot;&quot;);&quot;&quot;)" office:value-type="float" office:value="2" calcext:value-type="float">
            <text:p>2</text:p>
          </table:table-cell>
          <table:table-cell table:formula="of:=IF([.$F180]&gt;=[.H$2];IF([.$F180]&lt;[.I$2];3;&quot;&quot;);&quot;&quot;)">
            <text:p/>
          </table:table-cell>
          <table:table-cell table:formula="of:=IF([.$F180]&gt;=[.I$2];IF([.$F180]&lt;[.J$2];4;&quot;&quot;);&quot;&quot;)">
            <text:p/>
          </table:table-cell>
          <table:table-cell table:formula="of:=IF([.$F180]&gt;=[.J$2];IF([.$F180]&lt;[.K$2];5;&quot;&quot;);&quot;&quot;)">
            <text:p/>
          </table:table-cell>
          <table:table-cell table:formula="of:=IF([.$F180]&gt;=[.K$2];IF([.$F180]&lt;[.L$2];6;&quot;&quot;);&quot;&quot;)">
            <text:p/>
          </table:table-cell>
          <table:table-cell table:formula="of:=IF([.$F180]&gt;=[.L$2];IF([.$F180]&lt;[.M$2];7;&quot;&quot;);&quot;&quot;)">
            <text:p/>
          </table:table-cell>
          <table:table-cell table:formula="of:=IF([.$F180]&gt;=[.M$2];IF([.$F180]&lt;[.N$2];8;&quot;&quot;);&quot;&quot;)">
            <text:p/>
          </table:table-cell>
          <table:table-cell table:formula="of:=IF(SUM([.G180:.N180])=0;0;VALUE([.G180]&amp;[.H180]&amp;[.I180]&amp;[.J180]&amp;[.K180]&amp;[.L180]&amp;[.M180]&amp;[.N180]))" office:value-type="float" office:value="2" calcext:value-type="float">
            <text:p>2</text:p>
          </table:table-cell>
          <table:table-cell table:number-columns-repeated="5"/>
        </table:table-row>
        <table:table-row table:style-name="ro1">
          <table:table-cell office:value-type="string" calcext:value-type="string">
            <text:p>St. Lucia</text:p>
          </table:table-cell>
          <table:table-cell table:number-columns-repeated="2"/>
          <table:table-cell table:number-columns-repeated="2" office:value-type="float" office:value="30.1469325926" calcext:value-type="float">
            <text:p>30.15</text:p>
          </table:table-cell>
          <table:table-cell table:style-name="ce2" table:formula="of:=IFERROR(IF([.C181]&lt;&gt;0;IF([.D181]&lt;&gt;0;[.C181]/[.E181];[.B181]/[.D181]);[.B181]/[.D181]);&quot;&quot;)" office:value-type="float" office:value="0" calcext:value-type="float">
            <text:p>0.00</text:p>
          </table:table-cell>
          <table:table-cell table:formula="of:=IF([.$F181]&gt;=0;IF([.$F181]&lt;[.G$2];1;&quot;&quot;);&quot;&quot;)">
            <text:p/>
          </table:table-cell>
          <table:table-cell table:formula="of:=IF([.$F181]&gt;=[.G$2];IF([.$F181]&lt;[.H$2];2;&quot;&quot;);&quot;&quot;)" office:value-type="float" office:value="2" calcext:value-type="float">
            <text:p>2</text:p>
          </table:table-cell>
          <table:table-cell table:formula="of:=IF([.$F181]&gt;=[.H$2];IF([.$F181]&lt;[.I$2];3;&quot;&quot;);&quot;&quot;)">
            <text:p/>
          </table:table-cell>
          <table:table-cell table:formula="of:=IF([.$F181]&gt;=[.I$2];IF([.$F181]&lt;[.J$2];4;&quot;&quot;);&quot;&quot;)">
            <text:p/>
          </table:table-cell>
          <table:table-cell table:formula="of:=IF([.$F181]&gt;=[.J$2];IF([.$F181]&lt;[.K$2];5;&quot;&quot;);&quot;&quot;)">
            <text:p/>
          </table:table-cell>
          <table:table-cell table:formula="of:=IF([.$F181]&gt;=[.K$2];IF([.$F181]&lt;[.L$2];6;&quot;&quot;);&quot;&quot;)">
            <text:p/>
          </table:table-cell>
          <table:table-cell table:formula="of:=IF([.$F181]&gt;=[.L$2];IF([.$F181]&lt;[.M$2];7;&quot;&quot;);&quot;&quot;)">
            <text:p/>
          </table:table-cell>
          <table:table-cell table:formula="of:=IF([.$F181]&gt;=[.M$2];IF([.$F181]&lt;[.N$2];8;&quot;&quot;);&quot;&quot;)">
            <text:p/>
          </table:table-cell>
          <table:table-cell table:formula="of:=IF(SUM([.G181:.N181])=0;0;VALUE([.G181]&amp;[.H181]&amp;[.I181]&amp;[.J181]&amp;[.K181]&amp;[.L181]&amp;[.M181]&amp;[.N181]))" office:value-type="float" office:value="2" calcext:value-type="float">
            <text:p>2</text:p>
          </table:table-cell>
          <table:table-cell table:number-columns-repeated="5"/>
        </table:table-row>
        <table:table-row table:style-name="ro1">
          <table:table-cell office:value-type="string" calcext:value-type="string">
            <text:p>St. Martin (French part)</text:p>
          </table:table-cell>
          <table:table-cell table:number-columns-repeated="4"/>
          <table:table-cell table:style-name="ce2" table:formula="of:=IFERROR(IF([.C182]&lt;&gt;0;IF([.D182]&lt;&gt;0;[.C182]/[.E182];[.B182]/[.D182]);[.B182]/[.D182]);&quot;&quot;)">
            <text:p/>
          </table:table-cell>
          <table:table-cell table:formula="of:=IF([.$F182]&gt;=0;IF([.$F182]&lt;[.G$2];1;&quot;&quot;);&quot;&quot;)">
            <text:p/>
          </table:table-cell>
          <table:table-cell table:formula="of:=IF([.$F182]&gt;=[.G$2];IF([.$F182]&lt;[.H$2];2;&quot;&quot;);&quot;&quot;)">
            <text:p/>
          </table:table-cell>
          <table:table-cell table:formula="of:=IF([.$F182]&gt;=[.H$2];IF([.$F182]&lt;[.I$2];3;&quot;&quot;);&quot;&quot;)">
            <text:p/>
          </table:table-cell>
          <table:table-cell table:formula="of:=IF([.$F182]&gt;=[.I$2];IF([.$F182]&lt;[.J$2];4;&quot;&quot;);&quot;&quot;)">
            <text:p/>
          </table:table-cell>
          <table:table-cell table:formula="of:=IF([.$F182]&gt;=[.J$2];IF([.$F182]&lt;[.K$2];5;&quot;&quot;);&quot;&quot;)">
            <text:p/>
          </table:table-cell>
          <table:table-cell table:formula="of:=IF([.$F182]&gt;=[.K$2];IF([.$F182]&lt;[.L$2];6;&quot;&quot;);&quot;&quot;)">
            <text:p/>
          </table:table-cell>
          <table:table-cell table:formula="of:=IF([.$F182]&gt;=[.L$2];IF([.$F182]&lt;[.M$2];7;&quot;&quot;);&quot;&quot;)">
            <text:p/>
          </table:table-cell>
          <table:table-cell table:formula="of:=IF([.$F182]&gt;=[.M$2];IF([.$F182]&lt;[.N$2];8;&quot;&quot;);&quot;&quot;)">
            <text:p/>
          </table:table-cell>
          <table:table-cell table:formula="of:=IF(SUM([.G182:.N182])=0;0;VALUE([.G182]&amp;[.H182]&amp;[.I182]&amp;[.J182]&amp;[.K182]&amp;[.L182]&amp;[.M182]&amp;[.N182]))" office:value-type="float" office:value="0" calcext:value-type="float">
            <text:p>0</text:p>
          </table:table-cell>
          <table:table-cell table:number-columns-repeated="5"/>
        </table:table-row>
        <table:table-row table:style-name="ro1">
          <table:table-cell office:value-type="string" calcext:value-type="string">
            <text:p>St. Vincent and the Grenadines</text:p>
          </table:table-cell>
          <table:table-cell table:number-columns-repeated="2"/>
          <table:table-cell table:number-columns-repeated="2" office:value-type="float" office:value="31.587707403" calcext:value-type="float">
            <text:p>31.59</text:p>
          </table:table-cell>
          <table:table-cell table:style-name="ce2" table:formula="of:=IFERROR(IF([.C183]&lt;&gt;0;IF([.D183]&lt;&gt;0;[.C183]/[.E183];[.B183]/[.D183]);[.B183]/[.D183]);&quot;&quot;)" office:value-type="float" office:value="0" calcext:value-type="float">
            <text:p>0.00</text:p>
          </table:table-cell>
          <table:table-cell table:formula="of:=IF([.$F183]&gt;=0;IF([.$F183]&lt;[.G$2];1;&quot;&quot;);&quot;&quot;)">
            <text:p/>
          </table:table-cell>
          <table:table-cell table:formula="of:=IF([.$F183]&gt;=[.G$2];IF([.$F183]&lt;[.H$2];2;&quot;&quot;);&quot;&quot;)" office:value-type="float" office:value="2" calcext:value-type="float">
            <text:p>2</text:p>
          </table:table-cell>
          <table:table-cell table:formula="of:=IF([.$F183]&gt;=[.H$2];IF([.$F183]&lt;[.I$2];3;&quot;&quot;);&quot;&quot;)">
            <text:p/>
          </table:table-cell>
          <table:table-cell table:formula="of:=IF([.$F183]&gt;=[.I$2];IF([.$F183]&lt;[.J$2];4;&quot;&quot;);&quot;&quot;)">
            <text:p/>
          </table:table-cell>
          <table:table-cell table:formula="of:=IF([.$F183]&gt;=[.J$2];IF([.$F183]&lt;[.K$2];5;&quot;&quot;);&quot;&quot;)">
            <text:p/>
          </table:table-cell>
          <table:table-cell table:formula="of:=IF([.$F183]&gt;=[.K$2];IF([.$F183]&lt;[.L$2];6;&quot;&quot;);&quot;&quot;)">
            <text:p/>
          </table:table-cell>
          <table:table-cell table:formula="of:=IF([.$F183]&gt;=[.L$2];IF([.$F183]&lt;[.M$2];7;&quot;&quot;);&quot;&quot;)">
            <text:p/>
          </table:table-cell>
          <table:table-cell table:formula="of:=IF([.$F183]&gt;=[.M$2];IF([.$F183]&lt;[.N$2];8;&quot;&quot;);&quot;&quot;)">
            <text:p/>
          </table:table-cell>
          <table:table-cell table:formula="of:=IF(SUM([.G183:.N183])=0;0;VALUE([.G183]&amp;[.H183]&amp;[.I183]&amp;[.J183]&amp;[.K183]&amp;[.L183]&amp;[.M183]&amp;[.N183]))" office:value-type="float" office:value="2" calcext:value-type="float">
            <text:p>2</text:p>
          </table:table-cell>
          <table:table-cell table:number-columns-repeated="5"/>
        </table:table-row>
        <table:table-row table:style-name="ro1">
          <table:table-cell office:value-type="string" calcext:value-type="string">
            <text:p>Sudan</text:p>
          </table:table-cell>
          <table:table-cell office:value-type="float" office:value="68.396816" calcext:value-type="float">
            <text:p>68.4</text:p>
          </table:table-cell>
          <table:table-cell office:value-type="float" office:value="103.550048" calcext:value-type="float">
            <text:p>103.55</text:p>
          </table:table-cell>
          <table:table-cell office:value-type="float" office:value="151.392014" calcext:value-type="float">
            <text:p>151.39</text:p>
          </table:table-cell>
          <table:table-cell office:value-type="float" office:value="153.4114615" calcext:value-type="float">
            <text:p>153.41</text:p>
          </table:table-cell>
          <table:table-cell table:style-name="ce2" table:formula="of:=IFERROR(IF([.C184]&lt;&gt;0;IF([.D184]&lt;&gt;0;[.C184]/[.E184];[.B184]/[.D184]);[.B184]/[.D184]);&quot;&quot;)" office:value-type="float" office:value="0.674982475152288" calcext:value-type="float">
            <text:p>0.67</text:p>
          </table:table-cell>
          <table:table-cell table:formula="of:=IF([.$F184]&gt;=0;IF([.$F184]&lt;[.G$2];1;&quot;&quot;);&quot;&quot;)">
            <text:p/>
          </table:table-cell>
          <table:table-cell table:formula="of:=IF([.$F184]&gt;=[.G$2];IF([.$F184]&lt;[.H$2];2;&quot;&quot;);&quot;&quot;)">
            <text:p/>
          </table:table-cell>
          <table:table-cell table:formula="of:=IF([.$F184]&gt;=[.H$2];IF([.$F184]&lt;[.I$2];3;&quot;&quot;);&quot;&quot;)">
            <text:p/>
          </table:table-cell>
          <table:table-cell table:formula="of:=IF([.$F184]&gt;=[.I$2];IF([.$F184]&lt;[.J$2];4;&quot;&quot;);&quot;&quot;)">
            <text:p/>
          </table:table-cell>
          <table:table-cell table:formula="of:=IF([.$F184]&gt;=[.J$2];IF([.$F184]&lt;[.K$2];5;&quot;&quot;);&quot;&quot;)">
            <text:p/>
          </table:table-cell>
          <table:table-cell table:formula="of:=IF([.$F184]&gt;=[.K$2];IF([.$F184]&lt;[.L$2];6;&quot;&quot;);&quot;&quot;)" office:value-type="float" office:value="6" calcext:value-type="float">
            <text:p>6</text:p>
          </table:table-cell>
          <table:table-cell table:formula="of:=IF([.$F184]&gt;=[.L$2];IF([.$F184]&lt;[.M$2];7;&quot;&quot;);&quot;&quot;)">
            <text:p/>
          </table:table-cell>
          <table:table-cell table:formula="of:=IF([.$F184]&gt;=[.M$2];IF([.$F184]&lt;[.N$2];8;&quot;&quot;);&quot;&quot;)">
            <text:p/>
          </table:table-cell>
          <table:table-cell table:formula="of:=IF(SUM([.G184:.N184])=0;0;VALUE([.G184]&amp;[.H184]&amp;[.I184]&amp;[.J184]&amp;[.K184]&amp;[.L184]&amp;[.M184]&amp;[.N184]))" office:value-type="float" office:value="6" calcext:value-type="float">
            <text:p>6</text:p>
          </table:table-cell>
          <table:table-cell table:number-columns-repeated="5"/>
        </table:table-row>
        <table:table-row table:style-name="ro1">
          <table:table-cell office:value-type="string" calcext:value-type="string">
            <text:p>Suriname</text:p>
          </table:table-cell>
          <table:table-cell office:value-type="float" office:value="32.221025" calcext:value-type="float">
            <text:p>32.22</text:p>
          </table:table-cell>
          <table:table-cell office:value-type="float" office:value="40.34766225" calcext:value-type="float">
            <text:p>40.35</text:p>
          </table:table-cell>
          <table:table-cell office:value-type="float" office:value="6.7055595" calcext:value-type="float">
            <text:p>6.71</text:p>
          </table:table-cell>
          <table:table-cell office:value-type="float" office:value="1.493543625" calcext:value-type="float">
            <text:p>1.49</text:p>
          </table:table-cell>
          <table:table-cell table:style-name="ce2" table:formula="of:=IFERROR(IF([.C185]&lt;&gt;0;IF([.D185]&lt;&gt;0;[.C185]/[.E185];[.B185]/[.D185]);[.B185]/[.D185]);&quot;&quot;)" office:value-type="float" office:value="27.0147196068679" calcext:value-type="float">
            <text:p>27.01</text:p>
          </table:table-cell>
          <table:table-cell table:formula="of:=IF([.$F185]&gt;=0;IF([.$F185]&lt;[.G$2];1;&quot;&quot;);&quot;&quot;)">
            <text:p/>
          </table:table-cell>
          <table:table-cell table:formula="of:=IF([.$F185]&gt;=[.G$2];IF([.$F185]&lt;[.H$2];2;&quot;&quot;);&quot;&quot;)">
            <text:p/>
          </table:table-cell>
          <table:table-cell table:formula="of:=IF([.$F185]&gt;=[.H$2];IF([.$F185]&lt;[.I$2];3;&quot;&quot;);&quot;&quot;)">
            <text:p/>
          </table:table-cell>
          <table:table-cell table:formula="of:=IF([.$F185]&gt;=[.I$2];IF([.$F185]&lt;[.J$2];4;&quot;&quot;);&quot;&quot;)">
            <text:p/>
          </table:table-cell>
          <table:table-cell table:formula="of:=IF([.$F185]&gt;=[.J$2];IF([.$F185]&lt;[.K$2];5;&quot;&quot;);&quot;&quot;)">
            <text:p/>
          </table:table-cell>
          <table:table-cell table:formula="of:=IF([.$F185]&gt;=[.K$2];IF([.$F185]&lt;[.L$2];6;&quot;&quot;);&quot;&quot;)">
            <text:p/>
          </table:table-cell>
          <table:table-cell table:formula="of:=IF([.$F185]&gt;=[.L$2];IF([.$F185]&lt;[.M$2];7;&quot;&quot;);&quot;&quot;)">
            <text:p/>
          </table:table-cell>
          <table:table-cell table:formula="of:=IF([.$F185]&gt;=[.M$2];IF([.$F185]&lt;[.N$2];8;&quot;&quot;);&quot;&quot;)" office:value-type="float" office:value="8" calcext:value-type="float">
            <text:p>8</text:p>
          </table:table-cell>
          <table:table-cell table:formula="of:=IF(SUM([.G185:.N185])=0;0;VALUE([.G185]&amp;[.H185]&amp;[.I185]&amp;[.J185]&amp;[.K185]&amp;[.L185]&amp;[.M185]&amp;[.N185]))" office:value-type="float" office:value="8" calcext:value-type="float">
            <text:p>8</text:p>
          </table:table-cell>
          <table:table-cell table:number-columns-repeated="5"/>
        </table:table-row>
        <table:table-row table:style-name="ro1">
          <table:table-cell office:value-type="string" calcext:value-type="string">
            <text:p>Swaziland</text:p>
          </table:table-cell>
          <table:table-cell office:value-type="float" office:value="8.104372875" calcext:value-type="float">
            <text:p>8.1</text:p>
          </table:table-cell>
          <table:table-cell/>
          <table:table-cell table:number-columns-repeated="2" office:value-type="float" office:value="18.6927855" calcext:value-type="float">
            <text:p>18.69</text:p>
          </table:table-cell>
          <table:table-cell table:style-name="ce2" table:formula="of:=IFERROR(IF([.C186]&lt;&gt;0;IF([.D186]&lt;&gt;0;[.C186]/[.E186];[.B186]/[.D186]);[.B186]/[.D186]);&quot;&quot;)" office:value-type="float" office:value="0.433556190702557" calcext:value-type="float">
            <text:p>0.43</text:p>
          </table:table-cell>
          <table:table-cell table:formula="of:=IF([.$F186]&gt;=0;IF([.$F186]&lt;[.G$2];1;&quot;&quot;);&quot;&quot;)">
            <text:p/>
          </table:table-cell>
          <table:table-cell table:formula="of:=IF([.$F186]&gt;=[.G$2];IF([.$F186]&lt;[.H$2];2;&quot;&quot;);&quot;&quot;)">
            <text:p/>
          </table:table-cell>
          <table:table-cell table:formula="of:=IF([.$F186]&gt;=[.H$2];IF([.$F186]&lt;[.I$2];3;&quot;&quot;);&quot;&quot;)">
            <text:p/>
          </table:table-cell>
          <table:table-cell table:formula="of:=IF([.$F186]&gt;=[.I$2];IF([.$F186]&lt;[.J$2];4;&quot;&quot;);&quot;&quot;)">
            <text:p/>
          </table:table-cell>
          <table:table-cell table:formula="of:=IF([.$F186]&gt;=[.J$2];IF([.$F186]&lt;[.K$2];5;&quot;&quot;);&quot;&quot;)" office:value-type="float" office:value="5" calcext:value-type="float">
            <text:p>5</text:p>
          </table:table-cell>
          <table:table-cell table:formula="of:=IF([.$F186]&gt;=[.K$2];IF([.$F186]&lt;[.L$2];6;&quot;&quot;);&quot;&quot;)">
            <text:p/>
          </table:table-cell>
          <table:table-cell table:formula="of:=IF([.$F186]&gt;=[.L$2];IF([.$F186]&lt;[.M$2];7;&quot;&quot;);&quot;&quot;)">
            <text:p/>
          </table:table-cell>
          <table:table-cell table:formula="of:=IF([.$F186]&gt;=[.M$2];IF([.$F186]&lt;[.N$2];8;&quot;&quot;);&quot;&quot;)">
            <text:p/>
          </table:table-cell>
          <table:table-cell table:formula="of:=IF(SUM([.G186:.N186])=0;0;VALUE([.G186]&amp;[.H186]&amp;[.I186]&amp;[.J186]&amp;[.K186]&amp;[.L186]&amp;[.M186]&amp;[.N186]))" office:value-type="float" office:value="5" calcext:value-type="float">
            <text:p>5</text:p>
          </table:table-cell>
          <table:table-cell table:number-columns-repeated="5"/>
        </table:table-row>
        <table:table-row table:style-name="ro1">
          <table:table-cell office:value-type="string" calcext:value-type="string">
            <text:p>Sweden</text:p>
          </table:table-cell>
          <table:table-cell office:value-type="float" office:value="1241.876352" calcext:value-type="float">
            <text:p>1241.88</text:p>
          </table:table-cell>
          <table:table-cell office:value-type="float" office:value="1168.37776" calcext:value-type="float">
            <text:p>1168.38</text:p>
          </table:table-cell>
          <table:table-cell office:value-type="float" office:value="3363.518912" calcext:value-type="float">
            <text:p>3363.52</text:p>
          </table:table-cell>
          <table:table-cell office:value-type="float" office:value="2854.533568" calcext:value-type="float">
            <text:p>2854.53</text:p>
          </table:table-cell>
          <table:table-cell table:style-name="ce2" table:formula="of:=IFERROR(IF([.C187]&lt;&gt;0;IF([.D187]&lt;&gt;0;[.C187]/[.E187];[.B187]/[.D187]);[.B187]/[.D187]);&quot;&quot;)" office:value-type="float" office:value="0.409306015209557" calcext:value-type="float">
            <text:p>0.41</text:p>
          </table:table-cell>
          <table:table-cell table:formula="of:=IF([.$F187]&gt;=0;IF([.$F187]&lt;[.G$2];1;&quot;&quot;);&quot;&quot;)">
            <text:p/>
          </table:table-cell>
          <table:table-cell table:formula="of:=IF([.$F187]&gt;=[.G$2];IF([.$F187]&lt;[.H$2];2;&quot;&quot;);&quot;&quot;)">
            <text:p/>
          </table:table-cell>
          <table:table-cell table:formula="of:=IF([.$F187]&gt;=[.H$2];IF([.$F187]&lt;[.I$2];3;&quot;&quot;);&quot;&quot;)">
            <text:p/>
          </table:table-cell>
          <table:table-cell table:formula="of:=IF([.$F187]&gt;=[.I$2];IF([.$F187]&lt;[.J$2];4;&quot;&quot;);&quot;&quot;)">
            <text:p/>
          </table:table-cell>
          <table:table-cell table:formula="of:=IF([.$F187]&gt;=[.J$2];IF([.$F187]&lt;[.K$2];5;&quot;&quot;);&quot;&quot;)" office:value-type="float" office:value="5" calcext:value-type="float">
            <text:p>5</text:p>
          </table:table-cell>
          <table:table-cell table:formula="of:=IF([.$F187]&gt;=[.K$2];IF([.$F187]&lt;[.L$2];6;&quot;&quot;);&quot;&quot;)">
            <text:p/>
          </table:table-cell>
          <table:table-cell table:formula="of:=IF([.$F187]&gt;=[.L$2];IF([.$F187]&lt;[.M$2];7;&quot;&quot;);&quot;&quot;)">
            <text:p/>
          </table:table-cell>
          <table:table-cell table:formula="of:=IF([.$F187]&gt;=[.M$2];IF([.$F187]&lt;[.N$2];8;&quot;&quot;);&quot;&quot;)">
            <text:p/>
          </table:table-cell>
          <table:table-cell table:formula="of:=IF(SUM([.G187:.N187])=0;0;VALUE([.G187]&amp;[.H187]&amp;[.I187]&amp;[.J187]&amp;[.K187]&amp;[.L187]&amp;[.M187]&amp;[.N187]))" office:value-type="float" office:value="5" calcext:value-type="float">
            <text:p>5</text:p>
          </table:table-cell>
          <table:table-cell table:number-columns-repeated="5"/>
        </table:table-row>
        <table:table-row table:style-name="ro1">
          <table:table-cell office:value-type="string" calcext:value-type="string">
            <text:p>Switzerland</text:p>
          </table:table-cell>
          <table:table-cell office:value-type="float" office:value="24381.734912" calcext:value-type="float">
            <text:p>24381.73</text:p>
          </table:table-cell>
          <table:table-cell office:value-type="float" office:value="24957.98272" calcext:value-type="float">
            <text:p>24957.98</text:p>
          </table:table-cell>
          <table:table-cell office:value-type="float" office:value="2553.299712" calcext:value-type="float">
            <text:p>2553.3</text:p>
          </table:table-cell>
          <table:table-cell office:value-type="float" office:value="2493.570304" calcext:value-type="float">
            <text:p>2493.57</text:p>
          </table:table-cell>
          <table:table-cell table:style-name="ce2" table:formula="of:=IFERROR(IF([.C188]&lt;&gt;0;IF([.D188]&lt;&gt;0;[.C188]/[.E188];[.B188]/[.D188]);[.B188]/[.D188]);&quot;&quot;)" office:value-type="float" office:value="10.0089348513512" calcext:value-type="float">
            <text:p>10.01</text:p>
          </table:table-cell>
          <table:table-cell table:formula="of:=IF([.$F188]&gt;=0;IF([.$F188]&lt;[.G$2];1;&quot;&quot;);&quot;&quot;)">
            <text:p/>
          </table:table-cell>
          <table:table-cell table:formula="of:=IF([.$F188]&gt;=[.G$2];IF([.$F188]&lt;[.H$2];2;&quot;&quot;);&quot;&quot;)">
            <text:p/>
          </table:table-cell>
          <table:table-cell table:formula="of:=IF([.$F188]&gt;=[.H$2];IF([.$F188]&lt;[.I$2];3;&quot;&quot;);&quot;&quot;)">
            <text:p/>
          </table:table-cell>
          <table:table-cell table:formula="of:=IF([.$F188]&gt;=[.I$2];IF([.$F188]&lt;[.J$2];4;&quot;&quot;);&quot;&quot;)">
            <text:p/>
          </table:table-cell>
          <table:table-cell table:formula="of:=IF([.$F188]&gt;=[.J$2];IF([.$F188]&lt;[.K$2];5;&quot;&quot;);&quot;&quot;)">
            <text:p/>
          </table:table-cell>
          <table:table-cell table:formula="of:=IF([.$F188]&gt;=[.K$2];IF([.$F188]&lt;[.L$2];6;&quot;&quot;);&quot;&quot;)">
            <text:p/>
          </table:table-cell>
          <table:table-cell table:formula="of:=IF([.$F188]&gt;=[.L$2];IF([.$F188]&lt;[.M$2];7;&quot;&quot;);&quot;&quot;)">
            <text:p/>
          </table:table-cell>
          <table:table-cell table:formula="of:=IF([.$F188]&gt;=[.M$2];IF([.$F188]&lt;[.N$2];8;&quot;&quot;);&quot;&quot;)" office:value-type="float" office:value="8" calcext:value-type="float">
            <text:p>8</text:p>
          </table:table-cell>
          <table:table-cell table:formula="of:=IF(SUM([.G188:.N188])=0;0;VALUE([.G188]&amp;[.H188]&amp;[.I188]&amp;[.J188]&amp;[.K188]&amp;[.L188]&amp;[.M188]&amp;[.N188]))" office:value-type="float" office:value="8" calcext:value-type="float">
            <text:p>8</text:p>
          </table:table-cell>
          <table:table-cell table:number-columns-repeated="5"/>
        </table:table-row>
        <table:table-row table:style-name="ro1">
          <table:table-cell office:value-type="string" calcext:value-type="string">
            <text:p>Syrian Arab Republic</text:p>
          </table:table-cell>
          <table:table-cell table:number-columns-repeated="2"/>
          <table:table-cell table:number-columns-repeated="2" office:value-type="float" office:value="1622.53875" calcext:value-type="float">
            <text:p>1622.54</text:p>
          </table:table-cell>
          <table:table-cell table:style-name="ce2" table:formula="of:=IFERROR(IF([.C189]&lt;&gt;0;IF([.D189]&lt;&gt;0;[.C189]/[.E189];[.B189]/[.D189]);[.B189]/[.D189]);&quot;&quot;)" office:value-type="float" office:value="0" calcext:value-type="float">
            <text:p>0.00</text:p>
          </table:table-cell>
          <table:table-cell table:formula="of:=IF([.$F189]&gt;=0;IF([.$F189]&lt;[.G$2];1;&quot;&quot;);&quot;&quot;)">
            <text:p/>
          </table:table-cell>
          <table:table-cell table:formula="of:=IF([.$F189]&gt;=[.G$2];IF([.$F189]&lt;[.H$2];2;&quot;&quot;);&quot;&quot;)" office:value-type="float" office:value="2" calcext:value-type="float">
            <text:p>2</text:p>
          </table:table-cell>
          <table:table-cell table:formula="of:=IF([.$F189]&gt;=[.H$2];IF([.$F189]&lt;[.I$2];3;&quot;&quot;);&quot;&quot;)">
            <text:p/>
          </table:table-cell>
          <table:table-cell table:formula="of:=IF([.$F189]&gt;=[.I$2];IF([.$F189]&lt;[.J$2];4;&quot;&quot;);&quot;&quot;)">
            <text:p/>
          </table:table-cell>
          <table:table-cell table:formula="of:=IF([.$F189]&gt;=[.J$2];IF([.$F189]&lt;[.K$2];5;&quot;&quot;);&quot;&quot;)">
            <text:p/>
          </table:table-cell>
          <table:table-cell table:formula="of:=IF([.$F189]&gt;=[.K$2];IF([.$F189]&lt;[.L$2];6;&quot;&quot;);&quot;&quot;)">
            <text:p/>
          </table:table-cell>
          <table:table-cell table:formula="of:=IF([.$F189]&gt;=[.L$2];IF([.$F189]&lt;[.M$2];7;&quot;&quot;);&quot;&quot;)">
            <text:p/>
          </table:table-cell>
          <table:table-cell table:formula="of:=IF([.$F189]&gt;=[.M$2];IF([.$F189]&lt;[.N$2];8;&quot;&quot;);&quot;&quot;)">
            <text:p/>
          </table:table-cell>
          <table:table-cell table:formula="of:=IF(SUM([.G189:.N189])=0;0;VALUE([.G189]&amp;[.H189]&amp;[.I189]&amp;[.J189]&amp;[.K189]&amp;[.L189]&amp;[.M189]&amp;[.N189]))" office:value-type="float" office:value="2" calcext:value-type="float">
            <text:p>2</text:p>
          </table:table-cell>
          <table:table-cell table:number-columns-repeated="5"/>
        </table:table-row>
        <table:table-row table:style-name="ro1">
          <table:table-cell office:value-type="string" calcext:value-type="string">
            <text:p>Tajikistan</text:p>
          </table:table-cell>
          <table:table-cell office:value-type="float" office:value="165.13827" calcext:value-type="float">
            <text:p>165.14</text:p>
          </table:table-cell>
          <table:table-cell office:value-type="float" office:value="87.127366" calcext:value-type="float">
            <text:p>87.13</text:p>
          </table:table-cell>
          <table:table-cell office:value-type="float" office:value="2258.643264" calcext:value-type="float">
            <text:p>2258.64</text:p>
          </table:table-cell>
          <table:table-cell office:value-type="float" office:value="1867.398592" calcext:value-type="float">
            <text:p>1867.4</text:p>
          </table:table-cell>
          <table:table-cell table:style-name="ce2" table:formula="of:=IFERROR(IF([.C190]&lt;&gt;0;IF([.D190]&lt;&gt;0;[.C190]/[.E190];[.B190]/[.D190]);[.B190]/[.D190]);&quot;&quot;)" office:value-type="float" office:value="0.046657080268378" calcext:value-type="float">
            <text:p>0.05</text:p>
          </table:table-cell>
          <table:table-cell table:formula="of:=IF([.$F190]&gt;=0;IF([.$F190]&lt;[.G$2];1;&quot;&quot;);&quot;&quot;)">
            <text:p/>
          </table:table-cell>
          <table:table-cell table:formula="of:=IF([.$F190]&gt;=[.G$2];IF([.$F190]&lt;[.H$2];2;&quot;&quot;);&quot;&quot;)">
            <text:p/>
          </table:table-cell>
          <table:table-cell table:formula="of:=IF([.$F190]&gt;=[.H$2];IF([.$F190]&lt;[.I$2];3;&quot;&quot;);&quot;&quot;)" office:value-type="float" office:value="3" calcext:value-type="float">
            <text:p>3</text:p>
          </table:table-cell>
          <table:table-cell table:formula="of:=IF([.$F190]&gt;=[.I$2];IF([.$F190]&lt;[.J$2];4;&quot;&quot;);&quot;&quot;)">
            <text:p/>
          </table:table-cell>
          <table:table-cell table:formula="of:=IF([.$F190]&gt;=[.J$2];IF([.$F190]&lt;[.K$2];5;&quot;&quot;);&quot;&quot;)">
            <text:p/>
          </table:table-cell>
          <table:table-cell table:formula="of:=IF([.$F190]&gt;=[.K$2];IF([.$F190]&lt;[.L$2];6;&quot;&quot;);&quot;&quot;)">
            <text:p/>
          </table:table-cell>
          <table:table-cell table:formula="of:=IF([.$F190]&gt;=[.L$2];IF([.$F190]&lt;[.M$2];7;&quot;&quot;);&quot;&quot;)">
            <text:p/>
          </table:table-cell>
          <table:table-cell table:formula="of:=IF([.$F190]&gt;=[.M$2];IF([.$F190]&lt;[.N$2];8;&quot;&quot;);&quot;&quot;)">
            <text:p/>
          </table:table-cell>
          <table:table-cell table:formula="of:=IF(SUM([.G190:.N190])=0;0;VALUE([.G190]&amp;[.H190]&amp;[.I190]&amp;[.J190]&amp;[.K190]&amp;[.L190]&amp;[.M190]&amp;[.N190]))" office:value-type="float" office:value="3" calcext:value-type="float">
            <text:p>3</text:p>
          </table:table-cell>
          <table:table-cell table:number-columns-repeated="5"/>
        </table:table-row>
        <table:table-row table:style-name="ro1">
          <table:table-cell office:value-type="string" calcext:value-type="string">
            <text:p>United Republic of Tanzania</text:p>
          </table:table-cell>
          <table:table-cell office:value-type="float" office:value="103.818118" calcext:value-type="float">
            <text:p>103.82</text:p>
          </table:table-cell>
          <table:table-cell office:value-type="float" office:value="108.374756" calcext:value-type="float">
            <text:p>108.37</text:p>
          </table:table-cell>
          <table:table-cell office:value-type="float" office:value="387.768422" calcext:value-type="float">
            <text:p>387.77</text:p>
          </table:table-cell>
          <table:table-cell office:value-type="float" office:value="411.226376" calcext:value-type="float">
            <text:p>411.23</text:p>
          </table:table-cell>
          <table:table-cell table:style-name="ce2" table:formula="of:=IFERROR(IF([.C191]&lt;&gt;0;IF([.D191]&lt;&gt;0;[.C191]/[.E191];[.B191]/[.D191]);[.B191]/[.D191]);&quot;&quot;)" office:value-type="float" office:value="0.263540381466193" calcext:value-type="float">
            <text:p>0.26</text:p>
          </table:table-cell>
          <table:table-cell table:formula="of:=IF([.$F191]&gt;=0;IF([.$F191]&lt;[.G$2];1;&quot;&quot;);&quot;&quot;)">
            <text:p/>
          </table:table-cell>
          <table:table-cell table:formula="of:=IF([.$F191]&gt;=[.G$2];IF([.$F191]&lt;[.H$2];2;&quot;&quot;);&quot;&quot;)">
            <text:p/>
          </table:table-cell>
          <table:table-cell table:formula="of:=IF([.$F191]&gt;=[.H$2];IF([.$F191]&lt;[.I$2];3;&quot;&quot;);&quot;&quot;)">
            <text:p/>
          </table:table-cell>
          <table:table-cell table:formula="of:=IF([.$F191]&gt;=[.I$2];IF([.$F191]&lt;[.J$2];4;&quot;&quot;);&quot;&quot;)">
            <text:p/>
          </table:table-cell>
          <table:table-cell table:formula="of:=IF([.$F191]&gt;=[.J$2];IF([.$F191]&lt;[.K$2];5;&quot;&quot;);&quot;&quot;)" office:value-type="float" office:value="5" calcext:value-type="float">
            <text:p>5</text:p>
          </table:table-cell>
          <table:table-cell table:formula="of:=IF([.$F191]&gt;=[.K$2];IF([.$F191]&lt;[.L$2];6;&quot;&quot;);&quot;&quot;)">
            <text:p/>
          </table:table-cell>
          <table:table-cell table:formula="of:=IF([.$F191]&gt;=[.L$2];IF([.$F191]&lt;[.M$2];7;&quot;&quot;);&quot;&quot;)">
            <text:p/>
          </table:table-cell>
          <table:table-cell table:formula="of:=IF([.$F191]&gt;=[.M$2];IF([.$F191]&lt;[.N$2];8;&quot;&quot;);&quot;&quot;)">
            <text:p/>
          </table:table-cell>
          <table:table-cell table:formula="of:=IF(SUM([.G191:.N191])=0;0;VALUE([.G191]&amp;[.H191]&amp;[.I191]&amp;[.J191]&amp;[.K191]&amp;[.L191]&amp;[.M191]&amp;[.N191]))" office:value-type="float" office:value="5" calcext:value-type="float">
            <text:p>5</text:p>
          </table:table-cell>
          <table:table-cell table:number-columns-repeated="5"/>
        </table:table-row>
        <table:table-row table:style-name="ro1">
          <table:table-cell office:value-type="string" calcext:value-type="string">
            <text:p>Thailand</text:p>
          </table:table-cell>
          <table:table-cell office:value-type="float" office:value="3992.36992" calcext:value-type="float">
            <text:p>3992.37</text:p>
          </table:table-cell>
          <table:table-cell office:value-type="float" office:value="4132.039936" calcext:value-type="float">
            <text:p>4132.04</text:p>
          </table:table-cell>
          <table:table-cell office:value-type="float" office:value="5894.680064" calcext:value-type="float">
            <text:p>5894.68</text:p>
          </table:table-cell>
          <table:table-cell office:value-type="float" office:value="6272.839936" calcext:value-type="float">
            <text:p>6272.84</text:p>
          </table:table-cell>
          <table:table-cell table:style-name="ce2" table:formula="of:=IFERROR(IF([.C192]&lt;&gt;0;IF([.D192]&lt;&gt;0;[.C192]/[.E192];[.B192]/[.D192]);[.B192]/[.D192]);&quot;&quot;)" office:value-type="float" office:value="0.658719173158892" calcext:value-type="float">
            <text:p>0.66</text:p>
          </table:table-cell>
          <table:table-cell table:formula="of:=IF([.$F192]&gt;=0;IF([.$F192]&lt;[.G$2];1;&quot;&quot;);&quot;&quot;)">
            <text:p/>
          </table:table-cell>
          <table:table-cell table:formula="of:=IF([.$F192]&gt;=[.G$2];IF([.$F192]&lt;[.H$2];2;&quot;&quot;);&quot;&quot;)">
            <text:p/>
          </table:table-cell>
          <table:table-cell table:formula="of:=IF([.$F192]&gt;=[.H$2];IF([.$F192]&lt;[.I$2];3;&quot;&quot;);&quot;&quot;)">
            <text:p/>
          </table:table-cell>
          <table:table-cell table:formula="of:=IF([.$F192]&gt;=[.I$2];IF([.$F192]&lt;[.J$2];4;&quot;&quot;);&quot;&quot;)">
            <text:p/>
          </table:table-cell>
          <table:table-cell table:formula="of:=IF([.$F192]&gt;=[.J$2];IF([.$F192]&lt;[.K$2];5;&quot;&quot;);&quot;&quot;)">
            <text:p/>
          </table:table-cell>
          <table:table-cell table:formula="of:=IF([.$F192]&gt;=[.K$2];IF([.$F192]&lt;[.L$2];6;&quot;&quot;);&quot;&quot;)" office:value-type="float" office:value="6" calcext:value-type="float">
            <text:p>6</text:p>
          </table:table-cell>
          <table:table-cell table:formula="of:=IF([.$F192]&gt;=[.L$2];IF([.$F192]&lt;[.M$2];7;&quot;&quot;);&quot;&quot;)">
            <text:p/>
          </table:table-cell>
          <table:table-cell table:formula="of:=IF([.$F192]&gt;=[.M$2];IF([.$F192]&lt;[.N$2];8;&quot;&quot;);&quot;&quot;)">
            <text:p/>
          </table:table-cell>
          <table:table-cell table:formula="of:=IF(SUM([.G192:.N192])=0;0;VALUE([.G192]&amp;[.H192]&amp;[.I192]&amp;[.J192]&amp;[.K192]&amp;[.L192]&amp;[.M192]&amp;[.N192]))" office:value-type="float" office:value="6" calcext:value-type="float">
            <text:p>6</text:p>
          </table:table-cell>
          <table:table-cell table:number-columns-repeated="5"/>
        </table:table-row>
        <table:table-row table:style-name="ro1">
          <table:table-cell office:value-type="string" calcext:value-type="string">
            <text:p>Timor-Leste</text:p>
          </table:table-cell>
          <table:table-cell office:value-type="float" office:value="158.8131" calcext:value-type="float">
            <text:p>158.81</text:p>
          </table:table-cell>
          <table:table-cell office:value-type="float" office:value="237.380392" calcext:value-type="float">
            <text:p>237.38</text:p>
          </table:table-cell>
          <table:table-cell office:value-type="float" office:value="61.5861" calcext:value-type="float">
            <text:p>61.59</text:p>
          </table:table-cell>
          <table:table-cell office:value-type="float" office:value="80.1746" calcext:value-type="float">
            <text:p>80.17</text:p>
          </table:table-cell>
          <table:table-cell table:style-name="ce2" table:formula="of:=IFERROR(IF([.C193]&lt;&gt;0;IF([.D193]&lt;&gt;0;[.C193]/[.E193];[.B193]/[.D193]);[.B193]/[.D193]);&quot;&quot;)" office:value-type="float" office:value="2.96079296934441" calcext:value-type="float">
            <text:p>2.96</text:p>
          </table:table-cell>
          <table:table-cell table:formula="of:=IF([.$F193]&gt;=0;IF([.$F193]&lt;[.G$2];1;&quot;&quot;);&quot;&quot;)">
            <text:p/>
          </table:table-cell>
          <table:table-cell table:formula="of:=IF([.$F193]&gt;=[.G$2];IF([.$F193]&lt;[.H$2];2;&quot;&quot;);&quot;&quot;)">
            <text:p/>
          </table:table-cell>
          <table:table-cell table:formula="of:=IF([.$F193]&gt;=[.H$2];IF([.$F193]&lt;[.I$2];3;&quot;&quot;);&quot;&quot;)">
            <text:p/>
          </table:table-cell>
          <table:table-cell table:formula="of:=IF([.$F193]&gt;=[.I$2];IF([.$F193]&lt;[.J$2];4;&quot;&quot;);&quot;&quot;)">
            <text:p/>
          </table:table-cell>
          <table:table-cell table:formula="of:=IF([.$F193]&gt;=[.J$2];IF([.$F193]&lt;[.K$2];5;&quot;&quot;);&quot;&quot;)">
            <text:p/>
          </table:table-cell>
          <table:table-cell table:formula="of:=IF([.$F193]&gt;=[.K$2];IF([.$F193]&lt;[.L$2];6;&quot;&quot;);&quot;&quot;)">
            <text:p/>
          </table:table-cell>
          <table:table-cell table:formula="of:=IF([.$F193]&gt;=[.L$2];IF([.$F193]&lt;[.M$2];7;&quot;&quot;);&quot;&quot;)" office:value-type="float" office:value="7" calcext:value-type="float">
            <text:p>7</text:p>
          </table:table-cell>
          <table:table-cell table:formula="of:=IF([.$F193]&gt;=[.M$2];IF([.$F193]&lt;[.N$2];8;&quot;&quot;);&quot;&quot;)">
            <text:p/>
          </table:table-cell>
          <table:table-cell table:formula="of:=IF(SUM([.G193:.N193])=0;0;VALUE([.G193]&amp;[.H193]&amp;[.I193]&amp;[.J193]&amp;[.K193]&amp;[.L193]&amp;[.M193]&amp;[.N193]))" office:value-type="float" office:value="7" calcext:value-type="float">
            <text:p>7</text:p>
          </table:table-cell>
          <table:table-cell table:number-columns-repeated="5"/>
        </table:table-row>
        <table:table-row table:style-name="ro1">
          <table:table-cell office:value-type="string" calcext:value-type="string">
            <text:p>Togo</text:p>
          </table:table-cell>
          <table:table-cell office:value-type="float" office:value="89.395658" calcext:value-type="float">
            <text:p>89.4</text:p>
          </table:table-cell>
          <table:table-cell/>
          <table:table-cell office:value-type="float" office:value="363.59556" calcext:value-type="float">
            <text:p>363.6</text:p>
          </table:table-cell>
          <table:table-cell office:value-type="float" office:value="351.23331096" calcext:value-type="float">
            <text:p>351.23</text:p>
          </table:table-cell>
          <table:table-cell table:style-name="ce2" table:formula="of:=IFERROR(IF([.C194]&lt;&gt;0;IF([.D194]&lt;&gt;0;[.C194]/[.E194];[.B194]/[.D194]);[.B194]/[.D194]);&quot;&quot;)" office:value-type="float" office:value="0.245865648084372" calcext:value-type="float">
            <text:p>0.25</text:p>
          </table:table-cell>
          <table:table-cell table:formula="of:=IF([.$F194]&gt;=0;IF([.$F194]&lt;[.G$2];1;&quot;&quot;);&quot;&quot;)">
            <text:p/>
          </table:table-cell>
          <table:table-cell table:formula="of:=IF([.$F194]&gt;=[.G$2];IF([.$F194]&lt;[.H$2];2;&quot;&quot;);&quot;&quot;)">
            <text:p/>
          </table:table-cell>
          <table:table-cell table:formula="of:=IF([.$F194]&gt;=[.H$2];IF([.$F194]&lt;[.I$2];3;&quot;&quot;);&quot;&quot;)">
            <text:p/>
          </table:table-cell>
          <table:table-cell table:formula="of:=IF([.$F194]&gt;=[.I$2];IF([.$F194]&lt;[.J$2];4;&quot;&quot;);&quot;&quot;)" office:value-type="float" office:value="4" calcext:value-type="float">
            <text:p>4</text:p>
          </table:table-cell>
          <table:table-cell table:formula="of:=IF([.$F194]&gt;=[.J$2];IF([.$F194]&lt;[.K$2];5;&quot;&quot;);&quot;&quot;)">
            <text:p/>
          </table:table-cell>
          <table:table-cell table:formula="of:=IF([.$F194]&gt;=[.K$2];IF([.$F194]&lt;[.L$2];6;&quot;&quot;);&quot;&quot;)">
            <text:p/>
          </table:table-cell>
          <table:table-cell table:formula="of:=IF([.$F194]&gt;=[.L$2];IF([.$F194]&lt;[.M$2];7;&quot;&quot;);&quot;&quot;)">
            <text:p/>
          </table:table-cell>
          <table:table-cell table:formula="of:=IF([.$F194]&gt;=[.M$2];IF([.$F194]&lt;[.N$2];8;&quot;&quot;);&quot;&quot;)">
            <text:p/>
          </table:table-cell>
          <table:table-cell table:formula="of:=IF(SUM([.G194:.N194])=0;0;VALUE([.G194]&amp;[.H194]&amp;[.I194]&amp;[.J194]&amp;[.K194]&amp;[.L194]&amp;[.M194]&amp;[.N194]))" office:value-type="float" office:value="4" calcext:value-type="float">
            <text:p>4</text:p>
          </table:table-cell>
          <table:table-cell table:number-columns-repeated="5"/>
        </table:table-row>
        <table:table-row table:style-name="ro1">
          <table:table-cell office:value-type="string" calcext:value-type="string">
            <text:p>Tonga</text:p>
          </table:table-cell>
          <table:table-cell table:number-columns-repeated="2"/>
          <table:table-cell table:number-columns-repeated="2" office:value-type="float" office:value="80.2019145196411" calcext:value-type="float">
            <text:p>80.2</text:p>
          </table:table-cell>
          <table:table-cell table:style-name="ce2" table:formula="of:=IFERROR(IF([.C195]&lt;&gt;0;IF([.D195]&lt;&gt;0;[.C195]/[.E195];[.B195]/[.D195]);[.B195]/[.D195]);&quot;&quot;)" office:value-type="float" office:value="0" calcext:value-type="float">
            <text:p>0.00</text:p>
          </table:table-cell>
          <table:table-cell table:formula="of:=IF([.$F195]&gt;=0;IF([.$F195]&lt;[.G$2];1;&quot;&quot;);&quot;&quot;)">
            <text:p/>
          </table:table-cell>
          <table:table-cell table:formula="of:=IF([.$F195]&gt;=[.G$2];IF([.$F195]&lt;[.H$2];2;&quot;&quot;);&quot;&quot;)" office:value-type="float" office:value="2" calcext:value-type="float">
            <text:p>2</text:p>
          </table:table-cell>
          <table:table-cell table:formula="of:=IF([.$F195]&gt;=[.H$2];IF([.$F195]&lt;[.I$2];3;&quot;&quot;);&quot;&quot;)">
            <text:p/>
          </table:table-cell>
          <table:table-cell table:formula="of:=IF([.$F195]&gt;=[.I$2];IF([.$F195]&lt;[.J$2];4;&quot;&quot;);&quot;&quot;)">
            <text:p/>
          </table:table-cell>
          <table:table-cell table:formula="of:=IF([.$F195]&gt;=[.J$2];IF([.$F195]&lt;[.K$2];5;&quot;&quot;);&quot;&quot;)">
            <text:p/>
          </table:table-cell>
          <table:table-cell table:formula="of:=IF([.$F195]&gt;=[.K$2];IF([.$F195]&lt;[.L$2];6;&quot;&quot;);&quot;&quot;)">
            <text:p/>
          </table:table-cell>
          <table:table-cell table:formula="of:=IF([.$F195]&gt;=[.L$2];IF([.$F195]&lt;[.M$2];7;&quot;&quot;);&quot;&quot;)">
            <text:p/>
          </table:table-cell>
          <table:table-cell table:formula="of:=IF([.$F195]&gt;=[.M$2];IF([.$F195]&lt;[.N$2];8;&quot;&quot;);&quot;&quot;)">
            <text:p/>
          </table:table-cell>
          <table:table-cell table:formula="of:=IF(SUM([.G195:.N195])=0;0;VALUE([.G195]&amp;[.H195]&amp;[.I195]&amp;[.J195]&amp;[.K195]&amp;[.L195]&amp;[.M195]&amp;[.N195]))" office:value-type="float" office:value="2" calcext:value-type="float">
            <text:p>2</text:p>
          </table:table-cell>
          <table:table-cell table:number-columns-repeated="5"/>
        </table:table-row>
        <table:table-row table:style-name="ro1">
          <table:table-cell office:value-type="string" calcext:value-type="string">
            <text:p>Trinidad and Tobago</text:p>
          </table:table-cell>
          <table:table-cell table:number-columns-repeated="2"/>
          <table:table-cell office:value-type="float" office:value="152.539792" calcext:value-type="float">
            <text:p>152.54</text:p>
          </table:table-cell>
          <table:table-cell office:value-type="float" office:value="144.417744" calcext:value-type="float">
            <text:p>144.42</text:p>
          </table:table-cell>
          <table:table-cell table:style-name="ce2" table:formula="of:=IFERROR(IF([.C196]&lt;&gt;0;IF([.D196]&lt;&gt;0;[.C196]/[.E196];[.B196]/[.D196]);[.B196]/[.D196]);&quot;&quot;)" office:value-type="float" office:value="0" calcext:value-type="float">
            <text:p>0.00</text:p>
          </table:table-cell>
          <table:table-cell table:formula="of:=IF([.$F196]&gt;=0;IF([.$F196]&lt;[.G$2];1;&quot;&quot;);&quot;&quot;)">
            <text:p/>
          </table:table-cell>
          <table:table-cell table:formula="of:=IF([.$F196]&gt;=[.G$2];IF([.$F196]&lt;[.H$2];2;&quot;&quot;);&quot;&quot;)" office:value-type="float" office:value="2" calcext:value-type="float">
            <text:p>2</text:p>
          </table:table-cell>
          <table:table-cell table:formula="of:=IF([.$F196]&gt;=[.H$2];IF([.$F196]&lt;[.I$2];3;&quot;&quot;);&quot;&quot;)">
            <text:p/>
          </table:table-cell>
          <table:table-cell table:formula="of:=IF([.$F196]&gt;=[.I$2];IF([.$F196]&lt;[.J$2];4;&quot;&quot;);&quot;&quot;)">
            <text:p/>
          </table:table-cell>
          <table:table-cell table:formula="of:=IF([.$F196]&gt;=[.J$2];IF([.$F196]&lt;[.K$2];5;&quot;&quot;);&quot;&quot;)">
            <text:p/>
          </table:table-cell>
          <table:table-cell table:formula="of:=IF([.$F196]&gt;=[.K$2];IF([.$F196]&lt;[.L$2];6;&quot;&quot;);&quot;&quot;)">
            <text:p/>
          </table:table-cell>
          <table:table-cell table:formula="of:=IF([.$F196]&gt;=[.L$2];IF([.$F196]&lt;[.M$2];7;&quot;&quot;);&quot;&quot;)">
            <text:p/>
          </table:table-cell>
          <table:table-cell table:formula="of:=IF([.$F196]&gt;=[.M$2];IF([.$F196]&lt;[.N$2];8;&quot;&quot;);&quot;&quot;)">
            <text:p/>
          </table:table-cell>
          <table:table-cell table:formula="of:=IF(SUM([.G196:.N196])=0;0;VALUE([.G196]&amp;[.H196]&amp;[.I196]&amp;[.J196]&amp;[.K196]&amp;[.L196]&amp;[.M196]&amp;[.N196]))" office:value-type="float" office:value="2" calcext:value-type="float">
            <text:p>2</text:p>
          </table:table-cell>
          <table:table-cell table:number-columns-repeated="5"/>
        </table:table-row>
        <table:table-row table:style-name="ro1">
          <table:table-cell office:value-type="string" calcext:value-type="string">
            <text:p>Tunisia</text:p>
          </table:table-cell>
          <table:table-cell office:value-type="float" office:value="26.457656" calcext:value-type="float">
            <text:p>26.46</text:p>
          </table:table-cell>
          <table:table-cell/>
          <table:table-cell table:number-columns-repeated="2" office:value-type="float" office:value="1971.37584" calcext:value-type="float">
            <text:p>1971.38</text:p>
          </table:table-cell>
          <table:table-cell table:style-name="ce2" table:formula="of:=IFERROR(IF([.C197]&lt;&gt;0;IF([.D197]&lt;&gt;0;[.C197]/[.E197];[.B197]/[.D197]);[.B197]/[.D197]);&quot;&quot;)" office:value-type="float" office:value="0.0134209091250707" calcext:value-type="float">
            <text:p>0.01</text:p>
          </table:table-cell>
          <table:table-cell table:formula="of:=IF([.$F197]&gt;=0;IF([.$F197]&lt;[.G$2];1;&quot;&quot;);&quot;&quot;)">
            <text:p/>
          </table:table-cell>
          <table:table-cell table:formula="of:=IF([.$F197]&gt;=[.G$2];IF([.$F197]&lt;[.H$2];2;&quot;&quot;);&quot;&quot;)" office:value-type="float" office:value="2" calcext:value-type="float">
            <text:p>2</text:p>
          </table:table-cell>
          <table:table-cell table:formula="of:=IF([.$F197]&gt;=[.H$2];IF([.$F197]&lt;[.I$2];3;&quot;&quot;);&quot;&quot;)">
            <text:p/>
          </table:table-cell>
          <table:table-cell table:formula="of:=IF([.$F197]&gt;=[.I$2];IF([.$F197]&lt;[.J$2];4;&quot;&quot;);&quot;&quot;)">
            <text:p/>
          </table:table-cell>
          <table:table-cell table:formula="of:=IF([.$F197]&gt;=[.J$2];IF([.$F197]&lt;[.K$2];5;&quot;&quot;);&quot;&quot;)">
            <text:p/>
          </table:table-cell>
          <table:table-cell table:formula="of:=IF([.$F197]&gt;=[.K$2];IF([.$F197]&lt;[.L$2];6;&quot;&quot;);&quot;&quot;)">
            <text:p/>
          </table:table-cell>
          <table:table-cell table:formula="of:=IF([.$F197]&gt;=[.L$2];IF([.$F197]&lt;[.M$2];7;&quot;&quot;);&quot;&quot;)">
            <text:p/>
          </table:table-cell>
          <table:table-cell table:formula="of:=IF([.$F197]&gt;=[.M$2];IF([.$F197]&lt;[.N$2];8;&quot;&quot;);&quot;&quot;)">
            <text:p/>
          </table:table-cell>
          <table:table-cell table:formula="of:=IF(SUM([.G197:.N197])=0;0;VALUE([.G197]&amp;[.H197]&amp;[.I197]&amp;[.J197]&amp;[.K197]&amp;[.L197]&amp;[.M197]&amp;[.N197]))" office:value-type="float" office:value="2" calcext:value-type="float">
            <text:p>2</text:p>
          </table:table-cell>
          <table:table-cell table:number-columns-repeated="5"/>
        </table:table-row>
        <table:table-row table:style-name="ro1">
          <table:table-cell office:value-type="string" calcext:value-type="string">
            <text:p>Turkey</text:p>
          </table:table-cell>
          <table:table-cell office:value-type="float" office:value="850" calcext:value-type="float">
            <text:p>850</text:p>
          </table:table-cell>
          <table:table-cell office:value-type="float" office:value="1128.999936" calcext:value-type="float">
            <text:p>1129</text:p>
          </table:table-cell>
          <table:table-cell office:value-type="float" office:value="1395" calcext:value-type="float">
            <text:p>1395</text:p>
          </table:table-cell>
          <table:table-cell office:value-type="float" office:value="1186" calcext:value-type="float">
            <text:p>1186</text:p>
          </table:table-cell>
          <table:table-cell table:style-name="ce2" table:formula="of:=IFERROR(IF([.C198]&lt;&gt;0;IF([.D198]&lt;&gt;0;[.C198]/[.E198];[.B198]/[.D198]);[.B198]/[.D198]);&quot;&quot;)" office:value-type="float" office:value="0.95193923777403" calcext:value-type="float">
            <text:p>0.95</text:p>
          </table:table-cell>
          <table:table-cell table:formula="of:=IF([.$F198]&gt;=0;IF([.$F198]&lt;[.G$2];1;&quot;&quot;);&quot;&quot;)">
            <text:p/>
          </table:table-cell>
          <table:table-cell table:formula="of:=IF([.$F198]&gt;=[.G$2];IF([.$F198]&lt;[.H$2];2;&quot;&quot;);&quot;&quot;)">
            <text:p/>
          </table:table-cell>
          <table:table-cell table:formula="of:=IF([.$F198]&gt;=[.H$2];IF([.$F198]&lt;[.I$2];3;&quot;&quot;);&quot;&quot;)">
            <text:p/>
          </table:table-cell>
          <table:table-cell table:formula="of:=IF([.$F198]&gt;=[.I$2];IF([.$F198]&lt;[.J$2];4;&quot;&quot;);&quot;&quot;)">
            <text:p/>
          </table:table-cell>
          <table:table-cell table:formula="of:=IF([.$F198]&gt;=[.J$2];IF([.$F198]&lt;[.K$2];5;&quot;&quot;);&quot;&quot;)">
            <text:p/>
          </table:table-cell>
          <table:table-cell table:formula="of:=IF([.$F198]&gt;=[.K$2];IF([.$F198]&lt;[.L$2];6;&quot;&quot;);&quot;&quot;)" office:value-type="float" office:value="6" calcext:value-type="float">
            <text:p>6</text:p>
          </table:table-cell>
          <table:table-cell table:formula="of:=IF([.$F198]&gt;=[.L$2];IF([.$F198]&lt;[.M$2];7;&quot;&quot;);&quot;&quot;)">
            <text:p/>
          </table:table-cell>
          <table:table-cell table:formula="of:=IF([.$F198]&gt;=[.M$2];IF([.$F198]&lt;[.N$2];8;&quot;&quot;);&quot;&quot;)">
            <text:p/>
          </table:table-cell>
          <table:table-cell table:formula="of:=IF(SUM([.G198:.N198])=0;0;VALUE([.G198]&amp;[.H198]&amp;[.I198]&amp;[.J198]&amp;[.K198]&amp;[.L198]&amp;[.M198]&amp;[.N198]))" office:value-type="float" office:value="6" calcext:value-type="float">
            <text:p>6</text:p>
          </table:table-cell>
          <table:table-cell table:number-columns-repeated="5"/>
        </table:table-row>
        <table:table-row table:style-name="ro1">
          <table:table-cell office:value-type="string" calcext:value-type="string">
            <text:p>Turkmenistan</text:p>
          </table:table-cell>
          <table:table-cell table:number-columns-repeated="2"/>
          <table:table-cell office:value-type="float" office:value="16" calcext:value-type="float">
            <text:p>16</text:p>
          </table:table-cell>
          <table:table-cell office:value-type="float" office:value="9" calcext:value-type="float">
            <text:p>9</text:p>
          </table:table-cell>
          <table:table-cell table:style-name="ce2" table:formula="of:=IFERROR(IF([.C199]&lt;&gt;0;IF([.D199]&lt;&gt;0;[.C199]/[.E199];[.B199]/[.D199]);[.B199]/[.D199]);&quot;&quot;)" office:value-type="float" office:value="0" calcext:value-type="float">
            <text:p>0.00</text:p>
          </table:table-cell>
          <table:table-cell table:formula="of:=IF([.$F199]&gt;=0;IF([.$F199]&lt;[.G$2];1;&quot;&quot;);&quot;&quot;)">
            <text:p/>
          </table:table-cell>
          <table:table-cell table:formula="of:=IF([.$F199]&gt;=[.G$2];IF([.$F199]&lt;[.H$2];2;&quot;&quot;);&quot;&quot;)" office:value-type="float" office:value="2" calcext:value-type="float">
            <text:p>2</text:p>
          </table:table-cell>
          <table:table-cell table:formula="of:=IF([.$F199]&gt;=[.H$2];IF([.$F199]&lt;[.I$2];3;&quot;&quot;);&quot;&quot;)">
            <text:p/>
          </table:table-cell>
          <table:table-cell table:formula="of:=IF([.$F199]&gt;=[.I$2];IF([.$F199]&lt;[.J$2];4;&quot;&quot;);&quot;&quot;)">
            <text:p/>
          </table:table-cell>
          <table:table-cell table:formula="of:=IF([.$F199]&gt;=[.J$2];IF([.$F199]&lt;[.K$2];5;&quot;&quot;);&quot;&quot;)">
            <text:p/>
          </table:table-cell>
          <table:table-cell table:formula="of:=IF([.$F199]&gt;=[.K$2];IF([.$F199]&lt;[.L$2];6;&quot;&quot;);&quot;&quot;)">
            <text:p/>
          </table:table-cell>
          <table:table-cell table:formula="of:=IF([.$F199]&gt;=[.L$2];IF([.$F199]&lt;[.M$2];7;&quot;&quot;);&quot;&quot;)">
            <text:p/>
          </table:table-cell>
          <table:table-cell table:formula="of:=IF([.$F199]&gt;=[.M$2];IF([.$F199]&lt;[.N$2];8;&quot;&quot;);&quot;&quot;)">
            <text:p/>
          </table:table-cell>
          <table:table-cell table:formula="of:=IF(SUM([.G199:.N199])=0;0;VALUE([.G199]&amp;[.H199]&amp;[.I199]&amp;[.J199]&amp;[.K199]&amp;[.L199]&amp;[.M199]&amp;[.N199]))" office:value-type="float" office:value="2" calcext:value-type="float">
            <text:p>2</text:p>
          </table:table-cell>
          <table:table-cell table:number-columns-repeated="5"/>
        </table:table-row>
        <table:table-row table:style-name="ro1">
          <table:table-cell office:value-type="string" calcext:value-type="string">
            <text:p>Turks and Caicos Islands</text:p>
          </table:table-cell>
          <table:table-cell table:number-columns-repeated="4"/>
          <table:table-cell table:style-name="ce2" table:formula="of:=IFERROR(IF([.C200]&lt;&gt;0;IF([.D200]&lt;&gt;0;[.C200]/[.E200];[.B200]/[.D200]);[.B200]/[.D200]);&quot;&quot;)">
            <text:p/>
          </table:table-cell>
          <table:table-cell table:formula="of:=IF([.$F200]&gt;=0;IF([.$F200]&lt;[.G$2];1;&quot;&quot;);&quot;&quot;)">
            <text:p/>
          </table:table-cell>
          <table:table-cell table:formula="of:=IF([.$F200]&gt;=[.G$2];IF([.$F200]&lt;[.H$2];2;&quot;&quot;);&quot;&quot;)">
            <text:p/>
          </table:table-cell>
          <table:table-cell table:formula="of:=IF([.$F200]&gt;=[.H$2];IF([.$F200]&lt;[.I$2];3;&quot;&quot;);&quot;&quot;)">
            <text:p/>
          </table:table-cell>
          <table:table-cell table:formula="of:=IF([.$F200]&gt;=[.I$2];IF([.$F200]&lt;[.J$2];4;&quot;&quot;);&quot;&quot;)">
            <text:p/>
          </table:table-cell>
          <table:table-cell table:formula="of:=IF([.$F200]&gt;=[.J$2];IF([.$F200]&lt;[.K$2];5;&quot;&quot;);&quot;&quot;)">
            <text:p/>
          </table:table-cell>
          <table:table-cell table:formula="of:=IF([.$F200]&gt;=[.K$2];IF([.$F200]&lt;[.L$2];6;&quot;&quot;);&quot;&quot;)">
            <text:p/>
          </table:table-cell>
          <table:table-cell table:formula="of:=IF([.$F200]&gt;=[.L$2];IF([.$F200]&lt;[.M$2];7;&quot;&quot;);&quot;&quot;)">
            <text:p/>
          </table:table-cell>
          <table:table-cell table:formula="of:=IF([.$F200]&gt;=[.M$2];IF([.$F200]&lt;[.N$2];8;&quot;&quot;);&quot;&quot;)">
            <text:p/>
          </table:table-cell>
          <table:table-cell table:formula="of:=IF(SUM([.G200:.N200])=0;0;VALUE([.G200]&amp;[.H200]&amp;[.I200]&amp;[.J200]&amp;[.K200]&amp;[.L200]&amp;[.M200]&amp;[.N200]))" office:value-type="float" office:value="0" calcext:value-type="float">
            <text:p>0</text:p>
          </table:table-cell>
          <table:table-cell table:number-columns-repeated="5"/>
        </table:table-row>
        <table:table-row table:style-name="ro1">
          <table:table-cell office:value-type="string" calcext:value-type="string">
            <text:p>Tuvalu</text:p>
          </table:table-cell>
          <table:table-cell table:number-columns-repeated="2"/>
          <table:table-cell table:number-columns-repeated="2" office:value-type="float" office:value="4.0569080449" calcext:value-type="float">
            <text:p>4.06</text:p>
          </table:table-cell>
          <table:table-cell table:style-name="ce2" table:formula="of:=IFERROR(IF([.C201]&lt;&gt;0;IF([.D201]&lt;&gt;0;[.C201]/[.E201];[.B201]/[.D201]);[.B201]/[.D201]);&quot;&quot;)" office:value-type="float" office:value="0" calcext:value-type="float">
            <text:p>0.00</text:p>
          </table:table-cell>
          <table:table-cell table:formula="of:=IF([.$F201]&gt;=0;IF([.$F201]&lt;[.G$2];1;&quot;&quot;);&quot;&quot;)">
            <text:p/>
          </table:table-cell>
          <table:table-cell table:formula="of:=IF([.$F201]&gt;=[.G$2];IF([.$F201]&lt;[.H$2];2;&quot;&quot;);&quot;&quot;)" office:value-type="float" office:value="2" calcext:value-type="float">
            <text:p>2</text:p>
          </table:table-cell>
          <table:table-cell table:formula="of:=IF([.$F201]&gt;=[.H$2];IF([.$F201]&lt;[.I$2];3;&quot;&quot;);&quot;&quot;)">
            <text:p/>
          </table:table-cell>
          <table:table-cell table:formula="of:=IF([.$F201]&gt;=[.I$2];IF([.$F201]&lt;[.J$2];4;&quot;&quot;);&quot;&quot;)">
            <text:p/>
          </table:table-cell>
          <table:table-cell table:formula="of:=IF([.$F201]&gt;=[.J$2];IF([.$F201]&lt;[.K$2];5;&quot;&quot;);&quot;&quot;)">
            <text:p/>
          </table:table-cell>
          <table:table-cell table:formula="of:=IF([.$F201]&gt;=[.K$2];IF([.$F201]&lt;[.L$2];6;&quot;&quot;);&quot;&quot;)">
            <text:p/>
          </table:table-cell>
          <table:table-cell table:formula="of:=IF([.$F201]&gt;=[.L$2];IF([.$F201]&lt;[.M$2];7;&quot;&quot;);&quot;&quot;)">
            <text:p/>
          </table:table-cell>
          <table:table-cell table:formula="of:=IF([.$F201]&gt;=[.M$2];IF([.$F201]&lt;[.N$2];8;&quot;&quot;);&quot;&quot;)">
            <text:p/>
          </table:table-cell>
          <table:table-cell table:formula="of:=IF(SUM([.G201:.N201])=0;0;VALUE([.G201]&amp;[.H201]&amp;[.I201]&amp;[.J201]&amp;[.K201]&amp;[.L201]&amp;[.M201]&amp;[.N201]))" office:value-type="float" office:value="2" calcext:value-type="float">
            <text:p>2</text:p>
          </table:table-cell>
          <table:table-cell table:number-columns-repeated="5"/>
        </table:table-row>
        <table:table-row table:style-name="ro1">
          <table:table-cell office:value-type="string" calcext:value-type="string">
            <text:p>Uganda</text:p>
          </table:table-cell>
          <table:table-cell office:value-type="float" office:value="280.161624" calcext:value-type="float">
            <text:p>280.16</text:p>
          </table:table-cell>
          <table:table-cell office:value-type="float" office:value="270.644856" calcext:value-type="float">
            <text:p>270.64</text:p>
          </table:table-cell>
          <table:table-cell office:value-type="float" office:value="902.1575420625" calcext:value-type="float">
            <text:p>902.16</text:p>
          </table:table-cell>
          <table:table-cell office:value-type="float" office:value="1015.7103633125" calcext:value-type="float">
            <text:p>1015.71</text:p>
          </table:table-cell>
          <table:table-cell table:style-name="ce2" table:formula="of:=IFERROR(IF([.C202]&lt;&gt;0;IF([.D202]&lt;&gt;0;[.C202]/[.E202];[.B202]/[.D202]);[.B202]/[.D202]);&quot;&quot;)" office:value-type="float" office:value="0.26645869312326" calcext:value-type="float">
            <text:p>0.27</text:p>
          </table:table-cell>
          <table:table-cell table:formula="of:=IF([.$F202]&gt;=0;IF([.$F202]&lt;[.G$2];1;&quot;&quot;);&quot;&quot;)">
            <text:p/>
          </table:table-cell>
          <table:table-cell table:formula="of:=IF([.$F202]&gt;=[.G$2];IF([.$F202]&lt;[.H$2];2;&quot;&quot;);&quot;&quot;)">
            <text:p/>
          </table:table-cell>
          <table:table-cell table:formula="of:=IF([.$F202]&gt;=[.H$2];IF([.$F202]&lt;[.I$2];3;&quot;&quot;);&quot;&quot;)">
            <text:p/>
          </table:table-cell>
          <table:table-cell table:formula="of:=IF([.$F202]&gt;=[.I$2];IF([.$F202]&lt;[.J$2];4;&quot;&quot;);&quot;&quot;)">
            <text:p/>
          </table:table-cell>
          <table:table-cell table:formula="of:=IF([.$F202]&gt;=[.J$2];IF([.$F202]&lt;[.K$2];5;&quot;&quot;);&quot;&quot;)" office:value-type="float" office:value="5" calcext:value-type="float">
            <text:p>5</text:p>
          </table:table-cell>
          <table:table-cell table:formula="of:=IF([.$F202]&gt;=[.K$2];IF([.$F202]&lt;[.L$2];6;&quot;&quot;);&quot;&quot;)">
            <text:p/>
          </table:table-cell>
          <table:table-cell table:formula="of:=IF([.$F202]&gt;=[.L$2];IF([.$F202]&lt;[.M$2];7;&quot;&quot;);&quot;&quot;)">
            <text:p/>
          </table:table-cell>
          <table:table-cell table:formula="of:=IF([.$F202]&gt;=[.M$2];IF([.$F202]&lt;[.N$2];8;&quot;&quot;);&quot;&quot;)">
            <text:p/>
          </table:table-cell>
          <table:table-cell table:formula="of:=IF(SUM([.G202:.N202])=0;0;VALUE([.G202]&amp;[.H202]&amp;[.I202]&amp;[.J202]&amp;[.K202]&amp;[.L202]&amp;[.M202]&amp;[.N202]))" office:value-type="float" office:value="5" calcext:value-type="float">
            <text:p>5</text:p>
          </table:table-cell>
          <table:table-cell table:number-columns-repeated="5"/>
        </table:table-row>
        <table:table-row table:style-name="ro1">
          <table:table-cell office:value-type="string" calcext:value-type="string">
            <text:p>Ukraine</text:p>
          </table:table-cell>
          <table:table-cell office:value-type="float" office:value="627" calcext:value-type="float">
            <text:p>627</text:p>
          </table:table-cell>
          <table:table-cell office:value-type="float" office:value="559" calcext:value-type="float">
            <text:p>559</text:p>
          </table:table-cell>
          <table:table-cell office:value-type="float" office:value="5845.000064" calcext:value-type="float">
            <text:p>5845</text:p>
          </table:table-cell>
          <table:table-cell office:value-type="float" office:value="6145.999872" calcext:value-type="float">
            <text:p>6146</text:p>
          </table:table-cell>
          <table:table-cell table:style-name="ce2" table:formula="of:=IFERROR(IF([.C203]&lt;&gt;0;IF([.D203]&lt;&gt;0;[.C203]/[.E203];[.B203]/[.D203]);[.B203]/[.D203]);&quot;&quot;)" office:value-type="float" office:value="0.0909534675629749" calcext:value-type="float">
            <text:p>0.09</text:p>
          </table:table-cell>
          <table:table-cell table:formula="of:=IF([.$F203]&gt;=0;IF([.$F203]&lt;[.G$2];1;&quot;&quot;);&quot;&quot;)">
            <text:p/>
          </table:table-cell>
          <table:table-cell table:formula="of:=IF([.$F203]&gt;=[.G$2];IF([.$F203]&lt;[.H$2];2;&quot;&quot;);&quot;&quot;)">
            <text:p/>
          </table:table-cell>
          <table:table-cell table:formula="of:=IF([.$F203]&gt;=[.H$2];IF([.$F203]&lt;[.I$2];3;&quot;&quot;);&quot;&quot;)" office:value-type="float" office:value="3" calcext:value-type="float">
            <text:p>3</text:p>
          </table:table-cell>
          <table:table-cell table:formula="of:=IF([.$F203]&gt;=[.I$2];IF([.$F203]&lt;[.J$2];4;&quot;&quot;);&quot;&quot;)">
            <text:p/>
          </table:table-cell>
          <table:table-cell table:formula="of:=IF([.$F203]&gt;=[.J$2];IF([.$F203]&lt;[.K$2];5;&quot;&quot;);&quot;&quot;)">
            <text:p/>
          </table:table-cell>
          <table:table-cell table:formula="of:=IF([.$F203]&gt;=[.K$2];IF([.$F203]&lt;[.L$2];6;&quot;&quot;);&quot;&quot;)">
            <text:p/>
          </table:table-cell>
          <table:table-cell table:formula="of:=IF([.$F203]&gt;=[.L$2];IF([.$F203]&lt;[.M$2];7;&quot;&quot;);&quot;&quot;)">
            <text:p/>
          </table:table-cell>
          <table:table-cell table:formula="of:=IF([.$F203]&gt;=[.M$2];IF([.$F203]&lt;[.N$2];8;&quot;&quot;);&quot;&quot;)">
            <text:p/>
          </table:table-cell>
          <table:table-cell table:formula="of:=IF(SUM([.G203:.N203])=0;0;VALUE([.G203]&amp;[.H203]&amp;[.I203]&amp;[.J203]&amp;[.K203]&amp;[.L203]&amp;[.M203]&amp;[.N203]))" office:value-type="float" office:value="3" calcext:value-type="float">
            <text:p>3</text:p>
          </table:table-cell>
          <table:table-cell table:number-columns-repeated="5"/>
        </table:table-row>
        <table:table-row table:style-name="ro1">
          <table:table-cell office:value-type="string" calcext:value-type="string">
            <text:p>United Arab Emirates</text:p>
          </table:table-cell>
          <table:table-cell table:number-columns-repeated="4"/>
          <table:table-cell table:style-name="ce2" table:formula="of:=IFERROR(IF([.C204]&lt;&gt;0;IF([.D204]&lt;&gt;0;[.C204]/[.E204];[.B204]/[.D204]);[.B204]/[.D204]);&quot;&quot;)">
            <text:p/>
          </table:table-cell>
          <table:table-cell table:formula="of:=IF([.$F204]&gt;=0;IF([.$F204]&lt;[.G$2];1;&quot;&quot;);&quot;&quot;)">
            <text:p/>
          </table:table-cell>
          <table:table-cell table:formula="of:=IF([.$F204]&gt;=[.G$2];IF([.$F204]&lt;[.H$2];2;&quot;&quot;);&quot;&quot;)">
            <text:p/>
          </table:table-cell>
          <table:table-cell table:formula="of:=IF([.$F204]&gt;=[.H$2];IF([.$F204]&lt;[.I$2];3;&quot;&quot;);&quot;&quot;)">
            <text:p/>
          </table:table-cell>
          <table:table-cell table:formula="of:=IF([.$F204]&gt;=[.I$2];IF([.$F204]&lt;[.J$2];4;&quot;&quot;);&quot;&quot;)">
            <text:p/>
          </table:table-cell>
          <table:table-cell table:formula="of:=IF([.$F204]&gt;=[.J$2];IF([.$F204]&lt;[.K$2];5;&quot;&quot;);&quot;&quot;)">
            <text:p/>
          </table:table-cell>
          <table:table-cell table:formula="of:=IF([.$F204]&gt;=[.K$2];IF([.$F204]&lt;[.L$2];6;&quot;&quot;);&quot;&quot;)">
            <text:p/>
          </table:table-cell>
          <table:table-cell table:formula="of:=IF([.$F204]&gt;=[.L$2];IF([.$F204]&lt;[.M$2];7;&quot;&quot;);&quot;&quot;)">
            <text:p/>
          </table:table-cell>
          <table:table-cell table:formula="of:=IF([.$F204]&gt;=[.M$2];IF([.$F204]&lt;[.N$2];8;&quot;&quot;);&quot;&quot;)">
            <text:p/>
          </table:table-cell>
          <table:table-cell table:formula="of:=IF(SUM([.G204:.N204])=0;0;VALUE([.G204]&amp;[.H204]&amp;[.I204]&amp;[.J204]&amp;[.K204]&amp;[.L204]&amp;[.M204]&amp;[.N204]))" office:value-type="float" office:value="0" calcext:value-type="float">
            <text:p>0</text:p>
          </table:table-cell>
          <table:table-cell table:number-columns-repeated="5"/>
        </table:table-row>
        <table:table-row table:style-name="ro1">
          <table:table-cell office:value-type="string" calcext:value-type="string">
            <text:p>United Kingdom</text:p>
          </table:table-cell>
          <table:table-cell office:value-type="float" office:value="10705.712384" calcext:value-type="float">
            <text:p>10705.71</text:p>
          </table:table-cell>
          <table:table-cell office:value-type="float" office:value="10060.358912" calcext:value-type="float">
            <text:p>10060.36</text:p>
          </table:table-cell>
          <table:table-cell office:value-type="float" office:value="5003.393536" calcext:value-type="float">
            <text:p>5003.39</text:p>
          </table:table-cell>
          <table:table-cell office:value-type="float" office:value="4564.740992" calcext:value-type="float">
            <text:p>4564.74</text:p>
          </table:table-cell>
          <table:table-cell table:style-name="ce2" table:formula="of:=IFERROR(IF([.C205]&lt;&gt;0;IF([.D205]&lt;&gt;0;[.C205]/[.E205];[.B205]/[.D205]);[.B205]/[.D205]);&quot;&quot;)" office:value-type="float" office:value="2.2039276553985" calcext:value-type="float">
            <text:p>2.20</text:p>
          </table:table-cell>
          <table:table-cell table:formula="of:=IF([.$F205]&gt;=0;IF([.$F205]&lt;[.G$2];1;&quot;&quot;);&quot;&quot;)">
            <text:p/>
          </table:table-cell>
          <table:table-cell table:formula="of:=IF([.$F205]&gt;=[.G$2];IF([.$F205]&lt;[.H$2];2;&quot;&quot;);&quot;&quot;)">
            <text:p/>
          </table:table-cell>
          <table:table-cell table:formula="of:=IF([.$F205]&gt;=[.H$2];IF([.$F205]&lt;[.I$2];3;&quot;&quot;);&quot;&quot;)">
            <text:p/>
          </table:table-cell>
          <table:table-cell table:formula="of:=IF([.$F205]&gt;=[.I$2];IF([.$F205]&lt;[.J$2];4;&quot;&quot;);&quot;&quot;)">
            <text:p/>
          </table:table-cell>
          <table:table-cell table:formula="of:=IF([.$F205]&gt;=[.J$2];IF([.$F205]&lt;[.K$2];5;&quot;&quot;);&quot;&quot;)">
            <text:p/>
          </table:table-cell>
          <table:table-cell table:formula="of:=IF([.$F205]&gt;=[.K$2];IF([.$F205]&lt;[.L$2];6;&quot;&quot;);&quot;&quot;)">
            <text:p/>
          </table:table-cell>
          <table:table-cell table:formula="of:=IF([.$F205]&gt;=[.L$2];IF([.$F205]&lt;[.M$2];7;&quot;&quot;);&quot;&quot;)" office:value-type="float" office:value="7" calcext:value-type="float">
            <text:p>7</text:p>
          </table:table-cell>
          <table:table-cell table:formula="of:=IF([.$F205]&gt;=[.M$2];IF([.$F205]&lt;[.N$2];8;&quot;&quot;);&quot;&quot;)">
            <text:p/>
          </table:table-cell>
          <table:table-cell table:formula="of:=IF(SUM([.G205:.N205])=0;0;VALUE([.G205]&amp;[.H205]&amp;[.I205]&amp;[.J205]&amp;[.K205]&amp;[.L205]&amp;[.M205]&amp;[.N205]))" office:value-type="float" office:value="7" calcext:value-type="float">
            <text:p>7</text:p>
          </table:table-cell>
          <table:table-cell table:number-columns-repeated="5"/>
        </table:table-row>
        <table:table-row table:style-name="ro1">
          <table:table-cell office:value-type="string" calcext:value-type="string">
            <text:p>United States</text:p>
          </table:table-cell>
          <table:table-cell office:value-type="float" office:value="62500.999168" calcext:value-type="float">
            <text:p>62501</text:p>
          </table:table-cell>
          <table:table-cell office:value-type="float" office:value="66648.999936" calcext:value-type="float">
            <text:p>66649</text:p>
          </table:table-cell>
          <table:table-cell office:value-type="float" office:value="6561.999872" calcext:value-type="float">
            <text:p>6562</text:p>
          </table:table-cell>
          <table:table-cell office:value-type="float" office:value="6546.999808" calcext:value-type="float">
            <text:p>6547</text:p>
          </table:table-cell>
          <table:table-cell table:style-name="ce2" table:formula="of:=IFERROR(IF([.C206]&lt;&gt;0;IF([.D206]&lt;&gt;0;[.C206]/[.E206];[.B206]/[.D206]);[.B206]/[.D206]);&quot;&quot;)" office:value-type="float" office:value="10.1800827692952" calcext:value-type="float">
            <text:p>10.18</text:p>
          </table:table-cell>
          <table:table-cell table:formula="of:=IF([.$F206]&gt;=0;IF([.$F206]&lt;[.G$2];1;&quot;&quot;);&quot;&quot;)">
            <text:p/>
          </table:table-cell>
          <table:table-cell table:formula="of:=IF([.$F206]&gt;=[.G$2];IF([.$F206]&lt;[.H$2];2;&quot;&quot;);&quot;&quot;)">
            <text:p/>
          </table:table-cell>
          <table:table-cell table:formula="of:=IF([.$F206]&gt;=[.H$2];IF([.$F206]&lt;[.I$2];3;&quot;&quot;);&quot;&quot;)">
            <text:p/>
          </table:table-cell>
          <table:table-cell table:formula="of:=IF([.$F206]&gt;=[.I$2];IF([.$F206]&lt;[.J$2];4;&quot;&quot;);&quot;&quot;)">
            <text:p/>
          </table:table-cell>
          <table:table-cell table:formula="of:=IF([.$F206]&gt;=[.J$2];IF([.$F206]&lt;[.K$2];5;&quot;&quot;);&quot;&quot;)">
            <text:p/>
          </table:table-cell>
          <table:table-cell table:formula="of:=IF([.$F206]&gt;=[.K$2];IF([.$F206]&lt;[.L$2];6;&quot;&quot;);&quot;&quot;)">
            <text:p/>
          </table:table-cell>
          <table:table-cell table:formula="of:=IF([.$F206]&gt;=[.L$2];IF([.$F206]&lt;[.M$2];7;&quot;&quot;);&quot;&quot;)">
            <text:p/>
          </table:table-cell>
          <table:table-cell table:formula="of:=IF([.$F206]&gt;=[.M$2];IF([.$F206]&lt;[.N$2];8;&quot;&quot;);&quot;&quot;)" office:value-type="float" office:value="8" calcext:value-type="float">
            <text:p>8</text:p>
          </table:table-cell>
          <table:table-cell table:formula="of:=IF(SUM([.G206:.N206])=0;0;VALUE([.G206]&amp;[.H206]&amp;[.I206]&amp;[.J206]&amp;[.K206]&amp;[.L206]&amp;[.M206]&amp;[.N206]))" office:value-type="float" office:value="8" calcext:value-type="float">
            <text:p>8</text:p>
          </table:table-cell>
          <table:table-cell table:number-columns-repeated="5"/>
        </table:table-row>
        <table:table-row table:style-name="ro1">
          <table:table-cell office:value-type="string" calcext:value-type="string">
            <text:p>Uruguay</text:p>
          </table:table-cell>
          <table:table-cell office:value-type="float" office:value="9.365614" calcext:value-type="float">
            <text:p>9.37</text:p>
          </table:table-cell>
          <table:table-cell office:value-type="float" office:value="9.137851" calcext:value-type="float">
            <text:p>9.14</text:p>
          </table:table-cell>
          <table:table-cell office:value-type="float" office:value="115.839928" calcext:value-type="float">
            <text:p>115.84</text:p>
          </table:table-cell>
          <table:table-cell office:value-type="float" office:value="115.97364" calcext:value-type="float">
            <text:p>115.97</text:p>
          </table:table-cell>
          <table:table-cell table:style-name="ce2" table:formula="of:=IFERROR(IF([.C207]&lt;&gt;0;IF([.D207]&lt;&gt;0;[.C207]/[.E207];[.B207]/[.D207]);[.B207]/[.D207]);&quot;&quot;)" office:value-type="float" office:value="0.0787924824986092" calcext:value-type="float">
            <text:p>0.08</text:p>
          </table:table-cell>
          <table:table-cell table:formula="of:=IF([.$F207]&gt;=0;IF([.$F207]&lt;[.G$2];1;&quot;&quot;);&quot;&quot;)">
            <text:p/>
          </table:table-cell>
          <table:table-cell table:formula="of:=IF([.$F207]&gt;=[.G$2];IF([.$F207]&lt;[.H$2];2;&quot;&quot;);&quot;&quot;)">
            <text:p/>
          </table:table-cell>
          <table:table-cell table:formula="of:=IF([.$F207]&gt;=[.H$2];IF([.$F207]&lt;[.I$2];3;&quot;&quot;);&quot;&quot;)" office:value-type="float" office:value="3" calcext:value-type="float">
            <text:p>3</text:p>
          </table:table-cell>
          <table:table-cell table:formula="of:=IF([.$F207]&gt;=[.I$2];IF([.$F207]&lt;[.J$2];4;&quot;&quot;);&quot;&quot;)">
            <text:p/>
          </table:table-cell>
          <table:table-cell table:formula="of:=IF([.$F207]&gt;=[.J$2];IF([.$F207]&lt;[.K$2];5;&quot;&quot;);&quot;&quot;)">
            <text:p/>
          </table:table-cell>
          <table:table-cell table:formula="of:=IF([.$F207]&gt;=[.K$2];IF([.$F207]&lt;[.L$2];6;&quot;&quot;);&quot;&quot;)">
            <text:p/>
          </table:table-cell>
          <table:table-cell table:formula="of:=IF([.$F207]&gt;=[.L$2];IF([.$F207]&lt;[.M$2];7;&quot;&quot;);&quot;&quot;)">
            <text:p/>
          </table:table-cell>
          <table:table-cell table:formula="of:=IF([.$F207]&gt;=[.M$2];IF([.$F207]&lt;[.N$2];8;&quot;&quot;);&quot;&quot;)">
            <text:p/>
          </table:table-cell>
          <table:table-cell table:formula="of:=IF(SUM([.G207:.N207])=0;0;VALUE([.G207]&amp;[.H207]&amp;[.I207]&amp;[.J207]&amp;[.K207]&amp;[.L207]&amp;[.M207]&amp;[.N207]))" office:value-type="float" office:value="3" calcext:value-type="float">
            <text:p>3</text:p>
          </table:table-cell>
          <table:table-cell table:number-columns-repeated="5"/>
        </table:table-row>
        <table:table-row table:style-name="ro1">
          <table:table-cell office:value-type="string" calcext:value-type="string">
            <text:p>Uzbekistan</text:p>
          </table:table-cell>
          <table:table-cell table:number-columns-repeated="2"/>
          <table:table-cell office:value-type="float" office:value="3062" calcext:value-type="float">
            <text:p>3062</text:p>
          </table:table-cell>
          <table:table-cell office:value-type="float" office:value="2479" calcext:value-type="float">
            <text:p>2479</text:p>
          </table:table-cell>
          <table:table-cell table:style-name="ce2" table:formula="of:=IFERROR(IF([.C208]&lt;&gt;0;IF([.D208]&lt;&gt;0;[.C208]/[.E208];[.B208]/[.D208]);[.B208]/[.D208]);&quot;&quot;)" office:value-type="float" office:value="0" calcext:value-type="float">
            <text:p>0.00</text:p>
          </table:table-cell>
          <table:table-cell table:formula="of:=IF([.$F208]&gt;=0;IF([.$F208]&lt;[.G$2];1;&quot;&quot;);&quot;&quot;)">
            <text:p/>
          </table:table-cell>
          <table:table-cell table:formula="of:=IF([.$F208]&gt;=[.G$2];IF([.$F208]&lt;[.H$2];2;&quot;&quot;);&quot;&quot;)" office:value-type="float" office:value="2" calcext:value-type="float">
            <text:p>2</text:p>
          </table:table-cell>
          <table:table-cell table:formula="of:=IF([.$F208]&gt;=[.H$2];IF([.$F208]&lt;[.I$2];3;&quot;&quot;);&quot;&quot;)">
            <text:p/>
          </table:table-cell>
          <table:table-cell table:formula="of:=IF([.$F208]&gt;=[.I$2];IF([.$F208]&lt;[.J$2];4;&quot;&quot;);&quot;&quot;)">
            <text:p/>
          </table:table-cell>
          <table:table-cell table:formula="of:=IF([.$F208]&gt;=[.J$2];IF([.$F208]&lt;[.K$2];5;&quot;&quot;);&quot;&quot;)">
            <text:p/>
          </table:table-cell>
          <table:table-cell table:formula="of:=IF([.$F208]&gt;=[.K$2];IF([.$F208]&lt;[.L$2];6;&quot;&quot;);&quot;&quot;)">
            <text:p/>
          </table:table-cell>
          <table:table-cell table:formula="of:=IF([.$F208]&gt;=[.L$2];IF([.$F208]&lt;[.M$2];7;&quot;&quot;);&quot;&quot;)">
            <text:p/>
          </table:table-cell>
          <table:table-cell table:formula="of:=IF([.$F208]&gt;=[.M$2];IF([.$F208]&lt;[.N$2];8;&quot;&quot;);&quot;&quot;)">
            <text:p/>
          </table:table-cell>
          <table:table-cell table:formula="of:=IF(SUM([.G208:.N208])=0;0;VALUE([.G208]&amp;[.H208]&amp;[.I208]&amp;[.J208]&amp;[.K208]&amp;[.L208]&amp;[.M208]&amp;[.N208]))" office:value-type="float" office:value="2" calcext:value-type="float">
            <text:p>2</text:p>
          </table:table-cell>
          <table:table-cell table:number-columns-repeated="5"/>
        </table:table-row>
        <table:table-row table:style-name="ro1">
          <table:table-cell office:value-type="string" calcext:value-type="string">
            <text:p>Vanuatu</text:p>
          </table:table-cell>
          <table:table-cell office:value-type="float" office:value="3.331006875" calcext:value-type="float">
            <text:p>3.33</text:p>
          </table:table-cell>
          <table:table-cell/>
          <table:table-cell office:value-type="float" office:value="24.0735294375" calcext:value-type="float">
            <text:p>24.07</text:p>
          </table:table-cell>
          <table:table-cell office:value-type="float" office:value="18.8635061627266" calcext:value-type="float">
            <text:p>18.86</text:p>
          </table:table-cell>
          <table:table-cell table:style-name="ce2" table:formula="of:=IFERROR(IF([.C209]&lt;&gt;0;IF([.D209]&lt;&gt;0;[.C209]/[.E209];[.B209]/[.D209]);[.B209]/[.D209]);&quot;&quot;)" office:value-type="float" office:value="0.138368031312068" calcext:value-type="float">
            <text:p>0.14</text:p>
          </table:table-cell>
          <table:table-cell table:formula="of:=IF([.$F209]&gt;=0;IF([.$F209]&lt;[.G$2];1;&quot;&quot;);&quot;&quot;)">
            <text:p/>
          </table:table-cell>
          <table:table-cell table:formula="of:=IF([.$F209]&gt;=[.G$2];IF([.$F209]&lt;[.H$2];2;&quot;&quot;);&quot;&quot;)">
            <text:p/>
          </table:table-cell>
          <table:table-cell table:formula="of:=IF([.$F209]&gt;=[.H$2];IF([.$F209]&lt;[.I$2];3;&quot;&quot;);&quot;&quot;)">
            <text:p/>
          </table:table-cell>
          <table:table-cell table:formula="of:=IF([.$F209]&gt;=[.I$2];IF([.$F209]&lt;[.J$2];4;&quot;&quot;);&quot;&quot;)" office:value-type="float" office:value="4" calcext:value-type="float">
            <text:p>4</text:p>
          </table:table-cell>
          <table:table-cell table:formula="of:=IF([.$F209]&gt;=[.J$2];IF([.$F209]&lt;[.K$2];5;&quot;&quot;);&quot;&quot;)">
            <text:p/>
          </table:table-cell>
          <table:table-cell table:formula="of:=IF([.$F209]&gt;=[.K$2];IF([.$F209]&lt;[.L$2];6;&quot;&quot;);&quot;&quot;)">
            <text:p/>
          </table:table-cell>
          <table:table-cell table:formula="of:=IF([.$F209]&gt;=[.L$2];IF([.$F209]&lt;[.M$2];7;&quot;&quot;);&quot;&quot;)">
            <text:p/>
          </table:table-cell>
          <table:table-cell table:formula="of:=IF([.$F209]&gt;=[.M$2];IF([.$F209]&lt;[.N$2];8;&quot;&quot;);&quot;&quot;)">
            <text:p/>
          </table:table-cell>
          <table:table-cell table:formula="of:=IF(SUM([.G209:.N209])=0;0;VALUE([.G209]&amp;[.H209]&amp;[.I209]&amp;[.J209]&amp;[.K209]&amp;[.L209]&amp;[.M209]&amp;[.N209]))" office:value-type="float" office:value="4" calcext:value-type="float">
            <text:p>4</text:p>
          </table:table-cell>
          <table:table-cell table:number-columns-repeated="5"/>
        </table:table-row>
        <table:table-row table:style-name="ro1">
          <table:table-cell office:value-type="string" calcext:value-type="string">
            <text:p>Venezuela</text:p>
          </table:table-cell>
          <table:table-cell office:value-type="float" office:value="105" calcext:value-type="float">
            <text:p>105</text:p>
          </table:table-cell>
          <table:table-cell office:value-type="float" office:value="54" calcext:value-type="float">
            <text:p>54</text:p>
          </table:table-cell>
          <table:table-cell office:value-type="float" office:value="161" calcext:value-type="float">
            <text:p>161</text:p>
          </table:table-cell>
          <table:table-cell office:value-type="float" office:value="279" calcext:value-type="float">
            <text:p>279</text:p>
          </table:table-cell>
          <table:table-cell table:style-name="ce2" table:formula="of:=IFERROR(IF([.C210]&lt;&gt;0;IF([.D210]&lt;&gt;0;[.C210]/[.E210];[.B210]/[.D210]);[.B210]/[.D210]);&quot;&quot;)" office:value-type="float" office:value="0.193548387096774" calcext:value-type="float">
            <text:p>0.19</text:p>
          </table:table-cell>
          <table:table-cell table:formula="of:=IF([.$F210]&gt;=0;IF([.$F210]&lt;[.G$2];1;&quot;&quot;);&quot;&quot;)">
            <text:p/>
          </table:table-cell>
          <table:table-cell table:formula="of:=IF([.$F210]&gt;=[.G$2];IF([.$F210]&lt;[.H$2];2;&quot;&quot;);&quot;&quot;)">
            <text:p/>
          </table:table-cell>
          <table:table-cell table:formula="of:=IF([.$F210]&gt;=[.H$2];IF([.$F210]&lt;[.I$2];3;&quot;&quot;);&quot;&quot;)">
            <text:p/>
          </table:table-cell>
          <table:table-cell table:formula="of:=IF([.$F210]&gt;=[.I$2];IF([.$F210]&lt;[.J$2];4;&quot;&quot;);&quot;&quot;)" office:value-type="float" office:value="4" calcext:value-type="float">
            <text:p>4</text:p>
          </table:table-cell>
          <table:table-cell table:formula="of:=IF([.$F210]&gt;=[.J$2];IF([.$F210]&lt;[.K$2];5;&quot;&quot;);&quot;&quot;)">
            <text:p/>
          </table:table-cell>
          <table:table-cell table:formula="of:=IF([.$F210]&gt;=[.K$2];IF([.$F210]&lt;[.L$2];6;&quot;&quot;);&quot;&quot;)">
            <text:p/>
          </table:table-cell>
          <table:table-cell table:formula="of:=IF([.$F210]&gt;=[.L$2];IF([.$F210]&lt;[.M$2];7;&quot;&quot;);&quot;&quot;)">
            <text:p/>
          </table:table-cell>
          <table:table-cell table:formula="of:=IF([.$F210]&gt;=[.M$2];IF([.$F210]&lt;[.N$2];8;&quot;&quot;);&quot;&quot;)">
            <text:p/>
          </table:table-cell>
          <table:table-cell table:formula="of:=IF(SUM([.G210:.N210])=0;0;VALUE([.G210]&amp;[.H210]&amp;[.I210]&amp;[.J210]&amp;[.K210]&amp;[.L210]&amp;[.M210]&amp;[.N210]))" office:value-type="float" office:value="4" calcext:value-type="float">
            <text:p>4</text:p>
          </table:table-cell>
          <table:table-cell table:number-columns-repeated="5"/>
        </table:table-row>
        <table:table-row table:style-name="ro1">
          <table:table-cell office:value-type="string" calcext:value-type="string">
            <text:p>Viet Nam</text:p>
          </table:table-cell>
          <table:table-cell table:number-columns-repeated="2"/>
          <table:table-cell office:value-type="float" office:value="13200" calcext:value-type="float">
            <text:p>13200</text:p>
          </table:table-cell>
          <table:table-cell office:value-type="float" office:value="11880" calcext:value-type="float">
            <text:p>11880</text:p>
          </table:table-cell>
          <table:table-cell table:style-name="ce2" table:formula="of:=IFERROR(IF([.C211]&lt;&gt;0;IF([.D211]&lt;&gt;0;[.C211]/[.E211];[.B211]/[.D211]);[.B211]/[.D211]);&quot;&quot;)" office:value-type="float" office:value="0" calcext:value-type="float">
            <text:p>0.00</text:p>
          </table:table-cell>
          <table:table-cell table:formula="of:=IF([.$F211]&gt;=0;IF([.$F211]&lt;[.G$2];1;&quot;&quot;);&quot;&quot;)">
            <text:p/>
          </table:table-cell>
          <table:table-cell table:formula="of:=IF([.$F211]&gt;=[.G$2];IF([.$F211]&lt;[.H$2];2;&quot;&quot;);&quot;&quot;)" office:value-type="float" office:value="2" calcext:value-type="float">
            <text:p>2</text:p>
          </table:table-cell>
          <table:table-cell table:formula="of:=IF([.$F211]&gt;=[.H$2];IF([.$F211]&lt;[.I$2];3;&quot;&quot;);&quot;&quot;)">
            <text:p/>
          </table:table-cell>
          <table:table-cell table:formula="of:=IF([.$F211]&gt;=[.I$2];IF([.$F211]&lt;[.J$2];4;&quot;&quot;);&quot;&quot;)">
            <text:p/>
          </table:table-cell>
          <table:table-cell table:formula="of:=IF([.$F211]&gt;=[.J$2];IF([.$F211]&lt;[.K$2];5;&quot;&quot;);&quot;&quot;)">
            <text:p/>
          </table:table-cell>
          <table:table-cell table:formula="of:=IF([.$F211]&gt;=[.K$2];IF([.$F211]&lt;[.L$2];6;&quot;&quot;);&quot;&quot;)">
            <text:p/>
          </table:table-cell>
          <table:table-cell table:formula="of:=IF([.$F211]&gt;=[.L$2];IF([.$F211]&lt;[.M$2];7;&quot;&quot;);&quot;&quot;)">
            <text:p/>
          </table:table-cell>
          <table:table-cell table:formula="of:=IF([.$F211]&gt;=[.M$2];IF([.$F211]&lt;[.N$2];8;&quot;&quot;);&quot;&quot;)">
            <text:p/>
          </table:table-cell>
          <table:table-cell table:formula="of:=IF(SUM([.G211:.N211])=0;0;VALUE([.G211]&amp;[.H211]&amp;[.I211]&amp;[.J211]&amp;[.K211]&amp;[.L211]&amp;[.M211]&amp;[.N211]))" office:value-type="float" office:value="2" calcext:value-type="float">
            <text:p>2</text:p>
          </table:table-cell>
          <table:table-cell table:number-columns-repeated="5"/>
        </table:table-row>
        <table:table-row table:style-name="ro1">
          <table:table-cell office:value-type="string" calcext:value-type="string">
            <text:p>United States Virgin Islands</text:p>
          </table:table-cell>
          <table:table-cell table:number-columns-repeated="4"/>
          <table:table-cell table:style-name="ce2" table:formula="of:=IFERROR(IF([.C212]&lt;&gt;0;IF([.D212]&lt;&gt;0;[.C212]/[.E212];[.B212]/[.D212]);[.B212]/[.D212]);&quot;&quot;)">
            <text:p/>
          </table:table-cell>
          <table:table-cell table:formula="of:=IF([.$F212]&gt;=0;IF([.$F212]&lt;[.G$2];1;&quot;&quot;);&quot;&quot;)">
            <text:p/>
          </table:table-cell>
          <table:table-cell table:formula="of:=IF([.$F212]&gt;=[.G$2];IF([.$F212]&lt;[.H$2];2;&quot;&quot;);&quot;&quot;)">
            <text:p/>
          </table:table-cell>
          <table:table-cell table:formula="of:=IF([.$F212]&gt;=[.H$2];IF([.$F212]&lt;[.I$2];3;&quot;&quot;);&quot;&quot;)">
            <text:p/>
          </table:table-cell>
          <table:table-cell table:formula="of:=IF([.$F212]&gt;=[.I$2];IF([.$F212]&lt;[.J$2];4;&quot;&quot;);&quot;&quot;)">
            <text:p/>
          </table:table-cell>
          <table:table-cell table:formula="of:=IF([.$F212]&gt;=[.J$2];IF([.$F212]&lt;[.K$2];5;&quot;&quot;);&quot;&quot;)">
            <text:p/>
          </table:table-cell>
          <table:table-cell table:formula="of:=IF([.$F212]&gt;=[.K$2];IF([.$F212]&lt;[.L$2];6;&quot;&quot;);&quot;&quot;)">
            <text:p/>
          </table:table-cell>
          <table:table-cell table:formula="of:=IF([.$F212]&gt;=[.L$2];IF([.$F212]&lt;[.M$2];7;&quot;&quot;);&quot;&quot;)">
            <text:p/>
          </table:table-cell>
          <table:table-cell table:formula="of:=IF([.$F212]&gt;=[.M$2];IF([.$F212]&lt;[.N$2];8;&quot;&quot;);&quot;&quot;)">
            <text:p/>
          </table:table-cell>
          <table:table-cell table:formula="of:=IF(SUM([.G212:.N212])=0;0;VALUE([.G212]&amp;[.H212]&amp;[.I212]&amp;[.J212]&amp;[.K212]&amp;[.L212]&amp;[.M212]&amp;[.N212]))" office:value-type="float" office:value="0" calcext:value-type="float">
            <text:p>0</text:p>
          </table:table-cell>
          <table:table-cell table:number-columns-repeated="5"/>
        </table:table-row>
        <table:table-row table:style-name="ro1">
          <table:table-cell office:value-type="string" calcext:value-type="string">
            <text:p>West Bank and Gaza</text:p>
          </table:table-cell>
          <table:table-cell office:value-type="float" office:value="32.0844809375" calcext:value-type="float">
            <text:p>32.08</text:p>
          </table:table-cell>
          <table:table-cell office:value-type="float" office:value="23.4193469375" calcext:value-type="float">
            <text:p>23.42</text:p>
          </table:table-cell>
          <table:table-cell office:value-type="float" office:value="1825.859248" calcext:value-type="float">
            <text:p>1825.86</text:p>
          </table:table-cell>
          <table:table-cell office:value-type="float" office:value="1957.173888" calcext:value-type="float">
            <text:p>1957.17</text:p>
          </table:table-cell>
          <table:table-cell table:style-name="ce2" table:formula="of:=IFERROR(IF([.C213]&lt;&gt;0;IF([.D213]&lt;&gt;0;[.C213]/[.E213];[.B213]/[.D213]);[.B213]/[.D213]);&quot;&quot;)" office:value-type="float" office:value="0.0119658999545676" calcext:value-type="float">
            <text:p>0.01</text:p>
          </table:table-cell>
          <table:table-cell table:formula="of:=IF([.$F213]&gt;=0;IF([.$F213]&lt;[.G$2];1;&quot;&quot;);&quot;&quot;)">
            <text:p/>
          </table:table-cell>
          <table:table-cell table:formula="of:=IF([.$F213]&gt;=[.G$2];IF([.$F213]&lt;[.H$2];2;&quot;&quot;);&quot;&quot;)" office:value-type="float" office:value="2" calcext:value-type="float">
            <text:p>2</text:p>
          </table:table-cell>
          <table:table-cell table:formula="of:=IF([.$F213]&gt;=[.H$2];IF([.$F213]&lt;[.I$2];3;&quot;&quot;);&quot;&quot;)">
            <text:p/>
          </table:table-cell>
          <table:table-cell table:formula="of:=IF([.$F213]&gt;=[.I$2];IF([.$F213]&lt;[.J$2];4;&quot;&quot;);&quot;&quot;)">
            <text:p/>
          </table:table-cell>
          <table:table-cell table:formula="of:=IF([.$F213]&gt;=[.J$2];IF([.$F213]&lt;[.K$2];5;&quot;&quot;);&quot;&quot;)">
            <text:p/>
          </table:table-cell>
          <table:table-cell table:formula="of:=IF([.$F213]&gt;=[.K$2];IF([.$F213]&lt;[.L$2];6;&quot;&quot;);&quot;&quot;)">
            <text:p/>
          </table:table-cell>
          <table:table-cell table:formula="of:=IF([.$F213]&gt;=[.L$2];IF([.$F213]&lt;[.M$2];7;&quot;&quot;);&quot;&quot;)">
            <text:p/>
          </table:table-cell>
          <table:table-cell table:formula="of:=IF([.$F213]&gt;=[.M$2];IF([.$F213]&lt;[.N$2];8;&quot;&quot;);&quot;&quot;)">
            <text:p/>
          </table:table-cell>
          <table:table-cell table:formula="of:=IF(SUM([.G213:.N213])=0;0;VALUE([.G213]&amp;[.H213]&amp;[.I213]&amp;[.J213]&amp;[.K213]&amp;[.L213]&amp;[.M213]&amp;[.N213]))" office:value-type="float" office:value="2" calcext:value-type="float">
            <text:p>2</text:p>
          </table:table-cell>
          <table:table-cell table:number-columns-repeated="5"/>
        </table:table-row>
        <table:table-row table:style-name="ro1">
          <table:table-cell office:value-type="string" calcext:value-type="string">
            <text:p>Yemen</text:p>
          </table:table-cell>
          <table:table-cell office:value-type="float" office:value="333.38952" calcext:value-type="float">
            <text:p>333.39</text:p>
          </table:table-cell>
          <table:table-cell/>
          <table:table-cell table:number-columns-repeated="2" office:value-type="float" office:value="3350.500096" calcext:value-type="float">
            <text:p>3350.5</text:p>
          </table:table-cell>
          <table:table-cell table:style-name="ce2" table:formula="of:=IFERROR(IF([.C214]&lt;&gt;0;IF([.D214]&lt;&gt;0;[.C214]/[.E214];[.B214]/[.D214]);[.B214]/[.D214]);&quot;&quot;)" office:value-type="float" office:value="0.0995044054462251" calcext:value-type="float">
            <text:p>0.10</text:p>
          </table:table-cell>
          <table:table-cell table:formula="of:=IF([.$F214]&gt;=0;IF([.$F214]&lt;[.G$2];1;&quot;&quot;);&quot;&quot;)">
            <text:p/>
          </table:table-cell>
          <table:table-cell table:formula="of:=IF([.$F214]&gt;=[.G$2];IF([.$F214]&lt;[.H$2];2;&quot;&quot;);&quot;&quot;)">
            <text:p/>
          </table:table-cell>
          <table:table-cell table:formula="of:=IF([.$F214]&gt;=[.H$2];IF([.$F214]&lt;[.I$2];3;&quot;&quot;);&quot;&quot;)" office:value-type="float" office:value="3" calcext:value-type="float">
            <text:p>3</text:p>
          </table:table-cell>
          <table:table-cell table:formula="of:=IF([.$F214]&gt;=[.I$2];IF([.$F214]&lt;[.J$2];4;&quot;&quot;);&quot;&quot;)">
            <text:p/>
          </table:table-cell>
          <table:table-cell table:formula="of:=IF([.$F214]&gt;=[.J$2];IF([.$F214]&lt;[.K$2];5;&quot;&quot;);&quot;&quot;)">
            <text:p/>
          </table:table-cell>
          <table:table-cell table:formula="of:=IF([.$F214]&gt;=[.K$2];IF([.$F214]&lt;[.L$2];6;&quot;&quot;);&quot;&quot;)">
            <text:p/>
          </table:table-cell>
          <table:table-cell table:formula="of:=IF([.$F214]&gt;=[.L$2];IF([.$F214]&lt;[.M$2];7;&quot;&quot;);&quot;&quot;)">
            <text:p/>
          </table:table-cell>
          <table:table-cell table:formula="of:=IF([.$F214]&gt;=[.M$2];IF([.$F214]&lt;[.N$2];8;&quot;&quot;);&quot;&quot;)">
            <text:p/>
          </table:table-cell>
          <table:table-cell table:formula="of:=IF(SUM([.G214:.N214])=0;0;VALUE([.G214]&amp;[.H214]&amp;[.I214]&amp;[.J214]&amp;[.K214]&amp;[.L214]&amp;[.M214]&amp;[.N214]))" office:value-type="float" office:value="3" calcext:value-type="float">
            <text:p>3</text:p>
          </table:table-cell>
          <table:table-cell table:number-columns-repeated="5"/>
        </table:table-row>
        <table:table-row table:style-name="ro1">
          <table:table-cell office:value-type="string" calcext:value-type="string">
            <text:p>Zambia</text:p>
          </table:table-cell>
          <table:table-cell office:value-type="float" office:value="72.1047" calcext:value-type="float">
            <text:p>72.1</text:p>
          </table:table-cell>
          <table:table-cell office:value-type="float" office:value="63.405836" calcext:value-type="float">
            <text:p>63.41</text:p>
          </table:table-cell>
          <table:table-cell office:value-type="float" office:value="47.04654" calcext:value-type="float">
            <text:p>47.05</text:p>
          </table:table-cell>
          <table:table-cell office:value-type="float" office:value="38.46444" calcext:value-type="float">
            <text:p>38.46</text:p>
          </table:table-cell>
          <table:table-cell table:style-name="ce2" table:formula="of:=IFERROR(IF([.C215]&lt;&gt;0;IF([.D215]&lt;&gt;0;[.C215]/[.E215];[.B215]/[.D215]);[.B215]/[.D215]);&quot;&quot;)" office:value-type="float" office:value="1.64842737863856" calcext:value-type="float">
            <text:p>1.65</text:p>
          </table:table-cell>
          <table:table-cell table:formula="of:=IF([.$F215]&gt;=0;IF([.$F215]&lt;[.G$2];1;&quot;&quot;);&quot;&quot;)">
            <text:p/>
          </table:table-cell>
          <table:table-cell table:formula="of:=IF([.$F215]&gt;=[.G$2];IF([.$F215]&lt;[.H$2];2;&quot;&quot;);&quot;&quot;)">
            <text:p/>
          </table:table-cell>
          <table:table-cell table:formula="of:=IF([.$F215]&gt;=[.H$2];IF([.$F215]&lt;[.I$2];3;&quot;&quot;);&quot;&quot;)">
            <text:p/>
          </table:table-cell>
          <table:table-cell table:formula="of:=IF([.$F215]&gt;=[.I$2];IF([.$F215]&lt;[.J$2];4;&quot;&quot;);&quot;&quot;)">
            <text:p/>
          </table:table-cell>
          <table:table-cell table:formula="of:=IF([.$F215]&gt;=[.J$2];IF([.$F215]&lt;[.K$2];5;&quot;&quot;);&quot;&quot;)">
            <text:p/>
          </table:table-cell>
          <table:table-cell table:formula="of:=IF([.$F215]&gt;=[.K$2];IF([.$F215]&lt;[.L$2];6;&quot;&quot;);&quot;&quot;)">
            <text:p/>
          </table:table-cell>
          <table:table-cell table:formula="of:=IF([.$F215]&gt;=[.L$2];IF([.$F215]&lt;[.M$2];7;&quot;&quot;);&quot;&quot;)" office:value-type="float" office:value="7" calcext:value-type="float">
            <text:p>7</text:p>
          </table:table-cell>
          <table:table-cell table:formula="of:=IF([.$F215]&gt;=[.M$2];IF([.$F215]&lt;[.N$2];8;&quot;&quot;);&quot;&quot;)">
            <text:p/>
          </table:table-cell>
          <table:table-cell table:formula="of:=IF(SUM([.G215:.N215])=0;0;VALUE([.G215]&amp;[.H215]&amp;[.I215]&amp;[.J215]&amp;[.K215]&amp;[.L215]&amp;[.M215]&amp;[.N215]))" office:value-type="float" office:value="7" calcext:value-type="float">
            <text:p>7</text:p>
          </table:table-cell>
          <table:table-cell table:number-columns-repeated="5"/>
        </table:table-row>
        <table:table-row table:style-name="ro1">
          <table:table-cell office:value-type="string" calcext:value-type="string">
            <text:p>Zimbabwe</text:p>
          </table:table-cell>
          <table:table-cell table:number-columns-repeated="4"/>
          <table:table-cell table:style-name="ce2" table:formula="of:=IFERROR(IF([.C216]&lt;&gt;0;IF([.D216]&lt;&gt;0;[.C216]/[.E216];[.B216]/[.D216]);[.B216]/[.D216]);&quot;&quot;)">
            <text:p/>
          </table:table-cell>
          <table:table-cell table:formula="of:=IF([.$F216]&gt;=0;IF([.$F216]&lt;[.G$2];1;&quot;&quot;);&quot;&quot;)">
            <text:p/>
          </table:table-cell>
          <table:table-cell table:formula="of:=IF([.$F216]&gt;=[.G$2];IF([.$F216]&lt;[.H$2];2;&quot;&quot;);&quot;&quot;)">
            <text:p/>
          </table:table-cell>
          <table:table-cell table:formula="of:=IF([.$F216]&gt;=[.H$2];IF([.$F216]&lt;[.I$2];3;&quot;&quot;);&quot;&quot;)">
            <text:p/>
          </table:table-cell>
          <table:table-cell table:formula="of:=IF([.$F216]&gt;=[.I$2];IF([.$F216]&lt;[.J$2];4;&quot;&quot;);&quot;&quot;)">
            <text:p/>
          </table:table-cell>
          <table:table-cell table:formula="of:=IF([.$F216]&gt;=[.J$2];IF([.$F216]&lt;[.K$2];5;&quot;&quot;);&quot;&quot;)">
            <text:p/>
          </table:table-cell>
          <table:table-cell table:formula="of:=IF([.$F216]&gt;=[.K$2];IF([.$F216]&lt;[.L$2];6;&quot;&quot;);&quot;&quot;)">
            <text:p/>
          </table:table-cell>
          <table:table-cell table:formula="of:=IF([.$F216]&gt;=[.L$2];IF([.$F216]&lt;[.M$2];7;&quot;&quot;);&quot;&quot;)">
            <text:p/>
          </table:table-cell>
          <table:table-cell table:formula="of:=IF([.$F216]&gt;=[.M$2];IF([.$F216]&lt;[.N$2];8;&quot;&quot;);&quot;&quot;)">
            <text:p/>
          </table:table-cell>
          <table:table-cell table:formula="of:=IF(SUM([.G216:.N216])=0;0;VALUE([.G216]&amp;[.H216]&amp;[.I216]&amp;[.J216]&amp;[.K216]&amp;[.L216]&amp;[.M216]&amp;[.N216]))" office:value-type="float" office:value="0" calcext:value-type="float">
            <text:p>0</text:p>
          </table:table-cell>
          <table:table-cell table:number-columns-repeated="5"/>
        </table:table-row>
        <table:table-row table:style-name="ro1">
          <table:table-cell table:number-columns-repeated="20"/>
        </table:table-row>
        <table:table-row table:style-name="ro1" table:number-rows-repeated="3">
          <table:table-cell table:number-columns-repeated="20"/>
        </table:table-row>
        <table:table-row table:style-name="ro1">
          <table:table-cell table:number-columns-repeated="5"/>
          <table:table-cell table:style-name="ce2"/>
          <table:table-cell table:number-columns-repeated="8"/>
          <table:table-cell table:style-name="ce2" table:number-columns-repeated="3"/>
          <table:table-cell table:number-columns-repeated="3"/>
        </table:table-row>
        <table:table-row table:style-name="ro1" table:number-rows-repeated="12">
          <table:table-cell table:number-columns-repeated="20"/>
        </table:table-row>
        <table:table-row table:style-name="ro1">
          <table:table-cell office:value-type="string" calcext:value-type="string">
            <text:p>Source: World Bank staff calculation based on data from IMF Balance of Payments Statistics database and data releases from central banks, national statistical agencies, and World Bank country desks. Ouflow data based on numbers reported by country authorities to IMF Balance of Payments. </text:p>
          </table:table-cell>
          <table:table-cell table:number-columns-repeated="19"/>
        </table:table-row>
        <table:table-row table:style-name="ro1">
          <table:table-cell office:value-type="string" calcext:value-type="string">
            <text:p>Note: All numbers are in current (nominal) US $.</text:p>
          </table:table-cell>
          <table:table-cell table:number-columns-repeated="19"/>
        </table:table-row>
        <table:table-row table:style-name="ro1">
          <table:table-cell office:value-type="string" calcext:value-type="string">
            <text:p><text:s/>For a discussion of the definition of remittances, see Dilip Ratha, 2003, "Workers' Remittances: An Important and Stable Source of External Development Finance", Global Development Finance 2003, World Bank. Data since 2005 are based on IMF BOP Statistics that use the definitions of IMF BPM6.</text:p>
          </table:table-cell>
          <table:table-cell table:number-columns-repeated="19"/>
        </table:table-row>
        <table:table-row table:style-name="ro1">
          <table:table-cell office:value-type="string" calcext:value-type="string">
            <text:p>GDP data is from WDI</text:p>
          </table:table-cell>
          <table:table-cell table:number-columns-repeated="19"/>
        </table:table-row>
        <table:table-row table:style-name="ro1">
          <table:table-cell office:value-type="string" calcext:value-type="string">
            <text:p>For latest data and analysis on migration and remittances, please visit http://www.worldbank.org/migration</text:p>
          </table:table-cell>
          <table:table-cell table:number-columns-repeated="19"/>
        </table:table-row>
        <table:table-row table:style-name="ro1">
          <table:table-cell office:value-type="string" calcext:value-type="string">
            <text:p>Date: April 2017</text:p>
          </table:table-cell>
          <table:table-cell table:number-columns-repeated="19"/>
        </table:table-row>
        <table:table-row table:style-name="ro1" table:number-rows-repeated="1048336">
          <table:table-cell table:number-columns-repeated="20"/>
        </table:table-row>
        <table:table-row table:style-name="ro1">
          <table:table-cell table:number-columns-repeated="20"/>
        </table:table-row>
      </table:table>
      <table:table table:name="data_country" table:style-name="ta1">
        <table:table-column table:style-name="co2" table:number-columns-repeated="3" table:default-cell-style-name="Default"/>
        <table:table-row table:style-name="ro1">
          <table:table-cell office:value-type="string" calcext:value-type="string">
            <text:p>Antigua and Barbuda</text:p>
          </table:table-cell>
          <table:table-cell/>
          <table:table-cell table:formula="of:=IFERROR(INDEX(value;MATCH([.A1];country;0);0);&quot;&quot;)" office:value-type="float" office:value="2" calcext:value-type="float">
            <text:p>2</text:p>
          </table:table-cell>
        </table:table-row>
        <table:table-row table:style-name="ro1">
          <table:table-cell office:value-type="string" calcext:value-type="string">
            <text:p>Algeria</text:p>
          </table:table-cell>
          <table:table-cell/>
          <table:table-cell table:formula="of:=IFERROR(INDEX(value;MATCH([.A2];country;0);0);&quot;&quot;)" office:value-type="float" office:value="3" calcext:value-type="float">
            <text:p>3</text:p>
          </table:table-cell>
        </table:table-row>
        <table:table-row table:style-name="ro1">
          <table:table-cell office:value-type="string" calcext:value-type="string">
            <text:p>Azerbaijan</text:p>
          </table:table-cell>
          <table:table-cell/>
          <table:table-cell table:formula="of:=IFERROR(INDEX(value;MATCH([.A3];country;0);0);&quot;&quot;)" office:value-type="float" office:value="6" calcext:value-type="float">
            <text:p>6</text:p>
          </table:table-cell>
        </table:table-row>
        <table:table-row table:style-name="ro1">
          <table:table-cell office:value-type="string" calcext:value-type="string">
            <text:p>Albania</text:p>
          </table:table-cell>
          <table:table-cell/>
          <table:table-cell table:formula="of:=IFERROR(INDEX(value;MATCH([.A4];country;0);0);&quot;&quot;)" office:value-type="float" office:value="4" calcext:value-type="float">
            <text:p>4</text:p>
          </table:table-cell>
        </table:table-row>
        <table:table-row table:style-name="ro1">
          <table:table-cell office:value-type="string" calcext:value-type="string">
            <text:p>Armenia</text:p>
          </table:table-cell>
          <table:table-cell/>
          <table:table-cell table:formula="of:=IFERROR(INDEX(value;MATCH([.A5];country;0);0);&quot;&quot;)" office:value-type="float" office:value="5" calcext:value-type="float">
            <text:p>5</text:p>
          </table:table-cell>
        </table:table-row>
        <table:table-row table:style-name="ro1">
          <table:table-cell office:value-type="string" calcext:value-type="string">
            <text:p>Angola</text:p>
          </table:table-cell>
          <table:table-cell/>
          <table:table-cell table:formula="of:=IFERROR(INDEX(value;MATCH([.A6];country;0);0);&quot;&quot;)" office:value-type="float" office:value="8" calcext:value-type="float">
            <text:p>8</text:p>
          </table:table-cell>
        </table:table-row>
        <table:table-row table:style-name="ro1">
          <table:table-cell office:value-type="string" calcext:value-type="string">
            <text:p>American Samoa</text:p>
          </table:table-cell>
          <table:table-cell/>
          <table:table-cell table:formula="of:=IFERROR(INDEX(value;MATCH([.A7];country;0);0);&quot;&quot;)" office:value-type="float" office:value="0" calcext:value-type="float">
            <text:p>0</text:p>
          </table:table-cell>
        </table:table-row>
        <table:table-row table:style-name="ro1">
          <table:table-cell office:value-type="string" calcext:value-type="string">
            <text:p>Argentina</text:p>
          </table:table-cell>
          <table:table-cell/>
          <table:table-cell table:formula="of:=IFERROR(INDEX(value;MATCH([.A8];country;0);0);&quot;&quot;)" office:value-type="float" office:value="7" calcext:value-type="float">
            <text:p>7</text:p>
          </table:table-cell>
        </table:table-row>
        <table:table-row table:style-name="ro1">
          <table:table-cell office:value-type="string" calcext:value-type="string">
            <text:p>Australia</text:p>
          </table:table-cell>
          <table:table-cell/>
          <table:table-cell table:formula="of:=IFERROR(INDEX(value;MATCH([.A9];country;0);0);&quot;&quot;)" office:value-type="float" office:value="8" calcext:value-type="float">
            <text:p>8</text:p>
          </table:table-cell>
        </table:table-row>
        <table:table-row table:style-name="ro1">
          <table:table-cell office:value-type="string" calcext:value-type="string">
            <text:p>Bahrain</text:p>
          </table:table-cell>
          <table:table-cell/>
          <table:table-cell table:formula="of:=IFERROR(INDEX(value;MATCH([.A10];country;0);0);&quot;&quot;)" office:value-type="float" office:value="0" calcext:value-type="float">
            <text:p>0</text:p>
          </table:table-cell>
        </table:table-row>
        <table:table-row table:style-name="ro1">
          <table:table-cell office:value-type="string" calcext:value-type="string">
            <text:p>Barbados</text:p>
          </table:table-cell>
          <table:table-cell/>
          <table:table-cell table:formula="of:=IFERROR(INDEX(value;MATCH([.A11];country;0);0);&quot;&quot;)" office:value-type="float" office:value="2" calcext:value-type="float">
            <text:p>2</text:p>
          </table:table-cell>
        </table:table-row>
        <table:table-row table:style-name="ro1">
          <table:table-cell office:value-type="string" calcext:value-type="string">
            <text:p>Bermuda</text:p>
          </table:table-cell>
          <table:table-cell/>
          <table:table-cell table:formula="of:=IFERROR(INDEX(value;MATCH([.A12];country;0);0);&quot;&quot;)" office:value-type="float" office:value="4" calcext:value-type="float">
            <text:p>4</text:p>
          </table:table-cell>
        </table:table-row>
        <table:table-row table:style-name="ro1">
          <table:table-cell office:value-type="string" calcext:value-type="string">
            <text:p>Bahamas</text:p>
          </table:table-cell>
          <table:table-cell/>
          <table:table-cell table:formula="of:=IFERROR(INDEX(value;MATCH([.A13];country;0);0);&quot;&quot;)" office:value-type="float" office:value="0" calcext:value-type="float">
            <text:p>0</text:p>
          </table:table-cell>
        </table:table-row>
        <table:table-row table:style-name="ro1">
          <table:table-cell office:value-type="string" calcext:value-type="string">
            <text:p>Bangladesh</text:p>
          </table:table-cell>
          <table:table-cell/>
          <table:table-cell table:formula="of:=IFERROR(INDEX(value;MATCH([.A14];country;0);0);&quot;&quot;)" office:value-type="float" office:value="2" calcext:value-type="float">
            <text:p>2</text:p>
          </table:table-cell>
        </table:table-row>
        <table:table-row table:style-name="ro1">
          <table:table-cell office:value-type="string" calcext:value-type="string">
            <text:p>Belize</text:p>
          </table:table-cell>
          <table:table-cell/>
          <table:table-cell table:formula="of:=IFERROR(INDEX(value;MATCH([.A15];country;0);0);&quot;&quot;)" office:value-type="float" office:value="5" calcext:value-type="float">
            <text:p>5</text:p>
          </table:table-cell>
        </table:table-row>
        <table:table-row table:style-name="ro1">
          <table:table-cell office:value-type="string" calcext:value-type="string">
            <text:p>Bosnia and Herzegovina</text:p>
          </table:table-cell>
          <table:table-cell/>
          <table:table-cell table:formula="of:=IFERROR(INDEX(value;MATCH([.A16];country;0);0);&quot;&quot;)" office:value-type="float" office:value="3" calcext:value-type="float">
            <text:p>3</text:p>
          </table:table-cell>
        </table:table-row>
        <table:table-row table:style-name="ro1">
          <table:table-cell office:value-type="string" calcext:value-type="string">
            <text:p>Bolivia</text:p>
          </table:table-cell>
          <table:table-cell/>
          <table:table-cell table:formula="of:=IFERROR(INDEX(value;MATCH([.A17];country;0);0);&quot;&quot;)" office:value-type="float" office:value="4" calcext:value-type="float">
            <text:p>4</text:p>
          </table:table-cell>
        </table:table-row>
        <table:table-row table:style-name="ro1">
          <table:table-cell office:value-type="string" calcext:value-type="string">
            <text:p>Burma</text:p>
          </table:table-cell>
          <table:table-cell/>
          <table:table-cell table:formula="of:=IFERROR(INDEX(value;MATCH([.A18];country;0);0);&quot;&quot;)" office:value-type="float" office:value="5" calcext:value-type="float">
            <text:p>5</text:p>
          </table:table-cell>
        </table:table-row>
        <table:table-row table:style-name="ro1">
          <table:table-cell office:value-type="string" calcext:value-type="string">
            <text:p>Benin</text:p>
          </table:table-cell>
          <table:table-cell/>
          <table:table-cell table:formula="of:=IFERROR(INDEX(value;MATCH([.A19];country;0);0);&quot;&quot;)" office:value-type="float" office:value="5" calcext:value-type="float">
            <text:p>5</text:p>
          </table:table-cell>
        </table:table-row>
        <table:table-row table:style-name="ro1">
          <table:table-cell office:value-type="string" calcext:value-type="string">
            <text:p>Solomon Islands</text:p>
          </table:table-cell>
          <table:table-cell/>
          <table:table-cell table:formula="of:=IFERROR(INDEX(value;MATCH([.A20];country;0);0);&quot;&quot;)" office:value-type="float" office:value="8" calcext:value-type="float">
            <text:p>8</text:p>
          </table:table-cell>
        </table:table-row>
        <table:table-row table:style-name="ro1">
          <table:table-cell office:value-type="string" calcext:value-type="string">
            <text:p>Brazil</text:p>
          </table:table-cell>
          <table:table-cell/>
          <table:table-cell table:formula="of:=IFERROR(INDEX(value;MATCH([.A21];country;0);0);&quot;&quot;)" office:value-type="float" office:value="5" calcext:value-type="float">
            <text:p>5</text:p>
          </table:table-cell>
        </table:table-row>
        <table:table-row table:style-name="ro1">
          <table:table-cell office:value-type="string" calcext:value-type="string">
            <text:p>Bulgaria</text:p>
          </table:table-cell>
          <table:table-cell/>
          <table:table-cell table:formula="of:=IFERROR(INDEX(value;MATCH([.A22];country;0);0);&quot;&quot;)" office:value-type="float" office:value="3" calcext:value-type="float">
            <text:p>3</text:p>
          </table:table-cell>
        </table:table-row>
        <table:table-row table:style-name="ro1">
          <table:table-cell office:value-type="string" calcext:value-type="string">
            <text:p>Brunei Darussalam</text:p>
          </table:table-cell>
          <table:table-cell/>
          <table:table-cell table:formula="of:=IFERROR(INDEX(value;MATCH([.A23];country;0);0);&quot;&quot;)" office:value-type="float" office:value="0" calcext:value-type="float">
            <text:p>0</text:p>
          </table:table-cell>
        </table:table-row>
        <table:table-row table:style-name="ro1">
          <table:table-cell office:value-type="string" calcext:value-type="string">
            <text:p>Canada</text:p>
          </table:table-cell>
          <table:table-cell/>
          <table:table-cell table:formula="of:=IFERROR(INDEX(value;MATCH([.A24];country;0);0);&quot;&quot;)" office:value-type="float" office:value="8" calcext:value-type="float">
            <text:p>8</text:p>
          </table:table-cell>
        </table:table-row>
        <table:table-row table:style-name="ro1">
          <table:table-cell office:value-type="string" calcext:value-type="string">
            <text:p>Cambodia</text:p>
          </table:table-cell>
          <table:table-cell/>
          <table:table-cell table:formula="of:=IFERROR(INDEX(value;MATCH([.A25];country;0);0);&quot;&quot;)" office:value-type="float" office:value="6" calcext:value-type="float">
            <text:p>6</text:p>
          </table:table-cell>
        </table:table-row>
        <table:table-row table:style-name="ro1">
          <table:table-cell office:value-type="string" calcext:value-type="string">
            <text:p>Sri Lanka</text:p>
          </table:table-cell>
          <table:table-cell/>
          <table:table-cell table:formula="of:=IFERROR(INDEX(value;MATCH([.A26];country;0);0);&quot;&quot;)" office:value-type="float" office:value="4" calcext:value-type="float">
            <text:p>4</text:p>
          </table:table-cell>
        </table:table-row>
        <table:table-row table:style-name="ro1">
          <table:table-cell office:value-type="string" calcext:value-type="string">
            <text:p>Congo</text:p>
          </table:table-cell>
          <table:table-cell/>
          <table:table-cell table:formula="of:=IFERROR(INDEX(value;MATCH([.A27];country;0);0);&quot;&quot;)" office:value-type="float" office:value="0" calcext:value-type="float">
            <text:p>0</text:p>
          </table:table-cell>
        </table:table-row>
        <table:table-row table:style-name="ro1">
          <table:table-cell office:value-type="string" calcext:value-type="string">
            <text:p>Democratic Republic of the Congo</text:p>
          </table:table-cell>
          <table:table-cell/>
          <table:table-cell table:formula="of:=IFERROR(INDEX(value;MATCH([.A28];country;0);0);&quot;&quot;)" office:value-type="float" office:value="8" calcext:value-type="float">
            <text:p>8</text:p>
          </table:table-cell>
        </table:table-row>
        <table:table-row table:style-name="ro1">
          <table:table-cell office:value-type="string" calcext:value-type="string">
            <text:p>Burundi</text:p>
          </table:table-cell>
          <table:table-cell/>
          <table:table-cell table:formula="of:=IFERROR(INDEX(value;MATCH([.A29];country;0);0);&quot;&quot;)" office:value-type="float" office:value="5" calcext:value-type="float">
            <text:p>5</text:p>
          </table:table-cell>
        </table:table-row>
        <table:table-row table:style-name="ro1">
          <table:table-cell office:value-type="string" calcext:value-type="string">
            <text:p>China</text:p>
          </table:table-cell>
          <table:table-cell/>
          <table:table-cell table:formula="of:=IFERROR(INDEX(value;MATCH([.A30];country;0);0);&quot;&quot;)" office:value-type="float" office:value="5" calcext:value-type="float">
            <text:p>5</text:p>
          </table:table-cell>
        </table:table-row>
        <table:table-row table:style-name="ro1">
          <table:table-cell office:value-type="string" calcext:value-type="string">
            <text:p>Afghanistan</text:p>
          </table:table-cell>
          <table:table-cell/>
          <table:table-cell table:formula="of:=IFERROR(INDEX(value;MATCH([.A31];country;0);0);&quot;&quot;)" office:value-type="float" office:value="4" calcext:value-type="float">
            <text:p>4</text:p>
          </table:table-cell>
        </table:table-row>
        <table:table-row table:style-name="ro1">
          <table:table-cell office:value-type="string" calcext:value-type="string">
            <text:p>Bhutan</text:p>
          </table:table-cell>
          <table:table-cell/>
          <table:table-cell table:formula="of:=IFERROR(INDEX(value;MATCH([.A32];country;0);0);&quot;&quot;)" office:value-type="float" office:value="7" calcext:value-type="float">
            <text:p>7</text:p>
          </table:table-cell>
        </table:table-row>
        <table:table-row table:style-name="ro1">
          <table:table-cell office:value-type="string" calcext:value-type="string">
            <text:p>Chile</text:p>
          </table:table-cell>
          <table:table-cell/>
          <table:table-cell table:formula="of:=IFERROR(INDEX(value;MATCH([.A33];country;0);0);&quot;&quot;)" office:value-type="float" office:value="7" calcext:value-type="float">
            <text:p>7</text:p>
          </table:table-cell>
        </table:table-row>
        <table:table-row table:style-name="ro1">
          <table:table-cell office:value-type="string" calcext:value-type="string">
            <text:p>Cayman Islands</text:p>
          </table:table-cell>
          <table:table-cell/>
          <table:table-cell table:formula="of:=IFERROR(INDEX(value;MATCH([.A34];country;0);0);&quot;&quot;)" office:value-type="float" office:value="0" calcext:value-type="float">
            <text:p>0</text:p>
          </table:table-cell>
        </table:table-row>
        <table:table-row table:style-name="ro1">
          <table:table-cell office:value-type="string" calcext:value-type="string">
            <text:p>Cameroon</text:p>
          </table:table-cell>
          <table:table-cell/>
          <table:table-cell table:formula="of:=IFERROR(INDEX(value;MATCH([.A35];country;0);0);&quot;&quot;)" office:value-type="float" office:value="5" calcext:value-type="float">
            <text:p>5</text:p>
          </table:table-cell>
        </table:table-row>
        <table:table-row table:style-name="ro1">
          <table:table-cell office:value-type="string" calcext:value-type="string">
            <text:p>Chad</text:p>
          </table:table-cell>
          <table:table-cell/>
          <table:table-cell table:formula="of:=IFERROR(INDEX(value;MATCH([.A36];country;0);0);&quot;&quot;)" office:value-type="float" office:value="0" calcext:value-type="float">
            <text:p>0</text:p>
          </table:table-cell>
        </table:table-row>
        <table:table-row table:style-name="ro1">
          <table:table-cell office:value-type="string" calcext:value-type="string">
            <text:p>Comoros</text:p>
          </table:table-cell>
          <table:table-cell/>
          <table:table-cell table:formula="of:=IFERROR(INDEX(value;MATCH([.A37];country;0);0);&quot;&quot;)" office:value-type="float" office:value="2" calcext:value-type="float">
            <text:p>2</text:p>
          </table:table-cell>
        </table:table-row>
        <table:table-row table:style-name="ro1">
          <table:table-cell office:value-type="string" calcext:value-type="string">
            <text:p>Colombia</text:p>
          </table:table-cell>
          <table:table-cell/>
          <table:table-cell table:formula="of:=IFERROR(INDEX(value;MATCH([.A38];country;0);0);&quot;&quot;)" office:value-type="float" office:value="2" calcext:value-type="float">
            <text:p>2</text:p>
          </table:table-cell>
        </table:table-row>
        <table:table-row table:style-name="ro1">
          <table:table-cell office:value-type="string" calcext:value-type="string">
            <text:p>Costa Rica</text:p>
          </table:table-cell>
          <table:table-cell/>
          <table:table-cell table:formula="of:=IFERROR(INDEX(value;MATCH([.A39];country;0);0);&quot;&quot;)" office:value-type="float" office:value="6" calcext:value-type="float">
            <text:p>6</text:p>
          </table:table-cell>
        </table:table-row>
        <table:table-row table:style-name="ro1">
          <table:table-cell office:value-type="string" calcext:value-type="string">
            <text:p>Central African Republic</text:p>
          </table:table-cell>
          <table:table-cell/>
          <table:table-cell table:formula="of:=IFERROR(INDEX(value;MATCH([.A40];country;0);0);&quot;&quot;)" office:value-type="float" office:value="0" calcext:value-type="float">
            <text:p>0</text:p>
          </table:table-cell>
        </table:table-row>
        <table:table-row table:style-name="ro1">
          <table:table-cell office:value-type="string" calcext:value-type="string">
            <text:p>Cuba</text:p>
          </table:table-cell>
          <table:table-cell/>
          <table:table-cell table:formula="of:=IFERROR(INDEX(value;MATCH([.A41];country;0);0);&quot;&quot;)" office:value-type="float" office:value="0" calcext:value-type="float">
            <text:p>0</text:p>
          </table:table-cell>
        </table:table-row>
        <table:table-row table:style-name="ro1">
          <table:table-cell office:value-type="string" calcext:value-type="string">
            <text:p>Cape Verde</text:p>
          </table:table-cell>
          <table:table-cell/>
          <table:table-cell table:formula="of:=IFERROR(INDEX(value;MATCH([.A42];country;0);0);&quot;&quot;)" office:value-type="float" office:value="4" calcext:value-type="float">
            <text:p>4</text:p>
          </table:table-cell>
        </table:table-row>
        <table:table-row table:style-name="ro1">
          <table:table-cell office:value-type="string" calcext:value-type="string">
            <text:p>Cook Islands</text:p>
          </table:table-cell>
          <table:table-cell/>
          <table:table-cell table:formula="of:=IFERROR(INDEX(value;MATCH([.A43];country;0);0);&quot;&quot;)">
            <text:p/>
          </table:table-cell>
        </table:table-row>
        <table:table-row table:style-name="ro1">
          <table:table-cell office:value-type="string" calcext:value-type="string">
            <text:p>Cyprus</text:p>
          </table:table-cell>
          <table:table-cell/>
          <table:table-cell table:formula="of:=IFERROR(INDEX(value;MATCH([.A44];country;0);0);&quot;&quot;)" office:value-type="float" office:value="7" calcext:value-type="float">
            <text:p>7</text:p>
          </table:table-cell>
        </table:table-row>
        <table:table-row table:style-name="ro1">
          <table:table-cell office:value-type="string" calcext:value-type="string">
            <text:p>Denmark</text:p>
          </table:table-cell>
          <table:table-cell/>
          <table:table-cell table:formula="of:=IFERROR(INDEX(value;MATCH([.A45];country;0);0);&quot;&quot;)" office:value-type="float" office:value="7" calcext:value-type="float">
            <text:p>7</text:p>
          </table:table-cell>
        </table:table-row>
        <table:table-row table:style-name="ro1">
          <table:table-cell office:value-type="string" calcext:value-type="string">
            <text:p>Djibouti</text:p>
          </table:table-cell>
          <table:table-cell/>
          <table:table-cell table:formula="of:=IFERROR(INDEX(value;MATCH([.A46];country;0);0);&quot;&quot;)" office:value-type="float" office:value="4" calcext:value-type="float">
            <text:p>4</text:p>
          </table:table-cell>
        </table:table-row>
        <table:table-row table:style-name="ro1">
          <table:table-cell office:value-type="string" calcext:value-type="string">
            <text:p>Dominica</text:p>
          </table:table-cell>
          <table:table-cell/>
          <table:table-cell table:formula="of:=IFERROR(INDEX(value;MATCH([.A47];country;0);0);&quot;&quot;)" office:value-type="float" office:value="2" calcext:value-type="float">
            <text:p>2</text:p>
          </table:table-cell>
        </table:table-row>
        <table:table-row table:style-name="ro1">
          <table:table-cell office:value-type="string" calcext:value-type="string">
            <text:p>Dominican Republic</text:p>
          </table:table-cell>
          <table:table-cell/>
          <table:table-cell table:formula="of:=IFERROR(INDEX(value;MATCH([.A48];country;0);0);&quot;&quot;)" office:value-type="float" office:value="3" calcext:value-type="float">
            <text:p>3</text:p>
          </table:table-cell>
        </table:table-row>
        <table:table-row table:style-name="ro1">
          <table:table-cell office:value-type="string" calcext:value-type="string">
            <text:p>Ecuador</text:p>
          </table:table-cell>
          <table:table-cell/>
          <table:table-cell table:formula="of:=IFERROR(INDEX(value;MATCH([.A49];country;0);0);&quot;&quot;)" office:value-type="float" office:value="3" calcext:value-type="float">
            <text:p>3</text:p>
          </table:table-cell>
        </table:table-row>
        <table:table-row table:style-name="ro1">
          <table:table-cell office:value-type="string" calcext:value-type="string">
            <text:p>Egypt</text:p>
          </table:table-cell>
          <table:table-cell/>
          <table:table-cell table:formula="of:=IFERROR(INDEX(value;MATCH([.A50];country;0);0);&quot;&quot;)" office:value-type="float" office:value="2" calcext:value-type="float">
            <text:p>2</text:p>
          </table:table-cell>
        </table:table-row>
        <table:table-row table:style-name="ro1">
          <table:table-cell office:value-type="string" calcext:value-type="string">
            <text:p>Ireland</text:p>
          </table:table-cell>
          <table:table-cell/>
          <table:table-cell table:formula="of:=IFERROR(INDEX(value;MATCH([.A51];country;0);0);&quot;&quot;)" office:value-type="float" office:value="7" calcext:value-type="float">
            <text:p>7</text:p>
          </table:table-cell>
        </table:table-row>
        <table:table-row table:style-name="ro1">
          <table:table-cell office:value-type="string" calcext:value-type="string">
            <text:p>Equatorial Guinea</text:p>
          </table:table-cell>
          <table:table-cell/>
          <table:table-cell table:formula="of:=IFERROR(INDEX(value;MATCH([.A52];country;0);0);&quot;&quot;)" office:value-type="float" office:value="0" calcext:value-type="float">
            <text:p>0</text:p>
          </table:table-cell>
        </table:table-row>
        <table:table-row table:style-name="ro1">
          <table:table-cell office:value-type="string" calcext:value-type="string">
            <text:p>Estonia</text:p>
          </table:table-cell>
          <table:table-cell/>
          <table:table-cell table:formula="of:=IFERROR(INDEX(value;MATCH([.A53];country;0);0);&quot;&quot;)" office:value-type="float" office:value="4" calcext:value-type="float">
            <text:p>4</text:p>
          </table:table-cell>
        </table:table-row>
        <table:table-row table:style-name="ro1">
          <table:table-cell office:value-type="string" calcext:value-type="string">
            <text:p>Eritrea</text:p>
          </table:table-cell>
          <table:table-cell/>
          <table:table-cell table:formula="of:=IFERROR(INDEX(value;MATCH([.A54];country;0);0);&quot;&quot;)" office:value-type="float" office:value="0" calcext:value-type="float">
            <text:p>0</text:p>
          </table:table-cell>
        </table:table-row>
        <table:table-row table:style-name="ro1">
          <table:table-cell office:value-type="string" calcext:value-type="string">
            <text:p>El Salvador</text:p>
          </table:table-cell>
          <table:table-cell/>
          <table:table-cell table:formula="of:=IFERROR(INDEX(value;MATCH([.A55];country;0);0);&quot;&quot;)" office:value-type="float" office:value="2" calcext:value-type="float">
            <text:p>2</text:p>
          </table:table-cell>
        </table:table-row>
        <table:table-row table:style-name="ro1">
          <table:table-cell office:value-type="string" calcext:value-type="string">
            <text:p>Ethiopia</text:p>
          </table:table-cell>
          <table:table-cell/>
          <table:table-cell table:formula="of:=IFERROR(INDEX(value;MATCH([.A56];country;0);0);&quot;&quot;)" office:value-type="float" office:value="3" calcext:value-type="float">
            <text:p>3</text:p>
          </table:table-cell>
        </table:table-row>
        <table:table-row table:style-name="ro1">
          <table:table-cell office:value-type="string" calcext:value-type="string">
            <text:p>Austria</text:p>
          </table:table-cell>
          <table:table-cell/>
          <table:table-cell table:formula="of:=IFERROR(INDEX(value;MATCH([.A57];country;0);0);&quot;&quot;)" office:value-type="float" office:value="7" calcext:value-type="float">
            <text:p>7</text:p>
          </table:table-cell>
        </table:table-row>
        <table:table-row table:style-name="ro1">
          <table:table-cell office:value-type="string" calcext:value-type="string">
            <text:p>Czech Republic</text:p>
          </table:table-cell>
          <table:table-cell/>
          <table:table-cell table:formula="of:=IFERROR(INDEX(value;MATCH([.A58];country;0);0);&quot;&quot;)" office:value-type="float" office:value="6" calcext:value-type="float">
            <text:p>6</text:p>
          </table:table-cell>
        </table:table-row>
        <table:table-row table:style-name="ro1">
          <table:table-cell office:value-type="string" calcext:value-type="string">
            <text:p>French Guiana</text:p>
          </table:table-cell>
          <table:table-cell/>
          <table:table-cell table:formula="of:=IFERROR(INDEX(value;MATCH([.A59];country;0);0);&quot;&quot;)">
            <text:p/>
          </table:table-cell>
        </table:table-row>
        <table:table-row table:style-name="ro1">
          <table:table-cell office:value-type="string" calcext:value-type="string">
            <text:p>Finland</text:p>
          </table:table-cell>
          <table:table-cell/>
          <table:table-cell table:formula="of:=IFERROR(INDEX(value;MATCH([.A60];country;0);0);&quot;&quot;)" office:value-type="float" office:value="6" calcext:value-type="float">
            <text:p>6</text:p>
          </table:table-cell>
        </table:table-row>
        <table:table-row table:style-name="ro1">
          <table:table-cell office:value-type="string" calcext:value-type="string">
            <text:p>Fiji</text:p>
          </table:table-cell>
          <table:table-cell/>
          <table:table-cell table:formula="of:=IFERROR(INDEX(value;MATCH([.A61];country;0);0);&quot;&quot;)" office:value-type="float" office:value="3" calcext:value-type="float">
            <text:p>3</text:p>
          </table:table-cell>
        </table:table-row>
        <table:table-row table:style-name="ro1">
          <table:table-cell office:value-type="string" calcext:value-type="string">
            <text:p>Falkland Islands (Malvinas)</text:p>
          </table:table-cell>
          <table:table-cell/>
          <table:table-cell table:formula="of:=IFERROR(INDEX(value;MATCH([.A62];country;0);0);&quot;&quot;)">
            <text:p/>
          </table:table-cell>
        </table:table-row>
        <table:table-row table:style-name="ro1">
          <table:table-cell office:value-type="string" calcext:value-type="string">
            <text:p>Micronesia</text:p>
          </table:table-cell>
          <table:table-cell/>
          <table:table-cell table:formula="of:=IFERROR(INDEX(value;MATCH([.A63];country;0);0);&quot;&quot;)" office:value-type="float" office:value="2" calcext:value-type="float">
            <text:p>2</text:p>
          </table:table-cell>
        </table:table-row>
        <table:table-row table:style-name="ro1">
          <table:table-cell office:value-type="string" calcext:value-type="string">
            <text:p>French Polynesia</text:p>
          </table:table-cell>
          <table:table-cell/>
          <table:table-cell table:formula="of:=IFERROR(INDEX(value;MATCH([.A64];country;0);0);&quot;&quot;)" office:value-type="float" office:value="2" calcext:value-type="float">
            <text:p>2</text:p>
          </table:table-cell>
        </table:table-row>
        <table:table-row table:style-name="ro1">
          <table:table-cell office:value-type="string" calcext:value-type="string">
            <text:p>France</text:p>
          </table:table-cell>
          <table:table-cell/>
          <table:table-cell table:formula="of:=IFERROR(INDEX(value;MATCH([.A65];country;0);0);&quot;&quot;)" office:value-type="float" office:value="5" calcext:value-type="float">
            <text:p>5</text:p>
          </table:table-cell>
        </table:table-row>
        <table:table-row table:style-name="ro1">
          <table:table-cell office:value-type="string" calcext:value-type="string">
            <text:p>Gambia</text:p>
          </table:table-cell>
          <table:table-cell/>
          <table:table-cell table:formula="of:=IFERROR(INDEX(value;MATCH([.A66];country;0);0);&quot;&quot;)" office:value-type="float" office:value="3" calcext:value-type="float">
            <text:p>3</text:p>
          </table:table-cell>
        </table:table-row>
        <table:table-row table:style-name="ro1">
          <table:table-cell office:value-type="string" calcext:value-type="string">
            <text:p>Gabon</text:p>
          </table:table-cell>
          <table:table-cell/>
          <table:table-cell table:formula="of:=IFERROR(INDEX(value;MATCH([.A67];country;0);0);&quot;&quot;)" office:value-type="float" office:value="0" calcext:value-type="float">
            <text:p>0</text:p>
          </table:table-cell>
        </table:table-row>
        <table:table-row table:style-name="ro1">
          <table:table-cell office:value-type="string" calcext:value-type="string">
            <text:p>Georgia</text:p>
          </table:table-cell>
          <table:table-cell/>
          <table:table-cell table:formula="of:=IFERROR(INDEX(value;MATCH([.A68];country;0);0);&quot;&quot;)" office:value-type="float" office:value="3" calcext:value-type="float">
            <text:p>3</text:p>
          </table:table-cell>
        </table:table-row>
        <table:table-row table:style-name="ro1">
          <table:table-cell office:value-type="string" calcext:value-type="string">
            <text:p>Ghana</text:p>
          </table:table-cell>
          <table:table-cell/>
          <table:table-cell table:formula="of:=IFERROR(INDEX(value;MATCH([.A69];country;0);0);&quot;&quot;)" office:value-type="float" office:value="6" calcext:value-type="float">
            <text:p>6</text:p>
          </table:table-cell>
        </table:table-row>
        <table:table-row table:style-name="ro1">
          <table:table-cell office:value-type="string" calcext:value-type="string">
            <text:p>Grenada</text:p>
          </table:table-cell>
          <table:table-cell/>
          <table:table-cell table:formula="of:=IFERROR(INDEX(value;MATCH([.A70];country;0);0);&quot;&quot;)" office:value-type="float" office:value="2" calcext:value-type="float">
            <text:p>2</text:p>
          </table:table-cell>
        </table:table-row>
        <table:table-row table:style-name="ro1">
          <table:table-cell office:value-type="string" calcext:value-type="string">
            <text:p>Greenland</text:p>
          </table:table-cell>
          <table:table-cell/>
          <table:table-cell table:formula="of:=IFERROR(INDEX(value;MATCH([.A71];country;0);0);&quot;&quot;)" office:value-type="float" office:value="0" calcext:value-type="float">
            <text:p>0</text:p>
          </table:table-cell>
        </table:table-row>
        <table:table-row table:style-name="ro1">
          <table:table-cell office:value-type="string" calcext:value-type="string">
            <text:p>Germany</text:p>
          </table:table-cell>
          <table:table-cell/>
          <table:table-cell table:formula="of:=IFERROR(INDEX(value;MATCH([.A72];country;0);0);&quot;&quot;)" office:value-type="float" office:value="6" calcext:value-type="float">
            <text:p>6</text:p>
          </table:table-cell>
        </table:table-row>
        <table:table-row table:style-name="ro1">
          <table:table-cell office:value-type="string" calcext:value-type="string">
            <text:p>Guam</text:p>
          </table:table-cell>
          <table:table-cell/>
          <table:table-cell table:formula="of:=IFERROR(INDEX(value;MATCH([.A73];country;0);0);&quot;&quot;)" office:value-type="float" office:value="0" calcext:value-type="float">
            <text:p>0</text:p>
          </table:table-cell>
        </table:table-row>
        <table:table-row table:style-name="ro1">
          <table:table-cell office:value-type="string" calcext:value-type="string">
            <text:p>Greece</text:p>
          </table:table-cell>
          <table:table-cell/>
          <table:table-cell table:formula="of:=IFERROR(INDEX(value;MATCH([.A74];country;0);0);&quot;&quot;)" office:value-type="float" office:value="7" calcext:value-type="float">
            <text:p>7</text:p>
          </table:table-cell>
        </table:table-row>
        <table:table-row table:style-name="ro1">
          <table:table-cell office:value-type="string" calcext:value-type="string">
            <text:p>Guatemala</text:p>
          </table:table-cell>
          <table:table-cell/>
          <table:table-cell table:formula="of:=IFERROR(INDEX(value;MATCH([.A75];country;0);0);&quot;&quot;)" office:value-type="float" office:value="2" calcext:value-type="float">
            <text:p>2</text:p>
          </table:table-cell>
        </table:table-row>
        <table:table-row table:style-name="ro1">
          <table:table-cell office:value-type="string" calcext:value-type="string">
            <text:p>Guinea</text:p>
          </table:table-cell>
          <table:table-cell/>
          <table:table-cell table:formula="of:=IFERROR(INDEX(value;MATCH([.A76];country;0);0);&quot;&quot;)" office:value-type="float" office:value="6" calcext:value-type="float">
            <text:p>6</text:p>
          </table:table-cell>
        </table:table-row>
        <table:table-row table:style-name="ro1">
          <table:table-cell office:value-type="string" calcext:value-type="string">
            <text:p>Guyana</text:p>
          </table:table-cell>
          <table:table-cell/>
          <table:table-cell table:formula="of:=IFERROR(INDEX(value;MATCH([.A77];country;0);0);&quot;&quot;)" office:value-type="float" office:value="5" calcext:value-type="float">
            <text:p>5</text:p>
          </table:table-cell>
        </table:table-row>
        <table:table-row table:style-name="ro1">
          <table:table-cell office:value-type="string" calcext:value-type="string">
            <text:p>Haiti</text:p>
          </table:table-cell>
          <table:table-cell/>
          <table:table-cell table:formula="of:=IFERROR(INDEX(value;MATCH([.A78];country;0);0);&quot;&quot;)" office:value-type="float" office:value="3" calcext:value-type="float">
            <text:p>3</text:p>
          </table:table-cell>
        </table:table-row>
        <table:table-row table:style-name="ro1">
          <table:table-cell office:value-type="string" calcext:value-type="string">
            <text:p>Honduras</text:p>
          </table:table-cell>
          <table:table-cell/>
          <table:table-cell table:formula="of:=IFERROR(INDEX(value;MATCH([.A79];country;0);0);&quot;&quot;)" office:value-type="float" office:value="2" calcext:value-type="float">
            <text:p>2</text:p>
          </table:table-cell>
        </table:table-row>
        <table:table-row table:style-name="ro1">
          <table:table-cell office:value-type="string" calcext:value-type="string">
            <text:p>Croatia</text:p>
          </table:table-cell>
          <table:table-cell/>
          <table:table-cell table:formula="of:=IFERROR(INDEX(value;MATCH([.A80];country;0);0);&quot;&quot;)" office:value-type="float" office:value="4" calcext:value-type="float">
            <text:p>4</text:p>
          </table:table-cell>
        </table:table-row>
        <table:table-row table:style-name="ro1">
          <table:table-cell office:value-type="string" calcext:value-type="string">
            <text:p>Hungary</text:p>
          </table:table-cell>
          <table:table-cell/>
          <table:table-cell table:formula="of:=IFERROR(INDEX(value;MATCH([.A81];country;0);0);&quot;&quot;)" office:value-type="float" office:value="4" calcext:value-type="float">
            <text:p>4</text:p>
          </table:table-cell>
        </table:table-row>
        <table:table-row table:style-name="ro1">
          <table:table-cell office:value-type="string" calcext:value-type="string">
            <text:p>Iceland</text:p>
          </table:table-cell>
          <table:table-cell/>
          <table:table-cell table:formula="of:=IFERROR(INDEX(value;MATCH([.A82];country;0);0);&quot;&quot;)" office:value-type="float" office:value="6" calcext:value-type="float">
            <text:p>6</text:p>
          </table:table-cell>
        </table:table-row>
        <table:table-row table:style-name="ro1">
          <table:table-cell office:value-type="string" calcext:value-type="string">
            <text:p>India</text:p>
          </table:table-cell>
          <table:table-cell/>
          <table:table-cell table:formula="of:=IFERROR(INDEX(value;MATCH([.A83];country;0);0);&quot;&quot;)" office:value-type="float" office:value="3" calcext:value-type="float">
            <text:p>3</text:p>
          </table:table-cell>
        </table:table-row>
        <table:table-row table:style-name="ro1">
          <table:table-cell office:value-type="string" calcext:value-type="string">
            <text:p>Iran (Islamic Republic of)</text:p>
          </table:table-cell>
          <table:table-cell/>
          <table:table-cell table:formula="of:=IFERROR(INDEX(value;MATCH([.A84];country;0);0);&quot;&quot;)">
            <text:p/>
          </table:table-cell>
        </table:table-row>
        <table:table-row table:style-name="ro1">
          <table:table-cell office:value-type="string" calcext:value-type="string">
            <text:p>Israel</text:p>
          </table:table-cell>
          <table:table-cell/>
          <table:table-cell table:formula="of:=IFERROR(INDEX(value;MATCH([.A85];country;0);0);&quot;&quot;)" office:value-type="float" office:value="8" calcext:value-type="float">
            <text:p>8</text:p>
          </table:table-cell>
        </table:table-row>
        <table:table-row table:style-name="ro1">
          <table:table-cell office:value-type="string" calcext:value-type="string">
            <text:p>Italy</text:p>
          </table:table-cell>
          <table:table-cell/>
          <table:table-cell table:formula="of:=IFERROR(INDEX(value;MATCH([.A86];country;0);0);&quot;&quot;)" office:value-type="float" office:value="6" calcext:value-type="float">
            <text:p>6</text:p>
          </table:table-cell>
        </table:table-row>
        <table:table-row table:style-name="ro1">
          <table:table-cell office:value-type="string" calcext:value-type="string">
            <text:p>Cote d'Ivoire</text:p>
          </table:table-cell>
          <table:table-cell/>
          <table:table-cell table:formula="of:=IFERROR(INDEX(value;MATCH([.A87];country;0);0);&quot;&quot;)" office:value-type="float" office:value="7" calcext:value-type="float">
            <text:p>7</text:p>
          </table:table-cell>
        </table:table-row>
        <table:table-row table:style-name="ro1">
          <table:table-cell office:value-type="string" calcext:value-type="string">
            <text:p>Iraq</text:p>
          </table:table-cell>
          <table:table-cell/>
          <table:table-cell table:formula="of:=IFERROR(INDEX(value;MATCH([.A88];country;0);0);&quot;&quot;)" office:value-type="float" office:value="5" calcext:value-type="float">
            <text:p>5</text:p>
          </table:table-cell>
        </table:table-row>
        <table:table-row table:style-name="ro1">
          <table:table-cell office:value-type="string" calcext:value-type="string">
            <text:p>Japan</text:p>
          </table:table-cell>
          <table:table-cell/>
          <table:table-cell table:formula="of:=IFERROR(INDEX(value;MATCH([.A89];country;0);0);&quot;&quot;)" office:value-type="float" office:value="7" calcext:value-type="float">
            <text:p>7</text:p>
          </table:table-cell>
        </table:table-row>
        <table:table-row table:style-name="ro1">
          <table:table-cell office:value-type="string" calcext:value-type="string">
            <text:p>Jamaica</text:p>
          </table:table-cell>
          <table:table-cell/>
          <table:table-cell table:formula="of:=IFERROR(INDEX(value;MATCH([.A90];country;0);0);&quot;&quot;)" office:value-type="float" office:value="4" calcext:value-type="float">
            <text:p>4</text:p>
          </table:table-cell>
        </table:table-row>
        <table:table-row table:style-name="ro1">
          <table:table-cell office:value-type="string" calcext:value-type="string">
            <text:p>Jordan</text:p>
          </table:table-cell>
          <table:table-cell/>
          <table:table-cell table:formula="of:=IFERROR(INDEX(value;MATCH([.A91];country;0);0);&quot;&quot;)" office:value-type="float" office:value="4" calcext:value-type="float">
            <text:p>4</text:p>
          </table:table-cell>
        </table:table-row>
        <table:table-row table:style-name="ro1">
          <table:table-cell office:value-type="string" calcext:value-type="string">
            <text:p>Kenya</text:p>
          </table:table-cell>
          <table:table-cell/>
          <table:table-cell table:formula="of:=IFERROR(INDEX(value;MATCH([.A92];country;0);0);&quot;&quot;)" office:value-type="float" office:value="2" calcext:value-type="float">
            <text:p>2</text:p>
          </table:table-cell>
        </table:table-row>
        <table:table-row table:style-name="ro1">
          <table:table-cell office:value-type="string" calcext:value-type="string">
            <text:p>Kyrgyzstan</text:p>
          </table:table-cell>
          <table:table-cell/>
          <table:table-cell table:formula="of:=IFERROR(INDEX(value;MATCH([.A93];country;0);0);&quot;&quot;)" office:value-type="float" office:value="4" calcext:value-type="float">
            <text:p>4</text:p>
          </table:table-cell>
        </table:table-row>
        <table:table-row table:style-name="ro1">
          <table:table-cell office:value-type="string" calcext:value-type="string">
            <text:p>Korea</text:p>
          </table:table-cell>
          <table:table-cell/>
          <table:table-cell table:formula="of:=IFERROR(INDEX(value;MATCH([.A94];country;0);0);&quot;&quot;)" office:value-type="float" office:value="7" calcext:value-type="float">
            <text:p>7</text:p>
          </table:table-cell>
        </table:table-row>
        <table:table-row table:style-name="ro1">
          <table:table-cell office:value-type="string" calcext:value-type="string">
            <text:p>Kiribati</text:p>
          </table:table-cell>
          <table:table-cell/>
          <table:table-cell table:formula="of:=IFERROR(INDEX(value;MATCH([.A95];country;0);0);&quot;&quot;)" office:value-type="float" office:value="3" calcext:value-type="float">
            <text:p>3</text:p>
          </table:table-cell>
        </table:table-row>
        <table:table-row table:style-name="ro1">
          <table:table-cell office:value-type="string" calcext:value-type="string">
            <text:p>Korea</text:p>
          </table:table-cell>
          <table:table-cell/>
          <table:table-cell table:formula="of:=IFERROR(INDEX(value;MATCH([.A96];country;0);0);&quot;&quot;)" office:value-type="float" office:value="7" calcext:value-type="float">
            <text:p>7</text:p>
          </table:table-cell>
        </table:table-row>
        <table:table-row table:style-name="ro1">
          <table:table-cell office:value-type="string" calcext:value-type="string">
            <text:p>Kuwait</text:p>
          </table:table-cell>
          <table:table-cell/>
          <table:table-cell table:formula="of:=IFERROR(INDEX(value;MATCH([.A97];country;0);0);&quot;&quot;)" office:value-type="float" office:value="0" calcext:value-type="float">
            <text:p>0</text:p>
          </table:table-cell>
        </table:table-row>
        <table:table-row table:style-name="ro1">
          <table:table-cell office:value-type="string" calcext:value-type="string">
            <text:p>Kazakhstan</text:p>
          </table:table-cell>
          <table:table-cell/>
          <table:table-cell table:formula="of:=IFERROR(INDEX(value;MATCH([.A98];country;0);0);&quot;&quot;)" office:value-type="float" office:value="8" calcext:value-type="float">
            <text:p>8</text:p>
          </table:table-cell>
        </table:table-row>
        <table:table-row table:style-name="ro1">
          <table:table-cell office:value-type="string" calcext:value-type="string">
            <text:p>Lao People's Democratic Republic</text:p>
          </table:table-cell>
          <table:table-cell/>
          <table:table-cell table:formula="of:=IFERROR(INDEX(value;MATCH([.A99];country;0);0);&quot;&quot;)" office:value-type="float" office:value="5" calcext:value-type="float">
            <text:p>5</text:p>
          </table:table-cell>
        </table:table-row>
        <table:table-row table:style-name="ro1">
          <table:table-cell office:value-type="string" calcext:value-type="string">
            <text:p>Lebanon</text:p>
          </table:table-cell>
          <table:table-cell/>
          <table:table-cell table:formula="of:=IFERROR(INDEX(value;MATCH([.A100];country;0);0);&quot;&quot;)" office:value-type="float" office:value="5" calcext:value-type="float">
            <text:p>5</text:p>
          </table:table-cell>
        </table:table-row>
        <table:table-row table:style-name="ro1">
          <table:table-cell office:value-type="string" calcext:value-type="string">
            <text:p>Latvia</text:p>
          </table:table-cell>
          <table:table-cell/>
          <table:table-cell table:formula="of:=IFERROR(INDEX(value;MATCH([.A101];country;0);0);&quot;&quot;)" office:value-type="float" office:value="5" calcext:value-type="float">
            <text:p>5</text:p>
          </table:table-cell>
        </table:table-row>
        <table:table-row table:style-name="ro1">
          <table:table-cell office:value-type="string" calcext:value-type="string">
            <text:p>Belarus</text:p>
          </table:table-cell>
          <table:table-cell/>
          <table:table-cell table:formula="of:=IFERROR(INDEX(value;MATCH([.A102];country;0);0);&quot;&quot;)" office:value-type="float" office:value="4" calcext:value-type="float">
            <text:p>4</text:p>
          </table:table-cell>
        </table:table-row>
        <table:table-row table:style-name="ro1">
          <table:table-cell office:value-type="string" calcext:value-type="string">
            <text:p>Lithuania</text:p>
          </table:table-cell>
          <table:table-cell/>
          <table:table-cell table:formula="of:=IFERROR(INDEX(value;MATCH([.A103];country;0);0);&quot;&quot;)" office:value-type="float" office:value="5" calcext:value-type="float">
            <text:p>5</text:p>
          </table:table-cell>
        </table:table-row>
        <table:table-row table:style-name="ro1">
          <table:table-cell office:value-type="string" calcext:value-type="string">
            <text:p>Liberia</text:p>
          </table:table-cell>
          <table:table-cell/>
          <table:table-cell table:formula="of:=IFERROR(INDEX(value;MATCH([.A104];country;0);0);&quot;&quot;)" office:value-type="float" office:value="5" calcext:value-type="float">
            <text:p>5</text:p>
          </table:table-cell>
        </table:table-row>
        <table:table-row table:style-name="ro1">
          <table:table-cell office:value-type="string" calcext:value-type="string">
            <text:p>Slovakia</text:p>
          </table:table-cell>
          <table:table-cell/>
          <table:table-cell table:formula="of:=IFERROR(INDEX(value;MATCH([.A105];country;0);0);&quot;&quot;)" office:value-type="float" office:value="3" calcext:value-type="float">
            <text:p>3</text:p>
          </table:table-cell>
        </table:table-row>
        <table:table-row table:style-name="ro1">
          <table:table-cell office:value-type="string" calcext:value-type="string">
            <text:p>Liechtenstein</text:p>
          </table:table-cell>
          <table:table-cell/>
          <table:table-cell table:formula="of:=IFERROR(INDEX(value;MATCH([.A106];country;0);0);&quot;&quot;)" office:value-type="float" office:value="0" calcext:value-type="float">
            <text:p>0</text:p>
          </table:table-cell>
        </table:table-row>
        <table:table-row table:style-name="ro1">
          <table:table-cell office:value-type="string" calcext:value-type="string">
            <text:p>Libyan Arab Jamahiriya</text:p>
          </table:table-cell>
          <table:table-cell/>
          <table:table-cell table:formula="of:=IFERROR(INDEX(value;MATCH([.A107];country;0);0);&quot;&quot;)" office:value-type="float" office:value="0" calcext:value-type="float">
            <text:p>0</text:p>
          </table:table-cell>
        </table:table-row>
        <table:table-row table:style-name="ro1">
          <table:table-cell office:value-type="string" calcext:value-type="string">
            <text:p>Madagascar</text:p>
          </table:table-cell>
          <table:table-cell/>
          <table:table-cell table:formula="of:=IFERROR(INDEX(value;MATCH([.A108];country;0);0);&quot;&quot;)" office:value-type="float" office:value="4" calcext:value-type="float">
            <text:p>4</text:p>
          </table:table-cell>
        </table:table-row>
        <table:table-row table:style-name="ro1">
          <table:table-cell office:value-type="string" calcext:value-type="string">
            <text:p>Martinique</text:p>
          </table:table-cell>
          <table:table-cell/>
          <table:table-cell table:formula="of:=IFERROR(INDEX(value;MATCH([.A109];country;0);0);&quot;&quot;)">
            <text:p/>
          </table:table-cell>
        </table:table-row>
        <table:table-row table:style-name="ro1">
          <table:table-cell office:value-type="string" calcext:value-type="string">
            <text:p>Mongolia</text:p>
          </table:table-cell>
          <table:table-cell/>
          <table:table-cell table:formula="of:=IFERROR(INDEX(value;MATCH([.A110];country;0);0);&quot;&quot;)" office:value-type="float" office:value="6" calcext:value-type="float">
            <text:p>6</text:p>
          </table:table-cell>
        </table:table-row>
        <table:table-row table:style-name="ro1">
          <table:table-cell office:value-type="string" calcext:value-type="string">
            <text:p>Montserrat</text:p>
          </table:table-cell>
          <table:table-cell/>
          <table:table-cell table:formula="of:=IFERROR(INDEX(value;MATCH([.A111];country;0);0);&quot;&quot;)">
            <text:p/>
          </table:table-cell>
        </table:table-row>
        <table:table-row table:style-name="ro1">
          <table:table-cell office:value-type="string" calcext:value-type="string">
            <text:p>The former Yugoslav Republic of Macedonia</text:p>
          </table:table-cell>
          <table:table-cell/>
          <table:table-cell table:formula="of:=IFERROR(INDEX(value;MATCH([.A112];country;0);0);&quot;&quot;)" office:value-type="float" office:value="3" calcext:value-type="float">
            <text:p>3</text:p>
          </table:table-cell>
        </table:table-row>
        <table:table-row table:style-name="ro1">
          <table:table-cell office:value-type="string" calcext:value-type="string">
            <text:p>Mali</text:p>
          </table:table-cell>
          <table:table-cell/>
          <table:table-cell table:formula="of:=IFERROR(INDEX(value;MATCH([.A113];country;0);0);&quot;&quot;)" office:value-type="float" office:value="2" calcext:value-type="float">
            <text:p>2</text:p>
          </table:table-cell>
        </table:table-row>
        <table:table-row table:style-name="ro1">
          <table:table-cell office:value-type="string" calcext:value-type="string">
            <text:p>Morocco</text:p>
          </table:table-cell>
          <table:table-cell/>
          <table:table-cell table:formula="of:=IFERROR(INDEX(value;MATCH([.A114];country;0);0);&quot;&quot;)" office:value-type="float" office:value="2" calcext:value-type="float">
            <text:p>2</text:p>
          </table:table-cell>
        </table:table-row>
        <table:table-row table:style-name="ro1">
          <table:table-cell office:value-type="string" calcext:value-type="string">
            <text:p>Mauritius</text:p>
          </table:table-cell>
          <table:table-cell/>
          <table:table-cell table:formula="of:=IFERROR(INDEX(value;MATCH([.A115];country;0);0);&quot;&quot;)" office:value-type="float" office:value="2" calcext:value-type="float">
            <text:p>2</text:p>
          </table:table-cell>
        </table:table-row>
        <table:table-row table:style-name="ro1">
          <table:table-cell office:value-type="string" calcext:value-type="string">
            <text:p>Mauritania</text:p>
          </table:table-cell>
          <table:table-cell/>
          <table:table-cell table:formula="of:=IFERROR(INDEX(value;MATCH([.A116];country;0);0);&quot;&quot;)" office:value-type="float" office:value="0" calcext:value-type="float">
            <text:p>0</text:p>
          </table:table-cell>
        </table:table-row>
        <table:table-row table:style-name="ro1">
          <table:table-cell office:value-type="string" calcext:value-type="string">
            <text:p>Malta</text:p>
          </table:table-cell>
          <table:table-cell/>
          <table:table-cell table:formula="of:=IFERROR(INDEX(value;MATCH([.A117];country;0);0);&quot;&quot;)" office:value-type="float" office:value="8" calcext:value-type="float">
            <text:p>8</text:p>
          </table:table-cell>
        </table:table-row>
        <table:table-row table:style-name="ro1">
          <table:table-cell office:value-type="string" calcext:value-type="string">
            <text:p>Oman</text:p>
          </table:table-cell>
          <table:table-cell/>
          <table:table-cell table:formula="of:=IFERROR(INDEX(value;MATCH([.A118];country;0);0);&quot;&quot;)" office:value-type="float" office:value="8" calcext:value-type="float">
            <text:p>8</text:p>
          </table:table-cell>
        </table:table-row>
        <table:table-row table:style-name="ro1">
          <table:table-cell office:value-type="string" calcext:value-type="string">
            <text:p>Maldives</text:p>
          </table:table-cell>
          <table:table-cell/>
          <table:table-cell table:formula="of:=IFERROR(INDEX(value;MATCH([.A119];country;0);0);&quot;&quot;)" office:value-type="float" office:value="8" calcext:value-type="float">
            <text:p>8</text:p>
          </table:table-cell>
        </table:table-row>
        <table:table-row table:style-name="ro1">
          <table:table-cell office:value-type="string" calcext:value-type="string">
            <text:p>Mexico</text:p>
          </table:table-cell>
          <table:table-cell/>
          <table:table-cell table:formula="of:=IFERROR(INDEX(value;MATCH([.A120];country;0);0);&quot;&quot;)" office:value-type="float" office:value="2" calcext:value-type="float">
            <text:p>2</text:p>
          </table:table-cell>
        </table:table-row>
        <table:table-row table:style-name="ro1">
          <table:table-cell office:value-type="string" calcext:value-type="string">
            <text:p>Malaysia</text:p>
          </table:table-cell>
          <table:table-cell/>
          <table:table-cell table:formula="of:=IFERROR(INDEX(value;MATCH([.A121];country;0);0);&quot;&quot;)" office:value-type="float" office:value="7" calcext:value-type="float">
            <text:p>7</text:p>
          </table:table-cell>
        </table:table-row>
        <table:table-row table:style-name="ro1">
          <table:table-cell office:value-type="string" calcext:value-type="string">
            <text:p>Mozambique</text:p>
          </table:table-cell>
          <table:table-cell/>
          <table:table-cell table:formula="of:=IFERROR(INDEX(value;MATCH([.A122];country;0);0);&quot;&quot;)" office:value-type="float" office:value="6" calcext:value-type="float">
            <text:p>6</text:p>
          </table:table-cell>
        </table:table-row>
        <table:table-row table:style-name="ro1">
          <table:table-cell office:value-type="string" calcext:value-type="string">
            <text:p>Malawi</text:p>
          </table:table-cell>
          <table:table-cell/>
          <table:table-cell table:formula="of:=IFERROR(INDEX(value;MATCH([.A123];country;0);0);&quot;&quot;)" office:value-type="float" office:value="5" calcext:value-type="float">
            <text:p>5</text:p>
          </table:table-cell>
        </table:table-row>
        <table:table-row table:style-name="ro1">
          <table:table-cell office:value-type="string" calcext:value-type="string">
            <text:p>New Caledonia</text:p>
          </table:table-cell>
          <table:table-cell/>
          <table:table-cell table:formula="of:=IFERROR(INDEX(value;MATCH([.A124];country;0);0);&quot;&quot;)" office:value-type="float" office:value="2" calcext:value-type="float">
            <text:p>2</text:p>
          </table:table-cell>
        </table:table-row>
        <table:table-row table:style-name="ro1">
          <table:table-cell office:value-type="string" calcext:value-type="string">
            <text:p>Niue</text:p>
          </table:table-cell>
          <table:table-cell/>
          <table:table-cell table:formula="of:=IFERROR(INDEX(value;MATCH([.A125];country;0);0);&quot;&quot;)">
            <text:p/>
          </table:table-cell>
        </table:table-row>
        <table:table-row table:style-name="ro1">
          <table:table-cell office:value-type="string" calcext:value-type="string">
            <text:p>Niger</text:p>
          </table:table-cell>
          <table:table-cell/>
          <table:table-cell table:formula="of:=IFERROR(INDEX(value;MATCH([.A126];country;0);0);&quot;&quot;)" office:value-type="float" office:value="6" calcext:value-type="float">
            <text:p>6</text:p>
          </table:table-cell>
        </table:table-row>
        <table:table-row table:style-name="ro1">
          <table:table-cell office:value-type="string" calcext:value-type="string">
            <text:p>Aruba</text:p>
          </table:table-cell>
          <table:table-cell/>
          <table:table-cell table:formula="of:=IFERROR(INDEX(value;MATCH([.A127];country;0);0);&quot;&quot;)" office:value-type="float" office:value="8" calcext:value-type="float">
            <text:p>8</text:p>
          </table:table-cell>
        </table:table-row>
        <table:table-row table:style-name="ro1">
          <table:table-cell office:value-type="string" calcext:value-type="string">
            <text:p>Anguilla</text:p>
          </table:table-cell>
          <table:table-cell/>
          <table:table-cell table:formula="of:=IFERROR(INDEX(value;MATCH([.A128];country;0);0);&quot;&quot;)">
            <text:p/>
          </table:table-cell>
        </table:table-row>
        <table:table-row table:style-name="ro1">
          <table:table-cell office:value-type="string" calcext:value-type="string">
            <text:p>Belgium</text:p>
          </table:table-cell>
          <table:table-cell/>
          <table:table-cell table:formula="of:=IFERROR(INDEX(value;MATCH([.A129];country;0);0);&quot;&quot;)" office:value-type="float" office:value="5" calcext:value-type="float">
            <text:p>5</text:p>
          </table:table-cell>
        </table:table-row>
        <table:table-row table:style-name="ro1">
          <table:table-cell office:value-type="string" calcext:value-type="string">
            <text:p>Hong Kong</text:p>
          </table:table-cell>
          <table:table-cell/>
          <table:table-cell table:formula="of:=IFERROR(INDEX(value;MATCH([.A130];country;0);0);&quot;&quot;)" office:value-type="float" office:value="7" calcext:value-type="float">
            <text:p>7</text:p>
          </table:table-cell>
        </table:table-row>
        <table:table-row table:style-name="ro1">
          <table:table-cell office:value-type="string" calcext:value-type="string">
            <text:p>Northern Mariana Islands</text:p>
          </table:table-cell>
          <table:table-cell/>
          <table:table-cell table:formula="of:=IFERROR(INDEX(value;MATCH([.A131];country;0);0);&quot;&quot;)" office:value-type="float" office:value="0" calcext:value-type="float">
            <text:p>0</text:p>
          </table:table-cell>
        </table:table-row>
        <table:table-row table:style-name="ro1">
          <table:table-cell office:value-type="string" calcext:value-type="string">
            <text:p>Faroe Islands</text:p>
          </table:table-cell>
          <table:table-cell/>
          <table:table-cell table:formula="of:=IFERROR(INDEX(value;MATCH([.A132];country;0);0);&quot;&quot;)" office:value-type="float" office:value="2" calcext:value-type="float">
            <text:p>2</text:p>
          </table:table-cell>
        </table:table-row>
        <table:table-row table:style-name="ro1">
          <table:table-cell office:value-type="string" calcext:value-type="string">
            <text:p>Andorra</text:p>
          </table:table-cell>
          <table:table-cell/>
          <table:table-cell table:formula="of:=IFERROR(INDEX(value;MATCH([.A133];country;0);0);&quot;&quot;)" office:value-type="float" office:value="0" calcext:value-type="float">
            <text:p>0</text:p>
          </table:table-cell>
        </table:table-row>
        <table:table-row table:style-name="ro1">
          <table:table-cell office:value-type="string" calcext:value-type="string">
            <text:p>Gibraltar</text:p>
          </table:table-cell>
          <table:table-cell/>
          <table:table-cell table:formula="of:=IFERROR(INDEX(value;MATCH([.A134];country;0);0);&quot;&quot;)">
            <text:p/>
          </table:table-cell>
        </table:table-row>
        <table:table-row table:style-name="ro1">
          <table:table-cell office:value-type="string" calcext:value-type="string">
            <text:p>Isle of Man</text:p>
          </table:table-cell>
          <table:table-cell/>
          <table:table-cell table:formula="of:=IFERROR(INDEX(value;MATCH([.A135];country;0);0);&quot;&quot;)" office:value-type="float" office:value="0" calcext:value-type="float">
            <text:p>0</text:p>
          </table:table-cell>
        </table:table-row>
        <table:table-row table:style-name="ro1">
          <table:table-cell office:value-type="string" calcext:value-type="string">
            <text:p>Luxembourg</text:p>
          </table:table-cell>
          <table:table-cell/>
          <table:table-cell table:formula="of:=IFERROR(INDEX(value;MATCH([.A136];country;0);0);&quot;&quot;)" office:value-type="float" office:value="8" calcext:value-type="float">
            <text:p>8</text:p>
          </table:table-cell>
        </table:table-row>
        <table:table-row table:style-name="ro1">
          <table:table-cell office:value-type="string" calcext:value-type="string">
            <text:p>Macau</text:p>
          </table:table-cell>
          <table:table-cell/>
          <table:table-cell table:formula="of:=IFERROR(INDEX(value;MATCH([.A137];country;0);0);&quot;&quot;)">
            <text:p/>
          </table:table-cell>
        </table:table-row>
        <table:table-row table:style-name="ro1">
          <table:table-cell office:value-type="string" calcext:value-type="string">
            <text:p>Monaco</text:p>
          </table:table-cell>
          <table:table-cell/>
          <table:table-cell table:formula="of:=IFERROR(INDEX(value;MATCH([.A138];country;0);0);&quot;&quot;)" office:value-type="float" office:value="0" calcext:value-type="float">
            <text:p>0</text:p>
          </table:table-cell>
        </table:table-row>
        <table:table-row table:style-name="ro1">
          <table:table-cell office:value-type="string" calcext:value-type="string">
            <text:p>Palestine</text:p>
          </table:table-cell>
          <table:table-cell/>
          <table:table-cell table:formula="of:=IFERROR(INDEX(value;MATCH([.A139];country;0);0);&quot;&quot;)">
            <text:p/>
          </table:table-cell>
        </table:table-row>
        <table:table-row table:style-name="ro1">
          <table:table-cell office:value-type="string" calcext:value-type="string">
            <text:p>Montenegro</text:p>
          </table:table-cell>
          <table:table-cell/>
          <table:table-cell table:formula="of:=IFERROR(INDEX(value;MATCH([.A140];country;0);0);&quot;&quot;)" office:value-type="float" office:value="4" calcext:value-type="float">
            <text:p>4</text:p>
          </table:table-cell>
        </table:table-row>
        <table:table-row table:style-name="ro1">
          <table:table-cell office:value-type="string" calcext:value-type="string">
            <text:p>Mayotte</text:p>
          </table:table-cell>
          <table:table-cell/>
          <table:table-cell table:formula="of:=IFERROR(INDEX(value;MATCH([.A141];country;0);0);&quot;&quot;)">
            <text:p/>
          </table:table-cell>
        </table:table-row>
        <table:table-row table:style-name="ro1">
          <table:table-cell office:value-type="string" calcext:value-type="string">
            <text:p>?land Islands</text:p>
          </table:table-cell>
          <table:table-cell/>
          <table:table-cell table:formula="of:=IFERROR(INDEX(value;MATCH([.A142];country;0);0);&quot;&quot;)">
            <text:p/>
          </table:table-cell>
        </table:table-row>
        <table:table-row table:style-name="ro1">
          <table:table-cell office:value-type="string" calcext:value-type="string">
            <text:p>Norfolk Island</text:p>
          </table:table-cell>
          <table:table-cell/>
          <table:table-cell table:formula="of:=IFERROR(INDEX(value;MATCH([.A143];country;0);0);&quot;&quot;)">
            <text:p/>
          </table:table-cell>
        </table:table-row>
        <table:table-row table:style-name="ro1">
          <table:table-cell office:value-type="string" calcext:value-type="string">
            <text:p>Cocos (Keeling) Islands</text:p>
          </table:table-cell>
          <table:table-cell/>
          <table:table-cell table:formula="of:=IFERROR(INDEX(value;MATCH([.A144];country;0);0);&quot;&quot;)">
            <text:p/>
          </table:table-cell>
        </table:table-row>
        <table:table-row table:style-name="ro1">
          <table:table-cell office:value-type="string" calcext:value-type="string">
            <text:p>Antarctica</text:p>
          </table:table-cell>
          <table:table-cell/>
          <table:table-cell table:formula="of:=IFERROR(INDEX(value;MATCH([.A145];country;0);0);&quot;&quot;)">
            <text:p/>
          </table:table-cell>
        </table:table-row>
        <table:table-row table:style-name="ro1">
          <table:table-cell office:value-type="string" calcext:value-type="string">
            <text:p>Bouvet Island</text:p>
          </table:table-cell>
          <table:table-cell/>
          <table:table-cell table:formula="of:=IFERROR(INDEX(value;MATCH([.A146];country;0);0);&quot;&quot;)">
            <text:p/>
          </table:table-cell>
        </table:table-row>
        <table:table-row table:style-name="ro1">
          <table:table-cell office:value-type="string" calcext:value-type="string">
            <text:p>French Southern and Antarctic Lands</text:p>
          </table:table-cell>
          <table:table-cell/>
          <table:table-cell table:formula="of:=IFERROR(INDEX(value;MATCH([.A147];country;0);0);&quot;&quot;)">
            <text:p/>
          </table:table-cell>
        </table:table-row>
        <table:table-row table:style-name="ro1">
          <table:table-cell office:value-type="string" calcext:value-type="string">
            <text:p>Heard Island and McDonald Islands</text:p>
          </table:table-cell>
          <table:table-cell/>
          <table:table-cell table:formula="of:=IFERROR(INDEX(value;MATCH([.A148];country;0);0);&quot;&quot;)">
            <text:p/>
          </table:table-cell>
        </table:table-row>
        <table:table-row table:style-name="ro1">
          <table:table-cell office:value-type="string" calcext:value-type="string">
            <text:p>British Indian Ocean Territory</text:p>
          </table:table-cell>
          <table:table-cell/>
          <table:table-cell table:formula="of:=IFERROR(INDEX(value;MATCH([.A149];country;0);0);&quot;&quot;)">
            <text:p/>
          </table:table-cell>
        </table:table-row>
        <table:table-row table:style-name="ro1">
          <table:table-cell office:value-type="string" calcext:value-type="string">
            <text:p>Christmas Island</text:p>
          </table:table-cell>
          <table:table-cell/>
          <table:table-cell table:formula="of:=IFERROR(INDEX(value;MATCH([.A150];country;0);0);&quot;&quot;)">
            <text:p/>
          </table:table-cell>
        </table:table-row>
        <table:table-row table:style-name="ro1">
          <table:table-cell office:value-type="string" calcext:value-type="string">
            <text:p>United States Minor Outlying Islands</text:p>
          </table:table-cell>
          <table:table-cell/>
          <table:table-cell table:formula="of:=IFERROR(INDEX(value;MATCH([.A151];country;0);0);&quot;&quot;)">
            <text:p/>
          </table:table-cell>
        </table:table-row>
        <table:table-row table:style-name="ro1">
          <table:table-cell office:value-type="string" calcext:value-type="string">
            <text:p>Vanuatu</text:p>
          </table:table-cell>
          <table:table-cell/>
          <table:table-cell table:formula="of:=IFERROR(INDEX(value;MATCH([.A152];country;0);0);&quot;&quot;)" office:value-type="float" office:value="4" calcext:value-type="float">
            <text:p>4</text:p>
          </table:table-cell>
        </table:table-row>
        <table:table-row table:style-name="ro1">
          <table:table-cell office:value-type="string" calcext:value-type="string">
            <text:p>Nigeria</text:p>
          </table:table-cell>
          <table:table-cell/>
          <table:table-cell table:formula="of:=IFERROR(INDEX(value;MATCH([.A153];country;0);0);&quot;&quot;)" office:value-type="float" office:value="3" calcext:value-type="float">
            <text:p>3</text:p>
          </table:table-cell>
        </table:table-row>
        <table:table-row table:style-name="ro1">
          <table:table-cell office:value-type="string" calcext:value-type="string">
            <text:p>Netherlands</text:p>
          </table:table-cell>
          <table:table-cell/>
          <table:table-cell table:formula="of:=IFERROR(INDEX(value;MATCH([.A154];country;0);0);&quot;&quot;)" office:value-type="float" office:value="8" calcext:value-type="float">
            <text:p>8</text:p>
          </table:table-cell>
        </table:table-row>
        <table:table-row table:style-name="ro1">
          <table:table-cell office:value-type="string" calcext:value-type="string">
            <text:p>Norway</text:p>
          </table:table-cell>
          <table:table-cell/>
          <table:table-cell table:formula="of:=IFERROR(INDEX(value;MATCH([.A155];country;0);0);&quot;&quot;)" office:value-type="float" office:value="8" calcext:value-type="float">
            <text:p>8</text:p>
          </table:table-cell>
        </table:table-row>
        <table:table-row table:style-name="ro1">
          <table:table-cell office:value-type="string" calcext:value-type="string">
            <text:p>Nepal</text:p>
          </table:table-cell>
          <table:table-cell/>
          <table:table-cell table:formula="of:=IFERROR(INDEX(value;MATCH([.A156];country;0);0);&quot;&quot;)" office:value-type="float" office:value="2" calcext:value-type="float">
            <text:p>2</text:p>
          </table:table-cell>
        </table:table-row>
        <table:table-row table:style-name="ro1">
          <table:table-cell office:value-type="string" calcext:value-type="string">
            <text:p>Nauru</text:p>
          </table:table-cell>
          <table:table-cell/>
          <table:table-cell table:formula="of:=IFERROR(INDEX(value;MATCH([.A157];country;0);0);&quot;&quot;)">
            <text:p/>
          </table:table-cell>
        </table:table-row>
        <table:table-row table:style-name="ro1">
          <table:table-cell office:value-type="string" calcext:value-type="string">
            <text:p>Suriname</text:p>
          </table:table-cell>
          <table:table-cell/>
          <table:table-cell table:formula="of:=IFERROR(INDEX(value;MATCH([.A158];country;0);0);&quot;&quot;)" office:value-type="float" office:value="8" calcext:value-type="float">
            <text:p>8</text:p>
          </table:table-cell>
        </table:table-row>
        <table:table-row table:style-name="ro1">
          <table:table-cell office:value-type="string" calcext:value-type="string">
            <text:p>Nicaragua</text:p>
          </table:table-cell>
          <table:table-cell/>
          <table:table-cell table:formula="of:=IFERROR(INDEX(value;MATCH([.A159];country;0);0);&quot;&quot;)" office:value-type="float" office:value="2" calcext:value-type="float">
            <text:p>2</text:p>
          </table:table-cell>
        </table:table-row>
        <table:table-row table:style-name="ro1">
          <table:table-cell office:value-type="string" calcext:value-type="string">
            <text:p>New Zealand</text:p>
          </table:table-cell>
          <table:table-cell/>
          <table:table-cell table:formula="of:=IFERROR(INDEX(value;MATCH([.A160];country;0);0);&quot;&quot;)" office:value-type="float" office:value="7" calcext:value-type="float">
            <text:p>7</text:p>
          </table:table-cell>
        </table:table-row>
        <table:table-row table:style-name="ro1">
          <table:table-cell office:value-type="string" calcext:value-type="string">
            <text:p>Paraguay</text:p>
          </table:table-cell>
          <table:table-cell/>
          <table:table-cell table:formula="of:=IFERROR(INDEX(value;MATCH([.A161];country;0);0);&quot;&quot;)" office:value-type="float" office:value="2" calcext:value-type="float">
            <text:p>2</text:p>
          </table:table-cell>
        </table:table-row>
        <table:table-row table:style-name="ro1">
          <table:table-cell office:value-type="string" calcext:value-type="string">
            <text:p>Peru</text:p>
          </table:table-cell>
          <table:table-cell/>
          <table:table-cell table:formula="of:=IFERROR(INDEX(value;MATCH([.A162];country;0);0);&quot;&quot;)" office:value-type="float" office:value="2" calcext:value-type="float">
            <text:p>2</text:p>
          </table:table-cell>
        </table:table-row>
        <table:table-row table:style-name="ro1">
          <table:table-cell office:value-type="string" calcext:value-type="string">
            <text:p>Pakistan</text:p>
          </table:table-cell>
          <table:table-cell/>
          <table:table-cell table:formula="of:=IFERROR(INDEX(value;MATCH([.A163];country;0);0);&quot;&quot;)" office:value-type="float" office:value="2" calcext:value-type="float">
            <text:p>2</text:p>
          </table:table-cell>
        </table:table-row>
        <table:table-row table:style-name="ro1">
          <table:table-cell office:value-type="string" calcext:value-type="string">
            <text:p>Poland</text:p>
          </table:table-cell>
          <table:table-cell/>
          <table:table-cell table:formula="of:=IFERROR(INDEX(value;MATCH([.A164];country;0);0);&quot;&quot;)" office:value-type="float" office:value="6" calcext:value-type="float">
            <text:p>6</text:p>
          </table:table-cell>
        </table:table-row>
        <table:table-row table:style-name="ro1">
          <table:table-cell office:value-type="string" calcext:value-type="string">
            <text:p>Panama</text:p>
          </table:table-cell>
          <table:table-cell/>
          <table:table-cell table:formula="of:=IFERROR(INDEX(value;MATCH([.A165];country;0);0);&quot;&quot;)" office:value-type="float" office:value="7" calcext:value-type="float">
            <text:p>7</text:p>
          </table:table-cell>
        </table:table-row>
        <table:table-row table:style-name="ro1">
          <table:table-cell office:value-type="string" calcext:value-type="string">
            <text:p>Portugal</text:p>
          </table:table-cell>
          <table:table-cell/>
          <table:table-cell table:formula="of:=IFERROR(INDEX(value;MATCH([.A166];country;0);0);&quot;&quot;)" office:value-type="float" office:value="3" calcext:value-type="float">
            <text:p>3</text:p>
          </table:table-cell>
        </table:table-row>
        <table:table-row table:style-name="ro1">
          <table:table-cell office:value-type="string" calcext:value-type="string">
            <text:p>Papua New Guinea</text:p>
          </table:table-cell>
          <table:table-cell/>
          <table:table-cell table:formula="of:=IFERROR(INDEX(value;MATCH([.A167];country;0);0);&quot;&quot;)" office:value-type="float" office:value="8" calcext:value-type="float">
            <text:p>8</text:p>
          </table:table-cell>
        </table:table-row>
        <table:table-row table:style-name="ro1">
          <table:table-cell office:value-type="string" calcext:value-type="string">
            <text:p>Guinea-Bissau</text:p>
          </table:table-cell>
          <table:table-cell/>
          <table:table-cell table:formula="of:=IFERROR(INDEX(value;MATCH([.A168];country;0);0);&quot;&quot;)" office:value-type="float" office:value="5" calcext:value-type="float">
            <text:p>5</text:p>
          </table:table-cell>
        </table:table-row>
        <table:table-row table:style-name="ro1">
          <table:table-cell office:value-type="string" calcext:value-type="string">
            <text:p>Qatar</text:p>
          </table:table-cell>
          <table:table-cell/>
          <table:table-cell table:formula="of:=IFERROR(INDEX(value;MATCH([.A169];country;0);0);&quot;&quot;)" office:value-type="float" office:value="8" calcext:value-type="float">
            <text:p>8</text:p>
          </table:table-cell>
        </table:table-row>
        <table:table-row table:style-name="ro1">
          <table:table-cell office:value-type="string" calcext:value-type="string">
            <text:p>Reunion</text:p>
          </table:table-cell>
          <table:table-cell/>
          <table:table-cell table:formula="of:=IFERROR(INDEX(value;MATCH([.A170];country;0);0);&quot;&quot;)">
            <text:p/>
          </table:table-cell>
        </table:table-row>
        <table:table-row table:style-name="ro1">
          <table:table-cell office:value-type="string" calcext:value-type="string">
            <text:p>Romania</text:p>
          </table:table-cell>
          <table:table-cell/>
          <table:table-cell table:formula="of:=IFERROR(INDEX(value;MATCH([.A171];country;0);0);&quot;&quot;)" office:value-type="float" office:value="4" calcext:value-type="float">
            <text:p>4</text:p>
          </table:table-cell>
        </table:table-row>
        <table:table-row table:style-name="ro1">
          <table:table-cell office:value-type="string" calcext:value-type="string">
            <text:p>Republic of Moldova</text:p>
          </table:table-cell>
          <table:table-cell/>
          <table:table-cell table:formula="of:=IFERROR(INDEX(value;MATCH([.A172];country;0);0);&quot;&quot;)" office:value-type="float" office:value="3" calcext:value-type="float">
            <text:p>3</text:p>
          </table:table-cell>
        </table:table-row>
        <table:table-row table:style-name="ro1">
          <table:table-cell office:value-type="string" calcext:value-type="string">
            <text:p>Philippines</text:p>
          </table:table-cell>
          <table:table-cell/>
          <table:table-cell table:formula="of:=IFERROR(INDEX(value;MATCH([.A173];country;0);0);&quot;&quot;)" office:value-type="float" office:value="2" calcext:value-type="float">
            <text:p>2</text:p>
          </table:table-cell>
        </table:table-row>
        <table:table-row table:style-name="ro1">
          <table:table-cell office:value-type="string" calcext:value-type="string">
            <text:p>Puerto Rico</text:p>
          </table:table-cell>
          <table:table-cell/>
          <table:table-cell table:formula="of:=IFERROR(INDEX(value;MATCH([.A174];country;0);0);&quot;&quot;)" office:value-type="float" office:value="0" calcext:value-type="float">
            <text:p>0</text:p>
          </table:table-cell>
        </table:table-row>
        <table:table-row table:style-name="ro1">
          <table:table-cell office:value-type="string" calcext:value-type="string">
            <text:p>Russia</text:p>
          </table:table-cell>
          <table:table-cell/>
          <table:table-cell table:formula="of:=IFERROR(INDEX(value;MATCH([.A175];country;0);0);&quot;&quot;)" office:value-type="float" office:value="7" calcext:value-type="float">
            <text:p>7</text:p>
          </table:table-cell>
        </table:table-row>
        <table:table-row table:style-name="ro1">
          <table:table-cell office:value-type="string" calcext:value-type="string">
            <text:p>Rwanda</text:p>
          </table:table-cell>
          <table:table-cell/>
          <table:table-cell table:formula="of:=IFERROR(INDEX(value;MATCH([.A176];country;0);0);&quot;&quot;)" office:value-type="float" office:value="6" calcext:value-type="float">
            <text:p>6</text:p>
          </table:table-cell>
        </table:table-row>
        <table:table-row table:style-name="ro1">
          <table:table-cell office:value-type="string" calcext:value-type="string">
            <text:p>Saudi Arabia</text:p>
          </table:table-cell>
          <table:table-cell/>
          <table:table-cell table:formula="of:=IFERROR(INDEX(value;MATCH([.A177];country;0);0);&quot;&quot;)" office:value-type="float" office:value="8" calcext:value-type="float">
            <text:p>8</text:p>
          </table:table-cell>
        </table:table-row>
        <table:table-row table:style-name="ro1">
          <table:table-cell office:value-type="string" calcext:value-type="string">
            <text:p>Saint Kitts and Nevis</text:p>
          </table:table-cell>
          <table:table-cell/>
          <table:table-cell table:formula="of:=IFERROR(INDEX(value;MATCH([.A178];country;0);0);&quot;&quot;)">
            <text:p/>
          </table:table-cell>
        </table:table-row>
        <table:table-row table:style-name="ro1">
          <table:table-cell office:value-type="string" calcext:value-type="string">
            <text:p>Seychelles</text:p>
          </table:table-cell>
          <table:table-cell/>
          <table:table-cell table:formula="of:=IFERROR(INDEX(value;MATCH([.A179];country;0);0);&quot;&quot;)" office:value-type="float" office:value="7" calcext:value-type="float">
            <text:p>7</text:p>
          </table:table-cell>
        </table:table-row>
        <table:table-row table:style-name="ro1">
          <table:table-cell office:value-type="string" calcext:value-type="string">
            <text:p>South Africa</text:p>
          </table:table-cell>
          <table:table-cell/>
          <table:table-cell table:formula="of:=IFERROR(INDEX(value;MATCH([.A180];country;0);0);&quot;&quot;)" office:value-type="float" office:value="6" calcext:value-type="float">
            <text:p>6</text:p>
          </table:table-cell>
        </table:table-row>
        <table:table-row table:style-name="ro1">
          <table:table-cell office:value-type="string" calcext:value-type="string">
            <text:p>Lesotho</text:p>
          </table:table-cell>
          <table:table-cell/>
          <table:table-cell table:formula="of:=IFERROR(INDEX(value;MATCH([.A181];country;0);0);&quot;&quot;)" office:value-type="float" office:value="2" calcext:value-type="float">
            <text:p>2</text:p>
          </table:table-cell>
        </table:table-row>
        <table:table-row table:style-name="ro1">
          <table:table-cell office:value-type="string" calcext:value-type="string">
            <text:p>Botswana</text:p>
          </table:table-cell>
          <table:table-cell/>
          <table:table-cell table:formula="of:=IFERROR(INDEX(value;MATCH([.A182];country;0);0);&quot;&quot;)" office:value-type="float" office:value="7" calcext:value-type="float">
            <text:p>7</text:p>
          </table:table-cell>
        </table:table-row>
        <table:table-row table:style-name="ro1">
          <table:table-cell office:value-type="string" calcext:value-type="string">
            <text:p>Senegal</text:p>
          </table:table-cell>
          <table:table-cell/>
          <table:table-cell table:formula="of:=IFERROR(INDEX(value;MATCH([.A183];country;0);0);&quot;&quot;)" office:value-type="float" office:value="2" calcext:value-type="float">
            <text:p>2</text:p>
          </table:table-cell>
        </table:table-row>
        <table:table-row table:style-name="ro1">
          <table:table-cell office:value-type="string" calcext:value-type="string">
            <text:p>Slovenia</text:p>
          </table:table-cell>
          <table:table-cell/>
          <table:table-cell table:formula="of:=IFERROR(INDEX(value;MATCH([.A184];country;0);0);&quot;&quot;)" office:value-type="float" office:value="6" calcext:value-type="float">
            <text:p>6</text:p>
          </table:table-cell>
        </table:table-row>
        <table:table-row table:style-name="ro1">
          <table:table-cell office:value-type="string" calcext:value-type="string">
            <text:p>Sierra Leone</text:p>
          </table:table-cell>
          <table:table-cell/>
          <table:table-cell table:formula="of:=IFERROR(INDEX(value;MATCH([.A185];country;0);0);&quot;&quot;)" office:value-type="float" office:value="4" calcext:value-type="float">
            <text:p>4</text:p>
          </table:table-cell>
        </table:table-row>
        <table:table-row table:style-name="ro1">
          <table:table-cell office:value-type="string" calcext:value-type="string">
            <text:p>Singapore</text:p>
          </table:table-cell>
          <table:table-cell/>
          <table:table-cell table:formula="of:=IFERROR(INDEX(value;MATCH([.A186];country;0);0);&quot;&quot;)" office:value-type="float" office:value="0" calcext:value-type="float">
            <text:p>0</text:p>
          </table:table-cell>
        </table:table-row>
        <table:table-row table:style-name="ro1">
          <table:table-cell office:value-type="string" calcext:value-type="string">
            <text:p>Somalia</text:p>
          </table:table-cell>
          <table:table-cell/>
          <table:table-cell table:formula="of:=IFERROR(INDEX(value;MATCH([.A187];country;0);0);&quot;&quot;)" office:value-type="float" office:value="0" calcext:value-type="float">
            <text:p>0</text:p>
          </table:table-cell>
        </table:table-row>
        <table:table-row table:style-name="ro1">
          <table:table-cell office:value-type="string" calcext:value-type="string">
            <text:p>Spain</text:p>
          </table:table-cell>
          <table:table-cell/>
          <table:table-cell table:formula="of:=IFERROR(INDEX(value;MATCH([.A188];country;0);0);&quot;&quot;)" office:value-type="float" office:value="2" calcext:value-type="float">
            <text:p>2</text:p>
          </table:table-cell>
        </table:table-row>
        <table:table-row table:style-name="ro1">
          <table:table-cell office:value-type="string" calcext:value-type="string">
            <text:p>Saint Lucia</text:p>
          </table:table-cell>
          <table:table-cell/>
          <table:table-cell table:formula="of:=IFERROR(INDEX(value;MATCH([.A189];country;0);0);&quot;&quot;)">
            <text:p/>
          </table:table-cell>
        </table:table-row>
        <table:table-row table:style-name="ro1">
          <table:table-cell office:value-type="string" calcext:value-type="string">
            <text:p>Sudan</text:p>
          </table:table-cell>
          <table:table-cell/>
          <table:table-cell table:formula="of:=IFERROR(INDEX(value;MATCH([.A190];country;0);0);&quot;&quot;)" office:value-type="float" office:value="6" calcext:value-type="float">
            <text:p>6</text:p>
          </table:table-cell>
        </table:table-row>
        <table:table-row table:style-name="ro1">
          <table:table-cell office:value-type="string" calcext:value-type="string">
            <text:p>Sweden</text:p>
          </table:table-cell>
          <table:table-cell/>
          <table:table-cell table:formula="of:=IFERROR(INDEX(value;MATCH([.A191];country;0);0);&quot;&quot;)" office:value-type="float" office:value="5" calcext:value-type="float">
            <text:p>5</text:p>
          </table:table-cell>
        </table:table-row>
        <table:table-row table:style-name="ro1">
          <table:table-cell office:value-type="string" calcext:value-type="string">
            <text:p>Syrian Arab Republic</text:p>
          </table:table-cell>
          <table:table-cell/>
          <table:table-cell table:formula="of:=IFERROR(INDEX(value;MATCH([.A192];country;0);0);&quot;&quot;)" office:value-type="float" office:value="2" calcext:value-type="float">
            <text:p>2</text:p>
          </table:table-cell>
        </table:table-row>
        <table:table-row table:style-name="ro1">
          <table:table-cell office:value-type="string" calcext:value-type="string">
            <text:p>Switzerland</text:p>
          </table:table-cell>
          <table:table-cell/>
          <table:table-cell table:formula="of:=IFERROR(INDEX(value;MATCH([.A193];country;0);0);&quot;&quot;)" office:value-type="float" office:value="8" calcext:value-type="float">
            <text:p>8</text:p>
          </table:table-cell>
        </table:table-row>
        <table:table-row table:style-name="ro1">
          <table:table-cell office:value-type="string" calcext:value-type="string">
            <text:p>Trinidad and Tobago</text:p>
          </table:table-cell>
          <table:table-cell/>
          <table:table-cell table:formula="of:=IFERROR(INDEX(value;MATCH([.A194];country;0);0);&quot;&quot;)" office:value-type="float" office:value="2" calcext:value-type="float">
            <text:p>2</text:p>
          </table:table-cell>
        </table:table-row>
        <table:table-row table:style-name="ro1">
          <table:table-cell office:value-type="string" calcext:value-type="string">
            <text:p>Thailand</text:p>
          </table:table-cell>
          <table:table-cell/>
          <table:table-cell table:formula="of:=IFERROR(INDEX(value;MATCH([.A195];country;0);0);&quot;&quot;)" office:value-type="float" office:value="6" calcext:value-type="float">
            <text:p>6</text:p>
          </table:table-cell>
        </table:table-row>
        <table:table-row table:style-name="ro1">
          <table:table-cell office:value-type="string" calcext:value-type="string">
            <text:p>Tajikistan</text:p>
          </table:table-cell>
          <table:table-cell/>
          <table:table-cell table:formula="of:=IFERROR(INDEX(value;MATCH([.A196];country;0);0);&quot;&quot;)" office:value-type="float" office:value="3" calcext:value-type="float">
            <text:p>3</text:p>
          </table:table-cell>
        </table:table-row>
        <table:table-row table:style-name="ro1">
          <table:table-cell office:value-type="string" calcext:value-type="string">
            <text:p>Tokelau</text:p>
          </table:table-cell>
          <table:table-cell/>
          <table:table-cell table:formula="of:=IFERROR(INDEX(value;MATCH([.A197];country;0);0);&quot;&quot;)">
            <text:p/>
          </table:table-cell>
        </table:table-row>
        <table:table-row table:style-name="ro1">
          <table:table-cell office:value-type="string" calcext:value-type="string">
            <text:p>Tonga</text:p>
          </table:table-cell>
          <table:table-cell/>
          <table:table-cell table:formula="of:=IFERROR(INDEX(value;MATCH([.A198];country;0);0);&quot;&quot;)" office:value-type="float" office:value="2" calcext:value-type="float">
            <text:p>2</text:p>
          </table:table-cell>
        </table:table-row>
        <table:table-row table:style-name="ro1">
          <table:table-cell office:value-type="string" calcext:value-type="string">
            <text:p>Togo</text:p>
          </table:table-cell>
          <table:table-cell/>
          <table:table-cell table:formula="of:=IFERROR(INDEX(value;MATCH([.A199];country;0);0);&quot;&quot;)" office:value-type="float" office:value="4" calcext:value-type="float">
            <text:p>4</text:p>
          </table:table-cell>
        </table:table-row>
        <table:table-row table:style-name="ro1">
          <table:table-cell office:value-type="string" calcext:value-type="string">
            <text:p>Sao Tome and Principe</text:p>
          </table:table-cell>
          <table:table-cell/>
          <table:table-cell table:formula="of:=IFERROR(INDEX(value;MATCH([.A200];country;0);0);&quot;&quot;)" office:value-type="float" office:value="2" calcext:value-type="float">
            <text:p>2</text:p>
          </table:table-cell>
        </table:table-row>
        <table:table-row table:style-name="ro1">
          <table:table-cell office:value-type="string" calcext:value-type="string">
            <text:p>Tunisia</text:p>
          </table:table-cell>
          <table:table-cell/>
          <table:table-cell table:formula="of:=IFERROR(INDEX(value;MATCH([.A201];country;0);0);&quot;&quot;)" office:value-type="float" office:value="2" calcext:value-type="float">
            <text:p>2</text:p>
          </table:table-cell>
        </table:table-row>
        <table:table-row table:style-name="ro1">
          <table:table-cell office:value-type="string" calcext:value-type="string">
            <text:p>Turkey</text:p>
          </table:table-cell>
          <table:table-cell/>
          <table:table-cell table:formula="of:=IFERROR(INDEX(value;MATCH([.A202];country;0);0);&quot;&quot;)" office:value-type="float" office:value="6" calcext:value-type="float">
            <text:p>6</text:p>
          </table:table-cell>
        </table:table-row>
        <table:table-row table:style-name="ro1">
          <table:table-cell office:value-type="string" calcext:value-type="string">
            <text:p>Tuvalu</text:p>
          </table:table-cell>
          <table:table-cell/>
          <table:table-cell table:formula="of:=IFERROR(INDEX(value;MATCH([.A203];country;0);0);&quot;&quot;)" office:value-type="float" office:value="2" calcext:value-type="float">
            <text:p>2</text:p>
          </table:table-cell>
        </table:table-row>
        <table:table-row table:style-name="ro1">
          <table:table-cell office:value-type="string" calcext:value-type="string">
            <text:p>Turkmenistan</text:p>
          </table:table-cell>
          <table:table-cell/>
          <table:table-cell table:formula="of:=IFERROR(INDEX(value;MATCH([.A204];country;0);0);&quot;&quot;)" office:value-type="float" office:value="2" calcext:value-type="float">
            <text:p>2</text:p>
          </table:table-cell>
        </table:table-row>
        <table:table-row table:style-name="ro1">
          <table:table-cell office:value-type="string" calcext:value-type="string">
            <text:p>United Republic of Tanzania</text:p>
          </table:table-cell>
          <table:table-cell/>
          <table:table-cell table:formula="of:=IFERROR(INDEX(value;MATCH([.A205];country;0);0);&quot;&quot;)" office:value-type="float" office:value="5" calcext:value-type="float">
            <text:p>5</text:p>
          </table:table-cell>
        </table:table-row>
        <table:table-row table:style-name="ro1">
          <table:table-cell office:value-type="string" calcext:value-type="string">
            <text:p>Uganda</text:p>
          </table:table-cell>
          <table:table-cell/>
          <table:table-cell table:formula="of:=IFERROR(INDEX(value;MATCH([.A206];country;0);0);&quot;&quot;)" office:value-type="float" office:value="5" calcext:value-type="float">
            <text:p>5</text:p>
          </table:table-cell>
        </table:table-row>
        <table:table-row table:style-name="ro1">
          <table:table-cell office:value-type="string" calcext:value-type="string">
            <text:p>United Kingdom</text:p>
          </table:table-cell>
          <table:table-cell/>
          <table:table-cell table:formula="of:=IFERROR(INDEX(value;MATCH([.A207];country;0);0);&quot;&quot;)" office:value-type="float" office:value="7" calcext:value-type="float">
            <text:p>7</text:p>
          </table:table-cell>
        </table:table-row>
        <table:table-row table:style-name="ro1">
          <table:table-cell office:value-type="string" calcext:value-type="string">
            <text:p>Ukraine</text:p>
          </table:table-cell>
          <table:table-cell/>
          <table:table-cell table:formula="of:=IFERROR(INDEX(value;MATCH([.A208];country;0);0);&quot;&quot;)" office:value-type="float" office:value="3" calcext:value-type="float">
            <text:p>3</text:p>
          </table:table-cell>
        </table:table-row>
        <table:table-row table:style-name="ro1">
          <table:table-cell office:value-type="string" calcext:value-type="string">
            <text:p>United States</text:p>
          </table:table-cell>
          <table:table-cell/>
          <table:table-cell table:formula="of:=IFERROR(INDEX(value;MATCH([.A209];country;0);0);&quot;&quot;)" office:value-type="float" office:value="8" calcext:value-type="float">
            <text:p>8</text:p>
          </table:table-cell>
        </table:table-row>
        <table:table-row table:style-name="ro1">
          <table:table-cell office:value-type="string" calcext:value-type="string">
            <text:p>Burkina Faso</text:p>
          </table:table-cell>
          <table:table-cell/>
          <table:table-cell table:formula="of:=IFERROR(INDEX(value;MATCH([.A210];country;0);0);&quot;&quot;)" office:value-type="float" office:value="2" calcext:value-type="float">
            <text:p>2</text:p>
          </table:table-cell>
        </table:table-row>
        <table:table-row table:style-name="ro1">
          <table:table-cell office:value-type="string" calcext:value-type="string">
            <text:p>Uruguay</text:p>
          </table:table-cell>
          <table:table-cell/>
          <table:table-cell table:formula="of:=IFERROR(INDEX(value;MATCH([.A211];country;0);0);&quot;&quot;)" office:value-type="float" office:value="3" calcext:value-type="float">
            <text:p>3</text:p>
          </table:table-cell>
        </table:table-row>
        <table:table-row table:style-name="ro1">
          <table:table-cell office:value-type="string" calcext:value-type="string">
            <text:p>Uzbekistan</text:p>
          </table:table-cell>
          <table:table-cell/>
          <table:table-cell table:formula="of:=IFERROR(INDEX(value;MATCH([.A212];country;0);0);&quot;&quot;)" office:value-type="float" office:value="2" calcext:value-type="float">
            <text:p>2</text:p>
          </table:table-cell>
        </table:table-row>
        <table:table-row table:style-name="ro1">
          <table:table-cell office:value-type="string" calcext:value-type="string">
            <text:p>Saint Vincent and the Grenadines</text:p>
          </table:table-cell>
          <table:table-cell/>
          <table:table-cell table:formula="of:=IFERROR(INDEX(value;MATCH([.A213];country;0);0);&quot;&quot;)">
            <text:p/>
          </table:table-cell>
        </table:table-row>
        <table:table-row table:style-name="ro1">
          <table:table-cell office:value-type="string" calcext:value-type="string">
            <text:p>Venezuela</text:p>
          </table:table-cell>
          <table:table-cell/>
          <table:table-cell table:formula="of:=IFERROR(INDEX(value;MATCH([.A214];country;0);0);&quot;&quot;)" office:value-type="float" office:value="4" calcext:value-type="float">
            <text:p>4</text:p>
          </table:table-cell>
        </table:table-row>
        <table:table-row table:style-name="ro1">
          <table:table-cell office:value-type="string" calcext:value-type="string">
            <text:p>British Virgin Islands</text:p>
          </table:table-cell>
          <table:table-cell/>
          <table:table-cell table:formula="of:=IFERROR(INDEX(value;MATCH([.A215];country;0);0);&quot;&quot;)">
            <text:p/>
          </table:table-cell>
        </table:table-row>
        <table:table-row table:style-name="ro1">
          <table:table-cell office:value-type="string" calcext:value-type="string">
            <text:p>Viet Nam</text:p>
          </table:table-cell>
          <table:table-cell/>
          <table:table-cell table:formula="of:=IFERROR(INDEX(value;MATCH([.A216];country;0);0);&quot;&quot;)" office:value-type="float" office:value="2" calcext:value-type="float">
            <text:p>2</text:p>
          </table:table-cell>
        </table:table-row>
        <table:table-row table:style-name="ro1">
          <table:table-cell office:value-type="string" calcext:value-type="string">
            <text:p>United States Virgin Islands</text:p>
          </table:table-cell>
          <table:table-cell/>
          <table:table-cell table:formula="of:=IFERROR(INDEX(value;MATCH([.A217];country;0);0);&quot;&quot;)" office:value-type="float" office:value="0" calcext:value-type="float">
            <text:p>0</text:p>
          </table:table-cell>
        </table:table-row>
        <table:table-row table:style-name="ro1">
          <table:table-cell office:value-type="string" calcext:value-type="string">
            <text:p>Namibia</text:p>
          </table:table-cell>
          <table:table-cell/>
          <table:table-cell table:formula="of:=IFERROR(INDEX(value;MATCH([.A218];country;0);0);&quot;&quot;)" office:value-type="float" office:value="7" calcext:value-type="float">
            <text:p>7</text:p>
          </table:table-cell>
        </table:table-row>
        <table:table-row table:style-name="ro1">
          <table:table-cell office:value-type="string" calcext:value-type="string">
            <text:p>Wallis and Futuna Islands</text:p>
          </table:table-cell>
          <table:table-cell/>
          <table:table-cell table:formula="of:=IFERROR(INDEX(value;MATCH([.A219];country;0);0);&quot;&quot;)">
            <text:p/>
          </table:table-cell>
        </table:table-row>
        <table:table-row table:style-name="ro1">
          <table:table-cell office:value-type="string" calcext:value-type="string">
            <text:p>Samoa</text:p>
          </table:table-cell>
          <table:table-cell/>
          <table:table-cell table:formula="of:=IFERROR(INDEX(value;MATCH([.A220];country;0);0);&quot;&quot;)" office:value-type="float" office:value="4" calcext:value-type="float">
            <text:p>4</text:p>
          </table:table-cell>
        </table:table-row>
        <table:table-row table:style-name="ro1">
          <table:table-cell office:value-type="string" calcext:value-type="string">
            <text:p>Swaziland</text:p>
          </table:table-cell>
          <table:table-cell/>
          <table:table-cell table:formula="of:=IFERROR(INDEX(value;MATCH([.A221];country;0);0);&quot;&quot;)" office:value-type="float" office:value="5" calcext:value-type="float">
            <text:p>5</text:p>
          </table:table-cell>
        </table:table-row>
        <table:table-row table:style-name="ro1">
          <table:table-cell office:value-type="string" calcext:value-type="string">
            <text:p>Yemen</text:p>
          </table:table-cell>
          <table:table-cell/>
          <table:table-cell table:formula="of:=IFERROR(INDEX(value;MATCH([.A222];country;0);0);&quot;&quot;)" office:value-type="float" office:value="3" calcext:value-type="float">
            <text:p>3</text:p>
          </table:table-cell>
        </table:table-row>
        <table:table-row table:style-name="ro1">
          <table:table-cell office:value-type="string" calcext:value-type="string">
            <text:p>Zambia</text:p>
          </table:table-cell>
          <table:table-cell/>
          <table:table-cell table:formula="of:=IFERROR(INDEX(value;MATCH([.A223];country;0);0);&quot;&quot;)" office:value-type="float" office:value="7" calcext:value-type="float">
            <text:p>7</text:p>
          </table:table-cell>
        </table:table-row>
        <table:table-row table:style-name="ro1">
          <table:table-cell office:value-type="string" calcext:value-type="string">
            <text:p>Zimbabwe</text:p>
          </table:table-cell>
          <table:table-cell/>
          <table:table-cell table:formula="of:=IFERROR(INDEX(value;MATCH([.A224];country;0);0);&quot;&quot;)" office:value-type="float" office:value="0" calcext:value-type="float">
            <text:p>0</text:p>
          </table:table-cell>
        </table:table-row>
        <table:table-row table:style-name="ro1">
          <table:table-cell office:value-type="string" calcext:value-type="string">
            <text:p>Indonesia</text:p>
          </table:table-cell>
          <table:table-cell/>
          <table:table-cell table:formula="of:=IFERROR(INDEX(value;MATCH([.A225];country;0);0);&quot;&quot;)" office:value-type="float" office:value="6" calcext:value-type="float">
            <text:p>6</text:p>
          </table:table-cell>
        </table:table-row>
        <table:table-row table:style-name="ro1">
          <table:table-cell office:value-type="string" calcext:value-type="string">
            <text:p>Guadeloupe</text:p>
          </table:table-cell>
          <table:table-cell/>
          <table:table-cell table:formula="of:=IFERROR(INDEX(value;MATCH([.A226];country;0);0);&quot;&quot;)">
            <text:p/>
          </table:table-cell>
        </table:table-row>
        <table:table-row table:style-name="ro1">
          <table:table-cell office:value-type="string" calcext:value-type="string">
            <text:p>Netherlands Antilles</text:p>
          </table:table-cell>
          <table:table-cell/>
          <table:table-cell table:formula="of:=IFERROR(INDEX(value;MATCH([.A227];country;0);0);&quot;&quot;)">
            <text:p/>
          </table:table-cell>
        </table:table-row>
        <table:table-row table:style-name="ro1">
          <table:table-cell office:value-type="string" calcext:value-type="string">
            <text:p>United Arab Emirates</text:p>
          </table:table-cell>
          <table:table-cell/>
          <table:table-cell table:formula="of:=IFERROR(INDEX(value;MATCH([.A228];country;0);0);&quot;&quot;)" office:value-type="float" office:value="0" calcext:value-type="float">
            <text:p>0</text:p>
          </table:table-cell>
        </table:table-row>
        <table:table-row table:style-name="ro1">
          <table:table-cell office:value-type="string" calcext:value-type="string">
            <text:p>Timor-Leste</text:p>
          </table:table-cell>
          <table:table-cell/>
          <table:table-cell table:formula="of:=IFERROR(INDEX(value;MATCH([.A229];country;0);0);&quot;&quot;)" office:value-type="float" office:value="7" calcext:value-type="float">
            <text:p>7</text:p>
          </table:table-cell>
        </table:table-row>
        <table:table-row table:style-name="ro1">
          <table:table-cell office:value-type="string" calcext:value-type="string">
            <text:p>Pitcairn Islands</text:p>
          </table:table-cell>
          <table:table-cell/>
          <table:table-cell table:formula="of:=IFERROR(INDEX(value;MATCH([.A230];country;0);0);&quot;&quot;)">
            <text:p/>
          </table:table-cell>
        </table:table-row>
        <table:table-row table:style-name="ro1">
          <table:table-cell office:value-type="string" calcext:value-type="string">
            <text:p>Palau</text:p>
          </table:table-cell>
          <table:table-cell/>
          <table:table-cell table:formula="of:=IFERROR(INDEX(value;MATCH([.A231];country;0);0);&quot;&quot;)" office:value-type="float" office:value="8" calcext:value-type="float">
            <text:p>8</text:p>
          </table:table-cell>
        </table:table-row>
        <table:table-row table:style-name="ro1">
          <table:table-cell office:value-type="string" calcext:value-type="string">
            <text:p>Marshall Islands</text:p>
          </table:table-cell>
          <table:table-cell/>
          <table:table-cell table:formula="of:=IFERROR(INDEX(value;MATCH([.A232];country;0);0);&quot;&quot;)" office:value-type="float" office:value="2" calcext:value-type="float">
            <text:p>2</text:p>
          </table:table-cell>
        </table:table-row>
        <table:table-row table:style-name="ro1">
          <table:table-cell office:value-type="string" calcext:value-type="string">
            <text:p>Saint Pierre and Miquelon</text:p>
          </table:table-cell>
          <table:table-cell/>
          <table:table-cell table:formula="of:=IFERROR(INDEX(value;MATCH([.A233];country;0);0);&quot;&quot;)">
            <text:p/>
          </table:table-cell>
        </table:table-row>
        <table:table-row table:style-name="ro1">
          <table:table-cell office:value-type="string" calcext:value-type="string">
            <text:p>Saint Helena</text:p>
          </table:table-cell>
          <table:table-cell/>
          <table:table-cell table:formula="of:=IFERROR(INDEX(value;MATCH([.A234];country;0);0);&quot;&quot;)">
            <text:p/>
          </table:table-cell>
        </table:table-row>
        <table:table-row table:style-name="ro1">
          <table:table-cell office:value-type="string" calcext:value-type="string">
            <text:p>San Marino</text:p>
          </table:table-cell>
          <table:table-cell/>
          <table:table-cell table:formula="of:=IFERROR(INDEX(value;MATCH([.A235];country;0);0);&quot;&quot;)" office:value-type="float" office:value="0" calcext:value-type="float">
            <text:p>0</text:p>
          </table:table-cell>
        </table:table-row>
        <table:table-row table:style-name="ro1">
          <table:table-cell office:value-type="string" calcext:value-type="string">
            <text:p>Turks and Caicos Islands</text:p>
          </table:table-cell>
          <table:table-cell/>
          <table:table-cell table:formula="of:=IFERROR(INDEX(value;MATCH([.A236];country;0);0);&quot;&quot;)" office:value-type="float" office:value="0" calcext:value-type="float">
            <text:p>0</text:p>
          </table:table-cell>
        </table:table-row>
        <table:table-row table:style-name="ro1">
          <table:table-cell office:value-type="string" calcext:value-type="string">
            <text:p>Western Sahara</text:p>
          </table:table-cell>
          <table:table-cell/>
          <table:table-cell table:formula="of:=IFERROR(INDEX(value;MATCH([.A237];country;0);0);&quot;&quot;)">
            <text:p/>
          </table:table-cell>
        </table:table-row>
        <table:table-row table:style-name="ro1">
          <table:table-cell office:value-type="string" calcext:value-type="string">
            <text:p>Serbia</text:p>
          </table:table-cell>
          <table:table-cell/>
          <table:table-cell table:formula="of:=IFERROR(INDEX(value;MATCH([.A238];country;0);0);&quot;&quot;)" office:value-type="float" office:value="3" calcext:value-type="float">
            <text:p>3</text:p>
          </table:table-cell>
        </table:table-row>
        <table:table-row table:style-name="ro1">
          <table:table-cell office:value-type="string" calcext:value-type="string">
            <text:p>Holy See (Vatican City)</text:p>
          </table:table-cell>
          <table:table-cell/>
          <table:table-cell table:formula="of:=IFERROR(INDEX(value;MATCH([.A239];country;0);0);&quot;&quot;)">
            <text:p/>
          </table:table-cell>
        </table:table-row>
        <table:table-row table:style-name="ro1">
          <table:table-cell office:value-type="string" calcext:value-type="string">
            <text:p>Svalbard</text:p>
          </table:table-cell>
          <table:table-cell/>
          <table:table-cell table:formula="of:=IFERROR(INDEX(value;MATCH([.A240];country;0);0);&quot;&quot;)">
            <text:p/>
          </table:table-cell>
        </table:table-row>
        <table:table-row table:style-name="ro1">
          <table:table-cell office:value-type="string" calcext:value-type="string">
            <text:p>Saint Martin</text:p>
          </table:table-cell>
          <table:table-cell/>
          <table:table-cell table:formula="of:=IFERROR(INDEX(value;MATCH([.A241];country;0);0);&quot;&quot;)">
            <text:p/>
          </table:table-cell>
        </table:table-row>
        <table:table-row table:style-name="ro1">
          <table:table-cell office:value-type="string" calcext:value-type="string">
            <text:p>Saint Barthelemy</text:p>
          </table:table-cell>
          <table:table-cell/>
          <table:table-cell table:formula="of:=IFERROR(INDEX(value;MATCH([.A242];country;0);0);&quot;&quot;)">
            <text:p/>
          </table:table-cell>
        </table:table-row>
        <table:table-row table:style-name="ro1">
          <table:table-cell office:value-type="string" calcext:value-type="string">
            <text:p>Guernsey</text:p>
          </table:table-cell>
          <table:table-cell/>
          <table:table-cell table:formula="of:=IFERROR(INDEX(value;MATCH([.A243];country;0);0);&quot;&quot;)">
            <text:p/>
          </table:table-cell>
        </table:table-row>
        <table:table-row table:style-name="ro1">
          <table:table-cell office:value-type="string" calcext:value-type="string">
            <text:p>Jersey</text:p>
          </table:table-cell>
          <table:table-cell/>
          <table:table-cell table:formula="of:=IFERROR(INDEX(value;MATCH([.A244];country;0);0);&quot;&quot;)">
            <text:p/>
          </table:table-cell>
        </table:table-row>
        <table:table-row table:style-name="ro1">
          <table:table-cell office:value-type="string" calcext:value-type="string">
            <text:p>South Georgia South Sandwich Islands</text:p>
          </table:table-cell>
          <table:table-cell/>
          <table:table-cell table:formula="of:=IFERROR(INDEX(value;MATCH([.A245];country;0);0);&quot;&quot;)">
            <text:p/>
          </table:table-cell>
        </table:table-row>
        <table:table-row table:style-name="ro1">
          <table:table-cell office:value-type="string" calcext:value-type="string">
            <text:p>Taiwan</text:p>
          </table:table-cell>
          <table:table-cell/>
          <table:table-cell table:formula="of:=IFERROR(INDEX(value;MATCH([.A246];country;0);0);&quot;&quot;)">
            <text:p/>
          </table:table-cell>
        </table:table-row>
      </table:table>
      <table:named-expressions>
        <table:named-range table:name="caountry" table:base-cell-address="$data.$A$216" table:cell-range-address="$data.$A$3:.$A$216"/>
        <table:named-range table:name="country" table:base-cell-address="$data.$A$216" table:cell-range-address="$data.$A$3:.$A$216"/>
        <table:named-range table:name="value" table:base-cell-address="$data.$R$3" table:cell-range-address="$data.$O$3:.$O$216"/>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12P0" style:volatile="true">
      <number:number number:decimal-places="2" number:min-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2P0"/>
    </number:currency-style>
    <number:number-style style:name="N113">
      <number:number number:decimal-places="6" number:min-decimal-places="6" number:min-integer-digits="1" number:grouping="true"/>
    </number:number-style>
    <number:number-style style:name="N114">
      <number:number number:decimal-places="6" number:min-decimal-places="6" number:min-integer-digits="1"/>
    </number:number-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20">00/00/0000</text:date>, <text:time style:data-style-name="N2" text:time-value="10:32:16.49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48.39</meta:creation-date>
    <meta:editing-duration>PT1H53M9S</meta:editing-duration>
    <meta:editing-cycles>9</meta:editing-cycles>
    <meta:generator>LibreOffice/7.0.3.1$Windows_X86_64 LibreOffice_project/d7547858d014d4cf69878db179d326fc3483e082</meta:generator>
    <dc:date>2022-04-20T11:02:29.712000000</dc:date>
    <meta:document-statistic meta:table-count="2" meta:cell-count="3519" meta:object-count="0"/>
    <meta:user-defined meta:name="Info 1"/>
    <meta:user-defined meta:name="Info 2"/>
    <meta:user-defined meta:name="Info 3"/>
    <meta:user-defined meta:name="Info 4"/>
  </office:meta>
</office:document-meta>
</file>